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FreeSans1" officeooo:rsid="001301e0" officeooo:paragraph-rsid="001301e0" style:font-name-complex="FreeSans1"/>
    </style:style>
    <style:style style:name="P2" style:family="paragraph" style:parent-style-name="Text_20_body">
      <style:paragraph-properties fo:text-align="end" style:justify-single-word="false" style:writing-mode="rl-tb"/>
      <style:text-properties style:font-name="FreeSans1" style:font-name-complex="FreeSans1"/>
    </style:style>
    <style:style style:name="P3" style:family="paragraph" style:parent-style-name="Text_20_body">
      <style:paragraph-properties fo:text-align="end" style:justify-single-word="false" style:writing-mode="rl-tb"/>
      <style:text-properties style:font-name="FreeSans1" officeooo:paragraph-rsid="004c91ee" style:font-name-complex="FreeSans1"/>
    </style:style>
    <style:style style:name="P4" style:family="paragraph" style:parent-style-name="Text_20_body">
      <style:paragraph-properties fo:text-align="end" style:justify-single-word="false" style:writing-mode="rl-tb"/>
      <style:text-properties style:font-name="FreeSans1" officeooo:rsid="0138b5f8" officeooo:paragraph-rsid="0138b5f8" style:font-name-complex="FreeSans1"/>
    </style:style>
    <style:style style:name="P5" style:family="paragraph" style:parent-style-name="Text_20_body">
      <style:paragraph-properties fo:text-align="end" style:justify-single-word="false" style:writing-mode="rl-tb"/>
      <style:text-properties officeooo:rsid="01324ee4" officeooo:paragraph-rsid="0133beda"/>
    </style:style>
    <style:style style:name="P6" style:family="paragraph" style:parent-style-name="Text_20_body">
      <style:paragraph-properties fo:text-align="end" style:justify-single-word="false" style:writing-mode="rl-tb"/>
      <style:text-properties officeooo:rsid="013780e2" officeooo:paragraph-rsid="0139e004"/>
    </style:style>
    <style:style style:name="P7" style:family="paragraph" style:parent-style-name="Text_20_body">
      <style:paragraph-properties fo:text-align="end" style:justify-single-word="false" style:writing-mode="rl-tb"/>
      <style:text-properties officeooo:rsid="013aa67e" officeooo:paragraph-rsid="013aa67e"/>
    </style:style>
    <style:style style:name="P8" style:family="paragraph" style:parent-style-name="Text_20_body">
      <style:paragraph-properties fo:text-align="end" style:justify-single-word="false" style:writing-mode="rl-tb"/>
      <style:text-properties officeooo:rsid="013bf663" officeooo:paragraph-rsid="013bf663"/>
    </style:style>
    <style:style style:name="P9" style:family="paragraph" style:parent-style-name="Text_20_body">
      <style:paragraph-properties fo:text-align="end" style:justify-single-word="false" style:writing-mode="rl-tb"/>
      <style:text-properties officeooo:rsid="013c3348" officeooo:paragraph-rsid="013c3348"/>
    </style:style>
    <style:style style:name="P10" style:family="paragraph" style:parent-style-name="Text_20_body">
      <style:paragraph-properties fo:text-align="end" style:justify-single-word="false" style:writing-mode="rl-tb"/>
      <style:text-properties officeooo:rsid="013ff468" officeooo:paragraph-rsid="01547aa1"/>
    </style:style>
    <style:style style:name="P11" style:family="paragraph" style:parent-style-name="Text_20_body">
      <style:paragraph-properties fo:text-align="end" style:justify-single-word="false" style:writing-mode="rl-tb"/>
      <style:text-properties officeooo:rsid="014918d0" officeooo:paragraph-rsid="014918d0"/>
    </style:style>
    <style:style style:name="P12" style:family="paragraph" style:parent-style-name="Text_20_body">
      <style:paragraph-properties fo:text-align="end" style:justify-single-word="false" style:writing-mode="rl-tb"/>
    </style:style>
    <style:style style:name="P13" style:family="paragraph" style:parent-style-name="Text_20_body">
      <style:paragraph-properties fo:text-align="end" style:justify-single-word="false" style:writing-mode="rl-tb"/>
      <style:text-properties officeooo:paragraph-rsid="018e926c"/>
    </style:style>
    <style:style style:name="P14" style:family="paragraph" style:parent-style-name="Text_20_body">
      <style:paragraph-properties fo:text-align="end" style:justify-single-word="false" style:writing-mode="rl-tb"/>
      <style:text-properties officeooo:rsid="013dde8f" officeooo:paragraph-rsid="01587943"/>
    </style:style>
    <style:style style:name="P15" style:family="paragraph" style:parent-style-name="Text_20_body">
      <style:paragraph-properties fo:text-align="end" style:justify-single-word="false" style:writing-mode="rl-tb"/>
      <style:text-properties officeooo:rsid="014d998f" officeooo:paragraph-rsid="0159c117"/>
    </style:style>
    <style:style style:name="P16" style:family="paragraph" style:parent-style-name="Text_20_body">
      <style:paragraph-properties fo:text-align="end" style:justify-single-word="false" style:writing-mode="rl-tb"/>
      <style:text-properties officeooo:rsid="015b61dc" officeooo:paragraph-rsid="015fb5a1"/>
    </style:style>
    <style:style style:name="P17" style:family="paragraph" style:parent-style-name="Text_20_body">
      <style:paragraph-properties fo:text-align="end" style:justify-single-word="false" style:writing-mode="rl-tb"/>
      <style:text-properties officeooo:rsid="015fb5a1" officeooo:paragraph-rsid="015fb5a1"/>
    </style:style>
    <style:style style:name="P18" style:family="paragraph" style:parent-style-name="Text_20_body">
      <style:paragraph-properties fo:text-align="end" style:justify-single-word="false" style:writing-mode="rl-tb"/>
      <style:text-properties officeooo:rsid="01629dc0" officeooo:paragraph-rsid="01629dc0"/>
    </style:style>
    <style:style style:name="P19" style:family="paragraph" style:parent-style-name="Text_20_body">
      <style:paragraph-properties fo:text-align="end" style:justify-single-word="false" style:writing-mode="rl-tb"/>
      <style:text-properties officeooo:rsid="0163f34d" officeooo:paragraph-rsid="0163f34d"/>
    </style:style>
    <style:style style:name="P20" style:family="paragraph" style:parent-style-name="Text_20_body">
      <style:paragraph-properties fo:text-align="end" style:justify-single-word="false" style:writing-mode="rl-tb"/>
      <style:text-properties officeooo:rsid="016595c4" officeooo:paragraph-rsid="016595c4"/>
    </style:style>
    <style:style style:name="P21" style:family="paragraph" style:parent-style-name="Text_20_body">
      <style:paragraph-properties fo:text-align="end" style:justify-single-word="false" style:writing-mode="rl-tb"/>
      <style:text-properties officeooo:rsid="0165a975" officeooo:paragraph-rsid="0165a975"/>
    </style:style>
    <style:style style:name="P22" style:family="paragraph" style:parent-style-name="Text_20_body">
      <style:paragraph-properties fo:text-align="end" style:justify-single-word="false" style:writing-mode="rl-tb"/>
      <style:text-properties officeooo:rsid="0165a975" officeooo:paragraph-rsid="01660038"/>
    </style:style>
    <style:style style:name="P23" style:family="paragraph" style:parent-style-name="Text_20_body">
      <style:paragraph-properties fo:text-align="end" style:justify-single-word="false" style:writing-mode="rl-tb"/>
      <style:text-properties officeooo:rsid="01660038" officeooo:paragraph-rsid="01660038"/>
    </style:style>
    <style:style style:name="P24" style:family="paragraph" style:parent-style-name="Text_20_body">
      <style:paragraph-properties fo:text-align="end" style:justify-single-word="false" style:writing-mode="rl-tb"/>
      <style:text-properties officeooo:rsid="0169112d" officeooo:paragraph-rsid="0169112d"/>
    </style:style>
    <style:style style:name="P25" style:family="paragraph" style:parent-style-name="Text_20_body">
      <style:paragraph-properties fo:text-align="end" style:justify-single-word="false" style:writing-mode="rl-tb"/>
      <style:text-properties officeooo:rsid="01695567" officeooo:paragraph-rsid="01695567"/>
    </style:style>
    <style:style style:name="P26" style:family="paragraph" style:parent-style-name="Text_20_body">
      <style:paragraph-properties fo:text-align="end" style:justify-single-word="false" style:writing-mode="rl-tb"/>
      <style:text-properties officeooo:rsid="0176982f" officeooo:paragraph-rsid="01778016"/>
    </style:style>
    <style:style style:name="P27" style:family="paragraph" style:parent-style-name="Text_20_body">
      <style:paragraph-properties fo:text-align="end" style:justify-single-word="false" style:writing-mode="rl-tb"/>
      <style:text-properties officeooo:rsid="017b6b3d" officeooo:paragraph-rsid="017b6b3d"/>
    </style:style>
    <style:style style:name="P28" style:family="paragraph" style:parent-style-name="Text_20_body">
      <style:paragraph-properties fo:text-align="end" style:justify-single-word="false" style:writing-mode="rl-tb"/>
      <style:text-properties officeooo:rsid="017f145b" officeooo:paragraph-rsid="017f145b"/>
    </style:style>
    <style:style style:name="P29" style:family="paragraph" style:parent-style-name="Text_20_body">
      <style:paragraph-properties fo:text-align="end" style:justify-single-word="false" style:writing-mode="rl-tb"/>
      <style:text-properties officeooo:rsid="017f973a" officeooo:paragraph-rsid="0180c9f6"/>
    </style:style>
    <style:style style:name="P30" style:family="paragraph" style:parent-style-name="Text_20_body">
      <style:paragraph-properties fo:text-align="end" style:justify-single-word="false" style:writing-mode="rl-tb"/>
      <style:text-properties officeooo:rsid="01829049" officeooo:paragraph-rsid="01829049"/>
    </style:style>
    <style:style style:name="P31" style:family="paragraph" style:parent-style-name="Text_20_body">
      <style:paragraph-properties fo:text-align="end" style:justify-single-word="false" style:writing-mode="rl-tb"/>
      <style:text-properties officeooo:rsid="01870058" officeooo:paragraph-rsid="0187f1ab"/>
    </style:style>
    <style:style style:name="P32" style:family="paragraph" style:parent-style-name="Text_20_body">
      <style:paragraph-properties fo:text-align="end" style:justify-single-word="false" style:writing-mode="rl-tb"/>
      <style:text-properties officeooo:rsid="01872423" officeooo:paragraph-rsid="01872423"/>
    </style:style>
    <style:style style:name="P33" style:family="paragraph" style:parent-style-name="Text_20_body">
      <style:paragraph-properties fo:text-align="end" style:justify-single-word="false" style:writing-mode="rl-tb"/>
      <style:text-properties officeooo:rsid="01895c57" officeooo:paragraph-rsid="01895c57"/>
    </style:style>
    <style:style style:name="P34" style:family="paragraph" style:parent-style-name="Text_20_body">
      <style:paragraph-properties fo:text-align="end" style:justify-single-word="false" style:writing-mode="rl-tb"/>
      <style:text-properties officeooo:rsid="016fddb6" officeooo:paragraph-rsid="018e926c"/>
    </style:style>
    <style:style style:name="P35" style:family="paragraph" style:parent-style-name="Heading_20_1">
      <style:paragraph-properties fo:text-align="end" style:justify-single-word="false" style:writing-mode="rl-tb"/>
      <style:text-properties style:font-name="FreeSans1" officeooo:rsid="001301e0" officeooo:paragraph-rsid="001301e0" style:font-name-complex="FreeSans1"/>
    </style:style>
    <style:style style:name="P36" style:family="paragraph" style:parent-style-name="Heading_20_1">
      <style:paragraph-properties fo:text-align="end" style:justify-single-word="false" fo:break-before="page" style:writing-mode="rl-tb"/>
    </style:style>
    <style:style style:name="P37" style:family="paragraph" style:parent-style-name="Heading_20_2">
      <style:paragraph-properties fo:text-align="end" style:justify-single-word="false" style:writing-mode="rl-tb"/>
      <style:text-properties style:font-name="FreeSans1" style:font-name-complex="FreeSans1"/>
    </style:style>
    <style:style style:name="P38" style:family="paragraph" style:parent-style-name="Heading_20_2">
      <style:paragraph-properties fo:text-align="end" style:justify-single-word="false" style:writing-mode="rl-tb"/>
    </style:style>
    <style:style style:name="P3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T1" style:family="text">
      <style:text-properties officeooo:rsid="004c91ee"/>
    </style:style>
    <style:style style:name="T2" style:family="text">
      <style:text-properties fo:font-size="10pt"/>
    </style:style>
    <style:style style:name="T3" style:family="text">
      <style:text-properties fo:font-size="10pt" officeooo:rsid="004c91ee"/>
    </style:style>
    <style:style style:name="T4" style:family="text">
      <style:text-properties style:font-name="FreeSans1" style:font-name-complex="FreeSans1"/>
    </style:style>
    <style:style style:name="T5" style:family="text">
      <style:text-properties style:font-name="FreeSans1" officeooo:rsid="01332e19" style:font-name-complex="FreeSans1"/>
    </style:style>
    <style:style style:name="T6" style:family="text">
      <style:text-properties style:font-name="FreeSans1" officeooo:rsid="0133beda" style:font-name-complex="FreeSans1"/>
    </style:style>
    <style:style style:name="T7" style:family="text">
      <style:text-properties officeooo:rsid="01321fb9"/>
    </style:style>
    <style:style style:name="T8" style:family="text">
      <style:text-properties officeooo:rsid="013fb198"/>
    </style:style>
    <style:style style:name="T9" style:family="text">
      <style:text-properties officeooo:rsid="0141357b"/>
    </style:style>
    <style:style style:name="T10" style:family="text">
      <style:text-properties officeooo:rsid="0142b1ee"/>
    </style:style>
    <style:style style:name="T11" style:family="text">
      <style:text-properties officeooo:rsid="01437363"/>
    </style:style>
    <style:style style:name="T12" style:family="text">
      <style:text-properties officeooo:rsid="0144f157"/>
    </style:style>
    <style:style style:name="T13" style:family="text">
      <style:text-properties officeooo:rsid="01462b01"/>
    </style:style>
    <style:style style:name="T14" style:family="text">
      <style:text-properties officeooo:rsid="014f8e70"/>
    </style:style>
    <style:style style:name="T15" style:family="text">
      <style:text-properties officeooo:rsid="0152d2d8"/>
    </style:style>
    <style:style style:name="T16" style:family="text">
      <style:text-properties officeooo:rsid="01546182"/>
    </style:style>
    <style:style style:name="T17" style:family="text">
      <style:text-properties officeooo:rsid="01547aa1"/>
    </style:style>
    <style:style style:name="T18" style:family="text">
      <style:text-properties officeooo:rsid="01587943"/>
    </style:style>
    <style:style style:name="T19" style:family="text">
      <style:text-properties officeooo:rsid="0159c117"/>
    </style:style>
    <style:style style:name="T20" style:family="text">
      <style:text-properties officeooo:rsid="015b61dc"/>
    </style:style>
    <style:style style:name="T21" style:family="text">
      <style:text-properties officeooo:rsid="015ccf85"/>
    </style:style>
    <style:style style:name="T22" style:family="text">
      <style:text-properties officeooo:rsid="015deff8"/>
    </style:style>
    <style:style style:name="T23" style:family="text">
      <style:text-properties officeooo:rsid="015e3549"/>
    </style:style>
    <style:style style:name="T24" style:family="text">
      <style:text-properties officeooo:rsid="015fb5a1"/>
    </style:style>
    <style:style style:name="T25" style:family="text">
      <style:text-properties officeooo:rsid="014918d0"/>
    </style:style>
    <style:style style:name="T26" style:family="text">
      <style:text-properties officeooo:rsid="016595c4"/>
    </style:style>
    <style:style style:name="T27" style:family="text">
      <style:text-properties officeooo:rsid="01660038"/>
    </style:style>
    <style:style style:name="T28" style:family="text">
      <style:text-properties officeooo:rsid="01706f95"/>
    </style:style>
    <style:style style:name="T29" style:family="text">
      <style:text-properties officeooo:rsid="0176b141"/>
    </style:style>
    <style:style style:name="T30" style:family="text">
      <style:text-properties officeooo:rsid="01778016"/>
    </style:style>
    <style:style style:name="T31" style:family="text">
      <style:text-properties officeooo:rsid="01798b27"/>
    </style:style>
    <style:style style:name="T32" style:family="text">
      <style:text-properties officeooo:rsid="0179ea55"/>
    </style:style>
    <style:style style:name="T33" style:family="text">
      <style:text-properties officeooo:rsid="017f073c"/>
    </style:style>
    <style:style style:name="T34" style:family="text">
      <style:text-properties officeooo:rsid="017f145b"/>
    </style:style>
    <style:style style:name="T35" style:family="text">
      <style:text-properties officeooo:rsid="0180c9f6"/>
    </style:style>
    <style:style style:name="T36" style:family="text">
      <style:text-properties officeooo:rsid="0187f1ab"/>
    </style:style>
    <style:style style:name="T37" style:family="text">
      <style:text-properties officeooo:rsid="01895c57"/>
    </style:style>
    <style:style style:name="T38" style:family="text">
      <style:text-properties officeooo:rsid="018c5783"/>
    </style:style>
    <style:style style:name="T39" style:family="text">
      <style:text-properties officeooo:rsid="018d9107"/>
    </style:style>
    <style:style style:name="T40" style:family="text">
      <style:text-properties officeooo:rsid="018da66a"/>
    </style:style>
    <style:style style:name="T41" style:family="text">
      <style:text-properties officeooo:rsid="018e320c"/>
    </style:style>
    <style:style style:name="T42" style:family="text">
      <style:text-properties officeooo:rsid="018e926c"/>
    </style:style>
    <style:style style:name="T4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iberation Sans1"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iberation Sans1" style:font-size-complex="10pt" style:font-style-complex="normal" style:font-weight-complex="normal" style:text-emphasize="none" style:font-relief="none" style:text-overline-style="none" style:text-overline-color="font-color"/>
    </style:style>
    <style:style style:name="gr1" style:family="graphic">
      <style:graphic-properties style:writing-mode="lr-tb"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style:writing-mode="lr-tb"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929in" fo:min-width="0.0043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925in" fo:min-width="0.0043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929in" fo:min-width="0.180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929in" fo:min-width="0.0035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929in" fo:min-width="0.1811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פתרון ממ"ן 1<text:span text:style-name="T7">6</text:span></text:p>
      <text:p text:style-name="P3"><text:span text:style-name="T1">עבור קורס מתמטיקה בדידה (</text:span><text:span text:style-name="T2">20476</text:span><text:span text:style-name="T3">)</text:span></text:p>
      <text:p text:style-name="P2"/>
      <text:h text:style-name="P35" text:outline-level="1">שאלה 1</text:h>
      <text:h text:style-name="P37" text:outline-level="2">סעיף א’</text:h>
      <text:p text:style-name="P5"><text:span text:style-name="T4">יהי עץ </text:span><text:span text:style-name="T4"><draw:g text:anchor-type="as-char" svg:y="-0.1228in" draw:z-index="0" draw:name="Shape1" draw:style-name="gr1"><svg:title>TexMaths</svg:title><svg:desc>12§display§T = (V, E)§svg§600§FALSE§</svg:desc><draw:g draw:style-name="gr2"><draw:path draw:style-name="gr3" draw:text-style-name="P39" svg:width="0.7748in" svg:height="0.1472in" svg:x="0.0039in" svg:y="0.0079in" svg:viewBox="0 0 1969 375" svg:d="M985 375c-329 0-656 0-985 0 0-125 0-250 0-375 656 0 1313 0 1969 0 0 125 0 250 0 375-327 0-656 0-984 0z"><text:p/></draw:path><draw:path draw:style-name="gr4" draw:text-style-name="P40" svg:width="0.1122in" svg:height="0.1114in" svg:x="-0.0004in" svg:y="0.0114in" svg:viewBox="0 0 286 284" svg:d="M286 5c0-5-4-5-11-5-78 0-156 0-234 0-10 0-11 0-13 8-9 26-17 50-26 75-1 1-1 4-2 7 0 2 1 5 5 5 3 0 5-3 7-9 23-66 34-73 96-73 6 0 11 0 17 0 11 0 11 1 11 5 0 2-2 8-2 10-19 74-37 148-56 222-4 16-5 21-50 21-15 0-18 0-18 8 0 5 4 5 7 5 12 0 24-1 35-1 12 0 24 0 36 0s22 0 34 0 26 1 38 1c3 0 8 0 8-8 0-5-2-5-13-5s-17 0-28-1c-12-2-15-3-15-10 0-2 0-2 1-8 19-74 37-148 56-222 4-12 5-14 10-16 3-1 18-1 26-1 43 0 63 1 63 35 0 6-3 23-4 33 0 2-1 6-1 9 0 2 1 5 5 5s6-4 6-10c3-24 8-49 12-73 0-1 0-6 0-7z"><text:p/></draw:path><draw:path draw:style-name="gr4" draw:text-style-name="P40" svg:width="0.1098in" svg:height="0.0382in" svg:x="0.1724in" svg:y="0.0638in" svg:viewBox="0 0 280 98" svg:d="M280 8c0-4-4-8-9-8-87 0-175 0-263 0-4 0-8 4-8 8 0 5 4 9 8 9 88 0 176 0 263 0 5 0 9-4 9-9zM280 90c0-5-4-9-9-9-87 0-175 0-263 0-4 0-8 4-8 9s4 8 8 8c88 0 176 0 263 0 5 0 9-3 9-8z"><text:p/></draw:path><draw:path draw:style-name="gr4" draw:text-style-name="P40" svg:width="0.0378in" svg:height="0.1642in" svg:x="0.3547in" svg:y="-0.0004in" svg:viewBox="0 0 97 418" svg:d="M97 413c0-1 0-2-1-3-44-33-73-116-73-184 0-10 0-22 0-34 0-67 29-151 73-184 1-1 1-2 1-3 0-3-1-5-3-5s-2 1-3 1c-47 35-91 119-91 191 0 12 0 24 0 34 0 72 44 156 91 191 1 0 1 1 3 1s3-2 3-5z"><text:p/></draw:path><draw:path draw:style-name="gr4" draw:text-style-name="P40" svg:width="0.1177in" svg:height="0.1157in" svg:x="0.4114in" svg:y="0.0102in" svg:viewBox="0 0 300 295" svg:d="M300 5c0-4-1-5-5-5-11 0-23 1-35 1-14 0-27-1-42-1-2 0-7 0-7 8 0 5 4 5 6 5 12 1 19 5 19 13s-3 11-6 17c-43 68-86 137-129 204-10-73-19-148-29-222 0-7 11-12 30-12 6 0 10 0 10-8 0-4-3-5-5-5-18 0-36 1-53 1-7 0-16 0-23 0-8 0-15-1-23-1-3 0-8 0-8 8 0 5 4 5 11 5 23 0 24 4 25 15 11 86 23 172 34 257 1 9 2 10 8 10s8-1 11-7c50-80 102-160 152-240 21-32 39-34 54-35 5 0 4-6 5-8z"><text:p/></draw:path><draw:path draw:style-name="gr4" draw:text-style-name="P40" svg:width="0.0193in" svg:height="0.0488in" svg:x="0.5484in" svg:y="0.1055in" svg:viewBox="0 0 50 125" svg:d="M50 43c0-27-10-43-27-43-13 0-23 10-23 22s10 22 23 22c5 0 11-2 14-6 1-1 1-1 3-1 0 3 1 0 1 6 0 31-15 56-29 71-5 5-5 6-5 7 0 2 3 4 5 4 4 0 38-33 38-82z"><text:p/></draw:path><draw:path draw:style-name="gr4" draw:text-style-name="P40" svg:width="0.1197in" svg:height="0.1118in" svg:x="0.6146in" svg:y="0.0106in" svg:viewBox="0 0 305 285" svg:d="M305 12c1-12 0-12-11-12-71 0-142 0-212 0-9 0-14 0-14 8 0 5 4 5 12 5 16 0 28 0 28 7 0 3 0 3-2 11-18 73-38 147-56 221-4 16-6 20-38 20-7 0-12 0-12 8 0 5 4 5 12 5 73 0 145 0 218 0 10 0 10-1 14-7 13-30 25-60 38-90 1-2 1-5 2-6-1-2 0-5-4-5s-5 3-6 5c-28 61-44 90-116 90-20 0-40 0-61 0-6 0-7 0-9 0-4-1-5-1-5-5 0-1 0-2 1-9 10-38 19-76 29-114 14 0 27 0 42 0 36 0 36 8 36 19 0 4 0 8-4 20 0 3-1 4-1 5 0 2 2 5 6 5s5-3 6-9c8-33 16-65 24-98 0-2-2-5-5-5s-5 3-6 8c-8 32-17 42-55 42-13 0-26 0-40 0 9-34 17-68 26-101 3-16 4-17 22-17 21 0 40 0 60 0 52 0 64 12 64 47 0 9 0 11-1 23 0 2-1 4-1 7 0 2 1 5 4 5 5 0 6-3 6-11 3-24 6-48 9-72z"><text:p/></draw:path><draw:path draw:style-name="gr4" draw:text-style-name="P40" svg:width="0.0378in" svg:height="0.1642in" svg:x="0.7492in" svg:y="-0.0004in" svg:viewBox="0 0 97 418" svg:d="M97 226c0-10 0-22 0-34 0-72-44-156-91-191-1 0-1-1-2-1-3 0-4 2-4 5 0 1 0 2 1 3 45 33 73 117 73 184 0 12 0 24 0 34 0 68-28 151-73 184-1 1-1 2-1 3 0 3 1 5 4 5 1 0 1-1 2-1 47-35 91-119 91-191z"><text:p/></draw:path></draw:g></draw:g></text:span><text:span text:style-name="T4"><text:s/></text:span><text:span text:style-name="T5">על </text:span><text:span text:style-name="T5"><draw:g text:anchor-type="as-char" svg:y="-0.072in" draw:z-index="1" draw:name="Shape2" draw:style-name="gr1"><svg:title>TexMaths</svg:title><svg:desc>12§display§n§svg§600§FALSE§</svg:desc><draw:g draw:style-name="gr2"><draw:path draw:style-name="gr3" draw:text-style-name="P39" svg:width="0.0772in" svg:height="0.0567in" svg:x="0.0031in" svg:y="0.0083in" svg:viewBox="0 0 197 145" svg:d="M0 0c65 0 131 0 197 0 0 48 0 97 0 145-66 0-132 0-197 0 0-48 0-97 0-145z"><text:p/></draw:path><draw:path draw:style-name="gr4" draw:text-style-name="P40" svg:width="0.0894in" svg:height="0.074in" svg:x="-0.0004in" svg:y="0in" svg:viewBox="0 0 228 189" svg:d="M228 124c0-4-4-4-5-4-5 0-5 1-6 7-8 29-23 52-43 52-8 0-11-3-11-13 0-11 5-21 8-30 7-22 26-67 26-92 0-27-19-44-49-44-37 0-58 26-65 36-2-23-19-36-38-36-20 0-28 17-32 24-7 14-13 39-13 41 0 4 4 2 5 4 5 0 5 0 7-10 7-30 16-49 31-49 9 0 14 4 14 19 0 8-2 13-8 35-8 31-15 63-24 96-1 6-3 16-3 18 0 7 6 11 12 11 5 0 12-4 15-12 3-11 5-21 8-32 2-12 6-24 9-37 3-9 5-17 8-26 1-7 3-15 6-22 6-13 27-50 67-50 19 0 23 15 23 28 0 27-21 79-28 97-3 9-5 15-5 19 0 20 16 35 35 35 40 0 56-62 56-65z"><text:p/></draw:path></draw:g></draw:g></text:span><text:span text:style-name="T5"><text:s/>צמתים שבו יש בדיוק 3 עלים. נתון ש־</text:span><text:span text:style-name="T5"><draw:g text:anchor-type="as-char" svg:y="-0.1098in" draw:z-index="2" draw:name="Shape3" draw:style-name="gr1"><svg:title>TexMaths</svg:title><svg:desc>12§display§n \ge 5§svg§600§FALSE§</svg:desc><draw:g draw:style-name="gr2"><draw:path draw:style-name="gr3" draw:text-style-name="P39" svg:width="0.3776in" svg:height="0.1122in" svg:x="0.0031in" svg:y="0.0087in" svg:viewBox="0 0 960 286" svg:d="M0 0c320 0 640 0 960 0 0 95 0 191 0 286-320 0-640 0-960 0 0-95 0-191 0-286z"><text:p/></draw:path><draw:path draw:style-name="gr4" draw:text-style-name="P40" svg:width="0.0894in" svg:height="0.0744in" svg:x="-0.0004in" svg:y="0.0362in" svg:viewBox="0 0 228 190" svg:d="M228 126c0-4-3-4-5-4-3 0-3 2-6 8-8 28-22 50-43 50-7 0-9-4-9-13 0-10 3-19 7-29 8-23 25-68 25-92 0-29-18-46-48-46-38 0-59 28-66 37-1-24-19-37-39-37-19 0-27 17-31 24-7 14-13 40-13 41 0 5 4 2 5 5 5 0 5 0 7-10 7-30 16-50 31-50 9 0 13 6 13 19 0 9-1 14-7 36-8 32-15 65-24 97-1 5-3 14-3 17 0 7 6 11 12 11 4 0 12-4 15-12 3-10 5-20 9-30 2-14 6-26 8-38 2-9 5-19 7-28 3-8 4-15 6-21 6-13 29-51 69-51 19 0 23 15 23 30 0 25-21 79-28 97-4 9-4 15-4 19 0 19 15 34 34 34 40 0 55-60 55-64z"><text:p/></draw:path><draw:path draw:style-name="gr4" draw:text-style-name="P40" svg:width="0.1035in" svg:height="0.1232in" svg:x="0.1528in" svg:y="0.0059in" svg:viewBox="0 0 264 314" svg:d="M258 132c7-3 7-13 0-17-82-37-164-76-245-114-11-5-18 11-8 16 77 36 154 70 231 106-77 38-154 74-231 110-10 4-3 20 8 15 81-38 163-77 245-116zM264 306c0-5-4-9-9-9-81 0-163 0-246 0-5 0-8 4-8 9s3 8 8 8c83 0 165 0 246 0 5 0 9-3 9-8z"><text:p/></draw:path><draw:path draw:style-name="gr4" draw:text-style-name="P40" svg:width="0.0657in" svg:height="0.113in" svg:x="0.3236in" svg:y="0in" svg:viewBox="0 0 168 288" svg:d="M168 194c0-49-35-91-80-91-21 0-39 7-53 22 0-28 0-55 0-82 8 3 21 5 36 5 52 0 80-38 80-43 0-3-1-5-3-5-1 0-1 0-4 1-8 4-29 12-58 12-16 0-36-2-55-12-3-1-3-1-6-1s-3 4-3 11c0 41 0 81 0 123 0 9 0 12 6 12 2 0 3-1 4-4 5-6 21-29 56-29 21 0 32 19 35 26 7 16 8 31 8 52 0 15 0 41-11 57-9 17-25 28-44 28-32 0-56-22-63-47 1 0 3 1 7 1 15 0 22-9 22-20 0-10-7-22-22-22-6 0-20 4-20 23 0 36 29 77 77 77s91-41 91-94z"><text:p/></draw:path></draw:g></draw:g></text:span><text:span text:style-name="T5">. </text:span><text:span text:style-name="T6">נוכיח שב־</text:span><text:span text:style-name="T6"><draw:g text:anchor-type="as-char" svg:y="-0.111in" draw:z-index="3" draw:name="Shape4" draw:style-name="gr1"><svg:title>TexMaths</svg:title><svg:desc>12§display§T§svg§600§FALSE§</svg:desc><draw:g draw:style-name="gr2"><draw:path draw:style-name="gr3" draw:text-style-name="P39" svg:width="0.098in" svg:height="0.0937in" svg:x="0.0043in" svg:y="0.0083in" svg:viewBox="0 0 250 239" svg:d="M0 0c84 0 166 0 250 0 0 80 0 159 0 239-84 0-166 0-250 0 0-80 0-159 0-239z"><text:p/></draw:path><draw:path draw:style-name="gr4" draw:text-style-name="P40" svg:width="0.111in" svg:height="0.1106in" svg:x="-0.0004in" svg:y="0in" svg:viewBox="0 0 283 282" svg:d="M283 5c0-5-4-5-11-5-76 0-154 0-230 0-11 0-11 0-15 8-8 25-16 49-25 74-1 3-1 5-2 8 0 2 2 4 6 4s4-2 7-9c22-65 32-72 94-72 5 0 11 0 17 0 12 0 12 1 12 5 0 2-1 7-2 8-19 74-38 148-56 222-4 16-5 21-49 21-16 0-18 0-18 8 0 5 5 5 7 5 11 0 23-1 35-1 10 0 22 0 34 0 11 0 23 0 35 0 13 0 25 1 36 1 3 0 9 0 9-9 0-4-3-4-14-4-10 0-16 0-26-2-12-1-16-2-16-8 0-3 0-2 2-9 18-73 36-147 54-220 4-12 5-14 10-16 3-1 18-1 26-1 43 0 61 1 61 35 0 6-1 21-4 33 0 1-1 6-1 7 0 3 1 6 6 6 4 0 5-3 6-9 4-25 7-49 11-73 1-2 1-6 1-7z"><text:p/></draw:path></draw:g></draw:g></text:span><text:span text:style-name="T6"> ישנו בדיוק צומת בודד בעל דרגה 3.</text:span></text:p>
      <text:p text:style-name="P6"><text:span text:style-name="T4">נוכיח תחילה שלא יכול להיות בעץ </text:span><text:span text:style-name="T4"><draw:g text:anchor-type="as-char" svg:y="-0.111in" draw:z-index="4" draw:name="Shape5" draw:style-name="gr1"><svg:title>TexMaths</svg:title><svg:desc>12§display§T§svg§600§FALSE§</svg:desc><draw:g draw:style-name="gr2"><draw:path draw:style-name="gr3" draw:text-style-name="P39" svg:width="0.098in" svg:height="0.0937in" svg:x="0.0043in" svg:y="0.0083in" svg:viewBox="0 0 250 239" svg:d="M0 0c84 0 166 0 250 0 0 80 0 159 0 239-84 0-166 0-250 0 0-80 0-159 0-239z"><text:p/></draw:path><draw:path draw:style-name="gr4" draw:text-style-name="P40" svg:width="0.111in" svg:height="0.1106in" svg:x="-0.0004in" svg:y="0in" svg:viewBox="0 0 283 282" svg:d="M283 5c0-5-4-5-11-5-76 0-154 0-230 0-11 0-11 0-15 8-8 25-16 49-25 74-1 3-1 5-2 8 0 2 2 4 6 4s4-2 7-9c22-65 32-72 94-72 5 0 11 0 17 0 12 0 12 1 12 5 0 2-1 7-2 8-19 74-38 148-56 222-4 16-5 21-49 21-16 0-18 0-18 8 0 5 5 5 7 5 11 0 23-1 35-1 10 0 22 0 34 0 11 0 23 0 35 0 13 0 25 1 36 1 3 0 9 0 9-9 0-4-3-4-14-4-10 0-16 0-26-2-12-1-16-2-16-8 0-3 0-2 2-9 18-73 36-147 54-220 4-12 5-14 10-16 3-1 18-1 26-1 43 0 61 1 61 35 0 6-1 21-4 33 0 1-1 6-1 7 0 3 1 6 6 6 4 0 5-3 6-9 4-25 7-49 11-73 1-2 1-6 1-7z"><text:p/></draw:path></draw:g></draw:g></text:span><text:span text:style-name="T4"><text:s/>צומת שדרגתו יותר מ־3. נניח כי ישנו צומת כזה </text:span><text:span text:style-name="T4"><draw:g text:anchor-type="as-char" svg:y="-0.0728in" draw:z-index="7" draw:name="Shape6" draw:style-name="gr1"><svg:title>TexMaths</svg:title><svg:desc>12§display§v_1§svg§600§FALSE§</svg:desc><draw:g draw:style-name="gr2"><draw:path draw:style-name="gr3" draw:text-style-name="P39" svg:width="0.1173in" svg:height="0.0965in" svg:x="0.0031in" svg:y="0.0079in" svg:viewBox="0 0 299 246" svg:d="M150 246c-50 0-100 0-150 0 0-82 0-164 0-246 100 0 199 0 299 0 0 82 0 164 0 246-49 0-100 0-149 0z"><text:p/></draw:path><draw:path draw:style-name="gr4" draw:text-style-name="P40" svg:width="0.0724in" svg:height="0.074in" svg:x="-0.0004in" svg:y="-0.0004in" svg:viewBox="0 0 185 189" svg:d="M185 30c0-23-11-30-18-30-11 0-22 11-22 20 0 6 3 9 7 14 9 8 15 19 15 33 0 18-25 113-75 113-21 0-31-15-31-35 0-24 11-54 24-90 3-6 5-12 5-20 0-19-13-35-34-35-39 0-56 61-56 65 0 5 4 2 6 5 4 0 4-2 6-9 12-42 30-51 42-51 4 0 11 0 11 13 0 11-4 21-7 30-18 48-24 67-24 86 0 43 37 50 56 50 71 0 95-137 95-159z"><text:p/></draw:path><draw:path draw:style-name="gr4" draw:text-style-name="P40" svg:width="0.0417in" svg:height="0.076in" svg:x="0.0874in" svg:y="0.0366in" svg:viewBox="0 0 107 194" svg:d="M107 194c0-3 0-7 0-11-4 0-7 0-11 0-30 0-30-3-30-13 0-54 0-108 0-162 0-8 0-8-8-8-20 18-46 19-58 19 0 4 0 6 0 10 7 0 26 0 42-9 0 51 0 101 0 150 0 10 0 13-29 13-3 0-8 0-12 0 0 4 0 8 0 11 18 0 35 0 53-1 17 1 35 1 53 1z"><text:p/></draw:path></draw:g></draw:g></text:span><text:span text:style-name="T4">. עץ הוא גרף קשיר, לכן ישנו מסלול מהצומת </text:span><text:span text:style-name="T4"><draw:g text:anchor-type="as-char" svg:y="-0.0728in" draw:z-index="5" draw:name="Shape7" draw:style-name="gr1"><svg:title>TexMaths</svg:title><svg:desc>12§display§e_1§svg§600§FALSE§</svg:desc><draw:g draw:style-name="gr2"><draw:path draw:style-name="gr3" draw:text-style-name="P39" svg:width="0.1134in" svg:height="0.0957in" svg:x="0.0004in" svg:y="0.0083in" svg:viewBox="0 0 289 244" svg:d="M0 0c97 0 193 0 289 0 0 82 0 163 0 244-96 0-192 0-289 0 0-81 0-162 0-244z"><text:p/></draw:path><draw:path draw:style-name="gr4" draw:text-style-name="P40" svg:width="0.063in" svg:height="0.0736in" svg:x="-0.0004in" svg:y="0in" svg:viewBox="0 0 161 188" svg:d="M161 140c0-2-3-5-6-5-1 0-2 0-4 4-34 41-79 41-84 41-34 0-37-35-37-48 0-5 1-18 7-43 7 0 14 0 22 0 13 0 44-2 64-10 30-13 31-37 31-43 0-19-15-36-44-36-47 0-110 41-110 114 0 42 25 74 66 74 60 0 95-43 95-48zM141 36c0 43-67 43-85 43-6 0-11 0-17 0 17-63 60-69 71-69 19 0 31 12 31 26z"><text:p/></draw:path><draw:path draw:style-name="gr4" draw:text-style-name="P40" svg:width="0.0413in" svg:height="0.076in" svg:x="0.0811in" svg:y="0.0366in" svg:viewBox="0 0 106 194" svg:d="M106 194c0-3 0-7 0-11-3 0-7 0-10 0-30 0-30-3-30-13 0-54 0-108 0-162 0-7 0-8-9-8-19 19-45 19-57 19 0 4 0 7 0 11 7 0 26 0 42-8 0 49 0 99 0 148 0 10 0 13-29 13-3 0-7 0-11 0 0 4 0 8 0 11 17 0 35 0 52-1 17 1 35 1 52 1z"><text:p/></draw:path></draw:g></draw:g></text:span><text:span text:style-name="T4"><text:s/>לכל אחד מהעלים. אנו יודעים שעץ הוא גרף ללא מעגלים, לכן כל קשת מ־</text:span><text:span text:style-name="T4"><draw:g text:anchor-type="as-char" svg:y="-0.0728in" draw:z-index="9" draw:name="Shape8" draw:style-name="gr1"><svg:title>TexMaths</svg:title><svg:desc>12§display§v_1§svg§600§FALSE§</svg:desc><draw:g draw:style-name="gr2"><draw:path draw:style-name="gr3" draw:text-style-name="P39" svg:width="0.1173in" svg:height="0.0965in" svg:x="0.0031in" svg:y="0.0079in" svg:viewBox="0 0 299 246" svg:d="M150 246c-50 0-100 0-150 0 0-82 0-164 0-246 100 0 199 0 299 0 0 82 0 164 0 246-49 0-100 0-149 0z"><text:p/></draw:path><draw:path draw:style-name="gr4" draw:text-style-name="P40" svg:width="0.0724in" svg:height="0.074in" svg:x="-0.0004in" svg:y="-0.0004in" svg:viewBox="0 0 185 189" svg:d="M185 30c0-23-11-30-18-30-11 0-22 11-22 20 0 6 3 9 7 14 9 8 15 19 15 33 0 18-25 113-75 113-21 0-31-15-31-35 0-24 11-54 24-90 3-6 5-12 5-20 0-19-13-35-34-35-39 0-56 61-56 65 0 5 4 2 6 5 4 0 4-2 6-9 12-42 30-51 42-51 4 0 11 0 11 13 0 11-4 21-7 30-18 48-24 67-24 86 0 43 37 50 56 50 71 0 95-137 95-159z"><text:p/></draw:path><draw:path draw:style-name="gr4" draw:text-style-name="P40" svg:width="0.0417in" svg:height="0.076in" svg:x="0.0874in" svg:y="0.0366in" svg:viewBox="0 0 107 194" svg:d="M107 194c0-3 0-7 0-11-4 0-7 0-11 0-30 0-30-3-30-13 0-54 0-108 0-162 0-8 0-8-8-8-20 18-46 19-58 19 0 4 0 6 0 10 7 0 26 0 42-9 0 51 0 101 0 150 0 10 0 13-29 13-3 0-8 0-12 0 0 4 0 8 0 11 18 0 35 0 53-1 17 1 35 1 53 1z"><text:p/></draw:path></draw:g></draw:g></text:span><text:span text:style-name="T4"> בהכרח מובילה ללכל הפחות עלה בודד. ל־</text:span><text:span text:style-name="T4"><draw:g text:anchor-type="as-char" svg:y="-0.0728in" draw:z-index="8" draw:name="Shape9" draw:style-name="gr1"><svg:title>TexMaths</svg:title><svg:desc>12§display§v_1§svg§600§FALSE§</svg:desc><draw:g draw:style-name="gr2"><draw:path draw:style-name="gr3" draw:text-style-name="P39" svg:width="0.1173in" svg:height="0.0965in" svg:x="0.0031in" svg:y="0.0079in" svg:viewBox="0 0 299 246" svg:d="M150 246c-50 0-100 0-150 0 0-82 0-164 0-246 100 0 199 0 299 0 0 82 0 164 0 246-49 0-100 0-149 0z"><text:p/></draw:path><draw:path draw:style-name="gr4" draw:text-style-name="P40" svg:width="0.0724in" svg:height="0.074in" svg:x="-0.0004in" svg:y="-0.0004in" svg:viewBox="0 0 185 189" svg:d="M185 30c0-23-11-30-18-30-11 0-22 11-22 20 0 6 3 9 7 14 9 8 15 19 15 33 0 18-25 113-75 113-21 0-31-15-31-35 0-24 11-54 24-90 3-6 5-12 5-20 0-19-13-35-34-35-39 0-56 61-56 65 0 5 4 2 6 5 4 0 4-2 6-9 12-42 30-51 42-51 4 0 11 0 11 13 0 11-4 21-7 30-18 48-24 67-24 86 0 43 37 50 56 50 71 0 95-137 95-159z"><text:p/></draw:path><draw:path draw:style-name="gr4" draw:text-style-name="P40" svg:width="0.0417in" svg:height="0.076in" svg:x="0.0874in" svg:y="0.0366in" svg:viewBox="0 0 107 194" svg:d="M107 194c0-3 0-7 0-11-4 0-7 0-11 0-30 0-30-3-30-13 0-54 0-108 0-162 0-8 0-8-8-8-20 18-46 19-58 19 0 4 0 6 0 10 7 0 26 0 42-9 0 51 0 101 0 150 0 10 0 13-29 13-3 0-8 0-12 0 0 4 0 8 0 11 18 0 35 0 53-1 17 1 35 1 53 1z"><text:p/></draw:path></draw:g></draw:g></text:span><text:span text:style-name="T4"> יותר משלוש קשתות המובילות אליו, ולכן ישנם גם יותר משלושה מסלולים כאלה, אך ישנם רק שלושה עלים ולכן רק שלושה מסלולים, וזוהי סתירה, לכן אין בעץ </text:span><text:span text:style-name="T4"><draw:g text:anchor-type="as-char" svg:y="-0.111in" draw:z-index="6" draw:name="Shape10" draw:style-name="gr1"><svg:title>TexMaths</svg:title><svg:desc>12§display§T§svg§600§FALSE§</svg:desc><draw:g draw:style-name="gr2"><draw:path draw:style-name="gr3" draw:text-style-name="P39" svg:width="0.098in" svg:height="0.0937in" svg:x="0.0043in" svg:y="0.0083in" svg:viewBox="0 0 250 239" svg:d="M0 0c84 0 166 0 250 0 0 80 0 159 0 239-84 0-166 0-250 0 0-80 0-159 0-239z"><text:p/></draw:path><draw:path draw:style-name="gr4" draw:text-style-name="P40" svg:width="0.111in" svg:height="0.1106in" svg:x="-0.0004in" svg:y="0in" svg:viewBox="0 0 283 282" svg:d="M283 5c0-5-4-5-11-5-76 0-154 0-230 0-11 0-11 0-15 8-8 25-16 49-25 74-1 3-1 5-2 8 0 2 2 4 6 4s4-2 7-9c22-65 32-72 94-72 5 0 11 0 17 0 12 0 12 1 12 5 0 2-1 7-2 8-19 74-38 148-56 222-4 16-5 21-49 21-16 0-18 0-18 8 0 5 5 5 7 5 11 0 23-1 35-1 10 0 22 0 34 0 11 0 23 0 35 0 13 0 25 1 36 1 3 0 9 0 9-9 0-4-3-4-14-4-10 0-16 0-26-2-12-1-16-2-16-8 0-3 0-2 2-9 18-73 36-147 54-220 4-12 5-14 10-16 3-1 18-1 26-1 43 0 61 1 61 35 0 6-1 21-4 33 0 1-1 6-1 7 0 3 1 6 6 6 4 0 5-3 6-9 4-25 7-49 11-73 1-2 1-6 1-7z"><text:p/></draw:path></draw:g></draw:g></text:span><text:span text:style-name="T4"><text:s/>צומת בעל דרגה מעל 3.</text:span></text:p>
      <text:p text:style-name="P4">נניח עתה כי לא קיים צומת בעל הדרגה 3 בעץ. אם לא קיים ולו צומת אחד כזה, כל צמתי העץ הם בדרגה 2 או עלים. כל צומת בדרגה 2 מוביל לשני תת־עצים בדיוק, אך כל תת־עץ יכול להיות רק עלה או תת־עץ כזה בדיוק. במילים אחרות, העץ במקרה זה ניתן לתיאור כמסלול בודד, ולו רק שני עלים, בשני קצותוו. במקרה זה לא יכולים להיות שלושה עלים לעץ, אך ידוע כי יש שלושה עלים, וזוהי כמובן סתירה.</text:p>
      <text:p text:style-name="P4">ראינו כי לעץ לא יכול להיות צומת בעל דרגה יותר מ־3, או פחות מ־3, לכן לעץ יש צומת בדרגה בדיוק 3.</text:p>
      <text:h text:style-name="P38" text:outline-level="2">סעיף ב’</text:h>
      <text:p text:style-name="P7">נוכיח כי עבור כל <draw:g text:anchor-type="as-char" svg:y="-0.1134in" draw:z-index="10" draw:name="Shape11" draw:style-name="gr1"><svg:title>TexMaths</svg:title><svg:desc>12§display§v \in V§svg§600§FALSE§</svg:desc><draw:g draw:style-name="gr2"><draw:path draw:style-name="gr3" draw:text-style-name="P39" svg:width="0.3953in" svg:height="0.1028in" svg:x="0.0031in" svg:y="0.0075in" svg:viewBox="0 0 1005 262" svg:d="M503 262c-168 0-335 0-503 0 0-88 0-174 0-262 335 0 670 0 1005 0 0 88 0 174 0 262-167 0-335 0-502 0z"><text:p/></draw:path><draw:path draw:style-name="gr4" draw:text-style-name="P40" svg:width="0.0728in" svg:height="0.0744in" svg:x="-0.0004in" svg:y="0.0398in" svg:viewBox="0 0 186 190" svg:d="M186 29c0-23-12-29-19-29-11 0-21 11-21 20 0 5 3 8 8 12 8 9 13 20 13 35 0 18-25 113-75 113-21 0-31-13-31-36s11-54 24-89c4-7 6-13 6-21 0-18-14-34-35-34-39 0-56 61-56 65 0 3 4 2 6 3 4 0 4 0 6-7 12-43 31-53 43-53 4 0 10 0 10 15 0 9-4 21-6 29-19 49-25 68-25 86 0 45 37 52 57 52 71 0 95-138 95-161z"><text:p/></draw:path><draw:path draw:style-name="gr4" draw:text-style-name="P40" svg:width="0.0839in" svg:height="0.0965in" svg:x="0.1366in" svg:y="0.022in" svg:viewBox="0 0 214 246" svg:d="M214 238c0-5-4-9-9-9-27 0-54 0-81 0-56 0-102-43-106-97 62 0 125 0 187 0 12 0 12-17 0-17-62 0-125 0-187 0 4-55 50-98 106-98 27 0 54 0 81 0 5 0 9-4 9-9 0-4-4-8-9-8-27 0-54 0-81 0-69 0-124 55-124 124 0 67 55 122 124 122 27 0 54 0 81 0 5 0 9-3 9-8z"><text:p/></draw:path><draw:path draw:style-name="gr4" draw:text-style-name="P40" svg:width="0.1181in" svg:height="0.1161in" svg:x="0.2886in" svg:y="0in" svg:viewBox="0 0 301 296" svg:d="M301 5c0-3-2-5-6-5-11 0-23 1-35 1-13 0-27-1-40-1-3 0-9 0-9 8 0 5 4 5 7 5 11 1 20 5 20 15 0 6-5 10-8 15-43 69-85 136-128 204-10-73-19-147-29-221 0-7 10-13 29-13 6 0 11 0 11-8 0-4-4-5-6-5-17 0-35 1-53 1-7 0-16 0-23 0s-15-1-23-1c-2 0-8 0-8 8 0 5 5 5 11 5 24 0 24 4 25 15 11 86 23 171 34 258 1 8 2 10 8 10 7 0 8-2 12-8 50-80 101-159 151-240 21-32 39-34 54-35 5 0 4-6 6-8z"><text:p/></draw:path></draw:g></draw:g>, אם <draw:g text:anchor-type="as-char" svg:y="-0.1244in" draw:z-index="11" draw:name="Shape12" draw:style-name="gr1"><svg:title>TexMaths</svg:title><svg:desc>12§display§\deg_T(v) \ne 1, 3§svg§600§FALSE§</svg:desc><draw:g draw:style-name="gr2"><draw:path draw:style-name="gr3" draw:text-style-name="P39" svg:width="0.9996in" svg:height="0.1638in" svg:x="0.0024in" svg:y="0.0091in" svg:viewBox="0 0 2540 417" svg:d="M1271 417c-424 0-848 0-1271 0 0-139 0-277 0-417 847 0 1693 0 2540 0 0 140 0 278 0 417-423 0-847 0-1269 0z"><text:p/></draw:path><draw:path draw:style-name="gr4" draw:text-style-name="P40" svg:width="0.0811in" svg:height="0.1161in" svg:x="-0.0004in" svg:y="0.0094in" svg:viewBox="0 0 207 296" svg:d="M207 291c0-4 0-7 0-12-28 0-32-4-32-24 0-84 0-170 0-255-20 1-41 4-61 5 0 5 0 8 0 13 30 0 34 2 34 23 0 30 0 60 0 91-12-14-30-26-53-26-51 0-95 42-95 96 0 53 42 94 90 94 26 0 46-15 56-28 0 10 0 19 0 28 21-1 41-3 61-5zM146 243c0 6 0 7-4 14-14 21-32 30-51 30-18 0-33-10-43-27-12-16-13-40-13-58 0-16 1-41 13-59 10-13 25-28 48-28 14 0 32 6 46 26 4 7 4 8 4 15 0 29 0 58 0 87z"><text:p/></draw:path><draw:path draw:style-name="gr4" draw:text-style-name="P40" svg:width="0.0638in" svg:height="0.076in" svg:x="0.0906in" svg:y="0.0496in" svg:viewBox="0 0 163 194" svg:d="M163 140c0-5-2-5-5-5s-4 2-6 5c-14 44-52 44-56 44-22 0-38-13-48-29-12-20-12-48-12-64 40 0 78 0 118 0 8 0 9 0 9-8 0-42-23-83-74-83-49 0-89 45-89 96 0 57 44 98 94 98 51 0 69-47 69-54zM136 83c-34 0-66 0-100 0 2-63 38-73 53-73 43 0 47 56 47 73z"><text:p/></draw:path><draw:path draw:style-name="gr4" draw:text-style-name="P40" svg:width="0.0756in" svg:height="0.1087in" svg:x="0.1642in" svg:y="0.0488in" svg:viewBox="0 0 193 277" svg:d="M193 20c0-7-5-20-21-20-9 0-27 2-45 19-18-13-36-15-44-15-40 0-69 30-69 62 0 18 9 34 20 43-5 6-14 21-14 35s6 29 20 38c-26 7-40 25-40 42 0 29 42 53 94 53 50 0 93-22 93-54 0-15-6-37-27-47-22-12-47-12-72-12-11 0-29 0-33-2-13-1-21-14-21-27 0-3 0-12 7-21 17 12 33 13 42 13 38 0 68-28 68-61 0-15-7-31-18-41 16-14 30-17 39-17 1 0 2 0 3 2-5 1-6 6-6 10 0 8 5 12 12 12 4 0 12-2 12-12zM119 66c0 11 0 24-6 35-4 5-13 17-30 17-37 0-37-42-37-52 0-11 0-25 7-35 2-6 13-17 30-17 36 0 36 43 36 52zM166 224c0 23-30 43-72 43s-71-20-71-43c0-20 15-35 35-36 8 0 15 0 24 0 36 0 84 0 84 36z"><text:p/></draw:path><draw:path draw:style-name="gr4" draw:text-style-name="P40" svg:width="0.0866in" svg:height="0.0783in" svg:x="0.248in" svg:y="0.1031in" svg:viewBox="0 0 221 200" svg:d="M221 4c0-4-4-4-10-4-60 0-121 0-181 0-7 0-8 0-10 6-6 17-13 35-19 52 0 1-1 5-1 6s0 3 5 3c3 0 5-1 6-7 17-47 27-49 72-49 3 0 8 0 12 0 9 0 9 0 9 2 0 3 0 3-1 6-13 52-26 104-39 155-3 12-3 15-34 15-11 0-13 0-13 6 0 1 0 5 5 5 8 0 16-2 25-2 8 0 17 0 25 0s18 0 26 0c9 0 17 2 26 2 2 0 7 0 7-8 0-3-4-3-13-3-5 0-11 0-17-1-10 0-11-2-11-5s0-3 1-7c13-52 27-104 40-156 2-8 2-9 8-9 3 0 12 0 18 0 18 0 26 0 34 2 13 4 13 12 13 23 0 5 0 9-1 24 0 1-2 3-2 4 0 2 3 3 5 3 5 0 5-2 6-7 3-19 6-37 9-56z"><text:p/></draw:path><draw:path draw:style-name="gr4" draw:text-style-name="P40" svg:width="0.0378in" svg:height="0.1646in" svg:x="0.363in" svg:y="-0.0004in" svg:viewBox="0 0 97 419" svg:d="M97 415c0-1-1-2-2-4-43-32-72-116-72-182 0-13 0-25 0-37 0-67 29-151 72-184 1-1 2-2 2-3 0-3-2-5-5-5-1 0-1 1-2 1-47 35-90 119-90 191 0 12 0 24 0 37 0 70 43 155 90 190 1 0 1 0 2 0 3 0 5-2 5-4z"><text:p/></draw:path><draw:path draw:style-name="gr4" draw:text-style-name="P40" svg:width="0.0724in" svg:height="0.0748in" svg:x="0.4154in" svg:y="0.0504in" svg:viewBox="0 0 185 191" svg:d="M185 30c0-23-11-30-18-30-11 0-22 12-22 20 0 6 3 9 7 14 9 8 15 19 15 35s-25 114-75 114c-21 0-31-16-31-37 0-25 11-55 24-89 3-8 5-14 5-22 0-19-13-35-35-35-39 0-55 61-55 65 0 5 4 4 5 5 5 0 5-1 7-7 12-44 30-53 42-53 4 0 11 0 11 13 0 11-4 23-7 30-18 49-24 68-24 87 0 45 37 51 56 51 71 0 95-139 95-161z"><text:p/></draw:path><draw:path draw:style-name="gr4" draw:text-style-name="P40" svg:width="0.0378in" svg:height="0.1646in" svg:x="0.5024in" svg:y="-0.0004in" svg:viewBox="0 0 97 419" svg:d="M97 229c0-13 0-25 0-37 0-72-44-156-90-191-1 0-1-1-2-1-3 0-5 2-5 5 0 1 1 2 1 3 45 33 73 117 73 184 0 12 0 24 0 37 0 66-28 150-73 182 0 2-1 3-1 4 0 2 2 4 5 4 1 0 1 0 2 0 46-35 90-120 90-190z"><text:p/></draw:path><draw:path draw:style-name="gr4" draw:text-style-name="P40" svg:width="0.1102in" svg:height="0.1583in" svg:x="0.6126in" svg:y="0.0039in" svg:viewBox="0 0 281 403" svg:d="M281 243c0-5-4-8-9-8-44 0-90 0-134 0 7-22 16-44 23-65 37 0 74 0 111 0 5 0 9-4 9-9s-4-8-9-8c-35 0-71 0-105 0 16-48 34-95 51-142 1-1 1-1 1-3 0-4-3-8-8-8-4 0-7 1-8 5-18 49-36 98-54 148-47 0-94 0-141 0-4 0-8 3-8 8s4 9 8 9c45 0 90 0 135 0-7 21-16 43-23 65-37 0-74 0-112 0-4 0-8 3-8 8 0 4 4 7 8 7 35 0 70 0 105 0-17 48-34 95-51 142-1 0-1 1-1 3 0 4 4 8 9 8 3 0 7-2 8-5 18-49 36-99 54-148 47 0 93 0 140 0 5 0 9-3 9-7z"><text:p/></draw:path><draw:path draw:style-name="gr4" draw:text-style-name="P40" svg:width="0.0539in" svg:height="0.1094in" svg:x="0.7933in" svg:y="0.0126in" svg:viewBox="0 0 138 279" svg:d="M138 279c0-4 0-7 0-12-5 0-8 0-13 0-37 0-39-5-39-20 0-79 0-158 0-236 0-10 0-11-10-11-26 26-63 26-76 26 0 5 0 9 0 14 8 0 32 0 55-11 0 72 0 145 0 218 0 14-1 20-39 20-5 0-9 0-14 0 0 5 0 8 0 12 15-1 52-1 69-1s53 0 67 1z"><text:p/></draw:path><draw:path draw:style-name="gr4" draw:text-style-name="P40" svg:width="0.0189in" svg:height="0.0492in" svg:x="0.8756in" svg:y="0.1059in" svg:viewBox="0 0 49 126" svg:d="M49 45c0-28-11-45-26-45s-23 11-23 23c0 11 8 22 23 22 5 0 11-2 14-5 1-2 1-2 3-2 0 3 1 0 1 7 0 31-16 56-29 70-5 5-5 5-5 6 0 4 3 5 4 5 5 0 38-32 38-81z"><text:p/></draw:path><draw:path draw:style-name="gr4" draw:text-style-name="P40" svg:width="0.0685in" svg:height="0.1134in" svg:x="0.9421in" svg:y="0.0126in" svg:viewBox="0 0 175 289" svg:d="M175 209c0-35-26-68-71-77 35-11 59-41 59-74 0-34-37-58-77-58-43 0-75 25-75 58 0 13 9 21 21 21 14 0 22-9 22-21 0-22-19-22-26-22 13-20 42-25 56-25 18 0 41 8 41 47 0 5-1 30-12 48-12 20-27 21-37 21-4 2-14 2-17 2-4 1-6 1-6 5s2 4 9 4c6 0 14 0 20 0 34 0 50 29 50 71 0 56-30 68-48 68s-50-8-65-30c15 0 28-8 28-24 0-15-11-23-23-23-11 0-24 6-24 24 0 37 40 65 85 65 52 0 90-39 90-80z"><text:p/></draw:path></draw:g></draw:g><text:s/>אז <draw:g text:anchor-type="as-char" svg:y="-0.1244in" draw:z-index="12" draw:name="Shape13" draw:style-name="gr1"><svg:title>TexMaths</svg:title><svg:desc>12§display§\deg_T(v) = 2§svg§600§FALSE§</svg:desc><draw:g draw:style-name="gr2"><draw:path draw:style-name="gr3" draw:text-style-name="P39" svg:width="0.8409in" svg:height="0.1638in" svg:x="0.0024in" svg:y="0.0087in" svg:viewBox="0 0 2137 417" svg:d="M0 0c712 0 1425 0 2137 0 0 140 0 278 0 417-712 0-1425 0-2137 0 0-139 0-277 0-417z"><text:p/></draw:path><draw:path draw:style-name="gr4" draw:text-style-name="P40" svg:width="0.0811in" svg:height="0.1161in" svg:x="-0.0004in" svg:y="0.0091in" svg:viewBox="0 0 207 296" svg:d="M207 292c0-3 0-8 0-13-28 0-32-4-32-24 0-84 0-170 0-255-20 1-41 4-61 5 0 5 0 8 0 13 30 0 34 2 34 23 0 30 0 60 0 91-14-14-32-26-54-26-50 0-94 42-94 96 0 53 41 94 89 94 27 0 47-15 56-28 0 10 0 19 0 28 21-1 42-3 62-4zM145 242c0 7 0 8-3 15-14 21-33 30-51 30-19 0-33-10-44-27s-12-40-12-58c0-16 1-41 13-59 8-13 25-28 48-28 14 0 32 6 46 26 3 7 3 8 3 15 0 29 0 58 0 86z"><text:p/></draw:path><draw:path draw:style-name="gr4" draw:text-style-name="P40" svg:width="0.0638in" svg:height="0.076in" svg:x="0.0906in" svg:y="0.05in" svg:viewBox="0 0 163 194" svg:d="M163 140c0-5-3-5-6-5s-3 2-5 5c-14 44-52 44-57 44-21 0-37-13-47-29-13-20-13-48-13-64 39 0 78 0 117 0 10 0 11 0 11-8 0-42-23-83-75-83-50 0-88 43-88 96 0 57 44 98 92 98 52 0 71-47 71-54zM136 83c-34 0-66 0-100 0 2-63 37-73 52-73 43 0 48 56 48 73z"><text:p/></draw:path><draw:path draw:style-name="gr4" draw:text-style-name="P40" svg:width="0.0756in" svg:height="0.1087in" svg:x="0.1642in" svg:y="0.0492in" svg:viewBox="0 0 193 277" svg:d="M193 20c0-7-6-20-21-20-9 0-28 2-46 19-17-14-35-15-44-15-39 0-69 30-69 62 0 18 10 34 21 43-6 6-14 21-14 35s5 29 18 38c-25 7-38 25-38 42 0 30 42 53 94 53 49 0 93-22 93-53 0-16-6-38-27-48-23-12-47-12-74-12-9 0-27 0-31-2-13-1-23-14-23-27 0-3 0-12 8-21 16 12 34 13 42 13 39 0 68-28 68-61 0-15-7-31-17-41 15-14 30-17 37-17 2 0 4 0 5 2-5 1-7 6-7 10 0 8 6 12 12 12 5 0 13-2 13-12zM119 66c0 11-1 24-7 35-4 5-14 17-30 17-36 0-36-42-36-52 0-11 0-25 6-35 3-6 13-18 30-18 37 0 37 44 37 53zM164 224c0 21-30 43-70 43-42 0-72-22-72-43 0-20 16-35 34-36 9 0 17 0 26 0 36 0 82 0 82 36z"><text:p/></draw:path><draw:path draw:style-name="gr4" draw:text-style-name="P40" svg:width="0.0866in" svg:height="0.0783in" svg:x="0.2476in" svg:y="0.1028in" svg:viewBox="0 0 221 200" svg:d="M221 4c0-4-4-4-9-4-61 0-121 0-182 0-7 0-7 0-10 6-6 18-12 35-18 53-1 1-2 4-2 5s1 3 6 3c4 0 4-1 6-6 17-48 26-50 71-50 5 0 8 0 13 0 8 0 8 0 8 2 0 3 0 3-1 6-13 52-25 104-38 157-3 10-4 13-35 13-11 0-13 0-13 7 1 1 1 4 5 4 8 0 18-2 25-2 8 0 18 0 26 0 9 0 18 0 27 0 7 2 16 2 24 2 2 0 7 0 7-6 0-5-3-5-12-5-6 0-12 0-17 0-11-1-11-3-11-6s0-3 1-7c14-52 26-104 39-156 2-8 3-9 9-9 2 0 12 0 18 0 18 0 26 0 33 2 13 4 14 12 14 23 0 5 0 9-2 24 0 1 0 3 0 4 0 2 1 3 4 3 4 0 5-2 5-7 3-19 6-37 9-56z"><text:p/></draw:path><draw:path draw:style-name="gr4" draw:text-style-name="P40" svg:width="0.0378in" svg:height="0.165in" svg:x="0.3626in" svg:y="0in" svg:viewBox="0 0 97 420" svg:d="M97 415c0-1-1-2-1-4-44-32-73-116-73-182 0-13 0-25 0-37 0-67 29-151 73-185 0-1 1-1 1-2 0-3-2-5-3-5-2 0-3 0-4 1-46 35-90 119-90 191 0 12 0 24 0 37 0 70 44 155 90 190 1 0 2 1 4 1 1 0 3-3 3-5z"><text:p/></draw:path><draw:path draw:style-name="gr4" draw:text-style-name="P40" svg:width="0.0724in" svg:height="0.0748in" svg:x="0.415in" svg:y="0.0508in" svg:viewBox="0 0 185 191" svg:d="M185 30c0-23-11-30-18-30-11 0-21 12-21 20 0 6 3 9 6 14 10 8 15 19 15 35s-25 114-75 114c-21 0-31-16-31-37 0-25 11-55 24-89 4-8 5-14 5-22 0-19-13-35-34-35-39 0-56 61-56 65 0 5 4 4 6 5 4 0 4-1 6-7 12-44 30-53 43-53 3 0 10 0 10 13 0 11-4 23-7 30-18 49-24 68-24 87 0 45 37 51 56 51 71 0 95-139 95-161z"><text:p/></draw:path><draw:path draw:style-name="gr4" draw:text-style-name="P40" svg:width="0.0378in" svg:height="0.165in" svg:x="0.5016in" svg:y="0in" svg:viewBox="0 0 97 420" svg:d="M97 229c0-13 0-25 0-37 0-72-43-156-90-191-1-1-1-1-2-1-3 0-5 2-5 5 0 1 1 2 2 2 44 34 72 118 72 185 0 12 0 24 0 37 0 66-28 150-72 182-1 2-2 3-2 4 0 2 2 5 5 5 1 0 1-1 2-1 47-35 90-120 90-190z"><text:p/></draw:path><draw:path draw:style-name="gr4" draw:text-style-name="P40" svg:width="0.1102in" svg:height="0.0386in" svg:x="0.6118in" svg:y="0.0634in" svg:viewBox="0 0 281 99" svg:d="M281 8c0-4-4-8-9-8-87 0-176 0-264 0-4 0-8 4-8 8 0 5 4 9 8 9 88 0 177 0 264 0 5 0 9-4 9-9zM281 90c0-5-4-8-9-8-87 0-176 0-264 0-4 0-8 3-8 8s4 9 8 9c88 0 177 0 264 0 5 0 9-4 9-9z"><text:p/></draw:path><draw:path draw:style-name="gr4" draw:text-style-name="P40" svg:width="0.0657in" svg:height="0.1098in" svg:x="0.7862in" svg:y="0.0134in" svg:viewBox="0 0 168 280" svg:d="M168 207c-4 0-7 0-11 0-2 13-5 30-9 37-3 4-30 4-40 4-25 0-50 0-76 0 15-15 30-29 45-44 66-57 91-80 91-122 0-48-38-82-89-82-48 0-79 38-79 76 0 24 20 24 22 24 7 0 22-5 22-23 0-11-8-22-22-22-4 0-4 0-5 0 9-26 32-42 56-42 39 0 57 34 57 69 0 33-22 67-45 92-26 30-54 61-80 91-5 3-5 4-5 15 52 0 104 0 156 0 4-24 8-49 12-73z"><text:p/></draw:path></draw:g></draw:g>.</text:p>
      <text:p text:style-name="P8">ראינו בסעיף א’ כי <draw:g text:anchor-type="as-char" svg:y="-0.1244in" draw:z-index="13" draw:name="Shape14" draw:style-name="gr1"><svg:title>TexMaths</svg:title><svg:desc>12§display§\deg_T(v) &lt; 4§svg§600§FALSE§</svg:desc><draw:g draw:style-name="gr2"><draw:path draw:style-name="gr3" draw:text-style-name="P39" svg:width="0.8457in" svg:height="0.1638in" svg:x="0.0024in" svg:y="0.0087in" svg:viewBox="0 0 2149 417" svg:d="M0 0c717 0 1432 0 2149 0 0 140 0 278 0 417-717 0-1432 0-2149 0 0-139 0-277 0-417z"><text:p/></draw:path><draw:path draw:style-name="gr4" draw:text-style-name="P40" svg:width="0.0815in" svg:height="0.1161in" svg:x="-0.0004in" svg:y="0.0091in" svg:viewBox="0 0 208 296" svg:d="M208 292c0-3 0-8 0-13-29 0-33-4-33-24 0-84 0-170 0-255-20 1-41 4-61 5 0 5 0 8 0 13 30 0 34 2 34 23 0 30 0 60 0 91-14-14-32-26-54-26-50 0-94 42-94 96 0 53 41 94 89 94 27 0 47-15 56-28 0 10 0 19 0 28 21-1 42-3 63-4zM145 242c0 7 0 8-3 15-14 21-33 30-51 30-19 0-33-10-44-27s-12-40-12-58c0-16 1-41 13-59 8-13 25-28 48-28 14 0 32 6 46 26 3 7 3 8 3 15 0 29 0 58 0 86z"><text:p/></draw:path><draw:path draw:style-name="gr4" draw:text-style-name="P40" svg:width="0.0638in" svg:height="0.076in" svg:x="0.0909in" svg:y="0.05in" svg:viewBox="0 0 163 194" svg:d="M163 140c0-5-3-5-5-5-4 0-4 2-6 5-14 44-52 44-56 44-22 0-38-13-48-29-13-20-13-48-13-64 39 0 78 0 117 0 10 0 11 0 11-8 0-42-23-83-75-83-50 0-88 43-88 96 0 57 44 98 92 98 52 0 71-47 71-54zM136 83c-34 0-66 0-100 0 2-63 37-73 52-73 43 0 48 56 48 73z"><text:p/></draw:path><draw:path draw:style-name="gr4" draw:text-style-name="P40" svg:width="0.0756in" svg:height="0.1087in" svg:x="0.1646in" svg:y="0.0492in" svg:viewBox="0 0 193 277" svg:d="M193 20c0-7-6-20-21-20-9 0-28 2-46 19-17-14-35-15-44-15-39 0-69 30-69 62 0 18 10 34 21 43-6 6-14 21-14 35s6 29 18 38c-25 7-38 25-38 42 0 30 42 53 94 53 49 0 93-22 93-53 0-16-6-38-27-48-23-12-47-12-74-12-9 0-27 0-31-2-13-1-23-14-23-27 0-3 0-12 8-21 16 12 34 13 42 13 39 0 68-28 68-61 0-15-6-31-17-41 15-14 30-17 37-17 2 0 4 0 5 2-5 1-7 6-7 10 0 8 6 12 12 12 5 0 13-2 13-12zM119 66c0 11-1 24-7 35-4 5-14 17-30 17-36 0-36-42-36-52 0-11 0-25 6-35 3-6 13-18 30-18 37 0 37 44 37 53zM164 224c0 21-28 43-70 43s-72-22-72-43c0-20 16-35 34-36 9 0 17 0 26 0 36 0 82 0 82 36z"><text:p/></draw:path><draw:path draw:style-name="gr4" draw:text-style-name="P40" svg:width="0.0866in" svg:height="0.0783in" svg:x="0.2476in" svg:y="0.1028in" svg:viewBox="0 0 221 200" svg:d="M221 4c0-4-4-4-9-4-60 0-121 0-181 0-8 0-8 0-11 6-6 18-12 35-18 53-1 1-2 4-2 5s1 3 6 3c4 0 4-1 6-6 17-48 26-50 72-50 4 0 8 0 12 0 8 0 10 0 10 2 0 3 0 3-2 6-13 52-26 104-39 157-3 10-4 13-35 13-11 0-13 0-13 7 1 1 1 4 5 4 8 0 18-2 26-2s17 0 25 0c9 0 18 0 27 0 7 2 16 2 24 2 2 0 7 0 7-6 0-5-3-5-12-5-6 0-12 0-17 0-11-1-11-3-11-6s0-3 1-7c14-52 26-104 39-156 2-8 3-9 9-9 2 0 12 0 18 0 18 0 26 0 33 2 13 4 14 12 14 23 0 5 0 9-2 24 0 1 0 3 0 4 0 2 1 3 5 3s4-2 6-7c2-19 4-37 7-56z"><text:p/></draw:path><draw:path draw:style-name="gr4" draw:text-style-name="P40" svg:width="0.0378in" svg:height="0.165in" svg:x="0.363in" svg:y="0in" svg:viewBox="0 0 97 420" svg:d="M97 415c0-1 0-2-1-4-44-32-73-116-73-182 0-13 0-25 0-37 0-67 29-151 73-185 1 0 1-1 1-2 0-3-2-5-3-5-2 0-3 0-3 1-47 35-91 119-91 191 0 12 0 24 0 37 0 70 44 155 91 190 1 0 1 1 3 1 1 0 3-3 3-5z"><text:p/></draw:path><draw:path draw:style-name="gr4" draw:text-style-name="P40" svg:width="0.0728in" svg:height="0.0748in" svg:x="0.4154in" svg:y="0.0508in" svg:viewBox="0 0 186 191" svg:d="M186 30c0-23-12-30-19-30-11 0-21 12-21 20 0 6 3 9 8 14 8 8 14 19 14 35s-26 114-76 114c-21 0-31-16-31-37 0-25 11-55 24-89 4-8 6-14 6-22 0-19-14-35-35-35-39 0-56 61-56 65 0 5 4 4 6 5 4 0 5-1 6-7 12-44 31-53 43-53 4 0 11 0 11 13 0 11-5 23-7 30-19 49-24 68-24 87 0 45 36 51 56 51 71 0 95-139 95-161z"><text:p/></draw:path><draw:path draw:style-name="gr4" draw:text-style-name="P40" svg:width="0.0382in" svg:height="0.165in" svg:x="0.502in" svg:y="0in" svg:viewBox="0 0 98 420" svg:d="M98 229c0-13 0-25 0-37 0-72-44-156-91-191-1-1-1-1-2-1-3 0-5 2-5 5 0 1 1 2 2 2 44 34 74 118 74 185 0 12 0 24 0 37 0 66-30 150-74 182-1 2-2 3-2 4 0 2 2 5 5 5 1 0 1-1 2-1 47-35 91-120 91-190z"><text:p/></draw:path><draw:path draw:style-name="gr4" draw:text-style-name="P40" svg:width="0.1028in" svg:height="0.098in" svg:x="0.6161in" svg:y="0.0331in" svg:viewBox="0 0 262 250" svg:d="M258 234c-77-36-154-72-232-109 78-36 155-72 232-108 9-5 2-21-9-16-81 38-163 77-244 117-7 2-7 12 0 15 81 39 163 77 244 116 11 4 18-10 9-15z"><text:p/></draw:path><draw:path draw:style-name="gr4" draw:text-style-name="P40" svg:width="0.0732in" svg:height="0.1118in" svg:x="0.7831in" svg:y="0.0118in" svg:viewBox="0 0 187 285" svg:d="M187 216c0-4 0-9 0-13-14 0-27 0-42 0 0-65 0-128 0-192 0-9 0-11-7-11-4 0-5 0-8 5-44 66-87 132-130 198 0 4 0 9 0 13 37 0 76 0 113 0 0 13 0 23 0 35 0 16-1 21-33 21-2 0-6 0-8 0 0 5 0 9 0 13 17-2 38-2 56-2s41 0 58 2c0-4 0-8 0-13-2 0-6 0-8 0-32 0-33-5-33-21 0-12 0-22 0-35 15 0 28 0 42 0zM115 203c-35 0-68 0-103 0 35-53 68-106 103-157 0 51 0 104 0 157z"><text:p/></draw:path></draw:g></draw:g>, וידוע לנו כי עבור שלושה צמתים בדיוק <draw:g text:anchor-type="as-char" svg:y="-0.1244in" draw:z-index="14" draw:name="Shape15" draw:style-name="gr1"><svg:title>TexMaths</svg:title><svg:desc>12§display§\deg_T(v) = 1§svg§600§FALSE§</svg:desc><draw:g draw:style-name="gr2"><draw:path draw:style-name="gr3" draw:text-style-name="P39" svg:width="0.837in" svg:height="0.1638in" svg:x="0.0024in" svg:y="0.0087in" svg:viewBox="0 0 2127 417" svg:d="M0 0c709 0 1418 0 2127 0 0 140 0 278 0 417-709 0-1418 0-2127 0 0-139 0-277 0-417z"><text:p/></draw:path><draw:path draw:style-name="gr4" draw:text-style-name="P40" svg:width="0.0815in" svg:height="0.1161in" svg:x="-0.0004in" svg:y="0.0091in" svg:viewBox="0 0 208 296" svg:d="M208 292c0-3 0-8 0-13-29 0-33-4-33-24 0-84 0-170 0-255-20 1-41 4-61 5 0 5 0 8 0 13 30 0 34 2 34 23 0 30 0 60 0 91-14-14-32-26-54-26-50 0-94 42-94 96 0 53 41 94 89 94 27 0 47-15 57-28 0 10 0 19 0 28 21-1 41-3 62-4zM146 242c0 7 0 8-4 15-14 21-33 30-51 30-19 0-33-10-44-27s-12-40-12-58c0-16 1-41 13-59 8-13 25-28 48-28 14 0 32 6 46 26 4 7 4 8 4 15 0 29 0 58 0 86z"><text:p/></draw:path><draw:path draw:style-name="gr4" draw:text-style-name="P40" svg:width="0.0638in" svg:height="0.076in" svg:x="0.0909in" svg:y="0.05in" svg:viewBox="0 0 163 194" svg:d="M163 140c0-5-3-5-5-5-4 0-4 2-6 5-14 44-52 44-56 44-22 0-38-13-48-29-13-20-13-48-13-64 39 0 78 0 117 0 10 0 11 0 11-8 0-42-23-83-75-83-50 0-88 43-88 96 0 57 44 98 92 98 52 0 71-47 71-54zM136 83c-34 0-66 0-100 0 2-63 37-73 52-73 43 0 48 56 48 73z"><text:p/></draw:path><draw:path draw:style-name="gr4" draw:text-style-name="P40" svg:width="0.0756in" svg:height="0.1087in" svg:x="0.1646in" svg:y="0.0492in" svg:viewBox="0 0 193 277" svg:d="M193 20c0-7-6-20-21-20-9 0-28 2-45 19-18-14-36-15-45-15-39 0-69 30-69 62 0 18 10 34 21 43-6 6-14 21-14 35s6 29 18 38c-25 7-38 25-38 42 0 30 42 53 94 53 49 0 93-22 93-53 0-16-6-38-27-48-23-12-47-12-72-12-11 0-29 0-33-2-13-1-21-14-21-27 0-3 0-12 7-21 15 12 33 13 41 13 39 0 68-28 68-61 0-15-6-31-17-41 15-14 30-17 37-17 2 0 4 0 5 2-5 1-7 6-7 10 0 8 6 12 13 12 4 0 12-2 12-12zM119 66c0 11 0 24-7 35-4 5-14 17-30 17-36 0-36-42-36-52 0-11 0-25 6-35 3-6 13-18 30-18 37 0 37 44 37 53zM166 224c0 21-30 43-72 43s-72-22-72-43c0-20 16-35 34-36 9 0 17 0 26 0 36 0 84 0 84 36z"><text:p/></draw:path><draw:path draw:style-name="gr4" draw:text-style-name="P40" svg:width="0.0862in" svg:height="0.0783in" svg:x="0.248in" svg:y="0.1028in" svg:viewBox="0 0 220 200" svg:d="M220 4c0-4-4-4-9-4-60 0-121 0-181 0-8 0-8 0-11 6-6 18-12 35-18 53 0 1-1 4-1 5s0 3 5 3c3 0 3-1 6-6 17-48 26-50 72-50 3 0 8 0 12 0 8 0 9 0 9 2 0 3 0 3-1 6-13 52-26 104-39 157-3 10-4 13-35 13-10 0-13 0-13 7 2 1 1 4 6 4 7 0 16-2 25-2 8 0 17 0 25 0s18 0 26 0c9 2 17 2 26 2 2 0 6 0 6-6 0-5-3-5-12-5-6 0-11 0-17 0-10-1-11-3-11-6s0-3 1-7c13-52 25-104 39-156 2-8 3-9 9-9 1 0 12 0 18 0 18 0 25 0 33 2 13 4 14 12 14 23 0 5 0 9-2 24 0 1 0 3 0 4 0 2 1 3 4 3 5 0 5-2 6-7 3-19 5-37 8-56z"><text:p/></draw:path><draw:path draw:style-name="gr4" draw:text-style-name="P40" svg:width="0.0378in" svg:height="0.165in" svg:x="0.363in" svg:y="0in" svg:viewBox="0 0 97 420" svg:d="M97 415c0-1 0-2-1-4-44-32-73-116-73-182 0-13 0-25 0-37 0-67 29-151 73-185 1 0 1-1 1-2 0-3-1-5-3-5s-3 0-3 1c-47 35-91 119-91 191 0 12 0 24 0 37 0 70 44 155 91 190 1 0 1 1 3 1s3-3 3-5z"><text:p/></draw:path><draw:path draw:style-name="gr4" draw:text-style-name="P40" svg:width="0.0724in" svg:height="0.0748in" svg:x="0.4157in" svg:y="0.0508in" svg:viewBox="0 0 185 191" svg:d="M185 30c0-23-11-30-19-30-10 0-21 12-21 20 0 6 3 9 7 14 9 8 15 19 15 35s-27 114-76 114c-21 0-31-16-31-37 0-25 12-55 25-89 3-8 5-14 5-22 0-19-14-35-35-35-39 0-55 61-55 65 0 5 4 4 5 5 3 0 5-1 6-7 13-44 31-53 43-53 4 0 11 0 11 13 0 11-5 23-7 30-20 49-24 68-24 87 0 45 37 51 56 51 71 0 95-139 95-161z"><text:p/></draw:path><draw:path draw:style-name="gr4" draw:text-style-name="P40" svg:width="0.0378in" svg:height="0.165in" svg:x="0.5024in" svg:y="0in" svg:viewBox="0 0 97 420" svg:d="M97 229c0-13 0-25 0-37 0-72-44-156-91-191 0-1-1-1-2-1-3 0-4 2-4 5 0 1 0 2 1 2 45 34 73 118 73 185 0 12 0 24 0 37 0 66-28 150-73 182-1 2-1 3-1 4 0 2 1 5 4 5 1 0 1-1 2-1 47-35 91-120 91-190z"><text:p/></draw:path><draw:path draw:style-name="gr4" draw:text-style-name="P40" svg:width="0.1102in" svg:height="0.0386in" svg:x="0.613in" svg:y="0.0634in" svg:viewBox="0 0 281 99" svg:d="M281 8c0-4-5-8-9-8-87 0-176 0-264 0-4 0-8 4-8 8 0 5 4 9 8 9 88 0 177 0 264 0 4 0 9-4 9-9zM281 90c0-5-5-8-9-8-87 0-176 0-264 0-4 0-8 3-8 8s4 9 8 9c88 0 177 0 264 0 4 0 9-4 9-9z"><text:p/></draw:path><draw:path draw:style-name="gr4" draw:text-style-name="P40" svg:width="0.0543in" svg:height="0.1098in" svg:x="0.7937in" svg:y="0.0134in" svg:viewBox="0 0 139 280" svg:d="M139 280c0-3 0-8 0-13-5 0-8 0-13 0-38 0-40-5-40-20 0-79 0-158 0-236 0-11 0-11-9-11-27 26-64 26-77 26 0 5 0 9 0 14 8 0 34 0 55-11 0 72 0 145 0 218 0 14-1 20-39 20-5 0-9 0-14 0 0 5 0 10 0 13 15-2 52-2 69-2s54 0 68 2z"><text:p/></draw:path></draw:g></draw:g>, לכן עבור כל צומת שאיננו עלה <draw:g text:anchor-type="as-char" svg:y="-0.072in" draw:z-index="15" draw:name="Shape16" draw:style-name="gr1"><svg:title>TexMaths</svg:title><svg:desc>12§display§u§svg§600§FALSE§</svg:desc><draw:g draw:style-name="gr2"><draw:path draw:style-name="gr3" draw:text-style-name="P39" svg:width="0.0717in" svg:height="0.0567in" svg:x="0.0031in" svg:y="0.0083in" svg:viewBox="0 0 183 145" svg:d="M0 0c61 0 122 0 183 0 0 48 0 97 0 145-61 0-122 0-183 0 0-48 0-97 0-145z"><text:p/></draw:path><draw:path draw:style-name="gr4" draw:text-style-name="P40" svg:width="0.0839in" svg:height="0.074in" svg:x="-0.0004in" svg:y="0in" svg:viewBox="0 0 214 189" svg:d="M214 124c0-4-3-4-4-4-5 0-5 1-6 7-6 24-15 52-31 52-10 0-14-5-14-19 0-9 5-29 9-43 5-15 8-30 12-45 1-6 4-22 7-28 1-9 6-26 6-28 0-8-6-11-12-11-2 0-13 0-17 14-9 42-20 83-31 125-1 1-18 35-47 35-21 0-26-18-26-34 0-24 12-55 23-84 4-13 7-19 7-26 0-19-13-35-35-35-39 0-55 61-55 65s4 2 5 4c5 0 5 0 7-8 11-36 26-51 42-51 4 0 11 0 11 13 0 11-5 23-7 29-16 41-24 66-24 86 0 40 28 51 51 51 28 0 42-19 48-28 5 17 20 28 38 28 15 0 24-10 31-23 6-16 9-28 12-42z"><text:p/></draw:path></draw:g></draw:g>, אנו רואים ש־<draw:g text:anchor-type="as-char" svg:y="-0.1244in" draw:z-index="16" draw:name="Shape17" draw:style-name="gr1"><svg:title>TexMaths</svg:title><svg:desc>12§display§\deg_T(u) = 2, 3§svg§600§FALSE§</svg:desc><draw:g draw:style-name="gr2"><draw:path draw:style-name="gr3" draw:text-style-name="P39" svg:width="1.0126in" svg:height="0.1638in" svg:x="0.0024in" svg:y="0.0091in" svg:viewBox="0 0 2573 417" svg:d="M1288 417c-430 0-858 0-1288 0 0-139 0-277 0-417 858 0 1715 0 2573 0 0 140 0 278 0 417-428 0-857 0-1285 0z"><text:p/></draw:path><draw:path draw:style-name="gr4" draw:text-style-name="P40" svg:width="0.0815in" svg:height="0.1161in" svg:x="-0.0004in" svg:y="0.0094in" svg:viewBox="0 0 208 296" svg:d="M208 291c0-4 0-7 0-12-29 0-33-4-33-24 0-84 0-170 0-255-20 1-41 4-61 5 0 5 0 8 0 13 30 0 34 2 34 23 0 30 0 60 0 91-12-14-32-26-54-26-50 0-94 42-94 96 0 53 42 94 90 94 26 0 46-15 56-28 0 10 0 19 0 28 21-1 41-3 62-5zM146 243c0 6 0 7-4 14-14 21-33 30-51 30s-33-10-43-27c-12-16-13-40-13-58 0-16 1-41 13-59 10-13 25-28 48-28 14 0 32 6 46 26 4 7 4 8 4 15 0 29 0 58 0 87z"><text:p/></draw:path><draw:path draw:style-name="gr4" draw:text-style-name="P40" svg:width="0.0638in" svg:height="0.076in" svg:x="0.0906in" svg:y="0.0496in" svg:viewBox="0 0 163 194" svg:d="M163 140c0-5-3-5-5-5-3 0-4 2-6 5-14 44-52 44-56 44-22 0-38-13-48-29-12-20-12-48-12-64 40 0 78 0 118 0 8 0 9 0 9-8 0-42-23-83-75-83-48 0-88 45-88 96 0 57 44 98 94 98s69-47 69-54zM136 83c-34 0-66 0-100 0 2-63 37-73 52-73 44 0 48 56 48 73z"><text:p/></draw:path><draw:path draw:style-name="gr4" draw:text-style-name="P40" svg:width="0.0756in" svg:height="0.1087in" svg:x="0.1646in" svg:y="0.0488in" svg:viewBox="0 0 193 277" svg:d="M193 20c0-7-5-20-21-20-9 0-28 2-45 19-18-13-36-15-45-15-39 0-68 30-68 62 0 18 9 34 20 43-6 6-14 21-14 35s6 29 20 38c-26 7-40 25-40 42 0 29 42 53 94 53 49 0 93-22 93-54 0-15-6-37-27-47-23-12-47-12-72-12-11 0-29 0-33-2-13-1-21-14-21-27 0-3 0-12 7-21 15 12 33 13 41 13 39 0 68-28 68-61 0-15-6-31-17-41 16-14 30-17 39-17 1 0 2 0 3 2-5 1-7 6-7 10 0 8 6 12 13 12 4 0 12-2 12-12zM119 66c0 11 0 24-7 35-3 5-12 17-30 17-36 0-36-42-36-52 0-11 0-25 7-35 2-6 12-17 29-17 37 0 37 43 37 52zM166 224c0 23-30 43-72 43s-71-20-71-43c0-20 15-35 33-36 9 0 17 0 26 0 36 0 84 0 84 36z"><text:p/></draw:path><draw:path draw:style-name="gr4" draw:text-style-name="P40" svg:width="0.0862in" svg:height="0.0783in" svg:x="0.248in" svg:y="0.1031in" svg:viewBox="0 0 220 200" svg:d="M220 4c0-4-4-4-9-4-60 0-121 0-181 0-7 0-8 0-11 6-6 17-12 35-18 52 0 1-1 5-1 6s0 3 5 3c3 0 5-1 6-7 17-47 26-49 72-49 3 0 8 0 12 0 8 0 9 0 9 2 0 3 0 3-1 6-13 52-26 104-39 155-3 12-4 15-34 15-11 0-14 0-14 6 0 1 1 5 6 5 8 0 16-2 25-2 8 0 17 0 25 0s18 0 26 0c9 0 17 2 26 2 2 0 6 0 6-8 0-3-3-3-12-3-5 0-11 0-17-1-10 0-11-2-11-5s0-3 1-7c13-52 27-104 40-156 1-8 2-9 8-9 1 0 12 0 18 0 18 0 25 0 34 2 13 4 13 12 13 23 0 5 0 9-2 24 0 1 0 3 0 4 0 2 2 3 4 3 5 0 5-2 6-7 3-19 5-37 8-56z"><text:p/></draw:path><draw:path draw:style-name="gr4" draw:text-style-name="P40" svg:width="0.0378in" svg:height="0.1646in" svg:x="0.363in" svg:y="-0.0004in" svg:viewBox="0 0 97 419" svg:d="M97 415c0-1 0-2-1-4-44-32-73-116-73-182 0-13 0-25 0-37 0-67 29-151 73-184 1-1 1-2 1-3 0-3-1-5-3-5s-2 1-3 1c-47 35-91 119-91 191 0 12 0 24 0 37 0 70 44 155 91 190 1 0 1 0 3 0s3-2 3-4z"><text:p/></draw:path><draw:path draw:style-name="gr4" draw:text-style-name="P40" svg:width="0.0846in" svg:height="0.0748in" svg:x="0.4157in" svg:y="0.0504in" svg:viewBox="0 0 216 191" svg:d="M216 126c0-3-4-3-5-3-5 0-5 1-6 7-6 24-14 53-31 53-10 0-13-6-13-21 0-8 5-28 8-43 4-16 9-31 12-46 1-6 5-21 7-28 2-10 6-26 6-28 0-7-6-12-12-12-2 0-13 1-16 15-11 43-21 85-32 127-1 2-18 36-48 36-22 0-26-19-26-35 0-24 12-57 23-87 5-12 7-18 7-26 0-19-13-35-35-35-39 0-55 61-55 65 0 5 4 4 5 5 3 0 5-1 6-7 11-38 27-53 43-53 4 0 11 1 11 14 0 10-5 22-7 29-16 41-26 67-26 88 0 41 30 50 53 50 28 0 42-18 49-27 5 16 21 27 39 27 14 0 24-9 31-23 7-15 8-28 12-42z"><text:p/></draw:path><draw:path draw:style-name="gr4" draw:text-style-name="P40" svg:width="0.0382in" svg:height="0.1646in" svg:x="0.5146in" svg:y="-0.0004in" svg:viewBox="0 0 98 419" svg:d="M98 229c0-13 0-25 0-37 0-72-44-156-91-191-1 0-1-1-2-1-3 0-5 2-5 5 0 1 1 2 2 3 44 33 74 117 74 184 0 12 0 24 0 37 0 66-30 150-74 182-1 2-2 3-2 4 0 2 2 4 5 4 1 0 1 0 2 0 47-35 91-120 91-190z"><text:p/></draw:path><draw:path draw:style-name="gr4" draw:text-style-name="P40" svg:width="0.1102in" svg:height="0.0386in" svg:x="0.6252in" svg:y="0.0626in" svg:viewBox="0 0 281 99" svg:d="M281 8c0-4-4-8-9-8-87 0-176 0-264 0-4 0-8 4-8 8 0 5 4 9 8 9 88 0 177 0 264 0 5 0 9-4 9-9zM281 90c0-5-4-8-9-8-87 0-176 0-264 0-4 0-8 3-8 8s4 9 8 9c88 0 177 0 264 0 5 0 9-4 9-9z"><text:p/></draw:path><draw:path draw:style-name="gr4" draw:text-style-name="P40" svg:width="0.0657in" svg:height="0.1094in" svg:x="0.7996in" svg:y="0.0126in" svg:viewBox="0 0 168 279" svg:d="M168 207c-4 0-7 0-11 0-1 13-5 31-8 38-4 2-31 2-41 2-25 0-50 0-76 0 15-14 30-28 45-43 66-57 91-80 91-122 0-48-37-82-89-82-48 0-79 38-79 76 0 24 22 24 23 24 7 0 21-5 21-23 0-11-7-22-22-22-4 0-4 0-5 2 9-28 32-44 56-44 39 0 57 34 57 69 0 33-21 67-45 92-26 30-54 61-80 91-5 3-5 4-5 14 52 0 104 0 156 0 4-24 8-48 12-72z"><text:p/></draw:path><draw:path draw:style-name="gr4" draw:text-style-name="P40" svg:width="0.0189in" svg:height="0.0492in" svg:x="0.8882in" svg:y="0.1059in" svg:viewBox="0 0 49 126" svg:d="M49 45c0-28-9-45-26-45-15 0-23 11-23 23 0 11 8 22 23 22 5 0 11-2 14-5 1-2 1-2 3-2 0 3 1 0 1 7 0 31-16 56-29 70-5 5-5 5-5 6 0 4 3 5 4 5 5 0 38-32 38-81z"><text:p/></draw:path><draw:path draw:style-name="gr4" draw:text-style-name="P40" svg:width="0.0685in" svg:height="0.1134in" svg:x="0.9551in" svg:y="0.0126in" svg:viewBox="0 0 175 289" svg:d="M175 209c0-35-26-68-71-77 35-11 59-41 59-74 0-34-37-58-77-58-43 0-75 25-75 58 0 13 9 21 21 21 14 0 22-9 22-21 0-22-19-22-25-22 12-20 41-25 55-25 18 0 41 8 41 47 0 5-1 30-12 48-12 20-27 21-37 21-4 2-14 2-17 2-4 1-6 1-6 5s2 4 9 4c6 0 14 0 20 0 34 0 50 29 50 71 0 56-30 68-48 68s-50-8-65-30c15 0 28-8 28-24 0-15-11-23-23-23-11 0-24 6-24 24 0 37 40 65 85 65 52 0 90-39 90-80z"><text:p/></draw:path></draw:g></draw:g>, ואם <draw:g text:anchor-type="as-char" svg:y="-0.1244in" draw:z-index="17" draw:name="Shape18" draw:style-name="gr1"><svg:title>TexMaths</svg:title><svg:desc>12§display§\deg_T(u) \ne 1,3§svg§600§FALSE§</svg:desc><draw:g draw:style-name="gr2"><draw:path draw:style-name="gr3" draw:text-style-name="P39" svg:width="1.0126in" svg:height="0.1638in" svg:x="0.0024in" svg:y="0.0091in" svg:viewBox="0 0 2573 417" svg:d="M1288 417c-430 0-858 0-1288 0 0-139 0-277 0-417 858 0 1715 0 2573 0 0 140 0 278 0 417-428 0-857 0-1285 0z"><text:p/></draw:path><draw:path draw:style-name="gr4" draw:text-style-name="P40" svg:width="0.0815in" svg:height="0.1161in" svg:x="-0.0004in" svg:y="0.0094in" svg:viewBox="0 0 208 296" svg:d="M208 291c0-4 0-7 0-12-29 0-33-4-33-24 0-84 0-170 0-255-20 1-41 4-61 5 0 5 0 8 0 13 30 0 34 2 34 23 0 30 0 60 0 91-12-14-32-26-54-26-50 0-94 42-94 96 0 53 42 94 90 94 26 0 46-15 56-28 0 10 0 19 0 28 21-1 41-3 62-5zM146 243c0 6 0 7-4 14-14 21-33 30-51 30s-33-10-43-27c-12-16-13-40-13-58 0-16 1-41 13-59 10-13 25-28 48-28 14 0 32 6 46 26 4 7 4 8 4 15 0 29 0 58 0 87z"><text:p/></draw:path><draw:path draw:style-name="gr4" draw:text-style-name="P40" svg:width="0.0638in" svg:height="0.076in" svg:x="0.0906in" svg:y="0.0496in" svg:viewBox="0 0 163 194" svg:d="M163 140c0-5-3-5-5-5-3 0-4 2-6 5-14 44-52 44-56 44-22 0-38-13-48-29-12-20-12-48-12-64 40 0 78 0 118 0 8 0 9 0 9-8 0-42-23-83-75-83-48 0-88 45-88 96 0 57 44 98 94 98s69-47 69-54zM136 83c-34 0-66 0-100 0 2-63 37-73 52-73 44 0 48 56 48 73z"><text:p/></draw:path><draw:path draw:style-name="gr4" draw:text-style-name="P40" svg:width="0.0756in" svg:height="0.1087in" svg:x="0.1646in" svg:y="0.0488in" svg:viewBox="0 0 193 277" svg:d="M193 20c0-7-5-20-21-20-9 0-28 2-45 19-18-13-36-15-45-15-39 0-68 30-68 62 0 18 9 34 20 43-6 6-14 21-14 35s6 29 20 38c-26 7-40 25-40 42 0 29 42 53 94 53 49 0 93-22 93-54 0-15-6-37-27-47-23-12-47-12-72-12-11 0-29 0-33-2-13-1-21-14-21-27 0-3 0-12 7-21 15 12 33 13 41 13 39 0 68-28 68-61 0-15-6-31-17-41 16-14 30-17 39-17 1 0 2 0 3 2-5 1-7 6-7 10 0 8 6 12 13 12 4 0 12-2 12-12zM119 66c0 11 0 24-7 35-3 5-12 17-30 17-36 0-36-42-36-52 0-11 0-25 7-35 2-6 12-17 29-17 37 0 37 43 37 52zM166 224c0 23-30 43-72 43s-71-20-71-43c0-20 15-35 33-36 9 0 17 0 26 0 36 0 84 0 84 36z"><text:p/></draw:path><draw:path draw:style-name="gr4" draw:text-style-name="P40" svg:width="0.0862in" svg:height="0.0783in" svg:x="0.248in" svg:y="0.1031in" svg:viewBox="0 0 220 200" svg:d="M220 4c0-4-4-4-9-4-60 0-121 0-181 0-7 0-8 0-11 6-6 17-12 35-18 52 0 1-1 5-1 6s0 3 5 3c3 0 5-1 6-7 17-47 26-49 72-49 3 0 8 0 12 0 8 0 9 0 9 2 0 3 0 3-1 6-13 52-26 104-39 155-3 12-4 15-34 15-11 0-14 0-14 6 0 1 1 5 6 5 8 0 16-2 25-2 8 0 17 0 25 0s18 0 26 0c9 0 17 2 26 2 2 0 6 0 6-8 0-3-3-3-12-3-5 0-11 0-17-1-10 0-11-2-11-5s0-3 1-7c13-52 27-104 40-156 1-8 2-9 8-9 1 0 12 0 18 0 18 0 25 0 34 2 13 4 13 12 13 23 0 5 0 9-2 24 0 1 0 3 0 4 0 2 2 3 4 3 5 0 5-2 6-7 3-19 5-37 8-56z"><text:p/></draw:path><draw:path draw:style-name="gr4" draw:text-style-name="P40" svg:width="0.0378in" svg:height="0.1646in" svg:x="0.363in" svg:y="-0.0004in" svg:viewBox="0 0 97 419" svg:d="M97 415c0-1 0-2-1-4-44-32-73-116-73-182 0-13 0-25 0-37 0-67 29-151 73-184 1-1 1-2 1-3 0-3-1-5-3-5s-2 1-3 1c-47 35-91 119-91 191 0 12 0 24 0 37 0 70 44 155 91 190 1 0 1 0 3 0s3-2 3-4z"><text:p/></draw:path><draw:path draw:style-name="gr4" draw:text-style-name="P40" svg:width="0.0846in" svg:height="0.0748in" svg:x="0.4157in" svg:y="0.0504in" svg:viewBox="0 0 216 191" svg:d="M216 126c0-3-4-3-5-3-5 0-5 1-6 7-6 24-14 53-31 53-10 0-13-6-13-21 0-8 5-28 8-43 4-16 9-31 12-46 1-6 5-21 7-28 2-10 6-26 6-28 0-7-6-12-12-12-2 0-13 1-16 15-11 43-21 85-32 127-1 2-18 36-48 36-22 0-26-19-26-35 0-24 12-57 23-87 5-12 7-18 7-26 0-19-13-35-35-35-39 0-55 61-55 65 0 5 4 4 5 5 3 0 5-1 6-7 11-38 27-53 43-53 4 0 11 1 11 14 0 10-5 22-7 29-16 41-26 67-26 88 0 41 30 50 53 50 28 0 42-18 49-27 5 16 21 27 39 27 14 0 24-9 31-23 7-15 8-28 12-42z"><text:p/></draw:path><draw:path draw:style-name="gr4" draw:text-style-name="P40" svg:width="0.0382in" svg:height="0.1646in" svg:x="0.5146in" svg:y="-0.0004in" svg:viewBox="0 0 98 419" svg:d="M98 229c0-13 0-25 0-37 0-72-44-156-91-191-1 0-1-1-2-1-3 0-5 2-5 5 0 1 1 2 2 3 44 33 74 117 74 184 0 12 0 24 0 37 0 66-30 150-74 182-1 2-2 3-2 4 0 2 2 4 5 4 1 0 1 0 2 0 47-35 91-120 91-190z"><text:p/></draw:path><draw:path draw:style-name="gr4" draw:text-style-name="P40" svg:width="0.1102in" svg:height="0.1583in" svg:x="0.6252in" svg:y="0.0039in" svg:viewBox="0 0 281 403" svg:d="M281 243c0-5-4-8-9-8-44 0-90 0-134 0 7-22 16-44 23-65 37 0 74 0 111 0 5 0 9-4 9-9s-4-8-9-8c-34 0-69 0-104 0 17-48 35-95 52-142 0-1 0-1 0-3 0-4-4-8-9-8-3 0-7 1-7 5-18 49-36 98-54 148-47 0-95 0-142 0-4 0-8 3-8 8s4 9 8 9c46 0 90 0 136 0-8 21-16 43-24 65-37 0-74 0-112 0-4 0-8 3-8 8 0 4 4 7 8 7 35 0 71 0 106 0-17 48-35 95-52 142 0 1 0 1 0 3 0 4 3 8 9 8 2 0 6-2 7-5 18-49 36-99 54-148 47 0 94 0 140 0 5 0 9-3 9-7z"><text:p/></draw:path><draw:path draw:style-name="gr4" draw:text-style-name="P40" svg:width="0.0543in" svg:height="0.1094in" svg:x="0.8063in" svg:y="0.0126in" svg:viewBox="0 0 139 279" svg:d="M139 279c0-4 0-7 0-12-5 0-9 0-14 0-37 0-39-5-39-20 0-79 0-158 0-236 0-10 0-11-9-11-27 26-64 26-77 26 0 5 0 9 0 14 8 0 32 0 55-11 0 72 0 145 0 218 0 14-1 20-39 20-5 0-9 0-14 0 0 5 0 8 0 12 15-1 52-1 69-1s53 0 68 1z"><text:p/></draw:path><draw:path draw:style-name="gr4" draw:text-style-name="P40" svg:width="0.0189in" svg:height="0.0492in" svg:x="0.8882in" svg:y="0.1059in" svg:viewBox="0 0 49 126" svg:d="M49 45c0-28-9-45-26-45-15 0-23 11-23 23 0 11 8 22 23 22 5 0 11-2 14-5 1-2 1-2 3-2 0 3 1 0 1 7 0 31-16 56-29 70-5 5-5 5-5 6 0 4 3 5 4 5 5 0 38-32 38-81z"><text:p/></draw:path><draw:path draw:style-name="gr4" draw:text-style-name="P40" svg:width="0.0685in" svg:height="0.1134in" svg:x="0.9551in" svg:y="0.0126in" svg:viewBox="0 0 175 289" svg:d="M175 209c0-35-26-68-71-77 35-11 59-41 59-74 0-34-37-58-77-58-43 0-75 25-75 58 0 13 9 21 21 21 14 0 22-9 22-21 0-22-19-22-25-22 12-20 41-25 55-25 18 0 41 8 41 47 0 5-1 30-12 48-12 20-27 21-37 21-4 2-14 2-17 2-4 1-6 1-6 5s2 4 9 4c6 0 14 0 20 0 34 0 50 29 50 71 0 56-30 68-48 68s-50-8-65-30c15 0 28-8 28-24 0-15-11-23-23-23-11 0-24 6-24 24 0 37 40 65 85 65 52 0 90-39 90-80z"><text:p/></draw:path></draw:g></draw:g><text:s/>אז בפרט <draw:g text:anchor-type="as-char" svg:y="-0.1244in" draw:z-index="18" draw:name="Shape19" draw:style-name="gr1"><svg:title>TexMaths</svg:title><svg:desc>12§display§\deg_T(u) \ne 3§svg§600§FALSE§</svg:desc><draw:g draw:style-name="gr2"><draw:path draw:style-name="gr3" draw:text-style-name="P39" svg:width="0.8555in" svg:height="0.1638in" svg:x="0.0024in" svg:y="0.0087in" svg:viewBox="0 0 2174 417" svg:d="M0 0c725 0 1450 0 2174 0 0 140 0 278 0 417-724 0-1449 0-2174 0 0-139 0-277 0-417z"><text:p/></draw:path><draw:path draw:style-name="gr4" draw:text-style-name="P40" svg:width="0.0815in" svg:height="0.1161in" svg:x="-0.0004in" svg:y="0.0091in" svg:viewBox="0 0 208 296" svg:d="M208 292c0-3 0-8 0-13-29 0-33-4-33-24 0-84 0-170 0-255-20 1-41 4-61 5 0 5 0 8 0 13 30 0 34 2 34 23 0 30 0 60 0 91-14-14-32-26-54-26-50 0-94 42-94 96 0 53 41 94 89 94 27 0 47-15 56-28 0 10 0 19 0 28 21-1 42-3 63-4zM145 242c0 7 0 8-3 15-14 21-33 30-51 30-19 0-33-10-44-27s-12-40-12-58c0-16 1-41 13-59 8-13 25-28 48-28 14 0 32 6 46 26 3 7 3 8 3 15 0 29 0 58 0 86z"><text:p/></draw:path><draw:path draw:style-name="gr4" draw:text-style-name="P40" svg:width="0.0638in" svg:height="0.076in" svg:x="0.0906in" svg:y="0.05in" svg:viewBox="0 0 163 194" svg:d="M163 140c0-5-3-5-5-5-4 0-4 2-6 5-14 44-52 44-56 44-22 0-38-13-48-29-13-20-13-48-13-64 39 0 78 0 117 0 10 0 11 0 11-8 0-42-23-83-75-83-50 0-88 43-88 96 0 57 44 98 92 98 52 0 71-47 71-54zM136 83c-34 0-66 0-100 0 2-63 37-73 52-73 43 0 48 56 48 73z"><text:p/></draw:path><draw:path draw:style-name="gr4" draw:text-style-name="P40" svg:width="0.0756in" svg:height="0.1087in" svg:x="0.1646in" svg:y="0.0492in" svg:viewBox="0 0 193 277" svg:d="M193 20c0-7-6-20-21-20-9 0-28 2-45 19-18-14-36-15-45-15-39 0-69 30-69 62 0 18 10 34 21 43-6 6-14 21-14 35s6 29 18 38c-25 7-38 25-38 42 0 30 42 53 94 53 49 0 93-22 93-53 0-16-6-38-27-48-23-12-47-12-72-12-11 0-29 0-33-2-13-1-21-14-21-27 0-3 0-12 7-21 15 12 33 13 41 13 39 0 68-28 68-61 0-15-6-31-17-41 15-14 30-17 37-17 2 0 4 0 5 2-5 1-7 6-7 10 0 8 6 12 13 12 4 0 12-2 12-12zM119 66c0 11 0 24-7 35-4 5-14 17-30 17-36 0-36-42-36-52 0-11 0-25 6-35 3-6 13-18 30-18 37 0 37 44 37 53zM166 224c0 21-30 43-72 43s-72-22-72-43c0-20 16-35 34-36 9 0 17 0 26 0 36 0 84 0 84 36z"><text:p/></draw:path><draw:path draw:style-name="gr4" draw:text-style-name="P40" svg:width="0.0862in" svg:height="0.0783in" svg:x="0.248in" svg:y="0.1028in" svg:viewBox="0 0 220 200" svg:d="M220 4c0-4-4-4-9-4-60 0-121 0-181 0-8 0-8 0-11 6-6 18-12 35-18 53 0 1-1 4-1 5s0 3 5 3c3 0 3-1 6-6 17-48 26-50 72-50 3 0 8 0 12 0 8 0 9 0 9 2 0 3 0 3-1 6-13 52-26 104-39 157-3 10-4 13-35 13-10 0-13 0-13 7 1 1 1 4 4 4 9 0 18-2 27-2 8 0 17 0 25 0s18 0 26 0c9 2 17 2 26 2 2 0 6 0 6-6 0-5-3-5-12-5-6 0-11 0-17 0-10-1-11-3-11-6s0-3 1-7c13-52 25-104 39-156 2-8 3-9 9-9 1 0 12 0 18 0 18 0 25 0 33 2 13 4 14 12 14 23 0 5 0 9-2 24 0 1 0 3 0 4 0 2 1 3 4 3 5 0 5-2 6-7 3-19 5-37 8-56z"><text:p/></draw:path><draw:path draw:style-name="gr4" draw:text-style-name="P40" svg:width="0.0378in" svg:height="0.165in" svg:x="0.363in" svg:y="0in" svg:viewBox="0 0 97 420" svg:d="M97 415c0-1 0-2-1-4-44-32-73-116-73-182 0-13 0-25 0-37 0-67 29-151 73-185 1 0 1-1 1-2 0-3-1-5-3-5s-3 0-3 1c-47 35-91 119-91 191 0 12 0 24 0 37 0 70 44 155 91 190 1 0 1 1 3 1s3-3 3-5z"><text:p/></draw:path><draw:path draw:style-name="gr4" draw:text-style-name="P40" svg:width="0.0846in" svg:height="0.0748in" svg:x="0.4157in" svg:y="0.0508in" svg:viewBox="0 0 216 191" svg:d="M216 126c0-3-4-3-5-3-5 0-5 1-6 7-6 24-14 53-31 53-10 0-13-6-13-19 0-10 5-30 8-45 4-16 9-31 12-46 1-6 5-21 7-28 2-10 6-26 6-28 0-9-6-12-12-12-2 0-13 1-16 15-11 43-21 85-32 127-1 2-18 36-48 36-22 0-26-19-26-35 0-24 12-57 23-87 5-12 7-18 7-26 0-19-14-35-35-35-39 0-55 61-55 65 0 5 4 4 5 5 3 0 5-1 6-7 11-38 26-53 43-53 4 0 11 0 11 14 0 10-5 22-7 29-16 41-26 67-26 88 0 41 30 50 52 50 29 0 43-18 50-27 5 16 20 27 39 27 14 0 24-9 31-23 7-15 8-28 12-42z"><text:p/></draw:path><draw:path draw:style-name="gr4" draw:text-style-name="P40" svg:width="0.0378in" svg:height="0.165in" svg:x="0.5146in" svg:y="0in" svg:viewBox="0 0 97 420" svg:d="M97 229c0-13 0-25 0-37 0-72-43-156-90-191-1-1-1-1-2-1-3 0-5 2-5 5 0 1 1 2 2 2 44 34 72 118 72 185 0 12 0 24 0 37 0 66-28 150-72 182-1 2-2 3-2 4 0 2 2 5 5 5 1 0 1-1 2-1 47-35 90-120 90-190z"><text:p/></draw:path><draw:path draw:style-name="gr4" draw:text-style-name="P40" svg:width="0.1102in" svg:height="0.1587in" svg:x="0.6252in" svg:y="0.0028in" svg:viewBox="0 0 281 404" svg:d="M281 243c0-5-4-8-9-8-44 0-90 0-134 0 7-21 16-43 23-64 37 0 74 0 111 0 5 0 9-4 9-9 0-4-4-8-9-8-34 0-69 0-104 0 17-48 35-95 52-142 0-1 0-2 0-4 0-4-4-8-9-8-3 0-7 2-7 6-18 49-36 99-54 148-47 0-95 0-142 0-4 0-8 4-8 8 0 5 4 9 8 9 46 0 90 0 136 0-8 21-16 43-24 64-37 0-74 0-112 0-4 0-8 3-8 8s4 8 8 8c35 0 71 0 106 0-17 48-35 95-52 142 0 2 0 2 0 3 0 5 3 8 9 8 2 0 6-1 7-5 18-49 36-98 54-148 47 0 94 0 140 0 5 0 9-3 9-8z"><text:p/></draw:path><draw:path draw:style-name="gr4" draw:text-style-name="P40" svg:width="0.0685in" svg:height="0.1134in" svg:x="0.798in" svg:y="0.0134in" svg:viewBox="0 0 175 289" svg:d="M175 209c0-35-26-68-71-77 35-11 60-41 60-74 0-35-37-58-78-58-43 0-74 25-74 58 0 13 8 21 22 21 13 0 21-9 21-21 0-22-20-22-26-22 13-20 41-25 55-25 18 0 41 8 41 47 0 5-1 29-12 48-12 20-27 21-37 21-4 0-14 2-17 2-3 1-6 1-6 5s3 4 11 4c6 0 12 0 18 0 34 0 50 29 50 71 0 56-29 68-48 68-18 0-49-8-65-32 16 3 29-7 29-22s-12-23-24-23c-11 0-24 6-24 24 0 37 40 65 85 65 52 0 90-39 90-80z"><text:p/></draw:path></draw:g></draw:g><text:s/>ולכן <draw:g text:anchor-type="as-char" svg:y="-0.1244in" draw:z-index="19" draw:name="Shape20" draw:style-name="gr1"><svg:title>TexMaths</svg:title><svg:desc>12§display§\deg_T(u) = 2§svg§600§FALSE§</svg:desc><draw:g draw:style-name="gr2"><draw:path draw:style-name="gr3" draw:text-style-name="P39" svg:width="0.8543in" svg:height="0.1638in" svg:x="0.0024in" svg:y="0.0091in" svg:viewBox="0 0 2171 417" svg:d="M1086 417c-362 0-724 0-1086 0 0-139 0-277 0-417 724 0 1447 0 2171 0 0 140 0 278 0 417-361 0-724 0-1085 0z"><text:p/></draw:path><draw:path draw:style-name="gr4" draw:text-style-name="P40" svg:width="0.0815in" svg:height="0.1161in" svg:x="-0.0004in" svg:y="0.0094in" svg:viewBox="0 0 208 296" svg:d="M208 291c0-4 0-7 0-12-29 0-33-4-33-24 0-84 0-170 0-255-20 1-41 4-61 5 0 5 0 8 0 13 30 0 34 2 34 23 0 30 0 60 0 91-12-14-32-26-54-26-50 0-94 42-94 96 0 53 42 94 90 94 26 0 46-15 56-28 0 10 0 19 0 28 21-1 41-3 62-5zM146 243c0 6 0 7-4 14-14 21-33 30-51 30s-33-10-44-27c-11-16-12-40-12-58 0-16 1-41 13-59 10-13 25-28 48-28 14 0 32 6 46 26 4 7 4 8 4 15 0 29 0 58 0 87z"><text:p/></draw:path><draw:path draw:style-name="gr4" draw:text-style-name="P40" svg:width="0.0638in" svg:height="0.076in" svg:x="0.0906in" svg:y="0.0496in" svg:viewBox="0 0 163 194" svg:d="M163 140c0-5-3-5-5-5-4 0-4 2-6 5-14 44-52 44-56 44-22 0-38-13-48-29-13-20-13-48-13-64 39 0 78 0 117 0 10 0 11 0 11-8 0-42-23-83-75-83-48 0-88 45-88 96 0 57 44 98 94 98s69-47 69-54zM136 83c-34 0-66 0-100 0 2-63 37-73 52-73 44 0 48 56 48 73z"><text:p/></draw:path><draw:path draw:style-name="gr4" draw:text-style-name="P40" svg:width="0.0756in" svg:height="0.1087in" svg:x="0.1646in" svg:y="0.0488in" svg:viewBox="0 0 193 277" svg:d="M193 20c0-7-5-20-21-20-9 0-28 2-45 19-18-13-36-15-45-15-39 0-69 30-69 62 0 18 10 34 21 43-6 6-14 21-14 35s6 29 20 38c-27 7-40 25-40 42 0 29 42 53 94 53 49 0 93-22 93-54 0-15-6-37-27-47-23-12-47-12-72-12-11 0-29 0-33-2-13-1-21-14-21-27 0-3 0-12 7-21 15 12 33 13 41 13 39 0 68-28 68-61 0-15-6-31-17-41 16-14 30-17 37-17 2 0 4 0 5 2-5 1-7 6-7 10 0 8 6 12 13 12 4 0 12-2 12-12zM119 66c0 11 0 24-7 35-4 5-14 17-30 17-36 0-36-42-36-52 0-11 0-25 6-35 3-6 13-17 30-17 37 0 37 43 37 52zM166 224c0 23-30 43-72 43s-71-20-71-43c0-20 15-35 33-36 9 0 17 0 26 0 36 0 84 0 84 36z"><text:p/></draw:path><draw:path draw:style-name="gr4" draw:text-style-name="P40" svg:width="0.0862in" svg:height="0.0783in" svg:x="0.248in" svg:y="0.1031in" svg:viewBox="0 0 220 200" svg:d="M220 4c0-4-4-4-9-4-60 0-121 0-181 0-8 0-8 0-11 6-6 17-12 35-18 52 0 1-1 5-1 6s0 3 5 3c3 0 3-1 6-7 17-47 26-49 72-49 3 0 8 0 12 0 8 0 9 0 9 2 0 3 0 3-1 6-13 52-26 104-39 155-3 12-4 15-35 15-10 0-13 0-13 6 0 1 1 5 6 5 7 0 16-2 25-2 8 0 17 0 25 0s18 0 26 0c9 0 17 2 26 2 2 0 6 0 6-8 0-3-3-3-12-3-6 0-11 0-17-1-10 0-11-2-11-5s0-3 1-7c13-52 25-104 39-156 2-8 3-9 9-9 1 0 12 0 18 0 18 0 25 0 33 2 13 4 14 12 14 23 0 5 0 9-2 24 0 1 0 3 0 4 0 2 1 3 4 3 5 0 5-2 6-7 3-19 5-37 8-56z"><text:p/></draw:path><draw:path draw:style-name="gr4" draw:text-style-name="P40" svg:width="0.0378in" svg:height="0.1646in" svg:x="0.363in" svg:y="-0.0004in" svg:viewBox="0 0 97 419" svg:d="M97 415c0-1 0-2-1-4-44-32-73-116-73-182 0-13 0-25 0-37 0-67 29-151 73-184 1-1 1-2 1-3 0-3-2-5-3-5-2 0-2 1-3 1-47 35-91 119-91 191 0 12 0 24 0 37 0 70 44 155 91 190 1 0 1 0 3 0 1 0 3-2 3-4z"><text:p/></draw:path><draw:path draw:style-name="gr4" draw:text-style-name="P40" svg:width="0.085in" svg:height="0.0748in" svg:x="0.4154in" svg:y="0.0504in" svg:viewBox="0 0 217 191" svg:d="M217 126c0-3-3-3-5-3-4 0-4 1-6 7-6 24-14 53-32 53-8 0-12-6-12-21 0-8 5-28 8-43 4-16 8-31 11-46 3-6 6-21 7-28 3-10 8-26 8-28 0-7-6-12-12-12-3 0-14 1-17 15-11 43-22 85-33 127 0 2-16 36-48 36-21 0-25-19-25-35 0-24 11-57 23-87 5-12 7-18 7-26 0-19-14-35-35-35-40 0-56 61-56 65 0 5 4 4 6 5 4 0 5-1 6-7 11-38 26-53 43-53 4 0 11 1 11 14 0 10-5 22-7 29-16 41-25 67-25 88 0 41 28 50 51 50 29 0 43-18 51-27 4 16 19 27 37 27 15 0 25-9 31-23 7-15 8-28 13-42z"><text:p/></draw:path><draw:path draw:style-name="gr4" draw:text-style-name="P40" svg:width="0.0378in" svg:height="0.1646in" svg:x="0.5146in" svg:y="-0.0004in" svg:viewBox="0 0 97 419" svg:d="M97 229c0-13 0-25 0-37 0-72-44-156-90-191-1 0-1-1-2-1-3 0-5 2-5 5 0 1 1 2 2 3 44 33 72 117 72 184 0 12 0 24 0 37 0 66-28 150-72 182-1 2-2 3-2 4 0 2 2 4 5 4 1 0 1 0 2 0 46-35 90-120 90-190z"><text:p/></draw:path><draw:path draw:style-name="gr4" draw:text-style-name="P40" svg:width="0.1102in" svg:height="0.0386in" svg:x="0.6252in" svg:y="0.0626in" svg:viewBox="0 0 281 99" svg:d="M281 8c0-4-4-8-9-8-87 0-176 0-264 0-4 0-8 4-8 8 0 5 4 9 8 9 88 0 177 0 264 0 5 0 9-4 9-9zM281 90c0-5-4-8-9-8-87 0-176 0-264 0-4 0-8 3-8 8s4 9 8 9c88 0 177 0 264 0 5 0 9-4 9-9z"><text:p/></draw:path><draw:path draw:style-name="gr4" draw:text-style-name="P40" svg:width="0.0657in" svg:height="0.1094in" svg:x="0.7996in" svg:y="0.0126in" svg:viewBox="0 0 168 279" svg:d="M168 207c-4 0-7 0-11 0-2 13-5 31-9 38-3 2-30 2-40 2-25 0-50 0-76 0 15-14 30-28 45-43 66-57 91-80 91-122 0-48-38-82-90-82-47 0-78 38-78 76 0 24 20 24 22 24 7 0 22-5 22-23 0-11-8-22-22-22-4 0-5 0-6 2 9-28 32-44 57-44 39 0 57 34 57 69 0 33-22 67-45 92-26 30-54 61-80 91-5 3-5 4-5 14 52 0 104 0 156 0 4-24 8-48 12-72z"><text:p/></draw:path></draw:g></draw:g>.</text:p>
      <text:h text:style-name="P38" text:outline-level="2">סעיף ג’</text:h>
      <text:p text:style-name="P9">נוכיח שהגרף המשלים <draw:g text:anchor-type="as-char" svg:y="-0.139in" draw:z-index="20" draw:name="Shape21"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אינו אוילרי.</text:p>
      <text:p text:style-name="P10">נראה תחילה כי הגרף <draw:g text:anchor-type="as-char" svg:y="-0.139in" draw:z-index="22" draw:name="Shape22"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text:span text:style-name="T9">הוא קשיר. </text:span><text:span text:style-name="T10">אנו יודעים שדרגת כל צומת היא 1, 2 או 3, אך ישנם </text:span><text:span text:style-name="T10"><draw:g text:anchor-type="as-char" svg:y="-0.1098in" draw:z-index="23" draw:name="Shape23" draw:style-name="gr1"><svg:title>TexMaths</svg:title><svg:desc>12§display§n \ge 5§svg§600§FALSE§</svg:desc><draw:g draw:style-name="gr2"><draw:path draw:style-name="gr3" draw:text-style-name="P39" svg:width="0.3776in" svg:height="0.1122in" svg:x="0.0031in" svg:y="0.0087in" svg:viewBox="0 0 960 286" svg:d="M0 0c320 0 640 0 960 0 0 95 0 191 0 286-320 0-640 0-960 0 0-95 0-191 0-286z"><text:p/></draw:path><draw:path draw:style-name="gr4" draw:text-style-name="P40" svg:width="0.0894in" svg:height="0.0744in" svg:x="-0.0004in" svg:y="0.0362in" svg:viewBox="0 0 228 190" svg:d="M228 126c0-4-3-4-5-4-3 0-3 2-6 8-8 28-22 50-43 50-7 0-9-4-9-13 0-10 3-19 7-29 8-23 25-68 25-92 0-29-18-46-48-46-38 0-59 28-66 37-1-24-19-37-39-37-19 0-27 17-31 24-7 14-13 40-13 41 0 5 4 2 5 5 5 0 5 0 7-10 7-30 16-50 31-50 9 0 13 6 13 19 0 9-1 14-7 36-8 32-15 65-24 97-1 5-3 14-3 17 0 7 6 11 12 11 4 0 12-4 15-12 3-10 5-20 9-30 2-14 6-26 8-38 2-9 5-19 7-28 3-8 4-15 6-21 6-13 29-51 69-51 19 0 23 15 23 30 0 25-21 79-28 97-4 9-4 15-4 19 0 19 15 34 34 34 40 0 55-60 55-64z"><text:p/></draw:path><draw:path draw:style-name="gr4" draw:text-style-name="P40" svg:width="0.1035in" svg:height="0.1232in" svg:x="0.1528in" svg:y="0.0059in" svg:viewBox="0 0 264 314" svg:d="M258 132c7-3 7-13 0-17-82-37-164-76-245-114-11-5-18 11-8 16 77 36 154 70 231 106-77 38-154 74-231 110-10 4-3 20 8 15 81-38 163-77 245-116zM264 306c0-5-4-9-9-9-81 0-163 0-246 0-5 0-8 4-8 9s3 8 8 8c83 0 165 0 246 0 5 0 9-3 9-8z"><text:p/></draw:path><draw:path draw:style-name="gr4" draw:text-style-name="P40" svg:width="0.0657in" svg:height="0.113in" svg:x="0.3236in" svg:y="0in" svg:viewBox="0 0 168 288" svg:d="M168 194c0-49-35-91-80-91-21 0-39 7-53 22 0-28 0-55 0-82 8 3 21 5 36 5 52 0 80-38 80-43 0-3-1-5-3-5-1 0-1 0-4 1-8 4-29 12-58 12-16 0-36-2-55-12-3-1-3-1-6-1s-3 4-3 11c0 41 0 81 0 123 0 9 0 12 6 12 2 0 3-1 4-4 5-6 21-29 56-29 21 0 32 19 35 26 7 16 8 31 8 52 0 15 0 41-11 57-9 17-25 28-44 28-32 0-56-22-63-47 1 0 3 1 7 1 15 0 22-9 22-20 0-10-7-22-22-22-6 0-20 4-20 23 0 36 29 77 77 77s91-41 91-94z"><text:p/></draw:path></draw:g></draw:g></text:span><text:span text:style-name="T10"><text:s/>צמתים, לכן בגרף המשלים </text:span><text:span text:style-name="T10"><draw:g text:anchor-type="as-char" svg:y="-0.139in" draw:z-index="24" draw:name="Shape24"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pan><text:span text:style-name="T10"><text:s/>דרגת כל צומת היא </text:span><text:span text:style-name="T10"><draw:g text:anchor-type="as-char" svg:y="-0.111in" draw:z-index="36" draw:name="Shape25" draw:style-name="gr1"><svg:title>TexMaths</svg:title><svg:desc>12§display§n - 2, n - 3, n-4§svg§600§FALSE§</svg:desc><draw:g draw:style-name="gr2"><draw:path draw:style-name="gr3" draw:text-style-name="P39" svg:width="1.2819in" svg:height="0.126in" svg:x="0.0031in" svg:y="0.0083in" svg:viewBox="0 0 3257 321" svg:d="M0 0c1085 0 2171 0 3257 0 0 107 0 214 0 321-1086 0-2172 0-3257 0 0-107 0-214 0-321z"><text:p/></draw:path><draw:path draw:style-name="gr4" draw:text-style-name="P40" svg:width="0.0898in" svg:height="0.074in" svg:x="-0.0004in" svg:y="0.0386in" svg:viewBox="0 0 229 189" svg:d="M229 126c0-4-5-4-6-4-3 0-3 1-6 7-8 29-23 52-43 52-7 0-10-4-10-13 0-11 4-21 8-30 8-23 26-69 26-92 0-29-19-46-49-46-37 0-59 28-66 37-1-24-19-37-39-37-19 0-27 17-31 24-7 14-13 39-13 41 0 4 4 2 5 4 5 0 5 0 7-9 7-30 16-50 31-50 9 0 13 6 13 19 0 9-1 13-7 36-8 32-15 64-24 97-1 6-3 15-3 18 0 6 6 9 12 9 4 0 12-3 15-11 3-10 6-20 9-31 2-13 6-25 8-37 2-9 6-19 7-29 3-7 4-14 6-20 6-13 29-51 69-51 19 0 22 15 22 30 0 25-20 79-27 97-4 9-4 15-4 19 0 20 15 33 35 33 40 0 55-60 55-63z"><text:p/></draw:path><draw:path draw:style-name="gr4" draw:text-style-name="P40" svg:width="0.1102in" svg:height="0.0063in" svg:x="0.1409in" svg:y="0.0673in" svg:viewBox="0 0 281 17" svg:d="M281 8c0-4-5-8-10-8-87 0-175 0-263 0-4 0-8 4-8 8 0 5 4 9 8 9 88 0 176 0 263 0 5 0 10-4 10-9z"><text:p/></draw:path><draw:path draw:style-name="gr4" draw:text-style-name="P40" svg:width="0.0657in" svg:height="0.1091in" svg:x="0.3059in" svg:y="0.002in" svg:viewBox="0 0 168 278" svg:d="M168 205c-4 0-7 0-11 0-2 13-5 31-9 38-3 3-30 3-40 3-25 0-50 0-76 0 15-15 30-29 45-44 66-56 91-79 91-121 0-47-38-81-89-81-48 0-79 38-79 75 0 24 20 24 22 24 7 0 22-4 22-22 0-11-8-22-22-22-4 0-4 0-5 0 9-26 32-42 56-42 39 0 57 34 57 68s-22 68-45 93c-26 28-54 58-80 88-5 5-5 6-5 16 52 0 104 0 156 0 4-24 8-48 12-73z"><text:p/></draw:path><draw:path draw:style-name="gr4" draw:text-style-name="P40" svg:width="0.0189in" svg:height="0.0492in" svg:x="0.3945in" svg:y="0.0937in" svg:viewBox="0 0 49 126" svg:d="M49 44c0-27-11-44-26-44s-23 11-23 23c0 11 8 21 23 21 5 0 11-1 14-4 1-2 1-2 3-2 0 3 1 0 1 6 0 31-16 57-29 71-5 4-5 5-5 6 0 4 3 5 4 5 5 0 38-33 38-82z"><text:p/></draw:path><draw:path draw:style-name="gr4" draw:text-style-name="P40" svg:width="0.0898in" svg:height="0.074in" svg:x="0.4591in" svg:y="0.0386in" svg:viewBox="0 0 229 189" svg:d="M229 126c0-4-3-4-5-4-4 0-4 1-7 7-8 29-21 52-43 52-7 0-10-4-10-13 0-11 4-21 8-30 8-23 26-69 26-92 0-29-18-46-49-46-37 0-58 28-65 37-2-24-20-37-40-37-19 0-27 17-31 24-7 14-13 39-13 41 0 4 4 2 6 4 4 0 4 0 7-9 6-30 16-50 30-50 9 0 13 6 13 19 0 9-1 13-7 36-8 32-15 64-24 97-1 6-3 15-3 18 0 6 6 9 12 9 4 0 13-3 15-11 3-10 6-20 9-31 2-13 6-25 8-37 4-9 6-19 7-29 3-7 4-14 6-20 6-13 29-51 69-51 19 0 22 15 22 30 0 25-20 79-27 97-4 9-4 15-4 19 0 20 15 33 35 33 40 0 55-60 55-63z"><text:p/></draw:path><draw:path draw:style-name="gr4" draw:text-style-name="P40" svg:width="0.1102in" svg:height="0.0063in" svg:x="0.6004in" svg:y="0.0673in" svg:viewBox="0 0 281 17" svg:d="M281 8c0-4-5-8-9-8-87 0-176 0-264 0-4 0-8 4-8 8 0 5 4 9 8 9 88 0 177 0 264 0 4 0 9-4 9-9z"><text:p/></draw:path><draw:path draw:style-name="gr4" draw:text-style-name="P40" svg:width="0.0685in" svg:height="0.1126in" svg:x="0.7634in" svg:y="0.002in" svg:viewBox="0 0 175 287" svg:d="M175 206c0-32-26-66-71-74 35-12 59-41 59-75s-36-57-77-57c-43 0-74 25-74 57 0 14 8 22 22 22 12 0 20-10 20-22 0-21-19-21-25-21 13-20 41-25 55-25 18 0 41 8 41 46 0 5-1 29-12 48-12 21-27 22-37 22-4 0-14 1-17 1s-6 1-6 5c0 5 3 5 9 5s14 0 20 0c34 0 50 28 50 68 0 57-29 69-48 69-18 0-49-7-65-31 16 2 28-7 28-24 0-14-11-22-23-22-11 0-24 6-24 24 0 38 40 65 85 65 52 0 90-38 90-81z"><text:p/></draw:path><draw:path draw:style-name="gr4" draw:text-style-name="P40" svg:width="0.0189in" svg:height="0.0492in" svg:x="0.8535in" svg:y="0.0937in" svg:viewBox="0 0 49 126" svg:d="M49 44c0-27-9-44-26-44-15 0-23 11-23 23 0 11 8 21 23 21 5 0 11-1 14-4 1-2 1-2 3-2 0 3 1 0 1 6 0 31-15 57-29 71-5 4-5 5-5 6 0 4 3 5 4 5 5 0 38-33 38-82z"><text:p/></draw:path><draw:path draw:style-name="gr4" draw:text-style-name="P40" svg:width="0.0898in" svg:height="0.074in" svg:x="0.9177in" svg:y="0.0386in" svg:viewBox="0 0 229 189" svg:d="M229 126c0-4-3-4-5-4-4 0-4 1-7 7-8 29-21 52-42 52-7 0-11-4-11-13 0-11 4-21 8-30 8-23 26-69 26-92 0-29-18-46-49-46-37 0-58 28-65 37-2-24-20-37-40-37s-26 17-31 24c-7 14-13 39-13 41 0 4 4 2 6 4 4 0 5 0 7-9 7-30 16-50 30-50 9 0 13 6 13 19 0 9-1 13-6 36-8 32-16 64-25 97-1 6-3 15-3 18 0 6 6 9 12 9 4 0 13-3 15-11 1 0 6-20 9-31 3-13 6-25 9-37 3-9 5-19 7-29 2-7 4-14 5-20 6-13 29-51 69-51 19 0 22 15 22 30 0 25-20 79-26 97-5 9-5 15-5 19 0 20 15 33 35 33 40 0 55-60 55-63z"><text:p/></draw:path><draw:path draw:style-name="gr4" draw:text-style-name="P40" svg:width="0.1102in" svg:height="0.0063in" svg:x="1.0591in" svg:y="0.0673in" svg:viewBox="0 0 281 17" svg:d="M281 8c0-4-4-8-9-8-87 0-176 0-264 0-4 0-8 4-8 8 0 5 4 9 8 9 88 0 177 0 264 0 5 0 9-4 9-9z"><text:p/></draw:path><draw:path draw:style-name="gr4" draw:text-style-name="P40" svg:width="0.0732in" svg:height="0.111in" svg:x="1.2201in" svg:y="0in" svg:viewBox="0 0 187 283" svg:d="M187 213c0-3 0-7 0-12-14 0-27 0-42 0 0-63 0-127 0-190 0-9 0-11-7-11-4 0-5 0-8 5-44 66-87 132-130 196 0 5 0 9 0 12 37 0 76 0 113 0 0 13 0 25 0 37 0 16-1 19-33 19-2 0-6 0-8 0 0 5 0 10 0 14 17-2 38-2 56-2s41 0 58 2c0-4 0-9 0-14-2 0-6 0-8 0-32 0-33-3-33-19 0-12 0-24 0-37 15 0 28 0 42 0zM115 201c-35 0-68 0-103 0 35-51 68-104 103-155 0 51 0 104 0 155z"><text:p/></draw:path></draw:g></draw:g></text:span><text:span text:style-name="T10"><text:s/></text:span><text:span text:style-name="T16">שכן </text:span><text:span text:style-name="T15">קשת לכל צומת אין אליה קשר בעץ המקורי, או עבור כל </text:span><text:span text:style-name="T15"><draw:g text:anchor-type="as-char" svg:y="-0.1098in" draw:z-index="37" draw:name="Shape26" draw:style-name="gr1"><svg:title>TexMaths</svg:title><svg:desc>12§display§n - 1§svg§600§FALSE§</svg:desc><draw:g draw:style-name="gr2"><draw:path draw:style-name="gr3" draw:text-style-name="P39" svg:width="0.3539in" svg:height="0.0937in" svg:x="0.0031in" svg:y="0.0087in" svg:viewBox="0 0 900 239" svg:d="M0 0c300 0 600 0 900 0 0 80 0 159 0 239-300 0-600 0-900 0 0-80 0-159 0-239z"><text:p/></draw:path><draw:path draw:style-name="gr4" draw:text-style-name="P40" svg:width="0.0894in" svg:height="0.074in" svg:x="-0.0004in" svg:y="0.0362in" svg:viewBox="0 0 228 189" svg:d="M228 125c0-3-4-3-5-3-3 0-3 1-6 7-8 27-23 50-43 50-7 0-10-3-10-13 0-11 4-20 8-29 8-22 26-68 26-92 0-28-19-45-49-45-37 0-59 27-66 37-1-24-19-37-39-37-19 0-27 17-31 24-7 14-13 39-13 40 0 5 4 3 5 5 5 0 5-1 7-9 7-30 16-50 31-50 9 0 13 6 13 19 0 9-1 13-7 35-8 32-15 64-24 95-1 7-3 17-3 19 0 7 6 11 12 11 4 0 12-4 15-12 0-1 5-21 9-31 2-12 6-24 8-36 2-10 6-19 7-29 3-7 4-14 6-20 6-13 29-51 69-51 19 0 22 15 22 29 0 25-20 79-27 97-4 8-4 13-4 18 0 20 15 35 34 35 39 0 55-60 55-64z"><text:p/></draw:path><draw:path draw:style-name="gr4" draw:text-style-name="P40" svg:width="0.1102in" svg:height="0.0063in" svg:x="0.1402in" svg:y="0.065in" svg:viewBox="0 0 281 17" svg:d="M281 8c0-4-4-8-9-8-88 0-176 0-264 0-3 0-8 4-8 8s5 9 8 9c88 0 176 0 264 0 5 0 9-5 9-9z"><text:p/></draw:path><draw:path draw:style-name="gr4" draw:text-style-name="P40" svg:width="0.0543in" svg:height="0.1087in" svg:x="0.3114in" svg:y="0in" svg:viewBox="0 0 139 277" svg:d="M139 277c0-5 0-8 0-13-5 0-8 0-13 0-38 0-40-5-40-20 0-78 0-156 0-233 0-10 0-11-9-11-27 26-64 26-77 26 0 5 0 9 0 13 8 0 34 0 55-10 0 71 0 143 0 215 0 15-1 20-39 20-5 0-9 0-14 0 0 5 0 8 0 13 16-1 52-1 69-1s54 0 68 1z"><text:p/></draw:path></draw:g></draw:g></text:span><text:span text:style-name="T15"><text:s/>ללא הצמתים המקושרות. </text:span><text:span text:style-name="T17">נראה כי לכל עלה בעץ המקורי יש קשת לכל צמתי הגרף החדש חוץ מצומת שבעץ דרגתו 2. לצומת זה יש </text:span><text:span text:style-name="T17"><draw:g text:anchor-type="as-char" svg:y="-0.1098in" draw:z-index="38" draw:name="Shape27" draw:style-name="gr1"><svg:title>TexMaths</svg:title><svg:desc>12§display§n - 3§svg§600§FALSE§</svg:desc><draw:g draw:style-name="gr2"><draw:path draw:style-name="gr3" draw:text-style-name="P39" svg:width="0.3598in" svg:height="0.0961in" svg:x="0.0031in" svg:y="0.0087in" svg:viewBox="0 0 915 245" svg:d="M0 0c305 0 610 0 915 0 0 82 0 163 0 245-305 0-610 0-915 0 0-82 0-163 0-245z"><text:p/></draw:path><draw:path draw:style-name="gr4" draw:text-style-name="P40" svg:width="0.0894in" svg:height="0.074in" svg:x="-0.0004in" svg:y="0.0362in" svg:viewBox="0 0 228 189" svg:d="M228 126c0-4-4-4-5-4-4 0-4 1-6 7-8 28-23 51-43 51-7 0-10-4-10-13 0-11 4-21 7-29 9-23 26-68 26-92 0-29-18-46-48-46-39 0-59 28-66 37-1-24-19-37-39-37-19 0-27 17-31 24-7 14-13 40-13 41 0 5 4 2 5 5 5 0 5 0 7-10 7-30 16-50 31-50 9 0 13 6 13 19 0 9-1 13-7 36-8 32-15 64-24 96-1 6-3 15-3 18 0 7 6 10 12 10 4 0 12-3 15-12s5-20 9-31c2-12 6-24 8-36 2-9 5-19 7-29 3-7 4-14 6-20 6-13 29-51 68-51 20 0 23 15 23 30 0 25-20 79-27 97-4 8-4 14-4 18 0 20 14 34 34 34 39 0 55-60 55-63z"><text:p/></draw:path><draw:path draw:style-name="gr4" draw:text-style-name="P40" svg:width="0.1102in" svg:height="0.0063in" svg:x="0.1402in" svg:y="0.0654in" svg:viewBox="0 0 281 17" svg:d="M281 8c0-4-4-8-9-8-89 0-176 0-264 0-4 0-8 4-8 8 0 5 4 9 8 9 88 0 175 0 264 0 5 0 9-4 9-9z"><text:p/></draw:path><draw:path draw:style-name="gr4" draw:text-style-name="P40" svg:width="0.0685in" svg:height="0.113in" svg:x="0.3031in" svg:y="0in" svg:viewBox="0 0 175 288" svg:d="M175 206c0-33-26-66-71-74 35-11 60-41 60-74 0-34-37-58-78-58-42 0-74 25-74 58 0 13 10 21 22 21 13 0 21-9 21-21 0-22-20-22-26-22 13-20 41-25 56-25 17 0 40 8 40 47 0 4 0 29-12 47-12 21-27 22-37 22-4 0-14 1-17 1-3 1-6 1-6 5 0 5 3 5 11 5 6 0 12 0 18 0 34 0 50 27 50 68 0 58-29 70-48 70-18 0-49-8-65-31 16 1 29-8 29-24 0-15-12-23-24-23-10 0-24 6-24 24 0 38 40 66 85 66 52 0 90-39 90-82z"><text:p/></draw:path></draw:g></draw:g></text:span><text:span text:style-name="T17"><text:s/>צמתים, ומספר זה בהכרח גדול מ־0, לכן </text:span><text:soft-page-break/><text:span text:style-name="T17">לצומת יש שכן בגרף, וראינו כי כל שכן כזה יהיה שכן לאחד העלים, לכן במסתכם ניתן ליצור מסלול בין כל שני צמתים בגרף </text:span><text:span text:style-name="T17"><draw:g text:anchor-type="as-char" svg:y="-0.139in" draw:z-index="39" draw:name="Shape28"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pan><text:span text:style-name="T17"><text:s/>והוא קשיר.</text:span></text:p>
      <text:p text:style-name="P14">נניח ש־<draw:g text:anchor-type="as-char" svg:y="-0.139in" draw:z-index="21" draw:name="Shape29"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 הוא אוילרי. ישנם בדיוק 3 עלים בעץ המקורי, לכן ישנם 3 צמתים <text:span text:style-name="T11">שדרגתם </text:span><text:span text:style-name="T11"><draw:g text:anchor-type="as-char" svg:y="-0.1098in" draw:z-index="40" draw:name="Shape31" draw:style-name="gr1"><svg:title>TexMaths</svg:title><svg:desc>12§display§n - 2§svg§600§FALSE§</svg:desc><draw:g draw:style-name="gr2"><draw:path draw:style-name="gr3" draw:text-style-name="P39" svg:width="0.3587in" svg:height="0.0937in" svg:x="0.0031in" svg:y="0.0087in" svg:viewBox="0 0 912 239" svg:d="M0 0c304 0 608 0 912 0 0 80 0 159 0 239-304 0-608 0-912 0 0-80 0-159 0-239z"><text:p/></draw:path><draw:path draw:style-name="gr4" draw:text-style-name="P40" svg:width="0.0894in" svg:height="0.074in" svg:x="-0.0004in" svg:y="0.0362in" svg:viewBox="0 0 228 189" svg:d="M228 125c0-3-4-3-5-3-3 0-3 1-6 7-8 27-23 50-43 50-7 0-10-3-10-13 0-11 4-20 8-29 8-22 25-68 25-92 0-28-18-45-48-45-39 0-59 27-66 37-1-24-19-37-39-37-19 0-27 17-31 24-7 14-13 39-13 40 0 5 4 3 5 5 5 0 5-1 7-9 7-30 16-50 31-50 9 0 13 6 13 19 0 9-1 13-7 35-8 32-15 64-24 95-1 7-3 17-3 19 0 7 6 11 12 11 4 0 12-4 15-12 0-1 5-21 9-31 2-12 6-24 8-36 2-10 5-19 7-29 3-7 4-14 6-20 6-13 29-51 69-51 19 0 22 15 22 29 0 25-20 79-27 97-4 8-4 13-4 18 0 20 15 35 34 35 39 0 55-60 55-64z"><text:p/></draw:path><draw:path draw:style-name="gr4" draw:text-style-name="P40" svg:width="0.1102in" svg:height="0.0063in" svg:x="0.1402in" svg:y="0.065in" svg:viewBox="0 0 281 17" svg:d="M281 8c0-4-4-8-9-8-88 0-176 0-264 0-4 0-8 4-8 8s4 9 8 9c88 0 176 0 264 0 5 0 9-5 9-9z"><text:p/></draw:path><draw:path draw:style-name="gr4" draw:text-style-name="P40" svg:width="0.0657in" svg:height="0.1087in" svg:x="0.3047in" svg:y="0in" svg:viewBox="0 0 168 277" svg:d="M168 204c-4 0-7 0-11 0-2 13-5 31-8 37-4 4-31 4-41 4-25 0-50 0-76 0 15-15 30-29 45-43 66-58 91-79 91-121 0-48-38-81-89-81-48 0-79 38-79 75 0 24 22 24 23 24 7 0 21-5 21-23 0-10-7-21-22-21-4 0-4 0-5 1 9-27 32-43 56-43 39 0 57 34 57 68s-21 66-45 91c-26 30-54 60-80 89-5 5-5 6-5 16 52 0 104 0 156 0 4-24 7-48 12-73z"><text:p/></draw:path></draw:g></draw:g></text:span><text:span text:style-name="T11">. </text:span><text:span text:style-name="T8">על־פי משפט 3.1 מהספר תורת הגרפים גרף קשיר הוא אוילרי אם ורק אם דרגת כל צומת בו היא זוגית, </text:span><text:span text:style-name="T11">לכן 3 הצמתים האלה הם זוגיים, לכן </text:span><text:span text:style-name="T11"><draw:g text:anchor-type="as-char" svg:y="-0.072in" draw:z-index="25" draw:name="Shape33" draw:style-name="gr1"><svg:title>TexMaths</svg:title><svg:desc>12§display§n§svg§600§FALSE§</svg:desc><draw:g draw:style-name="gr2"><draw:path draw:style-name="gr3" draw:text-style-name="P39" svg:width="0.0772in" svg:height="0.0567in" svg:x="0.0031in" svg:y="0.0083in" svg:viewBox="0 0 197 145" svg:d="M0 0c65 0 131 0 197 0 0 48 0 97 0 145-66 0-132 0-197 0 0-48 0-97 0-145z"><text:p/></draw:path><draw:path draw:style-name="gr4" draw:text-style-name="P40" svg:width="0.0894in" svg:height="0.074in" svg:x="-0.0004in" svg:y="0in" svg:viewBox="0 0 228 189" svg:d="M228 124c0-4-4-4-5-4-5 0-5 1-6 7-8 29-23 52-43 52-8 0-11-3-11-13 0-11 5-21 8-30 7-22 26-67 26-92 0-27-19-44-49-44-37 0-58 26-65 36-2-23-19-36-38-36-20 0-28 17-32 24-7 14-13 39-13 41 0 4 4 2 5 4 5 0 5 0 7-10 7-30 16-49 31-49 9 0 14 4 14 19 0 8-2 13-8 35-8 31-15 63-24 96-1 6-3 16-3 18 0 7 6 11 12 11 5 0 12-4 15-12 3-11 5-21 8-32 2-12 6-24 9-37 3-9 5-17 8-26 1-7 3-15 6-22 6-13 27-50 67-50 19 0 23 15 23 28 0 27-21 79-28 97-3 9-5 15-5 19 0 20 16 35 35 35 40 0 56-62 56-65z"><text:p/></draw:path></draw:g></draw:g></text:span><text:span text:style-name="T11"><text:s/>מספר זוגי. </text:span><text:span text:style-name="T12">ידוע לנו כי </text:span><text:span text:style-name="T12"><draw:g text:anchor-type="as-char" svg:y="-0.1098in" draw:z-index="26" draw:name="Shape34" draw:style-name="gr1"><svg:title>TexMaths</svg:title><svg:desc>12§display§n \ge 5§svg§600§FALSE§</svg:desc><draw:g draw:style-name="gr2"><draw:path draw:style-name="gr3" draw:text-style-name="P39" svg:width="0.3776in" svg:height="0.1122in" svg:x="0.0031in" svg:y="0.0087in" svg:viewBox="0 0 960 286" svg:d="M0 0c320 0 640 0 960 0 0 95 0 191 0 286-320 0-640 0-960 0 0-95 0-191 0-286z"><text:p/></draw:path><draw:path draw:style-name="gr4" draw:text-style-name="P40" svg:width="0.0894in" svg:height="0.0744in" svg:x="-0.0004in" svg:y="0.0362in" svg:viewBox="0 0 228 190" svg:d="M228 126c0-4-3-4-5-4-3 0-3 2-6 8-8 28-22 50-43 50-7 0-9-4-9-13 0-10 3-19 7-29 8-23 25-68 25-92 0-29-18-46-48-46-38 0-59 28-66 37-1-24-19-37-39-37-19 0-27 17-31 24-7 14-13 40-13 41 0 5 4 2 5 5 5 0 5 0 7-10 7-30 16-50 31-50 9 0 13 6 13 19 0 9-1 14-7 36-8 32-15 65-24 97-1 5-3 14-3 17 0 7 6 11 12 11 4 0 12-4 15-12 3-10 5-20 9-30 2-14 6-26 8-38 2-9 5-19 7-28 3-8 4-15 6-21 6-13 29-51 69-51 19 0 23 15 23 30 0 25-21 79-28 97-4 9-4 15-4 19 0 19 15 34 34 34 40 0 55-60 55-64z"><text:p/></draw:path><draw:path draw:style-name="gr4" draw:text-style-name="P40" svg:width="0.1035in" svg:height="0.1232in" svg:x="0.1528in" svg:y="0.0059in" svg:viewBox="0 0 264 314" svg:d="M258 132c7-3 7-13 0-17-82-37-164-76-245-114-11-5-18 11-8 16 77 36 154 70 231 106-77 38-154 74-231 110-10 4-3 20 8 15 81-38 163-77 245-116zM264 306c0-5-4-9-9-9-81 0-163 0-246 0-5 0-8 4-8 9s3 8 8 8c83 0 165 0 246 0 5 0 9-3 9-8z"><text:p/></draw:path><draw:path draw:style-name="gr4" draw:text-style-name="P40" svg:width="0.0657in" svg:height="0.113in" svg:x="0.3236in" svg:y="0in" svg:viewBox="0 0 168 288" svg:d="M168 194c0-49-35-91-80-91-21 0-39 7-53 22 0-28 0-55 0-82 8 3 21 5 36 5 52 0 80-38 80-43 0-3-1-5-3-5-1 0-1 0-4 1-8 4-29 12-58 12-16 0-36-2-55-12-3-1-3-1-6-1s-3 4-3 11c0 41 0 81 0 123 0 9 0 12 6 12 2 0 3-1 4-4 5-6 21-29 56-29 21 0 32 19 35 26 7 16 8 31 8 52 0 15 0 41-11 57-9 17-25 28-44 28-32 0-56-22-63-47 1 0 3 1 7 1 15 0 22-9 22-20 0-10-7-22-22-22-6 0-20 4-20 23 0 36 29 77 77 77s91-41 91-94z"><text:p/></draw:path></draw:g></draw:g></text:span><text:span text:style-name="T12">, וכי יש בדיוק שלושה צמתים בעץ המקורי שדרגתם 1, ובדיוק צומת אחד שדרגתו 3, לכן לפי סעיף ב’ ישנו לפחות צומת אחד שדרגתו 2, לכן בגרף </text:span><text:span text:style-name="T12"><draw:g text:anchor-type="as-char" svg:y="-0.139in" draw:z-index="27" draw:name="Shape35"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pan><text:span text:style-name="T12"><text:s/>יש לכל הפחות צומת אחד שדרגתו </text:span><text:span text:style-name="T12"><draw:g text:anchor-type="as-char" svg:y="-0.1098in" draw:z-index="41" draw:name="Shape30" draw:style-name="gr1"><svg:title>TexMaths</svg:title><svg:desc>12§display§n - 3§svg§600§FALSE§</svg:desc><draw:g draw:style-name="gr2"><draw:path draw:style-name="gr3" draw:text-style-name="P39" svg:width="0.3598in" svg:height="0.0961in" svg:x="0.0039in" svg:y="0.0087in" svg:viewBox="0 0 915 245" svg:d="M0 0c305 0 610 0 915 0 0 82 0 163 0 245-305 0-610 0-915 0 0-82 0-163 0-245z"><text:p/></draw:path><draw:path draw:style-name="gr4" draw:text-style-name="P40" svg:width="0.0894in" svg:height="0.074in" svg:x="0.0004in" svg:y="0.0362in" svg:viewBox="0 0 228 189" svg:d="M228 126c0-4-4-4-5-4-4 0-4 1-6 7-8 28-23 51-43 51-7 0-10-4-10-13 0-11 4-21 7-29 9-23 26-68 26-92 0-29-18-46-48-46-39 0-59 28-66 37-1-24-19-37-39-37-19 0-27 17-31 24-7 14-13 40-13 41 0 5 4 2 5 5 5 0 5 0 7-10 7-30 16-50 31-50 9 0 13 6 13 19 0 9-1 13-7 36-8 32-15 64-24 96-1 6-3 15-3 18 0 7 6 10 12 10 4 0 12-3 15-12s5-20 9-31c2-12 6-24 8-36 2-9 5-19 7-29 3-7 4-14 6-20 6-13 29-51 68-51 20 0 23 15 23 30 0 25-20 79-27 97-4 8-4 14-4 18 0 20 14 34 34 34 39 0 55-60 55-63z"><text:p/></draw:path><draw:path draw:style-name="gr4" draw:text-style-name="P40" svg:width="0.1102in" svg:height="0.0063in" svg:x="0.1409in" svg:y="0.0654in" svg:viewBox="0 0 281 17" svg:d="M281 8c0-4-4-8-9-8-89 0-176 0-264 0-4 0-8 4-8 8 0 5 4 9 8 9 88 0 175 0 264 0 5 0 9-4 9-9z"><text:p/></draw:path><draw:path draw:style-name="gr4" draw:text-style-name="P40" svg:width="0.0685in" svg:height="0.113in" svg:x="0.3039in" svg:y="0in" svg:viewBox="0 0 175 288" svg:d="M175 206c0-33-26-66-71-74 35-11 60-41 60-74 0-34-37-58-78-58-42 0-74 25-74 58 0 13 10 21 22 21 13 0 21-9 21-21 0-22-20-22-26-22 13-20 41-25 56-25 17 0 40 8 40 47 0 4 0 29-12 47-12 21-27 22-37 22-4 0-14 1-17 1-3 1-6 1-6 5 0 5 3 5 11 5 6 0 12 0 18 0 34 0 50 27 50 68 0 58-29 70-48 70-18 0-49-8-65-32 16 2 29-7 29-23 0-15-12-23-24-23-10 0-24 6-24 24 0 38 40 66 85 66 52 0 90-39 90-82z"><text:p/></draw:path></draw:g></draw:g></text:span><text:span text:style-name="T12">. </text:span><text:span text:style-name="T13">כאמור, כל צומת ב־</text:span><text:span text:style-name="T13"><draw:g text:anchor-type="as-char" svg:y="-0.139in" draw:z-index="28" draw:name="Shape37"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pan><text:span text:style-name="T13"> היא זוגית, לכן </text:span><text:span text:style-name="T13"><draw:g text:anchor-type="as-char" svg:y="-0.1098in" draw:z-index="42" draw:name="Shape32" draw:style-name="gr1"><svg:title>TexMaths</svg:title><svg:desc>12§display§n - 3§svg§600§FALSE§</svg:desc><draw:g draw:style-name="gr2"><draw:path draw:style-name="gr3" draw:text-style-name="P39" svg:width="0.3598in" svg:height="0.0961in" svg:x="0.0039in" svg:y="0.0087in" svg:viewBox="0 0 915 245" svg:d="M0 0c305 0 610 0 915 0 0 82 0 163 0 245-305 0-610 0-915 0 0-82 0-163 0-245z"><text:p/></draw:path><draw:path draw:style-name="gr4" draw:text-style-name="P40" svg:width="0.0894in" svg:height="0.074in" svg:x="0.0004in" svg:y="0.0362in" svg:viewBox="0 0 228 189" svg:d="M228 126c0-4-4-4-5-4-4 0-4 1-6 7-8 28-23 51-43 51-7 0-10-4-10-13 0-11 4-21 7-29 9-23 26-68 26-92 0-29-18-46-48-46-39 0-59 28-66 37-1-24-19-37-39-37-19 0-27 17-31 24-7 14-13 40-13 41 0 5 4 2 5 5 5 0 5 0 7-10 7-30 16-50 31-50 9 0 13 6 13 19 0 9-1 13-7 36-8 32-15 64-24 96-1 6-3 15-3 18 0 7 6 10 12 10 4 0 12-3 15-12s5-20 9-31c2-12 6-24 8-36 2-9 5-19 7-29 3-7 4-14 6-20 6-13 29-51 68-51 20 0 23 15 23 30 0 25-20 79-27 97-4 8-4 14-4 18 0 20 14 34 34 34 39 0 55-60 55-63z"><text:p/></draw:path><draw:path draw:style-name="gr4" draw:text-style-name="P40" svg:width="0.1102in" svg:height="0.0063in" svg:x="0.1409in" svg:y="0.0654in" svg:viewBox="0 0 281 17" svg:d="M281 8c0-4-4-8-9-8-89 0-176 0-264 0-4 0-8 4-8 8 0 5 4 9 8 9 88 0 175 0 264 0 5 0 9-4 9-9z"><text:p/></draw:path><draw:path draw:style-name="gr4" draw:text-style-name="P40" svg:width="0.0685in" svg:height="0.113in" svg:x="0.3039in" svg:y="0in" svg:viewBox="0 0 175 288" svg:d="M175 206c0-33-26-66-71-74 35-11 60-41 60-74 0-34-37-58-78-58-42 0-74 25-74 58 0 13 10 21 22 21 13 0 21-9 21-21 0-22-20-22-26-22 13-20 41-25 56-25 17 0 40 8 40 47 0 4 0 29-12 47-12 21-27 22-37 22-4 0-14 1-17 1-3 1-6 1-6 5 0 5 3 5 11 5 6 0 12 0 18 0 34 0 50 27 50 68 0 58-29 70-48 70-18 0-49-8-65-32 16 2 29-7 29-23 0-15-12-23-24-23-10 0-24 6-24 24 0 38 40 66 85 66 52 0 90-39 90-82z"><text:p/></draw:path></draw:g></draw:g></text:span><text:span text:style-name="T13"><text:s/>הוא מספר זוגי, ולכן </text:span><text:span text:style-name="T13"><draw:g text:anchor-type="as-char" svg:y="-0.072in" draw:z-index="29" draw:name="Shape39" draw:style-name="gr1"><svg:title>TexMaths</svg:title><svg:desc>12§display§n§svg§600§FALSE§</svg:desc><draw:g draw:style-name="gr2"><draw:path draw:style-name="gr3" draw:text-style-name="P39" svg:width="0.0772in" svg:height="0.0567in" svg:x="0.0031in" svg:y="0.0083in" svg:viewBox="0 0 197 145" svg:d="M0 0c65 0 131 0 197 0 0 48 0 97 0 145-66 0-132 0-197 0 0-48 0-97 0-145z"><text:p/></draw:path><draw:path draw:style-name="gr4" draw:text-style-name="P40" svg:width="0.0894in" svg:height="0.074in" svg:x="-0.0004in" svg:y="0in" svg:viewBox="0 0 228 189" svg:d="M228 124c0-4-4-4-5-4-5 0-5 1-6 7-8 29-23 52-43 52-8 0-11-3-11-13 0-11 5-21 8-30 7-22 26-67 26-92 0-27-19-44-49-44-37 0-58 26-65 36-2-23-19-36-38-36-20 0-28 17-32 24-7 14-13 39-13 41 0 4 4 2 5 4 5 0 5 0 7-10 7-30 16-49 31-49 9 0 14 4 14 19 0 8-2 13-8 35-8 31-15 63-24 96-1 6-3 16-3 18 0 7 6 11 12 11 5 0 12-4 15-12 3-11 5-21 8-32 2-12 6-24 9-37 3-9 5-17 8-26 1-7 3-15 6-22 6-13 27-50 67-50 19 0 23 15 23 28 0 27-21 79-28 97-3 9-5 15-5 19 0 20 16 35 35 35 40 0 56-62 56-65z"><text:p/></draw:path></draw:g></draw:g></text:span><text:span text:style-name="T13"><text:s/>הוא מספר </text:span><text:span text:style-name="T18">אי־</text:span><text:span text:style-name="T13">זוגי, אבל </text:span><text:span text:style-name="T13"><draw:g text:anchor-type="as-char" svg:y="-0.072in" draw:z-index="30" draw:name="Shape40" draw:style-name="gr1"><svg:title>TexMaths</svg:title><svg:desc>12§display§n§svg§600§FALSE§</svg:desc><draw:g draw:style-name="gr2"><draw:path draw:style-name="gr3" draw:text-style-name="P39" svg:width="0.0772in" svg:height="0.0567in" svg:x="0.0031in" svg:y="0.0083in" svg:viewBox="0 0 197 145" svg:d="M0 0c65 0 131 0 197 0 0 48 0 97 0 145-66 0-132 0-197 0 0-48 0-97 0-145z"><text:p/></draw:path><draw:path draw:style-name="gr4" draw:text-style-name="P40" svg:width="0.0894in" svg:height="0.074in" svg:x="-0.0004in" svg:y="0in" svg:viewBox="0 0 228 189" svg:d="M228 124c0-4-4-4-5-4-5 0-5 1-6 7-8 29-23 52-43 52-8 0-11-3-11-13 0-11 5-21 8-30 7-22 26-67 26-92 0-27-19-44-49-44-37 0-58 26-65 36-2-23-19-36-38-36-20 0-28 17-32 24-7 14-13 39-13 41 0 4 4 2 5 4 5 0 5 0 7-10 7-30 16-49 31-49 9 0 14 4 14 19 0 8-2 13-8 35-8 31-15 63-24 96-1 6-3 16-3 18 0 7 6 11 12 11 5 0 12-4 15-12 3-11 5-21 8-32 2-12 6-24 9-37 3-9 5-17 8-26 1-7 3-15 6-22 6-13 27-50 67-50 19 0 23 15 23 28 0 27-21 79-28 97-3 9-5 15-5 19 0 20 16 35 35 35 40 0 56-62 56-65z"><text:p/></draw:path></draw:g></draw:g></text:span><text:span text:style-name="T13"><text:s/>הוא מספר זוגי, וזוהי סתירה לטענה ש־</text:span><text:span text:style-name="T13"><draw:g text:anchor-type="as-char" svg:y="-0.139in" draw:z-index="31" draw:name="Shape41"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pan><text:span text:style-name="T13"> הוא אוילרי, לכן הוא גרף לא אוילרי.</text:span></text:p>
      <text:h text:style-name="P38" text:outline-level="2">סעיף ד’</text:h>
      <text:p text:style-name="P11">נוכיח שבגרף <draw:g text:anchor-type="as-char" svg:y="-0.139in" draw:z-index="32" draw:name="Shape42"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קיים מסלול אוילר אם ורק אם <draw:g text:anchor-type="as-char" svg:y="-0.1098in" draw:z-index="33" draw:name="Shape43" draw:style-name="gr1"><svg:title>TexMaths</svg:title><svg:desc>12§display§n = 6§svg§600§FALSE§</svg:desc><draw:g draw:style-name="gr2"><draw:path draw:style-name="gr3" draw:text-style-name="P39" svg:width="0.378in" svg:height="0.0961in" svg:x="0.0031in" svg:y="0.0087in" svg:viewBox="0 0 961 245" svg:d="M0 0c320 0 641 0 961 0 0 82 0 163 0 245-320 0-641 0-961 0 0-82 0-163 0-245z"><text:p/></draw:path><draw:path draw:style-name="gr4" draw:text-style-name="P40" svg:width="0.0894in" svg:height="0.074in" svg:x="-0.0004in" svg:y="0.0362in" svg:viewBox="0 0 228 189" svg:d="M228 126c0-4-4-4-5-4-4 0-4 1-6 7-8 28-23 51-43 51-7 0-10-4-10-13 0-11 4-21 7-29 9-23 26-68 26-92 0-29-18-46-48-46-39 0-59 28-66 37-2-24-19-37-39-37-19 0-27 17-31 24-7 14-13 40-13 41 0 5 4 2 5 5 5 0 5 0 7-10 7-30 16-50 31-50 9 0 13 6 13 19 0 9-1 13-7 36-8 32-15 64-24 96-1 6-3 15-3 18 0 7 6 10 12 10 4 0 12-3 15-12s5-20 9-31c2-12 6-24 8-36 2-9 5-19 7-29 2-7 4-14 6-20 6-13 29-51 68-51 20 0 23 15 23 30 0 25-20 79-27 97-4 8-4 14-4 18 0 20 14 34 34 34 39 0 55-60 55-63z"><text:p/></draw:path><draw:path draw:style-name="gr4" draw:text-style-name="P40" svg:width="0.1094in" svg:height="0.0382in" svg:x="0.1496in" svg:y="0.048in" svg:viewBox="0 0 279 98" svg:d="M279 8c0-4-3-8-8-8-88 0-175 0-263 0-4 0-8 4-8 8 0 5 4 9 8 9 88 0 175 0 263 0 5 0 8-4 8-9zM279 90c0-5-3-9-8-9-88 0-175 0-263 0-4 0-8 4-8 9s4 8 8 8c88 0 175 0 263 0 5 0 8-3 8-8z"><text:p/></draw:path><draw:path draw:style-name="gr4" draw:text-style-name="P40" svg:width="0.0685in" svg:height="0.113in" svg:x="0.3213in" svg:y="0in" svg:viewBox="0 0 175 288" svg:d="M175 193c0-53-37-92-84-92-29 0-44 21-53 40 0-3 0-7 0-9 0-107 52-121 73-121 11 0 29 2 38 17-6 0-23 0-23 19 0 12 9 19 19 19 7 0 19-5 19-20 0-26-18-46-53-46-53 0-111 54-111 146 0 112 49 142 89 142 46 0 86-40 86-95zM137 192c0 20 0 42-8 56-12 25-31 28-40 28-27 0-40-26-42-32-7-20-7-53-7-61 0-32 13-73 50-73 7 0 26 0 39 25 8 15 8 36 8 57z"><text:p/></draw:path></draw:g></draw:g>.</text:p>
      <text:p text:style-name="P15">תחילה נוכיח כי אם <draw:g text:anchor-type="as-char" svg:y="-0.1098in" draw:z-index="34" draw:name="Shape44" draw:style-name="gr1"><svg:title>TexMaths</svg:title><svg:desc>12§display§n = 6§svg§600§FALSE§</svg:desc><draw:g draw:style-name="gr2"><draw:path draw:style-name="gr3" draw:text-style-name="P39" svg:width="0.378in" svg:height="0.0961in" svg:x="0.0031in" svg:y="0.0087in" svg:viewBox="0 0 961 245" svg:d="M0 0c320 0 641 0 961 0 0 82 0 163 0 245-320 0-641 0-961 0 0-82 0-163 0-245z"><text:p/></draw:path><draw:path draw:style-name="gr4" draw:text-style-name="P40" svg:width="0.0894in" svg:height="0.074in" svg:x="-0.0004in" svg:y="0.0362in" svg:viewBox="0 0 228 189" svg:d="M228 126c0-4-4-4-5-4-4 0-4 1-6 7-8 28-23 51-43 51-7 0-10-4-10-13 0-11 4-21 7-29 9-23 26-68 26-92 0-29-18-46-48-46-39 0-59 28-66 37-2-24-19-37-39-37-19 0-27 17-31 24-7 14-13 40-13 41 0 5 4 2 5 5 5 0 5 0 7-10 7-30 16-50 31-50 9 0 13 6 13 19 0 9-1 13-7 36-8 32-15 64-24 96-1 6-3 15-3 18 0 7 6 10 12 10 4 0 12-3 15-12s5-20 9-31c2-12 6-24 8-36 2-9 5-19 7-29 2-7 4-14 6-20 6-13 29-51 68-51 20 0 23 15 23 30 0 25-20 79-27 97-4 8-4 14-4 18 0 20 14 34 34 34 39 0 55-60 55-63z"><text:p/></draw:path><draw:path draw:style-name="gr4" draw:text-style-name="P40" svg:width="0.1094in" svg:height="0.0382in" svg:x="0.1496in" svg:y="0.048in" svg:viewBox="0 0 279 98" svg:d="M279 8c0-4-3-8-8-8-88 0-175 0-263 0-4 0-8 4-8 8 0 5 4 9 8 9 88 0 175 0 263 0 5 0 8-4 8-9zM279 90c0-5-3-9-8-9-88 0-175 0-263 0-4 0-8 4-8 9s4 8 8 8c88 0 175 0 263 0 5 0 8-3 8-8z"><text:p/></draw:path><draw:path draw:style-name="gr4" draw:text-style-name="P40" svg:width="0.0685in" svg:height="0.113in" svg:x="0.3213in" svg:y="0in" svg:viewBox="0 0 175 288" svg:d="M175 193c0-53-37-92-84-92-29 0-44 21-53 40 0-3 0-7 0-9 0-107 52-121 73-121 11 0 29 2 38 17-6 0-23 0-23 19 0 12 9 19 19 19 7 0 19-5 19-20 0-26-18-46-53-46-53 0-111 54-111 146 0 112 49 142 89 142 46 0 86-40 86-95zM137 192c0 20 0 42-8 56-12 25-31 28-40 28-27 0-40-26-42-32-7-20-7-53-7-61 0-32 13-73 50-73 7 0 26 0 39 25 8 15 8 36 8 57z"><text:p/></draw:path></draw:g></draw:g><text:s/>אז קיים מסלול אוילרי. לפי הגדרת מסלול אוילרי, בגרף על כל הצמתים להיות <text:span text:style-name="T14">בעלי דרגה </text:span>זוגי<text:span text:style-name="T14">ת</text:span> או זוגי<text:span text:style-name="T14">ת</text:span> מלבד שני <text:span text:style-name="T14">צמתים</text:span>, על שני אלה להיות אי־זוגיים <text:span text:style-name="T14">בדרגתם</text:span>. <text:span text:style-name="T14">כבר חישבנו בסעיף ג’ את דרגת כל הצמתים בגרף </text:span><text:span text:style-name="T14"><draw:g text:anchor-type="as-char" svg:y="-0.139in" draw:z-index="35" draw:name="Shape45"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pan><text:span text:style-name="T14">, נציב ונראה שקיים צומת אחד עם דרגה </text:span><text:span text:style-name="T19">2</text:span><text:span text:style-name="T14">, שלושה צמתים בעלי דרגה </text:span><text:span text:style-name="T19">4, ו־2 צמתים בעלי דרגה 3. בסך הכול כלל הצמתים בעלי דרגה זוגית מלבד שניים, להם דרגה אי־זוגית, לכן הגרף </text:span><text:span text:style-name="T19"><draw:g text:anchor-type="as-char" svg:y="-0.139in" draw:z-index="43" draw:name="Shape36"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pan><text:span text:style-name="T19"><text:s/></text:span><text:span text:style-name="T20">אוילרי.</text:span></text:p>
      <text:p text:style-name="P16">נראה כי אם הגרף <draw:g text:anchor-type="as-char" svg:y="-0.139in" draw:z-index="44" draw:name="Shape38"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text:span text:style-name="T21">אוילרי </text:span>אז <draw:g text:anchor-type="as-char" svg:y="-0.1098in" draw:z-index="45" draw:name="Shape46" draw:style-name="gr1"><svg:title>TexMaths</svg:title><svg:desc>12§display§n = 6§svg§600§FALSE§</svg:desc><draw:g draw:style-name="gr2"><draw:path draw:style-name="gr3" draw:text-style-name="P39" svg:width="0.378in" svg:height="0.0961in" svg:x="0.0039in" svg:y="0.0087in" svg:viewBox="0 0 961 245" svg:d="M0 0c320 0 641 0 961 0 0 82 0 163 0 245-320 0-641 0-961 0 0-82 0-163 0-245z"><text:p/></draw:path><draw:path draw:style-name="gr4" draw:text-style-name="P40" svg:width="0.0894in" svg:height="0.074in" svg:x="0.0004in" svg:y="0.0362in" svg:viewBox="0 0 228 189" svg:d="M228 126c0-4-4-4-5-4-4 0-4 1-6 7-8 28-23 51-43 51-7 0-10-4-10-13 0-11 4-21 7-29 9-23 26-68 26-92 0-29-18-46-48-46-39 0-59 28-66 37-2-24-19-37-39-37-19 0-27 17-31 24-7 14-13 40-13 41 0 5 4 2 5 5 5 0 5 0 7-10 7-30 16-50 31-50 9 0 13 6 13 19 0 9-1 13-7 36-8 32-15 64-24 96-1 6-3 15-3 18 0 7 6 10 12 10 4 0 12-3 15-12s5-20 9-31c2-12 6-24 8-36 2-9 5-19 7-29 2-7 4-14 6-20 6-13 29-51 68-51 20 0 23 15 23 30 0 25-20 79-27 97-4 8-4 14-4 18 0 20 14 34 34 34 39 0 55-60 55-63z"><text:p/></draw:path><draw:path draw:style-name="gr4" draw:text-style-name="P40" svg:width="0.1094in" svg:height="0.0382in" svg:x="0.1504in" svg:y="0.0484in" svg:viewBox="0 0 279 98" svg:d="M279 8c0-4-3-8-8-8-88 0-175 0-263 0-4 0-8 4-8 8 0 5 4 9 8 9 88 0 175 0 263 0 5 0 8-4 8-9zM279 90c0-5-3-8-8-8-88 0-175 0-263 0-4 0-8 3-8 8s4 8 8 8c88 0 175 0 263 0 5 0 8-3 8-8z"><text:p/></draw:path><draw:path draw:style-name="gr4" draw:text-style-name="P40" svg:width="0.0685in" svg:height="0.113in" svg:x="0.322in" svg:y="0in" svg:viewBox="0 0 175 288" svg:d="M175 193c0-53-37-92-84-92-29 0-44 21-53 40 0-3 0-7 0-9 0-107 52-121 73-121 11 0 29 2 38 17-6 0-23 0-23 19 0 12 9 19 19 19 7 0 19-5 19-20 0-26-18-46-53-46-53 0-111 54-111 146 0 112 49 142 89 142 46 0 86-40 86-95zM137 192c0 20 0 42-8 56-12 25-31 28-40 28-27 0-40-26-42-32-7-20-7-53-7-61 0-32 13-73 50-73 7 0 26 0 39 25 8 15 8 36 8 57z"><text:p/></draw:path></draw:g></draw:g>. <text:span text:style-name="T22">אנו יודעים כי </text:span><text:span text:style-name="T22"><draw:g text:anchor-type="as-char" svg:y="-0.1098in" draw:z-index="46" draw:name="Shape47" draw:style-name="gr1"><svg:title>TexMaths</svg:title><svg:desc>12§display§n \ge 5§svg§600§FALSE§</svg:desc><draw:g draw:style-name="gr2"><draw:path draw:style-name="gr3" draw:text-style-name="P39" svg:width="0.3776in" svg:height="0.1122in" svg:x="0.0039in" svg:y="0.0087in" svg:viewBox="0 0 960 286" svg:d="M0 0c320 0 640 0 960 0 0 95 0 191 0 286-320 0-640 0-960 0 0-95 0-191 0-286z"><text:p/></draw:path><draw:path draw:style-name="gr4" draw:text-style-name="P40" svg:width="0.0894in" svg:height="0.0744in" svg:x="0.0004in" svg:y="0.0362in" svg:viewBox="0 0 228 190" svg:d="M228 126c0-4-3-4-5-4-3 0-3 2-6 8-8 28-22 50-43 50-7 0-9-4-9-13 0-10 3-19 7-29 8-23 25-68 25-92 0-29-18-46-48-46-38 0-59 28-66 37-1-24-19-37-39-37-19 0-27 17-31 24-7 14-13 40-13 41 0 5 4 2 5 5 5 0 5 0 7-10 7-30 16-50 31-50 9 0 13 6 13 19 0 9-1 14-7 36-8 32-15 65-24 97-1 5-3 14-3 17 0 7 6 11 12 11 4 0 12-4 15-12 3-10 5-20 9-30 2-14 6-26 8-38 2-9 5-19 7-28 3-8 4-15 6-21 6-13 29-51 69-51 19 0 23 15 23 30 0 25-21 79-28 97-4 9-4 15-4 19 0 19 15 34 34 34 40 0 55-60 55-64z"><text:p/></draw:path><draw:path draw:style-name="gr4" draw:text-style-name="P40" svg:width="0.1035in" svg:height="0.1232in" svg:x="0.1535in" svg:y="0.0059in" svg:viewBox="0 0 264 314" svg:d="M258 132c7-3 7-13 0-17-82-37-164-76-245-114-11-5-18 11-8 16 77 36 154 70 231 106-77 38-154 74-231 110-10 4-3 20 8 15 81-38 163-77 245-116zM264 306c0-5-4-9-9-9-81 0-163 0-246 0-5 0-8 4-8 9s3 8 8 8c83 0 165 0 246 0 5 0 9-3 9-8z"><text:p/></draw:path><draw:path draw:style-name="gr4" draw:text-style-name="P40" svg:width="0.0657in" svg:height="0.113in" svg:x="0.3244in" svg:y="0in" svg:viewBox="0 0 168 288" svg:d="M168 194c0-49-35-91-80-91-21 0-39 7-53 22 0-28 0-55 0-82 8 3 21 5 36 5 52 0 80-38 80-43 0-3-1-5-3-5-1 0-1 0-4 1-8 4-29 12-58 12-16 0-36-2-55-12-3-1-3-1-6-1s-3 4-3 11c0 41 0 81 0 123 0 9 0 12 6 12 2 0 3-1 4-4 5-6 21-29 56-29 21 0 32 19 35 26 7 16 8 31 8 52 0 15 0 41-11 57-9 17-25 28-44 28-32 0-56-22-63-47 1 0 3 1 7 1 15 0 22-9 22-20 0-10-7-22-22-22-6 0-20 4-20 23 0 36 29 77 77 77s91-41 91-94z"><text:p/></draw:path></draw:g></draw:g></text:span><text:span text:style-name="T22">, וכי ישנם ארבעה צמתים (הם אלה שהיו הצומת הבודד בעל דרגה3 ושלושת העלים) שדרגתם </text:span><text:span text:style-name="T22"><draw:g text:anchor-type="as-char" svg:y="-0.111in" draw:z-index="47" draw:name="Shape48" draw:style-name="gr1"><svg:title>TexMaths</svg:title><svg:desc>12§display§n -2, n -4§svg§600§FALSE§</svg:desc><draw:g draw:style-name="gr2"><draw:path draw:style-name="gr3" draw:text-style-name="P39" svg:width="0.822in" svg:height="0.126in" svg:x="0.0039in" svg:y="0.0083in" svg:viewBox="0 0 2089 321" svg:d="M0 0c696 0 1393 0 2089 0 0 107 0 214 0 321-696 0-1393 0-2089 0 0-107 0-214 0-321z"><text:p/></draw:path><draw:path draw:style-name="gr4" draw:text-style-name="P40" svg:width="0.0898in" svg:height="0.074in" svg:x="0.0004in" svg:y="0.0386in" svg:viewBox="0 0 229 189" svg:d="M229 126c0-4-5-4-6-4-3 0-3 1-6 7-8 29-21 52-43 52-7 0-10-4-10-13 0-11 4-21 8-30 8-23 26-69 26-92 0-29-18-46-49-46-37 0-59 28-66 37-1-24-19-37-39-37-19 0-27 17-31 24-7 14-13 39-13 41 0 4 4 2 5 4 5 0 5 0 7-9 7-30 16-50 31-50 9 0 13 6 13 19 0 9-1 13-7 36-8 32-15 64-24 97-1 6-3 15-3 18 0 6 6 9 12 9 4 0 12-3 15-11 3-10 6-20 9-31 2-13 6-25 8-37 2-9 6-19 7-29 3-7 4-14 6-20 6-13 29-51 69-51 19 0 22 15 22 30 0 25-20 79-27 97-4 9-4 15-4 19 0 20 15 33 35 33 40 0 55-60 55-63z"><text:p/></draw:path><draw:path draw:style-name="gr4" draw:text-style-name="P40" svg:width="0.1102in" svg:height="0.0063in" svg:x="0.1417in" svg:y="0.0673in" svg:viewBox="0 0 281 17" svg:d="M281 8c0-4-5-8-9-8-87 0-176 0-264 0-4 0-8 4-8 8 0 5 4 9 8 9 88 0 177 0 264 0 4 0 9-4 9-9z"><text:p/></draw:path><draw:path draw:style-name="gr4" draw:text-style-name="P40" svg:width="0.0657in" svg:height="0.1091in" svg:x="0.3063in" svg:y="0.002in" svg:viewBox="0 0 168 278" svg:d="M168 205c-4 0-7 0-11 0-1 13-5 31-8 38-4 3-31 3-41 3-25 0-50 0-76 0 15-15 30-29 45-44 66-56 91-79 91-121 0-47-38-81-89-81-48 0-79 38-79 75 0 24 20 24 22 24 7 0 22-4 22-22 0-11-8-22-22-22-4 0-4 0-5 0 9-26 32-42 56-42 39 0 57 34 57 68s-21 68-45 93c-26 28-54 58-80 88-5 5-5 6-5 16 52 0 104 0 156 0 4-24 8-48 12-73z"><text:p/></draw:path><draw:path draw:style-name="gr4" draw:text-style-name="P40" svg:width="0.0189in" svg:height="0.0492in" svg:x="0.3953in" svg:y="0.0937in" svg:viewBox="0 0 49 126" svg:d="M49 44c0-27-9-44-26-44-15 0-23 11-23 23 0 11 8 21 23 21 5 0 11-1 14-4 1-2 1-2 3-2 0 3 1 0 1 6 0 31-16 57-29 71-5 4-5 5-5 6 0 4 3 5 4 5 5 0 38-33 38-82z"><text:p/></draw:path><draw:path draw:style-name="gr4" draw:text-style-name="P40" svg:width="0.0898in" svg:height="0.074in" svg:x="0.4591in" svg:y="0.0386in" svg:viewBox="0 0 229 189" svg:d="M229 126c0-4-3-4-5-4-4 0-4 1-7 7-8 29-21 52-42 52-7 0-11-4-11-13 0-11 4-21 8-30 8-23 26-69 26-92 0-29-18-46-49-46-37 0-58 28-65 37-2-24-20-37-40-37-19 0-27 17-31 24-7 14-13 39-13 41 0 4 4 2 6 4 4 0 4 0 7-9 7-30 16-50 30-50 9 0 13 6 13 19 0 9-1 13-6 36-8 32-16 64-25 97-1 6-3 15-3 18 0 6 6 9 12 9 4 0 13-3 15-11 1 0 6-20 9-31 3-13 6-25 9-37 3-9 5-19 7-29 2-7 4-14 5-20 6-13 29-51 69-51 19 0 22 15 22 30 0 25-20 79-26 97-5 9-5 15-5 19 0 20 15 33 35 33 40 0 55-60 55-63z"><text:p/></draw:path><draw:path draw:style-name="gr4" draw:text-style-name="P40" svg:width="0.1102in" svg:height="0.0063in" svg:x="0.6004in" svg:y="0.0673in" svg:viewBox="0 0 281 17" svg:d="M281 8c0-4-4-8-9-8-87 0-176 0-264 0-4 0-8 4-8 8 0 5 4 9 8 9 88 0 177 0 264 0 5 0 9-4 9-9z"><text:p/></draw:path><draw:path draw:style-name="gr4" draw:text-style-name="P40" svg:width="0.0732in" svg:height="0.111in" svg:x="0.7614in" svg:y="0in" svg:viewBox="0 0 187 283" svg:d="M187 213c0-3 0-7 0-12-14 0-27 0-42 0 0-63 0-127 0-190 0-9 0-11-7-11-4 0-5 0-8 5-44 66-87 132-130 196 0 5 0 9 0 12 37 0 76 0 113 0 0 13 0 25 0 37 0 16-1 19-33 19-2 0-6 0-8 0 0 5 0 10 0 14 17-2 38-2 56-2s41 0 58 2c0-4 0-9 0-14-2 0-6 0-8 0-32 0-33-3-33-19 0-12 0-24 0-37 15 0 28 0 42 0zM115 201c-35 0-68 0-103 0 35-51 68-104 103-155 0 51 0 104 0 155z"><text:p/></draw:path></draw:g></draw:g></text:span><text:span text:style-name="T22">. אם </text:span><text:span text:style-name="T22"><draw:g text:anchor-type="as-char" svg:y="-0.072in" draw:z-index="48" draw:name="Shape49" draw:style-name="gr1"><svg:title>TexMaths</svg:title><svg:desc>12§display§n§svg§600§FALSE§</svg:desc><draw:g draw:style-name="gr2"><draw:path draw:style-name="gr3" draw:text-style-name="P39" svg:width="0.0772in" svg:height="0.0567in" svg:x="0.0039in" svg:y="0.0083in" svg:viewBox="0 0 197 145" svg:d="M0 0c65 0 131 0 197 0 0 48 0 97 0 145-66 0-132 0-197 0 0-48 0-97 0-145z"><text:p/></draw:path><draw:path draw:style-name="gr4" draw:text-style-name="P40" svg:width="0.0894in" svg:height="0.074in" svg:x="0.0004in" svg:y="0in" svg:viewBox="0 0 228 189" svg:d="M228 124c0-4-4-4-5-4-5 0-5 1-6 7-8 29-23 52-43 52-8 0-11-3-11-13 0-11 5-21 8-30 7-22 26-67 26-92 0-27-19-44-49-44-37 0-58 26-65 36-2-23-19-36-38-36-20 0-28 17-32 24-7 14-13 39-13 41 0 4 4 2 5 4 5 0 5 0 7-10 7-30 16-49 31-49 9 0 14 4 14 19 0 8-2 13-8 35-8 31-15 63-24 96-1 6-3 16-3 18 0 7 6 11 12 11 5 0 12-4 15-12 3-11 5-21 8-32 2-12 6-24 9-37 3-9 5-17 8-26 1-7 3-15 6-22 6-13 27-50 67-50 19 0 23 15 23 28 0 27-21 79-28 97-3 9-5 15-5 19 0 20 16 35 35 35 40 0 56-62 56-65z"><text:p/></draw:path></draw:g></draw:g></text:span><text:span text:style-name="T22"><text:s/></text:span><text:span text:style-name="T23">הוא מספר אי־זוגי, אז יהיו לכל הפחות 4 צמתים אי־זוגיים, לכן </text:span><text:span text:style-name="T23"><draw:g text:anchor-type="as-char" svg:y="-0.072in" draw:z-index="49" draw:name="Shape50" draw:style-name="gr1"><svg:title>TexMaths</svg:title><svg:desc>12§display§n§svg§600§FALSE§</svg:desc><draw:g draw:style-name="gr2"><draw:path draw:style-name="gr3" draw:text-style-name="P39" svg:width="0.0772in" svg:height="0.0567in" svg:x="0.0039in" svg:y="0.0083in" svg:viewBox="0 0 197 145" svg:d="M0 0c65 0 131 0 197 0 0 48 0 97 0 145-66 0-132 0-197 0 0-48 0-97 0-145z"><text:p/></draw:path><draw:path draw:style-name="gr4" draw:text-style-name="P40" svg:width="0.0894in" svg:height="0.074in" svg:x="0.0004in" svg:y="0in" svg:viewBox="0 0 228 189" svg:d="M228 124c0-4-4-4-5-4-5 0-5 1-6 7-8 29-23 52-43 52-8 0-11-3-11-13 0-11 5-21 8-30 7-22 26-67 26-92 0-27-19-44-49-44-37 0-58 26-65 36-2-23-19-36-38-36-20 0-28 17-32 24-7 14-13 39-13 41 0 4 4 2 5 4 5 0 5 0 7-10 7-30 16-49 31-49 9 0 14 4 14 19 0 8-2 13-8 35-8 31-15 63-24 96-1 6-3 16-3 18 0 7 6 11 12 11 5 0 12-4 15-12 3-11 5-21 8-32 2-12 6-24 9-37 3-9 5-17 8-26 1-7 3-15 6-22 6-13 27-50 67-50 19 0 23 15 23 28 0 27-21 79-28 97-3 9-5 15-5 19 0 20 16 35 35 35 40 0 56-62 56-65z"><text:p/></draw:path></draw:g></draw:g></text:span><text:span text:style-name="T23"><text:s/>זוגי. </text:span><text:span text:style-name="T24">כל הצמתים הנותרים בגרף שעדיין לא חישבנו את דרגתם הם הצמתים שבעץ המקורי היו בעלי דרגות 2. בגרף דרגתם </text:span><text:span text:style-name="T24"><draw:g text:anchor-type="as-char" svg:y="-0.1098in" draw:z-index="50" draw:name="Shape51" draw:style-name="gr1"><svg:title>TexMaths</svg:title><svg:desc>12§display§n - 3§svg§600§FALSE§</svg:desc><draw:g draw:style-name="gr2"><draw:path draw:style-name="gr3" draw:text-style-name="P39" svg:width="0.3598in" svg:height="0.0961in" svg:x="0.0039in" svg:y="0.0087in" svg:viewBox="0 0 915 245" svg:d="M0 0c305 0 610 0 915 0 0 82 0 163 0 245-305 0-610 0-915 0 0-82 0-163 0-245z"><text:p/></draw:path><draw:path draw:style-name="gr4" draw:text-style-name="P40" svg:width="0.0894in" svg:height="0.074in" svg:x="0.0004in" svg:y="0.0362in" svg:viewBox="0 0 228 189" svg:d="M228 126c0-4-4-4-5-4-4 0-4 1-6 7-8 28-23 51-43 51-7 0-10-4-10-13 0-11 4-21 7-29 9-23 26-68 26-92 0-29-18-46-48-46-39 0-59 28-66 37-1-24-19-37-39-37-19 0-27 17-31 24-7 14-13 40-13 41 0 5 4 2 5 5 5 0 5 0 7-10 7-30 16-50 31-50 9 0 13 6 13 19 0 9-1 13-7 36-8 32-15 64-24 96-1 6-3 15-3 18 0 7 6 10 12 10 4 0 12-3 15-12s5-20 9-31c2-12 6-24 8-36 2-9 5-19 7-29 3-7 4-14 6-20 6-13 29-51 68-51 20 0 23 15 23 30 0 25-20 79-27 97-4 8-4 14-4 18 0 20 14 34 34 34 39 0 55-60 55-63z"><text:p/></draw:path><draw:path draw:style-name="gr4" draw:text-style-name="P40" svg:width="0.1102in" svg:height="0.0063in" svg:x="0.1409in" svg:y="0.0654in" svg:viewBox="0 0 281 17" svg:d="M281 8c0-4-4-8-9-8-89 0-176 0-264 0-4 0-8 4-8 8 0 5 4 9 8 9 88 0 175 0 264 0 5 0 9-4 9-9z"><text:p/></draw:path><draw:path draw:style-name="gr4" draw:text-style-name="P40" svg:width="0.0685in" svg:height="0.113in" svg:x="0.3039in" svg:y="0in" svg:viewBox="0 0 175 288" svg:d="M175 206c0-33-26-66-71-74 35-11 60-41 60-74 0-34-37-58-78-58-42 0-74 25-74 58 0 13 10 21 22 21 13 0 21-9 21-21 0-22-20-22-26-22 13-20 41-25 56-25 17 0 40 8 40 47 0 4 0 29-12 47-12 21-27 22-37 22-4 0-14 1-17 1-3 1-6 1-6 5 0 5 3 5 11 5 6 0 12 0 18 0 34 0 50 27 50 68 0 58-29 70-48 70-18 0-49-8-65-32 16 2 29-7 29-23 0-15-12-23-24-23-10 0-24 6-24 24 0 38 40 66 85 66 52 0 90-39 90-82z"><text:p/></draw:path></draw:g></draw:g></text:span><text:span text:style-name="T24"><text:s/>לפי סעיף ג’. </text:span><text:span text:style-name="T24"><draw:g text:anchor-type="as-char" svg:y="-0.072in" draw:z-index="51" draw:name="Shape52" draw:style-name="gr1"><svg:title>TexMaths</svg:title><svg:desc>12§display§n§svg§600§FALSE§</svg:desc><draw:g draw:style-name="gr2"><draw:path draw:style-name="gr3" draw:text-style-name="P39" svg:width="0.0772in" svg:height="0.0567in" svg:x="0.0039in" svg:y="0.0083in" svg:viewBox="0 0 197 145" svg:d="M0 0c65 0 131 0 197 0 0 48 0 97 0 145-66 0-132 0-197 0 0-48 0-97 0-145z"><text:p/></draw:path><draw:path draw:style-name="gr4" draw:text-style-name="P40" svg:width="0.0894in" svg:height="0.074in" svg:x="0.0004in" svg:y="0in" svg:viewBox="0 0 228 189" svg:d="M228 124c0-4-4-4-5-4-5 0-5 1-6 7-8 29-23 52-43 52-8 0-11-3-11-13 0-11 5-21 8-30 7-22 26-67 26-92 0-27-19-44-49-44-37 0-58 26-65 36-2-23-19-36-38-36-20 0-28 17-32 24-7 14-13 39-13 41 0 4 4 2 5 4 5 0 5 0 7-10 7-30 16-49 31-49 9 0 14 4 14 19 0 8-2 13-8 35-8 31-15 63-24 96-1 6-3 16-3 18 0 7 6 11 12 11 5 0 12-4 15-12 3-11 5-21 8-32 2-12 6-24 9-37 3-9 5-17 8-26 1-7 3-15 6-22 6-13 27-50 67-50 19 0 23 15 23 28 0 27-21 79-28 97-3 9-5 15-5 19 0 20 16 35 35 35 40 0 56-62 56-65z"><text:p/></draw:path></draw:g></draw:g></text:span><text:span text:style-name="T24"><text:s/>הוא זוגי ולכן דרגת הצמתים הללו היא אי־זוגית. כדי שהגרף יהיה אוילרי, מספר הצמתים כאלה חייב להיות 0 או 2. אם הוא 0, אז </text:span><text:span text:style-name="T24"><draw:g text:anchor-type="as-char" svg:y="-0.1098in" draw:z-index="52" draw:name="Shape53" draw:style-name="gr1"><svg:title>TexMaths</svg:title><svg:desc>12§display§n = 3§svg§600§FALSE§</svg:desc><draw:g draw:style-name="gr2"><draw:path draw:style-name="gr3" draw:text-style-name="P39" svg:width="0.378in" svg:height="0.0961in" svg:x="0.0039in" svg:y="0.0087in" svg:viewBox="0 0 961 245" svg:d="M0 0c320 0 641 0 961 0 0 82 0 163 0 245-320 0-641 0-961 0 0-82 0-163 0-245z"><text:p/></draw:path><draw:path draw:style-name="gr4" draw:text-style-name="P40" svg:width="0.0894in" svg:height="0.074in" svg:x="0.0004in" svg:y="0.0362in" svg:viewBox="0 0 228 189" svg:d="M228 126c0-4-4-4-5-4-4 0-4 1-6 7-8 28-23 51-43 51-7 0-10-4-10-13 0-11 4-21 7-29 9-23 26-68 26-92 0-29-18-46-48-46-39 0-59 28-66 37-2-24-19-37-39-37-19 0-27 17-31 24-7 14-13 40-13 41 0 5 4 2 5 5 5 0 5 0 7-10 7-30 16-50 31-50 9 0 13 6 13 19 0 9-1 13-7 36-8 32-15 64-24 96-1 6-3 15-3 18 0 7 6 10 12 10 4 0 12-3 15-12s5-20 9-31c2-12 6-24 8-36 2-9 5-19 7-29 2-7 4-14 6-20 6-13 29-51 68-51 20 0 23 15 23 30 0 25-20 79-27 97-4 8-4 14-4 18 0 20 14 34 34 34 39 0 55-60 55-63z"><text:p/></draw:path><draw:path draw:style-name="gr4" draw:text-style-name="P40" svg:width="0.1094in" svg:height="0.0382in" svg:x="0.1504in" svg:y="0.0484in" svg:viewBox="0 0 279 98" svg:d="M279 8c0-4-3-8-8-8-88 0-175 0-263 0-4 0-8 4-8 8 0 5 4 9 8 9 88 0 175 0 263 0 5 0 8-4 8-9zM279 90c0-5-3-9-8-9-88 0-175 0-263 0-4 0-8 4-8 9s4 8 8 8c88 0 175 0 263 0 5 0 8-3 8-8z"><text:p/></draw:path><draw:path draw:style-name="gr4" draw:text-style-name="P40" svg:width="0.0685in" svg:height="0.113in" svg:x="0.322in" svg:y="0in" svg:viewBox="0 0 175 288" svg:d="M175 206c0-33-26-66-71-74 35-11 60-41 60-74 0-34-37-58-78-58-42 0-74 25-74 58 0 13 10 21 22 21 13 0 21-9 21-21 0-22-20-22-26-22 13-20 41-25 56-25 17 0 40 8 40 47 0 4 0 29-12 47-12 21-27 22-38 22-3 0-13 1-16 1-3 1-6 1-6 5 0 5 3 5 11 5 6 0 11 0 17 0 35 0 51 27 51 68 0 58-29 70-48 70-18 0-49-8-65-32 16 2 29-7 29-23 0-15-12-23-24-23-10 0-24 6-24 24 0 38 40 66 85 66 52 0 90-39 90-82z"><text:p/></draw:path></draw:g></draw:g></text:span><text:span text:style-name="T24"><text:s/>אבל </text:span><text:span text:style-name="T24"><draw:g text:anchor-type="as-char" svg:y="-0.1098in" draw:z-index="53" draw:name="Shape54" draw:style-name="gr1"><svg:title>TexMaths</svg:title><svg:desc>12§display§n \ge 5§svg§600§FALSE§</svg:desc><draw:g draw:style-name="gr2"><draw:path draw:style-name="gr3" draw:text-style-name="P39" svg:width="0.3776in" svg:height="0.1122in" svg:x="0.0039in" svg:y="0.0087in" svg:viewBox="0 0 960 286" svg:d="M0 0c320 0 640 0 960 0 0 95 0 191 0 286-320 0-640 0-960 0 0-95 0-191 0-286z"><text:p/></draw:path><draw:path draw:style-name="gr4" draw:text-style-name="P40" svg:width="0.0894in" svg:height="0.0744in" svg:x="0.0004in" svg:y="0.0362in" svg:viewBox="0 0 228 190" svg:d="M228 126c0-4-3-4-5-4-3 0-3 2-6 8-8 28-22 50-43 50-7 0-9-4-9-13 0-10 3-19 7-29 8-23 25-68 25-92 0-29-18-46-48-46-38 0-59 28-66 37-1-24-19-37-39-37-19 0-27 17-31 24-7 14-13 40-13 41 0 5 4 2 5 5 5 0 5 0 7-10 7-30 16-50 31-50 9 0 13 6 13 19 0 9-1 14-7 36-8 32-15 65-24 97-1 5-3 14-3 17 0 7 6 11 12 11 4 0 12-4 15-12 3-10 5-20 9-30 2-14 6-26 8-38 2-9 5-19 7-28 3-8 4-15 6-21 6-13 29-51 69-51 19 0 23 15 23 30 0 25-21 79-28 97-4 9-4 15-4 19 0 19 15 34 34 34 40 0 55-60 55-64z"><text:p/></draw:path><draw:path draw:style-name="gr4" draw:text-style-name="P40" svg:width="0.1035in" svg:height="0.1232in" svg:x="0.1535in" svg:y="0.0059in" svg:viewBox="0 0 264 314" svg:d="M258 132c7-3 7-13 0-17-82-37-164-76-245-114-11-5-18 11-8 16 77 36 154 70 231 106-77 38-154 74-231 110-10 4-3 20 8 15 81-38 163-77 245-116zM264 306c0-5-4-9-9-9-81 0-163 0-246 0-5 0-8 4-8 9s3 8 8 8c83 0 165 0 246 0 5 0 9-3 9-8z"><text:p/></draw:path><draw:path draw:style-name="gr4" draw:text-style-name="P40" svg:width="0.0657in" svg:height="0.113in" svg:x="0.3244in" svg:y="0in" svg:viewBox="0 0 168 288" svg:d="M168 194c0-49-35-91-80-91-21 0-39 7-53 22 0-28 0-55 0-82 8 3 21 5 36 5 52 0 80-38 80-43 0-3-1-5-3-5-1 0-1 0-4 1-8 4-29 12-58 12-16 0-36-2-55-12-3-1-3-1-6-1s-3 4-3 11c0 41 0 81 0 123 0 9 0 12 6 12 2 0 3-1 4-4 5-6 21-29 56-29 21 0 32 19 35 26 7 16 8 31 8 52 0 15 0 41-11 57-9 17-25 28-44 28-32 0-56-22-63-47 1 0 3 1 7 1 15 0 22-9 22-20 0-10-7-22-22-22-6 0-20 4-20 23 0 36 29 77 77 77s91-41 91-94z"><text:p/></draw:path></draw:g></draw:g></text:span><text:span text:style-name="T24"><text:s/>ולכן חייבים להיות שני צמתים כאלה. ראינו כי לגרף יש בדיוק שישה צמתים, לכן </text:span><text:span text:style-name="T24"><draw:g text:anchor-type="as-char" svg:y="-0.1098in" draw:z-index="54" draw:name="Shape55" draw:style-name="gr1"><svg:title>TexMaths</svg:title><svg:desc>12§display§n = 6§svg§600§FALSE§</svg:desc><draw:g draw:style-name="gr2"><draw:path draw:style-name="gr3" draw:text-style-name="P39" svg:width="0.378in" svg:height="0.0961in" svg:x="0.0039in" svg:y="0.0087in" svg:viewBox="0 0 961 245" svg:d="M0 0c320 0 641 0 961 0 0 82 0 163 0 245-320 0-641 0-961 0 0-82 0-163 0-245z"><text:p/></draw:path><draw:path draw:style-name="gr4" draw:text-style-name="P40" svg:width="0.0894in" svg:height="0.074in" svg:x="0.0004in" svg:y="0.0362in" svg:viewBox="0 0 228 189" svg:d="M228 126c0-4-4-4-5-4-4 0-4 1-6 7-8 28-23 51-43 51-7 0-10-4-10-13 0-11 4-21 7-29 9-23 26-68 26-92 0-29-18-46-48-46-39 0-59 28-66 37-2-24-19-37-39-37-19 0-27 17-31 24-7 14-13 40-13 41 0 5 4 2 5 5 5 0 5 0 7-10 7-30 16-50 31-50 9 0 13 6 13 19 0 9-1 13-7 36-8 32-15 64-24 96-1 6-3 15-3 18 0 7 6 10 12 10 4 0 12-3 15-12s5-20 9-31c2-12 6-24 8-36 2-9 5-19 7-29 2-7 4-14 6-20 6-13 29-51 68-51 20 0 23 15 23 30 0 25-20 79-27 97-4 8-4 14-4 18 0 20 14 34 34 34 39 0 55-60 55-63z"><text:p/></draw:path><draw:path draw:style-name="gr4" draw:text-style-name="P40" svg:width="0.1094in" svg:height="0.0382in" svg:x="0.1504in" svg:y="0.0484in" svg:viewBox="0 0 279 98" svg:d="M279 8c0-4-3-8-8-8-88 0-175 0-263 0-4 0-8 4-8 8 0 5 4 9 8 9 88 0 175 0 263 0 5 0 8-4 8-9zM279 90c0-5-3-9-8-9-88 0-175 0-263 0-4 0-8 4-8 9s4 8 8 8c88 0 175 0 263 0 5 0 8-3 8-8z"><text:p/></draw:path><draw:path draw:style-name="gr4" draw:text-style-name="P40" svg:width="0.0685in" svg:height="0.113in" svg:x="0.322in" svg:y="0in" svg:viewBox="0 0 175 288" svg:d="M175 193c0-53-37-92-84-92-29 0-44 21-53 40 0-3 0-7 0-9 0-107 52-121 73-121 11 0 29 2 38 17-6 0-23 0-23 19 0 12 9 19 19 19 7 0 19-5 19-20 0-26-18-46-53-46-53 0-111 54-111 146 0 112 49 142 89 142 46 0 86-40 86-95zM137 192c0 20 0 42-8 56-12 25-31 28-40 28-27 0-40-26-42-32-7-20-7-53-7-61 0-32 13-73 50-73 7 0 26 0 39 25 8 15 8 36 8 57z"><text:p/></draw:path></draw:g></draw:g></text:span><text:span text:style-name="T24">.</text:span></text:p>
      <text:p text:style-name="P17"><text:span text:style-name="T25">בגרף </text:span><text:span text:style-name="T25"><draw:g text:anchor-type="as-char" svg:y="-0.139in" draw:z-index="55" draw:name="Shape 1"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pan><text:span text:style-name="T25"><text:s/>קיים מסלול אוילר אם ורק אם </text:span><text:span text:style-name="T25"><draw:g text:anchor-type="as-char" svg:y="-0.1098in" draw:z-index="56" draw:name="Shape 2" draw:style-name="gr1"><svg:title>TexMaths</svg:title><svg:desc>12§display§n = 6§svg§600§FALSE§</svg:desc><draw:g draw:style-name="gr2"><draw:path draw:style-name="gr3" draw:text-style-name="P39" svg:width="0.378in" svg:height="0.0961in" svg:x="0.0031in" svg:y="0.0087in" svg:viewBox="0 0 961 245" svg:d="M0 0c320 0 641 0 961 0 0 82 0 163 0 245-320 0-641 0-961 0 0-82 0-163 0-245z"><text:p/></draw:path><draw:path draw:style-name="gr4" draw:text-style-name="P40" svg:width="0.0894in" svg:height="0.074in" svg:x="-0.0004in" svg:y="0.0362in" svg:viewBox="0 0 228 189" svg:d="M228 126c0-4-4-4-5-4-4 0-4 1-6 7-8 28-23 51-43 51-7 0-10-4-10-13 0-11 4-21 7-29 9-23 26-68 26-92 0-29-18-46-48-46-39 0-59 28-66 37-2-24-19-37-39-37-19 0-27 17-31 24-7 14-13 40-13 41 0 5 4 2 5 5 5 0 5 0 7-10 7-30 16-50 31-50 9 0 13 6 13 19 0 9-1 13-7 36-8 32-15 64-24 96-1 6-3 15-3 18 0 7 6 10 12 10 4 0 12-3 15-12s5-20 9-31c2-12 6-24 8-36 2-9 5-19 7-29 2-7 4-14 6-20 6-13 29-51 68-51 20 0 23 15 23 30 0 25-20 79-27 97-4 8-4 14-4 18 0 20 14 34 34 34 39 0 55-60 55-63z"><text:p/></draw:path><draw:path draw:style-name="gr4" draw:text-style-name="P40" svg:width="0.1094in" svg:height="0.0382in" svg:x="0.1496in" svg:y="0.048in" svg:viewBox="0 0 279 98" svg:d="M279 8c0-4-3-8-8-8-88 0-175 0-263 0-4 0-8 4-8 8 0 5 4 9 8 9 88 0 175 0 263 0 5 0 8-4 8-9zM279 90c0-5-3-9-8-9-88 0-175 0-263 0-4 0-8 4-8 9s4 8 8 8c88 0 175 0 263 0 5 0 8-3 8-8z"><text:p/></draw:path><draw:path draw:style-name="gr4" draw:text-style-name="P40" svg:width="0.0685in" svg:height="0.113in" svg:x="0.3213in" svg:y="0in" svg:viewBox="0 0 175 288" svg:d="M175 193c0-53-37-92-84-92-29 0-44 21-53 40 0-3 0-7 0-9 0-107 52-121 73-121 11 0 29 2 38 17-6 0-23 0-23 19 0 12 9 19 19 19 7 0 19-5 19-20 0-26-18-46-53-46-53 0-111 54-111 146 0 112 49 142 89 142 46 0 86-40 86-95zM137 192c0 20 0 42-8 56-12 25-31 28-40 28-27 0-40-26-42-32-7-20-7-53-7-61 0-32 13-73 50-73 7 0 26 0 39 25 8 15 8 36 8 57z"><text:p/></draw:path></draw:g></draw:g></text:span><text:span text:style-name="T25">.</text:span></text:p>
      <text:h text:style-name="P38" text:outline-level="2">סעיף ה’</text:h>
      <text:p text:style-name="P18">נוכיח כי לכל <draw:g text:anchor-type="as-char" svg:y="-0.111in" draw:z-index="57" draw:name="Shape56" draw:style-name="gr1"><svg:title>TexMaths</svg:title><svg:desc>12§display§n \ge 7§svg§600§FALSE§</svg:desc><draw:g draw:style-name="gr2"><draw:path draw:style-name="gr3" draw:text-style-name="P39" svg:width="0.3831in" svg:height="0.1134in" svg:x="0.0039in" svg:y="0.0083in" svg:viewBox="0 0 974 289" svg:d="M0 0c325 0 649 0 974 0 0 96 0 193 0 289-325 0-649 0-974 0 0-96 0-193 0-289z"><text:p/></draw:path><draw:path draw:style-name="gr4" draw:text-style-name="P40" svg:width="0.0894in" svg:height="0.0736in" svg:x="0.0004in" svg:y="0.0386in" svg:viewBox="0 0 228 188" svg:d="M228 125c0-4-4-4-5-4-3 0-3 1-6 7-8 29-23 52-43 52-7 0-10-5-10-14 0-10 4-20 8-29 8-22 25-69 25-93 0-27-18-44-48-44-37 0-59 26-66 36-1-23-19-36-39-36-19 0-27 16-31 24-7 14-13 38-13 41s4 2 5 3c5 0 5 0 7-9 7-30 16-49 31-49 9 0 13 4 13 19 0 8-1 13-7 34-8 33-15 65-24 97-1 6-3 15-3 17 0 7 6 11 12 11 4 0 12-4 15-12 3-10 5-19 9-29 2-13 6-26 8-38 2-10 6-18 7-28 3-7 4-14 6-21 6-13 29-50 69-50 19 0 22 14 22 28 0 27-20 79-27 97-4 11-4 16-4 21 0 18 15 32 34 32 39 0 55-60 55-63z"><text:p/></draw:path><draw:path draw:style-name="gr4" draw:text-style-name="P40" svg:width="0.1039in" svg:height="0.1232in" svg:x="0.1535in" svg:y="0.0075in" svg:viewBox="0 0 265 314" svg:d="M257 133c8-3 8-14 0-16-81-39-163-77-244-116-11-4-18 10-8 15 77 37 154 73 231 109-77 36-154 72-231 108-10 5-3 20 8 15 81-38 163-76 244-115zM265 306c0-5-5-8-9-8-81 0-164 0-247 0-5 0-8 3-8 8s3 8 8 8c83 0 166 0 247 0 4 0 9-3 9-8z"><text:p/></draw:path><draw:path draw:style-name="gr4" draw:text-style-name="P40" svg:width="0.0709in" svg:height="0.1142in" svg:x="0.3248in" svg:y="0in" svg:viewBox="0 0 181 291" svg:d="M181 13c-33 0-68 0-102 0-51 0-53-5-54-13-3 0-7 0-11 0-4 29-9 57-14 86 4 0 7 0 11 0 1-7 5-33 11-38 2-2 36-2 40-2 29 0 59 0 88 0-16 21-31 43-47 65-38 57-51 114-51 157 0 4 0 23 19 23s19-19 19-23c0-7 0-14 0-21 0-23 1-46 5-69 1-9 7-44 25-70 19-28 38-54 58-80 3-5 3-5 3-15z"><text:p/></draw:path></draw:g></draw:g><text:s/>הגרף המשלים <draw:g text:anchor-type="as-char" svg:y="-0.139in" draw:z-index="58" draw:name="Shape57"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הוא המילטוני.</text:p>
      <text:p text:style-name="P19">לפי משפט אור (3.2), אם עבור כל שני צמתים שאינם שכנים <draw:g text:anchor-type="as-char" svg:y="-0.072in" draw:z-index="59" draw:name="Shape58" draw:style-name="gr1"><svg:title>TexMaths</svg:title><svg:desc>12§display§u, v§svg§600§FALSE§</svg:desc><draw:g draw:style-name="gr2"><draw:path draw:style-name="gr3" draw:text-style-name="P39" svg:width="0.2283in" svg:height="0.0874in" svg:x="0.0039in" svg:y="0.0098in" svg:viewBox="0 0 581 223" svg:d="M292 223c-97 0-195 0-292 0 0-74 0-149 0-223 193 0 388 0 581 0 0 74 0 149 0 223-96 0-193 0-289 0z"><text:p/></draw:path><draw:path draw:style-name="gr4" draw:text-style-name="P40" svg:width="0.085in" svg:height="0.0744in" svg:x="0.0004in" svg:y="0in" svg:viewBox="0 0 217 190" svg:d="M217 126c0-4-4-4-6-4-3 0-3 2-6 8-4 21-13 50-31 50-8 0-13-5-13-19 0-10 6-28 8-42 4-16 8-31 12-46 2-6 6-23 8-29 2-9 6-25 6-27 0-9-6-12-12-12-3 0-14 0-16 14-11 42-22 84-33 127 0 2-16 34-48 34-21 0-25-18-25-32 0-24 11-58 22-87 6-12 7-18 7-26 0-19-13-35-34-35-40 0-56 61-56 65 0 5 4 2 6 5 4 0 4-2 6-9 11-36 26-51 43-51 4 0 10 0 10 13 0 11-4 23-7 29-16 42-24 68-24 88 0 39 28 50 51 50 28 0 43-20 51-28 4 17 19 28 37 28 14 0 24-10 31-23 7-16 9-28 13-41z"><text:p/></draw:path><draw:path draw:style-name="gr4" draw:text-style-name="P40" svg:width="0.0189in" svg:height="0.0492in" svg:x="0.1047in" svg:y="0.0555in" svg:viewBox="0 0 49 126" svg:d="M49 44c0-27-11-44-26-44s-23 11-23 23c0 11 8 21 23 21 5 0 9-1 14-4 1-2 1-2 3-2 0 3 0 0 0 6 0 32-15 57-29 70-4 5-4 6-4 7 0 3 1 5 4 5 5 0 38-32 38-82z"><text:p/></draw:path><draw:path draw:style-name="gr4" draw:text-style-name="P40" svg:width="0.0724in" svg:height="0.0744in" svg:x="0.1685in" svg:y="0in" svg:viewBox="0 0 185 190" svg:d="M185 30c0-23-11-30-19-30-10 0-21 11-21 20 0 6 3 9 7 14 9 8 15 19 15 33 0 18-27 113-76 113-21 0-31-14-31-35 0-24 12-54 25-90 3-6 5-12 5-20 0-19-13-35-35-35-39 0-55 61-55 65 0 5 4 2 5 5 5 0 5-2 7-9 12-42 30-51 42-51 4 0 11 0 11 13 0 11-5 21-7 30-20 48-24 67-24 86 0 43 37 51 56 51 71 0 95-138 95-160z"><text:p/></draw:path></draw:g></draw:g><text:s/>מתקיים <draw:g text:anchor-type="as-char" svg:y="-0.1244in" draw:z-index="60" draw:name="Shape59" draw:style-name="gr1"><svg:title>TexMaths</svg:title><svg:desc>12§display§\deg_{\overline{T}}(u) + \deg_{\overline{T}}(v) \ge n§svg§600§FALSE§</svg:desc><draw:g draw:style-name="gr2"><draw:path draw:style-name="gr3" draw:text-style-name="P39" svg:width="1.6421in" svg:height="0.1638in" svg:x="0.0031in" svg:y="0.0083in" svg:viewBox="0 0 4172 417" svg:d="M2086 417c-696 0-1391 0-2086 0 0-139 0-277 0-417 1391 0 2781 0 4172 0 0 140 0 278 0 417-695 0-1391 0-2086 0z"><text:p/></draw:path><draw:path draw:style-name="gr4" draw:text-style-name="P40" svg:width="0.0815in" svg:height="0.1161in" svg:x="0.0004in" svg:y="0.0091in" svg:viewBox="0 0 208 296" svg:d="M208 291c0-4 0-7 0-12-29 0-33-4-33-24 0-84 0-170 0-255-20 1-41 4-61 5 0 5 0 8 0 13 30 0 34 2 34 23 0 30 0 60 0 91-12-14-30-26-53-26-51 0-95 42-95 96 0 53 42 94 90 94 26 0 46-15 56-28 0 10 0 19 0 28 21-1 41-3 62-5zM146 243c0 6 0 7-4 14-14 21-32 30-51 30-18 0-33-10-43-27-12-16-13-40-13-58 0-16 1-41 13-59 10-13 25-28 48-28 14 0 32 6 46 26 4 7 4 8 4 15 0 29 0 58 0 87z"><text:p/></draw:path><draw:path draw:style-name="gr4" draw:text-style-name="P40" svg:width="0.0638in" svg:height="0.076in" svg:x="0.0913in" svg:y="0.0496in" svg:viewBox="0 0 163 194" svg:d="M163 140c0-5-2-5-5-5s-4 2-6 5c-14 44-52 44-56 44-22 0-38-13-48-29-12-20-12-48-12-64 40 0 78 0 118 0 8 0 9 0 9-8 0-42-23-83-74-83-49 0-89 45-89 96 0 57 44 98 94 98 51 0 69-47 69-54zM136 83c-34 0-66 0-100 0 2-63 38-73 53-73 43 0 47 56 47 73z"><text:p/></draw:path><draw:path draw:style-name="gr4" draw:text-style-name="P40" svg:width="0.0756in" svg:height="0.1087in" svg:x="0.1654in" svg:y="0.048in" svg:viewBox="0 0 193 277" svg:d="M193 20c0-7-5-20-21-20-9 0-27 2-45 19-18-13-36-15-44-15-40 0-69 30-69 62 0 18 9 34 20 43-5 6-14 21-14 35s6 29 20 38c-26 7-40 25-40 42 0 29 42 53 94 53 50 0 93-22 93-54 0-15-6-37-27-47-22-12-47-12-72-12-11 0-29 0-33-2-13-1-21-14-21-27 0-3 0-12 7-21 17 12 33 13 42 13 38 0 68-28 68-61 0-15-7-31-18-41 16-14 30-17 39-17 1 0 2 0 3 2-5 1-6 6-6 10 0 8 5 12 12 12 4 0 12-2 12-12zM119 66c0 11 0 24-6 35-4 5-13 17-30 17-37 0-37-42-37-52 0-11 0-25 7-35 2-6 13-17 30-17 36 0 36 43 36 52zM166 224c0 23-30 43-72 43s-71-20-71-43c0-20 15-35 35-36 8 0 15 0 24 0 36 0 84 0 84 36z"><text:p/></draw:path><draw:path draw:style-name="gr4" draw:text-style-name="P40" svg:width="0.1031in" svg:height="0.0039in" svg:x="0.2437in" svg:y="0.0839in" svg:viewBox="0 0 263 11" svg:d="M132 11c-44 0-88 0-132 0 0-4 0-7 0-11 88 0 175 0 263 0 0 4 0 7 0 11-43 0-88 0-131 0z"><text:p/></draw:path><draw:path draw:style-name="gr4" draw:text-style-name="P40" svg:width="0.0866in" svg:height="0.0783in" svg:x="0.2488in" svg:y="0.102in" svg:viewBox="0 0 221 200" svg:d="M221 4c0-4-4-4-10-4-60 0-121 0-181 0-7 0-8 0-10 6-6 17-13 35-19 52 0 1-1 5-1 6s0 3 5 3c3 0 5-1 6-7 17-47 27-49 72-49 3 0 8 0 12 0 9 0 9 0 9 2 0 3 0 3-1 6-13 52-25 104-38 155-4 12-4 15-35 15-11 0-13 0-13 6 0 1 0 5 5 5 8 0 16-2 25-2 8 0 17 0 25 0s18 0 26 0c9 0 17 2 26 2 2 0 7 0 7-8 0-3-4-3-12-3-6 0-12 0-18-1-10 0-11-2-11-5s0-3 1-7c13-52 27-104 40-156 2-8 2-9 8-9 3 0 12 0 18 0 18 0 27 0 34 2 13 4 13 12 13 23 0 5 0 9-1 24 0 1-1 3-1 4 0 2 2 3 4 3 5 0 5-2 6-7 3-19 6-37 9-56z"><text:p/></draw:path><draw:path draw:style-name="gr4" draw:text-style-name="P40" svg:width="0.0378in" svg:height="0.1646in" svg:x="0.3642in" svg:y="0in" svg:viewBox="0 0 97 419" svg:d="M97 415c0-1-1-2-2-4-43-32-72-116-72-182 0-13 0-25 0-37 0-67 29-151 72-184 1-1 2-2 2-3 0-3-2-5-5-5-1 0-1 1-2 1-47 35-90 119-90 191 0 12 0 24 0 37 0 70 43 155 90 190 1 0 1 0 2 0 3 0 5-2 5-4z"><text:p/></draw:path><draw:path draw:style-name="gr4" draw:text-style-name="P40" svg:width="0.085in" svg:height="0.0748in" svg:x="0.4165in" svg:y="0.0508in" svg:viewBox="0 0 217 191" svg:d="M217 126c0-3-5-3-6-3-3 0-5 1-6 7-5 24-13 53-31 53-8 0-13-6-13-21 0-8 5-28 8-43 4-16 9-31 12-46 1-6 6-21 7-28 3-10 6-26 6-28 0-7-6-12-12-12-2 0-13 1-16 15-11 43-21 85-32 127 0 2-16 36-48 36-21 0-26-19-26-35 0-24 12-57 23-87 5-12 7-18 7-26 0-19-13-35-35-35-39 0-55 61-55 65 0 5 4 4 5 5 5 0 5-1 7-7 11-38 26-53 42-53 4 0 11 1 11 14 0 10-5 22-7 29-16 41-24 67-24 88 0 41 28 50 51 50 28 0 43-18 51-27 4 16 19 27 37 27 14 0 24-9 31-23 7-15 8-28 13-42z"><text:p/></draw:path><draw:path draw:style-name="gr4" draw:text-style-name="P40" svg:width="0.0378in" svg:height="0.1646in" svg:x="0.5161in" svg:y="0in" svg:viewBox="0 0 97 419" svg:d="M97 229c0-13 0-25 0-37 0-72-44-156-91-191-1 0-1-1-2-1-2 0-4 2-4 5 0 1 0 2 1 3 45 33 73 117 73 184 0 12 0 24 0 37 0 66-28 150-73 182-1 2-1 3-1 4 0 2 2 4 4 4 1 0 1 0 2 0 47-35 91-120 91-190z"><text:p/></draw:path><draw:path draw:style-name="gr4" draw:text-style-name="P40" svg:width="0.1102in" svg:height="0.1098in" svg:x="0.6173in" svg:y="0.0272in" svg:viewBox="0 0 281 280" svg:d="M281 141c0-5-4-9-9-9-40 0-82 0-123 0 0-42 0-83 0-124 0-4-4-8-9-8-4 0-8 4-8 8 0 41 0 82 0 124-41 0-83 0-124 0-4 0-8 4-8 9s4 8 8 8c41 0 83 0 124 0 0 41 0 82 0 123 0 3 4 8 8 8 5 0 9-5 9-8 0-41 0-82 0-123 41 0 83 0 123 0 5 0 9-3 9-8z"><text:p/></draw:path><draw:path draw:style-name="gr4" draw:text-style-name="P40" svg:width="0.0815in" svg:height="0.1161in" svg:x="0.7799in" svg:y="0.0091in" svg:viewBox="0 0 208 296" svg:d="M208 291c0-4 0-7 0-12-29 0-33-4-33-24 0-84 0-170 0-255-20 1-41 4-61 5 0 5 0 8 0 13 30 0 34 2 34 23 0 30 0 60 0 91-14-14-32-26-54-26-50 0-94 42-94 96 0 53 41 94 89 94 27 0 47-15 57-28 0 10 0 19 0 28 21-1 41-3 62-5zM146 243c0 6 0 7-4 14-14 21-33 30-51 30-19 0-33-10-44-27-11-16-12-40-12-58 0-16 1-41 13-59 8-13 25-28 48-28 14 0 32 6 46 26 4 7 4 8 4 15 0 29 0 58 0 87z"><text:p/></draw:path><draw:path draw:style-name="gr4" draw:text-style-name="P40" svg:width="0.0638in" svg:height="0.076in" svg:x="0.8705in" svg:y="0.0496in" svg:viewBox="0 0 163 194" svg:d="M163 140c0-5-3-5-5-5-4 0-4 2-6 5-14 44-52 44-56 44-22 0-38-13-48-29-13-20-13-48-13-64 39 0 78 0 117 0 10 0 11 0 11-8 0-42-23-83-75-83-48 0-88 45-88 96 0 57 44 98 94 98s69-47 69-54zM136 83c-34 0-66 0-100 0 2-63 37-73 52-73 43 0 48 56 48 73z"><text:p/></draw:path><draw:path draw:style-name="gr4" draw:text-style-name="P40" svg:width="0.0756in" svg:height="0.1087in" svg:x="0.9445in" svg:y="0.048in" svg:viewBox="0 0 193 277" svg:d="M193 20c0-7-5-20-21-20-9 0-28 2-45 19-18-13-36-15-45-15-39 0-69 30-69 62 0 18 10 34 21 43-6 6-14 21-14 35s6 29 20 38c-27 7-40 25-40 42 0 29 42 53 94 53 49 0 93-22 93-54 0-15-6-37-27-47-23-12-47-12-72-12-11 0-29 0-33-2-13-1-21-14-21-27 0-3 0-12 7-21 15 12 33 13 41 13 39 0 68-28 68-61 0-15-6-31-17-41 16-14 30-17 39-17 1 0 2 0 3 2-5 1-7 6-7 10 0 8 6 12 13 12 4 0 12-2 12-12zM119 66c0 11 0 24-7 35-3 5-14 17-30 17-36 0-36-42-36-52 0-11 0-25 6-35 3-6 13-17 30-17 37 0 37 43 37 52zM166 224c0 23-30 43-72 43s-71-20-71-43c0-20 15-35 33-36 9 0 17 0 26 0 36 0 84 0 84 36z"><text:p/></draw:path><draw:path draw:style-name="gr4" draw:text-style-name="P40" svg:width="0.1031in" svg:height="0.0039in" svg:x="1.0228in" svg:y="0.0839in" svg:viewBox="0 0 263 11" svg:d="M131 11c-43 0-88 0-131 0 0-4 0-7 0-11 88 0 175 0 263 0 0 4 0 7 0 11-45 0-88 0-132 0z"><text:p/></draw:path><draw:path draw:style-name="gr4" draw:text-style-name="P40" svg:width="0.0862in" svg:height="0.0783in" svg:x="1.028in" svg:y="0.102in" svg:viewBox="0 0 220 200" svg:d="M220 4c0-4-4-4-9-4-60 0-121 0-181 0-7 0-8 0-11 6-6 17-12 35-18 52 0 1-1 5-1 6s0 3 5 3c3 0 5-1 6-7 17-47 26-49 72-49 3 0 8 0 12 0 8 0 9 0 9 2 0 3 0 3-1 6-13 52-26 104-39 155-3 12-4 15-34 15-11 0-14 0-14 6 0 1 1 5 6 5 8 0 16-2 25-2 8 0 17 0 25 0s18 0 26 0c9 0 17 2 26 2 2 0 6 0 6-8 0-3-3-3-12-3-5 0-11 0-17-1-10 0-11-2-11-5s0-3 1-7c13-52 27-104 40-156 1-8 2-9 8-9 1 0 12 0 18 0 18 0 25 0 34 2 13 4 13 12 13 23 0 5 0 9-2 24 0 1 0 3 0 4 0 2 2 3 4 3 5 0 5-2 6-7 3-19 5-37 8-56z"><text:p/></draw:path><draw:path draw:style-name="gr4" draw:text-style-name="P40" svg:width="0.0382in" svg:height="0.1646in" svg:x="1.1429in" svg:y="0in" svg:viewBox="0 0 98 419" svg:d="M98 415c0-1-1-2-2-4-43-32-73-116-73-182 0-13 0-25 0-37 0-67 30-151 73-184 1-1 2-2 2-3 0-3-2-5-4-5s-2 1-3 1c-47 35-91 119-91 191 0 12 0 24 0 37 0 70 44 155 91 190 1 0 1 0 3 0s4-2 4-4z"><text:p/></draw:path><draw:path draw:style-name="gr4" draw:text-style-name="P40" svg:width="0.0724in" svg:height="0.0748in" svg:x="1.1957in" svg:y="0.0508in" svg:viewBox="0 0 185 191" svg:d="M185 30c0-23-11-30-18-30-11 0-22 12-22 20 0 6 3 9 7 14 9 8 15 19 15 35s-27 114-76 114c-21 0-31-16-31-37 0-25 12-55 25-89 3-8 5-14 5-22 0-19-13-35-35-35-39 0-55 61-55 65 0 5 4 4 5 5 3 0 5-1 7-7 12-44 30-53 42-53 4 0 11 0 11 13 0 11-5 23-7 30-20 49-24 68-24 87 0 45 37 51 56 51 71 0 95-139 95-161z"><text:p/></draw:path><draw:path draw:style-name="gr4" draw:text-style-name="P40" svg:width="0.0378in" svg:height="0.1646in" svg:x="1.2827in" svg:y="0in" svg:viewBox="0 0 97 419" svg:d="M97 229c0-13 0-25 0-37 0-72-44-156-91-191-1 0-1-1-2-1-2 0-4 2-4 5 0 1 1 2 1 3 45 33 73 117 73 184 0 12 0 24 0 37 0 66-28 150-73 182 0 2-1 3-1 4 0 2 2 4 4 4 1 0 1 0 2 0 47-35 91-120 91-190z"><text:p/></draw:path><draw:path draw:style-name="gr4" draw:text-style-name="P40" svg:width="0.1039in" svg:height="0.1236in" svg:x="1.3965in" svg:y="0.0185in" svg:viewBox="0 0 265 315" svg:d="M257 132c8-2 8-12 0-16-81-38-163-77-244-115-11-5-18 11-8 16 77 36 154 72 231 108-77 36-154 72-231 108-10 5-3 20 8 16 81-39 163-77 244-117zM265 306c0-4-4-8-9-8-81 0-164 0-247 0-5 0-8 4-8 8 0 5 3 9 8 9 83 0 166 0 247 0 5 0 9-4 9-9z"><text:p/></draw:path><draw:path draw:style-name="gr4" draw:text-style-name="P40" svg:width="0.0898in" svg:height="0.0748in" svg:x="1.5638in" svg:y="0.0508in" svg:viewBox="0 0 229 191" svg:d="M229 126c0-3-3-3-5-3-4 0-4 1-7 7-8 29-21 53-43 53-7 0-10-5-10-15s4-20 8-30c8-21 26-68 26-92 0-28-18-46-49-46-37 0-58 28-65 37-2-24-20-37-40-37-19 0-27 17-31 24-7 14-13 40-13 41 0 5 4 4 6 5 4 0 4 0 7-10 6-30 16-50 30-50 9 0 13 6 13 19 0 9-1 14-7 36-8 32-15 65-24 97-1 6-3 16-3 18 0 8 6 11 12 11 4 0 13-2 15-11 0-1 6-21 9-31 2-13 6-26 8-38 4-10 6-18 7-28 3-7 4-14 6-22 6-13 29-51 69-51 19 0 22 15 22 30 0 25-20 79-27 97-4 11-4 16-4 21 0 19 15 33 35 33 40 0 55-61 55-65z"><text:p/></draw:path></draw:g></draw:g><text:s/>אז הגרף <draw:g text:anchor-type="as-char" svg:y="-0.139in" draw:z-index="61" draw:name="Shape60" draw:style-name="gr1"><svg:title>TexMaths</svg:title><svg:desc>12§display§\overline{T}§svg§600§FALSE§</svg:desc><draw:g draw:style-name="gr2"><draw:path draw:style-name="gr3" draw:text-style-name="P39" svg:width="0.1031in" svg:height="0.1209in" svg:x="0.0087in" svg:y="0.0087in" svg:viewBox="0 0 263 308" svg:d="M0 0c88 0 175 0 263 0 0 102 0 206 0 308-88 0-175 0-263 0 0-102 0-206 0-308z"><text:p/></draw:path><draw:path draw:style-name="gr4" draw:text-style-name="P40" svg:width="0.1201in" svg:height="0.0063in" svg:x="0in" svg:y="0in" svg:viewBox="0 0 306 17" svg:d="M0 0c102 0 204 0 306 0 0 6 0 11 0 17-102 0-204 0-306 0 0-6 0-11 0-17z"><text:p/></draw:path><draw:path draw:style-name="gr4" draw:text-style-name="P40" svg:width="0.1114in" svg:height="0.1114in" svg:x="0.0039in" svg:y="0.0268in" svg:viewBox="0 0 284 284" svg:d="M284 5c0-5-3-5-10-5-77 0-155 0-232 0-11 0-11 0-14 8-9 26-17 50-26 75-1 3-1 5-2 7 0 3 2 5 6 5s4-2 7-9c22-66 34-73 95-73 5 0 11 0 17 0 12 0 12 1 12 5 0 2-1 7-3 9-19 74-38 149-56 224-4 15-5 20-49 20-16 0-18 0-18 9 0 4 5 4 7 4 12 0 23-1 35-1 11 0 23 0 35 0s24 0 36 0 24 1 34 1c4 0 10 0 10-8 0-5-4-5-14-5s-16 0-27-1c-12-1-15-3-15-9 0-2 0-2 2-9 18-74 36-148 54-222 4-12 5-14 10-16 4-1 18-1 26-1 43 0 61 1 61 35 0 6-1 22-2 34-1 1-1 6-1 7 0 3 1 6 4 6 5 0 5-3 6-9 4-26 9-50 12-74 0-2 0-6 0-7z"><text:p/></draw:path></draw:g></draw:g><text:s/>הוא המילטוני. <text:span text:style-name="T26">נסתכל על שלוש הקטגוריות של צמתים בגרף, אלה שבעץ היו עלים, צומת בדרגה 3, ושאר הצמתים, שדרגתם 2:</text:span></text:p>
      <text:p text:style-name="P20">הצמתים שבעץ המשלים הם עלים הם שכנים לכלל צמתי הגרף מלבד צומת בודד שדרגתו <draw:g text:anchor-type="as-char" svg:y="-0.1098in" draw:z-index="62" draw:name="Shape61" draw:style-name="gr1"><svg:title>TexMaths</svg:title><svg:desc>12§display§n - 3§svg§600§FALSE§</svg:desc><draw:g draw:style-name="gr2"><draw:path draw:style-name="gr3" draw:text-style-name="P39" svg:width="0.3598in" svg:height="0.0961in" svg:x="0.0039in" svg:y="0.0087in" svg:viewBox="0 0 915 245" svg:d="M0 0c305 0 610 0 915 0 0 82 0 163 0 245-305 0-610 0-915 0 0-82 0-163 0-245z"><text:p/></draw:path><draw:path draw:style-name="gr4" draw:text-style-name="P40" svg:width="0.0894in" svg:height="0.074in" svg:x="0.0004in" svg:y="0.0362in" svg:viewBox="0 0 228 189" svg:d="M228 126c0-4-4-4-5-4-4 0-4 1-6 7-8 28-23 51-43 51-7 0-10-4-10-13 0-11 4-21 7-29 9-23 26-68 26-92 0-29-18-46-48-46-39 0-59 28-66 37-1-24-19-37-39-37-19 0-27 17-31 24-7 14-13 40-13 41 0 5 4 2 5 5 5 0 5 0 7-10 7-30 16-50 31-50 9 0 13 6 13 19 0 9-1 13-7 36-8 32-15 64-24 96-1 6-3 15-3 18 0 7 6 10 12 10 4 0 12-3 15-12s5-20 9-31c2-12 6-24 8-36 2-9 5-19 7-29 3-7 4-14 6-20 6-13 29-51 68-51 20 0 23 15 23 30 0 25-20 79-27 97-4 8-4 14-4 18 0 20 14 34 34 34 39 0 55-60 55-63z"><text:p/></draw:path><draw:path draw:style-name="gr4" draw:text-style-name="P40" svg:width="0.1102in" svg:height="0.0063in" svg:x="0.1409in" svg:y="0.0654in" svg:viewBox="0 0 281 17" svg:d="M281 8c0-4-4-8-9-8-89 0-176 0-264 0-4 0-8 4-8 8 0 5 4 9 8 9 88 0 175 0 264 0 5 0 9-4 9-9z"><text:p/></draw:path><draw:path draw:style-name="gr4" draw:text-style-name="P40" svg:width="0.0685in" svg:height="0.113in" svg:x="0.3039in" svg:y="0in" svg:viewBox="0 0 175 288" svg:d="M175 206c0-33-26-66-71-74 35-11 60-41 60-74 0-34-37-58-78-58-42 0-74 25-74 58 0 13 10 21 22 21 13 0 21-9 21-21 0-22-20-22-26-22 13-20 41-25 56-25 17 0 40 8 40 47 0 4 0 29-12 47-12 21-27 22-37 22-4 0-14 1-17 1-3 1-6 1-6 5 0 5 3 5 11 5 6 0 12 0 18 0 34 0 50 27 50 68 0 58-29 70-48 70-18 0-49-8-65-32 16 2 29-7 29-23 0-15-12-23-24-23-10 0-24 6-24 24 0 38 40 66 85 66 52 0 90-39 90-82z"><text:p/></draw:path></draw:g></draw:g>. דרגת הצמתים הללו היא <draw:g text:anchor-type="as-char" svg:y="-0.1098in" draw:z-index="63" draw:name="Shape62" draw:style-name="gr1"><svg:title>TexMaths</svg:title><svg:desc>12§display§n - 1§svg§600§FALSE§</svg:desc><draw:g draw:style-name="gr2"><draw:path draw:style-name="gr3" draw:text-style-name="P39" svg:width="0.3539in" svg:height="0.0937in" svg:x="0.0039in" svg:y="0.0087in" svg:viewBox="0 0 900 239" svg:d="M0 0c300 0 600 0 900 0 0 80 0 159 0 239-300 0-600 0-900 0 0-80 0-159 0-239z"><text:p/></draw:path><draw:path draw:style-name="gr4" draw:text-style-name="P40" svg:width="0.0894in" svg:height="0.074in" svg:x="0.0004in" svg:y="0.0362in" svg:viewBox="0 0 228 189" svg:d="M228 125c0-3-4-3-5-3-3 0-3 1-6 7-8 27-23 50-43 50-7 0-10-3-10-13 0-11 4-20 8-29 8-22 26-68 26-92 0-28-19-45-49-45-37 0-59 27-66 37-1-24-19-37-39-37-19 0-27 17-31 24-7 14-13 39-13 40 0 5 4 3 5 5 5 0 5-1 7-9 7-30 16-50 31-50 9 0 13 6 13 19 0 9-1 13-7 35-8 32-15 64-24 95-1 7-3 17-3 19 0 7 6 11 12 11 4 0 12-4 15-12 0-1 5-21 9-31 2-12 6-24 8-36 2-10 6-19 7-29 3-7 4-14 6-20 6-13 29-51 69-51 19 0 22 15 22 29 0 25-20 79-27 97-4 8-4 13-4 18 0 20 15 35 34 35 39 0 55-60 55-64z"><text:p/></draw:path><draw:path draw:style-name="gr4" draw:text-style-name="P40" svg:width="0.1102in" svg:height="0.0063in" svg:x="0.1409in" svg:y="0.065in" svg:viewBox="0 0 281 17" svg:d="M281 8c0-4-4-8-9-8-88 0-176 0-264 0-3 0-8 4-8 8s5 9 8 9c88 0 176 0 264 0 5 0 9-5 9-9z"><text:p/></draw:path><draw:path draw:style-name="gr4" draw:text-style-name="P40" svg:width="0.0543in" svg:height="0.1087in" svg:x="0.3122in" svg:y="0in" svg:viewBox="0 0 139 277" svg:d="M139 277c0-5 0-8 0-13-5 0-8 0-13 0-38 0-40-5-40-20 0-78 0-156 0-233 0-10 0-11-9-11-27 26-64 26-77 26 0 5 0 9 0 13 8 0 34 0 55-10 0 71 0 143 0 215 0 15-1 20-39 20-5 0-9 0-14 0 0 5 0 8 0 13 16-1 52-1 69-1s54 0 68 1z"><text:p/></draw:path></draw:g></draw:g>, ו־<draw:g text:anchor-type="as-char" svg:y="-0.1126in" draw:z-index="64" draw:name="Shape63" draw:style-name="gr1"><svg:title>TexMaths</svg:title><svg:desc>12§display§n - 1 + n - 3= 2n - 4 \ge n§svg§600§FALSE§</svg:desc><draw:g draw:style-name="gr2"><draw:path draw:style-name="gr3" draw:text-style-name="P39" svg:width="1.9626in" svg:height="0.1146in" svg:x="0.0039in" svg:y="0.0087in" svg:viewBox="0 0 4986 292" svg:d="M0 0c1662 0 3324 0 4986 0 0 97 0 195 0 292-1662 0-3324 0-4986 0 0-97 0-195 0-292z"><text:p/></draw:path><draw:path draw:style-name="gr4" draw:text-style-name="P40" svg:width="0.0898in" svg:height="0.0748in" svg:x="0in" svg:y="0.039in" svg:viewBox="0 0 229 191" svg:d="M229 126c0-3-5-3-6-3-3 0-3 1-6 7-8 29-21 52-43 52-7 0-10-4-10-14s4-20 8-30c8-23 26-68 26-92 0-29-18-46-49-46-37 0-59 28-66 37-1-24-19-37-39-37-19 0-27 17-31 24-7 14-13 40-13 41 0 5 4 4 5 5 5 0 5 0 7-10 7-30 16-50 31-50 9 0 13 6 13 19 0 9-1 13-7 36-8 32-15 65-24 97-1 6-3 16-3 18 0 8 6 11 12 11 4 0 12-3 15-12 3-11 6-20 9-31 2-12 6-25 8-37 2-10 6-20 7-29 3-7 4-13 6-21 6-13 29-51 69-51 19 0 22 15 22 30 0 25-20 79-27 97-4 10-4 16-4 19 0 21 15 35 35 35 40 0 55-61 55-65z"><text:p/></draw:path><draw:path draw:style-name="gr4" draw:text-style-name="P40" svg:width="0.1102in" svg:height="0.0063in" svg:x="0.1413in" svg:y="0.0677in" svg:viewBox="0 0 281 17" svg:d="M281 8c0-4-5-8-9-8-87 0-176 0-264 0-4 0-8 4-8 8 0 5 4 9 8 9 88 0 177 0 264 0 4 0 9-4 9-9z"><text:p/></draw:path><draw:path draw:style-name="gr4" draw:text-style-name="P40" svg:width="0.0543in" svg:height="0.1098in" svg:x="0.3126in" svg:y="0.0016in" svg:viewBox="0 0 139 280" svg:d="M139 280c0-5 0-8 0-13-5 0-9 0-14 0-37 0-39-4-39-19 0-80 0-158 0-237 0-10 0-11-9-11-27 26-64 26-77 26 0 5 0 9 0 14 8 0 32 0 55-11 0 73 0 145 0 219 0 14-1 19-39 19-5 0-9 0-14 0 0 5 0 8 0 13 15-1 52-1 69-1s53 0 68 1z"><text:p/></draw:path><draw:path draw:style-name="gr4" draw:text-style-name="P40" svg:width="0.1102in" svg:height="0.1098in" svg:x="0.4272in" svg:y="0.0157in" svg:viewBox="0 0 281 280" svg:d="M281 141c0-5-4-9-9-9-40 0-82 0-123 0 0-41 0-83 0-124 0-4-4-8-9-8-4 0-8 4-8 8 0 41 0 83 0 124-41 0-83 0-124 0-4 0-8 4-8 9s4 8 8 8c41 0 83 0 124 0 0 41 0 82 0 123 0 5 4 8 8 8 5 0 9-3 9-8 0-41 0-82 0-123 41 0 83 0 123 0 5 0 9-3 9-8z"><text:p/></draw:path><draw:path draw:style-name="gr4" draw:text-style-name="P40" svg:width="0.0894in" svg:height="0.0748in" svg:x="0.5886in" svg:y="0.039in" svg:viewBox="0 0 228 191" svg:d="M228 126c0-3-4-3-5-3-5 0-5 1-6 7-8 29-23 52-43 52-7 0-11-4-11-14s5-20 9-30c7-23 25-68 25-92 0-29-18-46-48-46-39 0-59 28-66 37-3-24-18-37-39-37-19 0-27 17-32 24-6 14-12 40-12 41 0 5 4 4 5 5 3 0 5 0 7-10 7-30 16-50 31-50 9 0 12 6 12 19 0 9-1 13-6 36-8 32-17 65-25 97-1 6-4 16-4 18 0 8 6 11 12 11s14-3 16-12c1 0 6-20 8-31 4-12 6-25 10-37 2-10 5-20 7-29 1-7 4-13 5-21 7-13 29-51 70-51 19 0 22 15 22 30 0 25-21 79-27 97-4 10-5 16-5 19 0 21 16 35 35 35 39 0 55-61 55-65z"><text:p/></draw:path><draw:path draw:style-name="gr4" draw:text-style-name="P40" svg:width="0.1102in" svg:height="0.0063in" svg:x="0.7295in" svg:y="0.0677in" svg:viewBox="0 0 281 17" svg:d="M281 8c0-4-4-8-9-8-87 0-176 0-264 0-4 0-8 4-8 8 0 5 4 9 8 9 88 0 177 0 264 0 5 0 9-4 9-9z"><text:p/></draw:path><draw:path draw:style-name="gr4" draw:text-style-name="P40" svg:width="0.0681in" svg:height="0.1138in" svg:x="0.8933in" svg:y="0.0016in" svg:viewBox="0 0 174 290" svg:d="M174 208c0-34-26-67-70-76 35-12 59-41 59-74 0-35-37-58-78-58-42 0-74 25-74 58 0 13 9 21 21 21 14 0 22-9 22-21 0-22-20-22-26-22 13-20 40-25 56-25 17 0 41 8 41 47 0 5-1 29-12 48-13 20-28 21-37 21-4 0-15 2-17 2-4 0-6 1-6 4 0 5 2 5 9 5 6 0 12 0 18 0 35 0 51 29 51 70 0 58-29 70-47 70-19 0-50-7-65-31 15 1 28-8 28-25 0-14-12-22-24-22-10 0-23 6-23 24 0 38 38 66 85 66 51 0 89-39 89-82z"><text:p/></draw:path><draw:path draw:style-name="gr4" draw:text-style-name="P40" svg:width="0.1102in" svg:height="0.0386in" svg:x="1.0248in" svg:y="0.0516in" svg:viewBox="0 0 281 99" svg:d="M281 8c0-4-4-8-9-8-87 0-176 0-264 0-4 0-8 4-8 8 0 5 4 9 8 9 88 0 177 0 264 0 5 0 9-4 9-9zM281 90c0-5-4-8-9-8-87 0-176 0-264 0-4 0-8 3-8 8s4 9 8 9c88 0 177 0 264 0 5 0 9-4 9-9z"><text:p/></draw:path><draw:path draw:style-name="gr4" draw:text-style-name="P40" svg:width="0.0657in" svg:height="0.1098in" svg:x="1.1992in" svg:y="0.0016in" svg:viewBox="0 0 168 280" svg:d="M168 207c-4 0-7 0-11 0-2 13-5 31-9 37-3 4-30 4-40 4-25 0-50 0-76 0 15-15 30-29 45-44 66-57 91-80 91-122 0-48-38-82-90-82-47 0-78 38-78 76 0 24 20 24 22 24 7 0 22-5 22-23 0-11-8-22-22-22-4 0-5 0-6 0 9-26 32-42 57-42 39 0 57 34 57 69 0 33-22 67-45 92-26 30-54 60-80 91-5 4-5 6-5 15 52 0 104 0 156 0 4-24 8-49 12-73z"><text:p/></draw:path><draw:path draw:style-name="gr4" draw:text-style-name="P40" svg:width="0.0894in" svg:height="0.0748in" svg:x="1.2783in" svg:y="0.039in" svg:viewBox="0 0 228 191" svg:d="M228 126c0-3-4-3-5-3-3 0-3 1-6 7-8 29-23 52-43 52-7 0-10-4-10-14s4-20 8-30c8-23 25-68 25-92 0-29-18-46-48-46-39 0-59 28-66 37-3-24-19-37-39-37-19 0-27 17-31 24-7 14-13 40-13 41 0 5 4 4 5 5 5 0 5 0 7-10 7-30 16-50 31-50 9 0 13 6 13 19 0 9-1 13-7 36-8 32-15 65-24 97-1 6-3 16-3 18 0 8 4 11 12 11 4 0 12-3 15-12 3-11 5-20 7-31 4-12 6-25 10-37 2-10 5-20 7-29 3-7 4-13 6-21 6-13 29-51 69-51 19 0 22 15 22 30 0 25-20 79-27 97-4 10-4 16-4 19 0 21 15 35 34 35 39 0 55-61 55-65z"><text:p/></draw:path><draw:path draw:style-name="gr4" draw:text-style-name="P40" svg:width="0.1102in" svg:height="0.0063in" svg:x="1.4193in" svg:y="0.0677in" svg:viewBox="0 0 281 17" svg:d="M281 8c0-4-4-8-9-8-87 0-176 0-264 0-3 0-8 4-8 8 0 5 5 9 8 9 88 0 177 0 264 0 5 0 9-4 9-9z"><text:p/></draw:path><draw:path draw:style-name="gr4" draw:text-style-name="P40" svg:width="0.0732in" svg:height="0.1118in" svg:x="1.5807in" svg:y="0in" svg:viewBox="0 0 187 285" svg:d="M187 215c0-3 0-8 0-12-14 0-29 0-43 0 0-64 0-128 0-192 0-9 0-11-6-11-4 0-5 0-8 5-44 66-87 132-130 198 0 4 0 9 0 12 37 0 74 0 112 0 0 12 0 26 0 38 0 15 0 19-32 19-3 0-6 0-9 0 0 5 0 8 0 13 18-1 39-1 57-1s40 0 58 1c0-5 0-8 0-13-4 0-6 0-10 0-31 0-32-4-32-19 0-12 0-26 0-38 14 0 29 0 43 0zM115 203c-35 0-68 0-103 0 35-53 68-104 103-157 0 53 0 104 0 157z"><text:p/></draw:path><draw:path draw:style-name="gr4" draw:text-style-name="P40" svg:width="0.1035in" svg:height="0.124in" svg:x="1.7177in" svg:y="0.0071in" svg:viewBox="0 0 264 316" svg:d="M257 133c7-3 7-13 0-17-82-38-163-77-245-115-10-5-17 11-7 14 77 36 155 72 231 110-76 36-154 72-231 109-10 5-3 19 7 16 82-40 163-78 245-117zM264 308c0-5-4-9-8-9-83 0-165 0-248 0-4 0-8 4-8 9 0 4 4 8 8 8 83 0 165 0 248 0 4 0 8-4 8-8z"><text:p/></draw:path><draw:path draw:style-name="gr4" draw:text-style-name="P40" svg:width="0.0894in" svg:height="0.0748in" svg:x="1.8854in" svg:y="0.039in" svg:viewBox="0 0 228 191" svg:d="M228 126c0-3-4-3-5-3-5 0-5 1-6 7-9 29-23 52-43 52-7 0-11-4-11-14s4-20 9-30c7-23 25-68 25-92 0-29-18-46-48-46-39 0-59 28-66 37-3-24-19-37-40-37-19 0-26 17-31 24-7 14-12 40-12 41 0 5 4 4 5 5 3 0 5 0 7-10 7-30 16-50 30-50 8 0 13 6 13 19 0 9-1 13-6 36-8 32-17 65-25 97-1 6-4 16-4 18 0 8 6 11 12 11s14-3 16-12c1 0 6-20 8-31 4-12 6-25 10-37 2-10 5-20 7-29 1-7 4-13 5-21 7-13 29-51 70-51 18 0 22 15 22 30 0 25-21 79-27 97-4 10-5 16-5 19 0 21 14 35 35 35 39 0 55-61 55-65z"><text:p/></draw:path></draw:g></draw:g>, לכן <draw:g text:anchor-type="as-char" svg:y="-0.111in" draw:z-index="65" draw:name="Shape64" draw:style-name="gr1"><svg:title>TexMaths</svg:title><svg:desc>12§display§n \ge 4§svg§600§FALSE§</svg:desc><draw:g draw:style-name="gr2"><draw:path draw:style-name="gr3" draw:text-style-name="P39" svg:width="0.3811in" svg:height="0.1138in" svg:x="0.0039in" svg:y="0.0083in" svg:viewBox="0 0 969 290" svg:d="M0 0c323 0 646 0 969 0 0 97 0 193 0 290-323 0-646 0-969 0 0-97 0-193 0-290z"><text:p/></draw:path><draw:path draw:style-name="gr4" draw:text-style-name="P40" svg:width="0.0894in" svg:height="0.074in" svg:x="0.0004in" svg:y="0.0386in" svg:viewBox="0 0 228 189" svg:d="M228 126c0-4-3-4-5-4-3 0-3 1-6 7-8 29-22 51-43 51-7 0-9-4-9-12 0-11 3-21 7-30 8-23 25-69 25-92 0-29-18-46-48-46-38 0-59 28-66 37-1-24-19-37-39-37-19 0-27 17-31 24-7 14-13 39-13 41 0 4 4 2 5 4 5 0 5 0 7-9 7-30 16-50 31-50 9 0 13 6 13 19 0 9-1 13-7 36-8 32-15 64-24 97-1 6-3 14-3 16 0 8 6 11 12 11 4 0 12-3 15-12s5-19 9-30c2-13 6-25 8-37 2-9 5-19 7-29 3-7 4-14 6-20 6-13 29-51 69-51 19 0 23 15 23 30 0 25-21 79-28 97-4 9-4 15-4 19 0 19 15 33 34 33 40 0 55-60 55-63z"><text:p/></draw:path><draw:path draw:style-name="gr4" draw:text-style-name="P40" svg:width="0.1039in" svg:height="0.1228in" svg:x="0.1535in" svg:y="0.0075in" svg:viewBox="0 0 265 313" svg:d="M258 131c7-3 7-13 0-16-82-37-164-76-245-114-11-5-18 11-8 14 77 36 154 72 231 108-77 37-154 73-231 109-10 5-3 19 8 16 81-39 163-77 245-117zM265 305c0-5-5-8-10-8-81 0-163 0-246 0-5 0-8 3-8 8s3 8 8 8c83 0 165 0 246 0 5 0 10-3 10-8z"><text:p/></draw:path><draw:path draw:style-name="gr4" draw:text-style-name="P40" svg:width="0.0728in" svg:height="0.111in" svg:x="0.3209in" svg:y="0in" svg:viewBox="0 0 186 283" svg:d="M186 213c0-3 0-7 0-12-14 0-27 0-42 0 0-63 0-127 0-190 0-9 0-11-7-11-4 0-5 0-8 5-44 66-86 132-129 196 0 5 0 9 0 12 37 0 74 0 112 0 0 13 0 25 0 37 0 16-1 19-33 19-2 0-6 0-8 0 0 5 0 10 0 14 17-2 38-2 56-2s41 0 58 2c0-4 0-9 0-14-4 0-6 0-8 0-32 0-33-3-33-19 0-12 0-24 0-37 15 0 28 0 42 0zM114 201c-35 0-68 0-103 0 35-51 68-104 103-155 0 51 0 104 0 155z"><text:p/></draw:path></draw:g></draw:g>, אבל ידוע ש־<draw:g text:anchor-type="as-char" svg:y="-0.111in" draw:z-index="66" draw:name="Shape65" draw:style-name="gr1"><svg:title>TexMaths</svg:title><svg:desc>12§display§n \ge 7§svg§600§FALSE§</svg:desc><draw:g draw:style-name="gr2"><draw:path draw:style-name="gr3" draw:text-style-name="P39" svg:width="0.3831in" svg:height="0.1134in" svg:x="0.0039in" svg:y="0.0083in" svg:viewBox="0 0 974 289" svg:d="M0 0c325 0 649 0 974 0 0 96 0 193 0 289-325 0-649 0-974 0 0-96 0-193 0-289z"><text:p/></draw:path><draw:path draw:style-name="gr4" draw:text-style-name="P40" svg:width="0.0894in" svg:height="0.0736in" svg:x="0.0004in" svg:y="0.0386in" svg:viewBox="0 0 228 188" svg:d="M228 125c0-4-4-4-5-4-3 0-3 1-6 7-8 29-23 52-43 52-7 0-10-5-10-14 0-10 4-20 8-29 8-22 25-69 25-93 0-27-18-44-48-44-37 0-59 26-66 36-1-23-19-36-39-36-19 0-27 16-31 24-7 14-13 38-13 41s4 2 5 3c5 0 5 0 7-9 7-30 16-49 31-49 9 0 13 4 13 19 0 8-1 13-7 34-8 33-15 65-24 97-1 6-3 15-3 17 0 7 6 11 12 11 4 0 12-4 15-12 3-10 5-19 9-29 2-13 6-26 8-38 2-10 6-18 7-28 3-7 4-14 6-21 6-13 29-50 69-50 19 0 22 14 22 28 0 27-20 79-27 97-4 11-4 16-4 21 0 18 15 32 34 32 39 0 55-60 55-63z"><text:p/></draw:path><draw:path draw:style-name="gr4" draw:text-style-name="P40" svg:width="0.1039in" svg:height="0.1232in" svg:x="0.1535in" svg:y="0.0075in" svg:viewBox="0 0 265 314" svg:d="M257 133c8-3 8-14 0-16-81-39-163-77-244-116-11-4-18 10-8 15 77 37 154 73 231 109-77 36-154 72-231 108-10 5-3 20 8 15 81-38 163-76 244-115zM265 306c0-5-5-8-9-8-81 0-164 0-247 0-5 0-8 3-8 8s3 8 8 8c83 0 166 0 247 0 4 0 9-3 9-8z"><text:p/></draw:path><draw:path draw:style-name="gr4" draw:text-style-name="P40" svg:width="0.0709in" svg:height="0.1142in" svg:x="0.3248in" svg:y="0in" svg:viewBox="0 0 181 291" svg:d="M181 13c-33 0-68 0-102 0-51 0-53-5-54-13-3 0-7 0-11 0-4 29-9 57-14 86 4 0 7 0 11 0 1-7 5-33 11-38 2-2 36-2 40-2 29 0 59 0 88 0-16 21-31 43-47 65-38 57-51 114-51 157 0 4 0 23 19 23s19-19 19-23c0-7 0-14 0-21 0-23 1-46 5-69 1-9 7-44 25-70 19-28 38-54 58-80 3-5 3-5 3-15z"><text:p/></draw:path></draw:g></draw:g>, לכן בוודאי התנאי נכון.</text:p>
      <text:p text:style-name="P21">נסתכל עתה על הצומת היחיד שדרגתו <draw:g text:anchor-type="as-char" svg:y="-0.111in" draw:z-index="67" draw:name="Shape66" draw:style-name="gr1"><svg:title>TexMaths</svg:title><svg:desc>12§display§n - 4§svg§600§FALSE§</svg:desc><draw:g draw:style-name="gr2"><draw:path draw:style-name="gr3" draw:text-style-name="P39" svg:width="0.3626in" svg:height="0.0961in" svg:x="0.0039in" svg:y="0.0083in" svg:viewBox="0 0 922 245" svg:d="M0 0c307 0 614 0 922 0 0 82 0 163 0 245-308 0-615 0-922 0 0-82 0-163 0-245z"><text:p/></draw:path><draw:path draw:style-name="gr4" draw:text-style-name="P40" svg:width="0.0894in" svg:height="0.074in" svg:x="0.0004in" svg:y="0.0386in" svg:viewBox="0 0 228 189" svg:d="M228 126c0-4-4-4-5-4-3 0-3 1-6 7-8 28-23 51-43 51-7 0-10-4-10-13 0-11 4-21 8-29 8-23 25-68 25-92 0-29-18-46-48-46-39 0-59 28-66 37-1-24-19-37-39-37-19 0-27 17-31 24-7 14-13 40-13 41 0 5 4 2 5 5 5 0 5-2 7-10 7-30 16-50 31-50 9 0 13 6 13 19 0 8-1 13-7 36-8 31-15 63-24 94-1 8-3 17-3 20 0 7 6 10 12 10 4 0 12-3 15-12 0-1 5-20 9-31 2-12 6-24 8-36 2-9 5-19 7-28 3-8 4-15 6-21 6-13 29-51 69-51 19 0 22 15 22 30 0 25-20 79-27 97-4 8-4 13-4 18 0 20 15 34 34 34 39 0 55-60 55-63z"><text:p/></draw:path><draw:path draw:style-name="gr4" draw:text-style-name="P40" svg:width="0.1102in" svg:height="0.0063in" svg:x="0.1409in" svg:y="0.0669in" svg:viewBox="0 0 281 17" svg:d="M281 8c0-4-4-8-9-8-88 0-176 0-264 0-4 0-8 4-8 8s4 9 8 9c88 0 176 0 264 0 5 0 9-5 9-9z"><text:p/></draw:path><draw:path draw:style-name="gr4" draw:text-style-name="P40" svg:width="0.0728in" svg:height="0.111in" svg:x="0.3024in" svg:y="0in" svg:viewBox="0 0 186 283" svg:d="M186 213c0-3 0-8 0-13-14 0-28 0-42 0 0-62 0-126 0-189 0-9 0-11-7-11-4 0-5 0-9 5-43 65-85 130-128 195 0 5 0 10 0 13 37 0 74 0 112 0 0 14 0 26 0 37 0 15-2 20-33 20-2 0-6 0-8 0 0 4 0 8 0 13 17-1 38-1 56-1s41 0 58 1c0-5 0-9 0-13-4 0-6 0-9 0-31 0-32-5-32-20 0-11 0-23 0-37 14 0 28 0 42 0zM114 200c-35 0-68 0-103 0 35-51 68-103 103-154 0 51 0 103 0 154z"><text:p/></draw:path></draw:g></draw:g>. צומת זה שכן לכלל הצמתים מלבד שלושה צמתים שדרגתם <draw:g text:anchor-type="as-char" svg:y="-0.1098in" draw:z-index="68" draw:name="Shape67" draw:style-name="gr1"><svg:title>TexMaths</svg:title><svg:desc>12§display§n - 3§svg§600§FALSE§</svg:desc><draw:g draw:style-name="gr2"><draw:path draw:style-name="gr3" draw:text-style-name="P39" svg:width="0.3598in" svg:height="0.0961in" svg:x="0.0039in" svg:y="0.0087in" svg:viewBox="0 0 915 245" svg:d="M0 0c305 0 610 0 915 0 0 82 0 163 0 245-305 0-610 0-915 0 0-82 0-163 0-245z"><text:p/></draw:path><draw:path draw:style-name="gr4" draw:text-style-name="P40" svg:width="0.0894in" svg:height="0.074in" svg:x="0.0004in" svg:y="0.0362in" svg:viewBox="0 0 228 189" svg:d="M228 126c0-4-4-4-5-4-4 0-4 1-6 7-8 28-23 51-43 51-7 0-10-4-10-13 0-11 4-21 7-29 9-23 26-68 26-92 0-29-18-46-48-46-39 0-59 28-66 37-1-24-19-37-39-37-19 0-27 17-31 24-7 14-13 40-13 41 0 5 4 2 5 5 5 0 5 0 7-10 7-30 16-50 31-50 9 0 13 6 13 19 0 9-1 13-7 36-8 32-15 64-24 96-1 6-3 15-3 18 0 7 6 10 12 10 4 0 12-3 15-12s5-20 9-31c2-12 6-24 8-36 2-9 5-19 7-28 3-8 4-15 6-21 6-13 29-51 68-51 20 0 23 15 23 30 0 25-20 79-27 97-4 8-4 14-4 18 0 20 14 34 34 34 39 0 55-60 55-63z"><text:p/></draw:path><draw:path draw:style-name="gr4" draw:text-style-name="P40" svg:width="0.1102in" svg:height="0.0063in" svg:x="0.1409in" svg:y="0.0654in" svg:viewBox="0 0 281 17" svg:d="M281 8c0-4-4-8-9-8-89 0-176 0-264 0-4 0-8 4-8 8 0 5 4 9 8 9 88 0 175 0 264 0 5 0 9-4 9-9z"><text:p/></draw:path><draw:path draw:style-name="gr4" draw:text-style-name="P40" svg:width="0.0685in" svg:height="0.113in" svg:x="0.3039in" svg:y="0in" svg:viewBox="0 0 175 288" svg:d="M175 206c0-33-26-66-71-74 35-11 60-41 60-74 0-34-37-58-78-58-42 0-74 25-74 58 0 13 10 21 22 21 13 0 21-9 21-21 0-22-20-22-26-22 13-20 41-25 56-25 17 0 40 8 40 47 0 4 0 29-12 47-12 21-27 22-37 22-4 0-14 1-17 1-3 1-6 1-6 5 0 5 3 5 11 5 6 0 12 0 18 0 34 0 50 27 50 68 0 58-29 70-48 70-18 0-49-8-65-32 16 2 29-7 29-23 0-15-12-23-24-23-10 0-24 6-24 24 0 38 40 66 85 66 52 0 90-39 90-82z"><text:p/></draw:path></draw:g></draw:g>. <draw:g text:anchor-type="as-char" svg:y="-0.1126in" draw:z-index="69" draw:name="Shape68" draw:style-name="gr1"><svg:title>TexMaths</svg:title><svg:desc>12§display§n - 3 + n - 4 = 2n - 7 \implies n \ge 7§svg§600§FALSE§</svg:desc><draw:g draw:style-name="gr2"><draw:path draw:style-name="gr3" draw:text-style-name="P39" svg:width="2.4772in" svg:height="0.1146in" svg:x="0.0039in" svg:y="0.0087in" svg:viewBox="0 0 6293 292" svg:d="M0 0c2098 0 4195 0 6293 0 0 97 0 195 0 292-2098 0-4195 0-6293 0 0-97 0-195 0-292z"><text:p/></draw:path><draw:path draw:style-name="gr4" draw:text-style-name="P40" svg:width="0.0898in" svg:height="0.0748in" svg:x="0in" svg:y="0.039in" svg:viewBox="0 0 229 191" svg:d="M229 126c0-3-5-3-6-3-3 0-3 1-6 7-8 29-21 52-43 52-7 0-10-4-10-14s4-20 8-30c8-23 26-68 26-92 0-29-18-46-49-46-37 0-59 28-66 37-1-24-19-37-39-37-19 0-27 17-31 24-7 14-13 40-13 41 0 5 4 4 5 5 5 0 5 0 7-10 7-30 16-50 31-50 9 0 13 6 13 19 0 9-1 13-7 36-8 32-15 65-24 97-1 6-3 16-3 18 0 8 6 11 12 11 4 0 12-3 15-12 3-11 6-20 9-31 2-12 6-25 8-37 2-10 6-20 7-29 3-7 4-13 6-21 6-13 29-51 69-51 19 0 22 15 22 30 0 25-20 79-27 97-4 10-4 16-4 19 0 21 15 35 35 35 40 0 55-61 55-65z"><text:p/></draw:path><draw:path draw:style-name="gr4" draw:text-style-name="P40" svg:width="0.1102in" svg:height="0.0063in" svg:x="0.1413in" svg:y="0.0677in" svg:viewBox="0 0 281 17" svg:d="M281 8c0-4-5-8-9-8-87 0-176 0-264 0-4 0-8 4-8 8 0 5 4 9 8 9 88 0 177 0 264 0 4 0 9-4 9-9z"><text:p/></draw:path><draw:path draw:style-name="gr4" draw:text-style-name="P40" svg:width="0.0685in" svg:height="0.1138in" svg:x="0.3047in" svg:y="0.0016in" svg:viewBox="0 0 175 290" svg:d="M175 208c0-34-26-67-71-76 35-12 59-41 59-74 0-35-36-58-77-58-43 0-74 25-74 58 0 13 8 21 22 21 12 0 20-9 20-21 0-22-19-22-25-22 13-20 41-25 55-25 18 0 41 8 41 47 0 5-1 29-12 48-12 20-27 21-37 21-4 0-14 2-17 2s-6 1-6 4c0 5 3 5 11 5 6 0 12 0 18 0 34 0 50 29 50 70 0 58-29 70-48 70-18 0-49-7-65-31 16 1 29-8 29-25 0-14-12-22-24-22-11 0-24 6-24 24 0 38 40 66 85 66 52 0 90-39 90-82z"><text:p/></draw:path><draw:path draw:style-name="gr4" draw:text-style-name="P40" svg:width="0.1102in" svg:height="0.1098in" svg:x="0.4272in" svg:y="0.0157in" svg:viewBox="0 0 281 280" svg:d="M281 141c0-5-4-9-9-9-40 0-82 0-123 0 0-41 0-83 0-124 0-4-4-8-9-8-4 0-8 4-8 8 0 41 0 83 0 124-41 0-83 0-124 0-4 0-8 4-8 9s4 8 8 8c41 0 83 0 124 0 0 41 0 82 0 123 0 5 4 8 8 8 5 0 9-3 9-8 0-41 0-82 0-123 41 0 83 0 123 0 5 0 9-3 9-8z"><text:p/></draw:path><draw:path draw:style-name="gr4" draw:text-style-name="P40" svg:width="0.0894in" svg:height="0.0748in" svg:x="0.5886in" svg:y="0.039in" svg:viewBox="0 0 228 191" svg:d="M228 126c0-3-4-3-5-3-3 0-3 1-6 7-8 29-23 52-43 52-7 0-10-4-10-14s4-20 8-30c8-23 25-68 25-92 0-29-18-46-48-46-39 0-59 28-66 37-3-24-19-37-39-37-19 0-27 17-32 24-6 14-12 40-12 41 0 5 4 4 5 5 5 0 5 0 7-10 7-30 16-50 31-50 9 0 13 6 13 19 0 9-1 13-7 36-8 32-15 65-24 97-1 6-5 16-5 18 0 8 6 11 14 11 4 0 12-3 15-12 3-11 5-20 7-31 4-12 6-25 10-37 2-10 5-20 7-29 3-7 4-13 6-21 6-13 28-51 69-51 19 0 22 15 22 30 0 25-20 79-27 97-4 10-5 16-5 19 0 21 16 35 35 35 39 0 55-61 55-65z"><text:p/></draw:path><draw:path draw:style-name="gr4" draw:text-style-name="P40" svg:width="0.1102in" svg:height="0.0063in" svg:x="0.7295in" svg:y="0.0677in" svg:viewBox="0 0 281 17" svg:d="M281 8c0-4-4-8-9-8-87 0-176 0-264 0-4 0-8 4-8 8 0 5 4 9 8 9 88 0 177 0 264 0 5 0 9-4 9-9z"><text:p/></draw:path><draw:path draw:style-name="gr4" draw:text-style-name="P40" svg:width="0.0732in" svg:height="0.1118in" svg:x="0.8913in" svg:y="0in" svg:viewBox="0 0 187 285" svg:d="M187 215c0-3 0-8 0-12-14 0-29 0-43 0 0-64 0-128 0-192 0-9 0-11-6-11-4 0-5 0-8 5-44 66-87 132-130 198 0 4 0 9 0 12 37 0 74 0 112 0 0 12 0 26 0 38 0 15 0 19-32 19-3 0-6 0-9 0 0 5 0 8 0 13 18-1 41-1 57-1 18 0 40 0 57 1 0-5 0-8 0-13-3 0-6 0-9 0-31 0-32-4-32-19 0-12 0-26 0-38 14 0 29 0 43 0zM114 203c-34 0-68 0-102 0 34-53 68-104 102-157 0 53 0 104 0 157z"><text:p/></draw:path><draw:path draw:style-name="gr4" draw:text-style-name="P40" svg:width="0.1102in" svg:height="0.0386in" svg:x="1.0248in" svg:y="0.0516in" svg:viewBox="0 0 281 99" svg:d="M281 8c0-4-4-8-9-8-87 0-176 0-264 0-4 0-8 4-8 8 0 5 4 9 8 9 88 0 177 0 264 0 5 0 9-4 9-9zM281 90c0-5-4-8-9-8-87 0-176 0-264 0-4 0-8 3-8 8s4 9 8 9c88 0 177 0 264 0 5 0 9-4 9-9z"><text:p/></draw:path><draw:path draw:style-name="gr4" draw:text-style-name="P40" svg:width="0.0657in" svg:height="0.1098in" svg:x="1.1992in" svg:y="0.0016in" svg:viewBox="0 0 168 280" svg:d="M168 207c-4 0-7 0-11 0-1 13-5 31-8 37-4 4-31 4-41 4-25 0-50 0-76 0 15-15 30-29 45-44 66-57 91-80 91-122 0-48-38-82-89-82-48 0-79 38-79 76 0 24 20 24 23 24 7 0 21-5 21-23 0-11-8-22-22-22-4 0-4 0-5 0 9-26 32-42 56-42 39 0 57 34 57 69 0 33-21 67-45 92-26 30-54 60-80 91-5 4-5 6-5 15 52 0 104 0 156 0 4-24 8-49 12-73z"><text:p/></draw:path><draw:path draw:style-name="gr4" draw:text-style-name="P40" svg:width="0.0898in" svg:height="0.0748in" svg:x="1.2787in" svg:y="0.039in" svg:viewBox="0 0 229 191" svg:d="M229 126c0-3-3-3-6-3s-3 1-6 7c-8 29-21 52-43 52-7 0-10-4-10-14s4-20 8-30c8-23 26-68 26-92 0-29-18-46-49-46-37 0-59 28-66 37-1-24-19-37-39-37-19 0-27 17-31 24-7 14-13 40-13 41 0 5 4 4 5 5 5 0 5 0 7-10 7-30 16-50 31-50 9 0 13 6 13 19 0 9-1 13-7 36-8 32-15 65-24 97-1 6-3 16-3 18 0 8 6 11 12 11 4 0 13-3 15-12 3-11 6-20 9-31 2-12 6-25 8-37 4-10 6-20 7-29 3-7 4-13 6-21 6-13 29-51 69-51 19 0 22 15 22 30 0 25-20 79-27 97-4 10-4 16-4 19 0 21 15 35 35 35 40 0 55-61 55-65z"><text:p/></draw:path><draw:path draw:style-name="gr4" draw:text-style-name="P40" svg:width="0.1102in" svg:height="0.0063in" svg:x="1.4201in" svg:y="0.0677in" svg:viewBox="0 0 281 17" svg:d="M281 8c0-4-4-8-9-8-87 0-176 0-264 0-4 0-8 4-8 8 0 5 4 9 8 9 88 0 177 0 264 0 5 0 9-4 9-9z"><text:p/></draw:path><draw:path draw:style-name="gr4" draw:text-style-name="P40" svg:width="0.0709in" svg:height="0.1157in" svg:x="1.5858in" svg:y="0in" svg:viewBox="0 0 181 295" svg:d="M181 14c-35 0-68 0-103 0-50 0-52-6-54-14-4 0-6 0-10 0-4 29-9 59-14 88 4 0 7 0 11 0 1-7 5-34 11-39 2-2 36-2 40-2 29 0 59 0 88 0-16 22-31 44-47 66-38 57-53 115-53 159 0 3 0 23 20 23s20-20 20-23c0-7 0-15 0-22 0-23 1-47 4-70 2-9 8-45 26-72 19-26 38-53 58-79 3-5 3-6 3-15z"><text:p/></draw:path><draw:path draw:style-name="gr4" draw:text-style-name="P40" svg:width="0.2224in" svg:height="0.089in" svg:x="1.7634in" svg:y="0.0252in" svg:viewBox="0 0 566 227" svg:d="M566 114c0-2-1-5-3-6-30-8-57-25-79-44-18-17-34-38-46-59-1-4-4-5-7-5-5 0-9 4-9 8 0 2 0 3 0 4 11 19 23 37 39 53-151 0-301 0-453 0-4 0-8 4-8 8 0 5 4 9 8 9 158 0 314 0 471 0 17 13 36 24 56 32-20 7-39 18-56 33-157 0-313 0-471 0-4 0-8 3-8 8s4 9 8 9c152 0 302 0 453 0-16 14-28 32-39 51 0 1 0 3 0 4 0 5 4 8 9 8 3 0 6-1 7-5 12-21 28-42 46-57 22-21 49-38 79-46 2 0 3-2 3-5z"><text:p/></draw:path><draw:path draw:style-name="gr4" draw:text-style-name="P40" svg:width="0.0898in" svg:height="0.0748in" svg:x="2.0929in" svg:y="0.039in" svg:viewBox="0 0 229 191" svg:d="M229 126c0-3-3-3-5-3-4 0-4 1-7 7-8 29-21 52-43 52-7 0-10-4-10-14s4-20 8-30c8-23 26-68 26-92 0-29-18-46-49-46-37 0-58 28-65 37-2-24-20-37-40-37-19 0-27 17-31 24-7 14-13 40-13 41 0 5 4 4 6 5 4 0 4 0 7-10 6-30 16-50 30-50 9 0 13 6 13 19 0 9-1 13-7 36-8 32-15 65-24 97-1 6-3 16-3 18 0 8 6 11 12 11 4 0 13-3 15-12 3-11 6-20 9-31 2-12 6-25 8-37 4-10 6-20 7-29 3-7 4-13 6-21 6-13 29-51 69-51 19 0 22 15 22 30 0 25-20 79-27 97-4 10-4 16-4 19 0 21 15 35 35 35 40 0 55-61 55-65z"><text:p/></draw:path><draw:path draw:style-name="gr4" draw:text-style-name="P40" svg:width="0.1035in" svg:height="0.124in" svg:x="2.2465in" svg:y="0.0071in" svg:viewBox="0 0 264 316" svg:d="M258 133c7-3 7-13 0-17-82-38-164-77-246-115-10-5-17 11-7 14 77 36 155 72 231 110-76 36-154 72-231 109-10 5-3 19 7 16 82-40 164-78 246-117zM264 308c0-5-4-9-8-9-83 0-165 0-248 0-4 0-8 4-8 9 0 4 4 8 8 8 83 0 165 0 248 0 4 0 8-4 8-8z"><text:p/></draw:path><draw:path draw:style-name="gr4" draw:text-style-name="P40" svg:width="0.0709in" svg:height="0.1157in" svg:x="2.4185in" svg:y="0in" svg:viewBox="0 0 181 295" svg:d="M181 14c-33 0-68 0-102 0-51 0-53-6-54-14-3 0-7 0-11 0-4 29-9 59-14 88 4 0 7 0 11 0 1-7 5-34 11-39 2-2 36-2 40-2 29 0 59 0 88 0-16 22-31 44-47 66-38 57-53 115-53 159 0 3 2 23 21 23 20 0 19-20 19-23 0-7 0-15 0-22 0-23 1-47 5-70 1-9 7-45 25-72 19-26 38-53 58-79 3-5 3-6 3-15z"><text:p/></draw:path></draw:g></draw:g>, ואכן <draw:g text:anchor-type="as-char" svg:y="-0.111in" draw:z-index="70" draw:name="Shape69" draw:style-name="gr1"><svg:title>TexMaths</svg:title><svg:desc>12§display§n \ge 7§svg§600§FALSE§</svg:desc><draw:g draw:style-name="gr2"><draw:path draw:style-name="gr3" draw:text-style-name="P39" svg:width="0.3831in" svg:height="0.1134in" svg:x="0.0039in" svg:y="0.0083in" svg:viewBox="0 0 974 289" svg:d="M0 0c325 0 649 0 974 0 0 96 0 193 0 289-325 0-649 0-974 0 0-96 0-193 0-289z"><text:p/></draw:path><draw:path draw:style-name="gr4" draw:text-style-name="P40" svg:width="0.0894in" svg:height="0.0736in" svg:x="0.0004in" svg:y="0.0386in" svg:viewBox="0 0 228 188" svg:d="M228 125c0-4-4-4-5-4-3 0-3 1-6 7-8 29-23 52-43 52-7 0-10-5-10-14 0-10 4-20 8-29 8-22 25-69 25-93 0-27-18-44-48-44-37 0-59 26-66 36-1-23-19-36-39-36-19 0-27 16-31 24-7 14-13 38-13 41s4 2 5 3c5 0 5 0 7-9 7-30 16-49 31-49 9 0 13 4 13 19 0 8-1 13-7 34-8 33-15 65-24 97-1 6-3 15-3 17 0 7 6 11 12 11 4 0 12-4 15-12 3-10 5-19 9-29 2-13 6-26 8-38 2-10 6-18 7-28 3-7 4-14 6-21 6-13 29-50 69-50 19 0 22 14 22 28 0 27-20 79-27 97-4 11-4 16-4 21 0 18 15 32 34 32 39 0 55-60 55-63z"><text:p/></draw:path><draw:path draw:style-name="gr4" draw:text-style-name="P40" svg:width="0.1039in" svg:height="0.1232in" svg:x="0.1535in" svg:y="0.0075in" svg:viewBox="0 0 265 314" svg:d="M257 133c8-3 8-14 0-16-81-39-163-77-244-116-11-4-18 10-8 15 77 37 154 73 231 109-77 36-154 72-231 108-10 5-3 20 8 15 81-38 163-76 244-115zM265 306c0-5-5-8-9-8-81 0-164 0-247 0-5 0-8 3-8 8s3 8 8 8c83 0 166 0 247 0 4 0 9-3 9-8z"><text:p/></draw:path><draw:path draw:style-name="gr4" draw:text-style-name="P40" svg:width="0.0709in" svg:height="0.1142in" svg:x="0.3248in" svg:y="0in" svg:viewBox="0 0 181 291" svg:d="M181 13c-33 0-68 0-102 0-51 0-53-5-54-13-3 0-7 0-11 0-4 29-9 57-14 86 4 0 7 0 11 0 1-7 5-33 11-38 2-2 36-2 40-2 29 0 59 0 88 0-16 21-31 43-47 65-38 57-51 114-51 157 0 4 0 23 19 23s19-19 19-23c0-7 0-14 0-21 0-23 1-46 5-69 1-9 7-44 25-70 19-28 38-54 58-80 3-5 3-5 3-15z"><text:p/></draw:path></draw:g></draw:g>, לכן התנאי מתקיים גם עבורו.</text:p>
      <text:p text:style-name="P22"><text:soft-page-break/>ראינו כי עבור שאר הצמתים כל שכניהם שדרגתם לא זהה להם התנאי מתקיים, לכן נצטרך להראות רק שהתנאי מתקיים עבור צמתים שונים שדרגתם <draw:g text:anchor-type="as-char" svg:y="-0.1098in" draw:z-index="71" draw:name="Shape70" draw:style-name="gr1"><svg:title>TexMaths</svg:title><svg:desc>12§display§n - 3§svg§600§FALSE§</svg:desc><draw:g draw:style-name="gr2"><draw:path draw:style-name="gr3" draw:text-style-name="P39" svg:width="0.3598in" svg:height="0.0957in" svg:x="0.0039in" svg:y="0.0087in" svg:viewBox="0 0 915 244" svg:d="M0 0c305 0 610 0 915 0 0 82 0 163 0 244-305 0-610 0-915 0 0-81 0-162 0-244z"><text:p/></draw:path><draw:path draw:style-name="gr4" draw:text-style-name="P40" svg:width="0.0894in" svg:height="0.074in" svg:x="0.0004in" svg:y="0.0362in" svg:viewBox="0 0 228 189" svg:d="M228 126c0-4-4-4-5-4-4 0-4 1-6 7-8 28-23 51-43 51-7 0-10-4-10-13 0-11 4-21 7-29 9-23 26-68 26-92 0-29-18-46-48-46-39 0-59 28-66 37-1-24-19-37-39-37-19 0-27 17-31 24-7 14-13 40-13 41 0 5 4 2 5 5 5 0 5 0 7-10 7-30 16-50 31-50 9 0 13 6 13 19 0 9-1 13-7 36-8 32-15 64-24 96-1 6-3 15-3 18 0 7 6 10 12 10 4 0 12-3 15-12s5-20 9-31c2-12 6-24 8-36 2-9 5-19 7-28 3-8 4-15 6-21 6-13 29-51 68-51 20 0 23 15 23 30 0 25-20 79-27 97-4 8-4 14-4 18 0 20 14 34 34 34 39 0 55-60 55-63z"><text:p/></draw:path><draw:path draw:style-name="gr4" draw:text-style-name="P40" svg:width="0.1102in" svg:height="0.0063in" svg:x="0.1409in" svg:y="0.0654in" svg:viewBox="0 0 281 17" svg:d="M281 8c0-4-4-8-9-8-89 0-176 0-264 0-4 0-8 4-8 8 0 5 4 9 8 9 88 0 175 0 264 0 5 0 9-4 9-9z"><text:p/></draw:path><draw:path draw:style-name="gr4" draw:text-style-name="P40" svg:width="0.0685in" svg:height="0.113in" svg:x="0.3039in" svg:y="0in" svg:viewBox="0 0 175 288" svg:d="M175 206c0-33-26-66-71-74 35-11 60-41 60-74 0-34-37-58-78-58-42 0-74 25-74 58 0 13 10 21 22 21 13 0 21-9 21-21 0-22-20-22-26-22 13-20 41-25 56-25 17 0 40 8 40 47 0 4 0 29-12 47-12 21-27 22-37 22-4 0-14 1-17 1-3 1-6 1-6 5 0 5 3 5 11 5 6 0 12 0 18 0 34 0 50 27 50 68 0 58-29 70-48 70-18 0-49-8-65-32 16 2 29-7 29-23 0-15-12-23-24-23-10 0-24 6-24 24 0 38 40 66 85 66 52 0 90-39 90-82z"><text:p/></draw:path></draw:g></draw:g><text:s/>והם לא שכנים. <text:span text:style-name="T27">ובכן, סכום דרגתם </text:span><text:span text:style-name="T27"><draw:g text:anchor-type="as-char" svg:y="-0.1098in" draw:z-index="72" draw:name="Shape71" draw:style-name="gr1"><svg:title>TexMaths</svg:title><svg:desc>12§display§2n - 6§svg§600§FALSE§</svg:desc><draw:g draw:style-name="gr2"><draw:path draw:style-name="gr3" draw:text-style-name="P39" svg:width="0.4429in" svg:height="0.0957in" svg:x="0.0004in" svg:y="0.0087in" svg:viewBox="0 0 1126 244" svg:d="M0 0c375 0 751 0 1126 0 0 82 0 163 0 244-375 0-751 0-1126 0 0-81 0-162 0-244z"><text:p/></draw:path><draw:path draw:style-name="gr4" draw:text-style-name="P40" svg:width="0.0657in" svg:height="0.1091in" svg:x="0.0004in" svg:y="0in" svg:viewBox="0 0 168 278" svg:d="M168 205c-4 0-7 0-11 0-2 13-5 31-9 38-3 3-30 3-40 3-25 0-50 0-76 0 15-15 30-29 45-43 66-58 91-80 91-122 0-47-38-81-90-81-47 0-78 38-78 76 0 23 20 23 22 23 7 0 21-4 21-22 0-11-7-22-21-22-4 0-5 0-6 1 9-27 32-43 57-43 39 0 57 34 57 68s-22 66-45 92c-27 30-54 60-81 89-4 5-4 6-4 16 52 0 104 0 156 0 4-24 8-48 12-73z"><text:p/></draw:path><draw:path draw:style-name="gr4" draw:text-style-name="P40" svg:width="0.0894in" svg:height="0.074in" svg:x="0.0795in" svg:y="0.0362in" svg:viewBox="0 0 228 189" svg:d="M228 126c0-4-4-4-5-4-5 0-5 1-6 7-8 28-23 51-43 51-7 0-11-4-11-13 0-11 5-21 8-29 8-23 26-68 26-92 0-29-18-46-48-46-39 0-59 28-66 37-3-24-19-37-39-37s-27 17-32 24c-6 14-12 40-12 41 0 5 4 2 5 5 3 0 5 0 7-10 7-30 16-50 31-50 9 0 12 6 12 19 0 9-1 13-6 36-8 32-17 64-25 96-1 6-4 15-4 18 0 7 6 10 12 10s14-3 16-12c1 0 6-20 8-31 4-12 6-24 10-36 2-9 5-19 7-28 1-8 4-15 5-21 7-13 29-51 70-51 17 0 22 15 22 30 0 25-21 79-27 97-4 8-5 14-5 18 0 20 16 34 35 34 39 0 55-60 55-63z"><text:p/></draw:path><draw:path draw:style-name="gr4" draw:text-style-name="P40" svg:width="0.1102in" svg:height="0.0063in" svg:x="0.2205in" svg:y="0.0654in" svg:viewBox="0 0 281 17" svg:d="M281 8c0-4-4-8-9-8-87 0-176 0-264 0-4 0-8 4-8 8 0 5 4 9 8 9 88 0 177 0 264 0 5 0 9-4 9-9z"><text:p/></draw:path><draw:path draw:style-name="gr4" draw:text-style-name="P40" svg:width="0.0685in" svg:height="0.113in" svg:x="0.3831in" svg:y="0in" svg:viewBox="0 0 175 288" svg:d="M175 193c0-53-37-92-84-92-29 0-44 21-53 40 0-3 0-7 0-9 0-107 52-121 74-121 10 0 28 2 37 17-6 0-23 0-23 19 0 12 10 19 19 19 7 0 19-5 19-20 0-26-18-46-52-46-54 0-112 54-112 146 0 112 49 142 89 142 47 0 86-40 86-95zM137 192c0 20 0 42-7 56-12 25-32 28-41 28-27 0-40-26-42-32-7-20-7-53-7-61 0-32 13-73 50-73 7 0 26 0 40 25 7 15 7 36 7 57z"><text:p/></draw:path></draw:g></draw:g></text:span><text:span text:style-name="T27">, לכן כדי שהתנאי יתקיים </text:span><text:span text:style-name="T27"><draw:g text:anchor-type="as-char" svg:y="-0.1098in" draw:z-index="73" draw:name="Shape72" draw:style-name="gr1"><svg:title>TexMaths</svg:title><svg:desc>12§display§n \ge 6§svg§600§FALSE§</svg:desc><draw:g draw:style-name="gr2"><draw:path draw:style-name="gr3" draw:text-style-name="P39" svg:width="0.378in" svg:height="0.1122in" svg:x="0.0039in" svg:y="0.0087in" svg:viewBox="0 0 961 286" svg:d="M0 0c320 0 641 0 961 0 0 95 0 191 0 286-320 0-641 0-961 0 0-95 0-191 0-286z"><text:p/></draw:path><draw:path draw:style-name="gr4" draw:text-style-name="P40" svg:width="0.0894in" svg:height="0.0744in" svg:x="0.0004in" svg:y="0.0362in" svg:viewBox="0 0 228 190" svg:d="M228 126c0-4-4-4-5-4-4 0-4 2-6 8-8 28-23 50-43 50-7 0-10-4-10-13 0-10 4-19 7-29 9-23 26-68 26-92 0-29-18-46-48-46-39 0-59 28-66 37-2-24-19-37-39-37-19 0-27 17-31 24-7 14-13 40-13 41 0 5 4 2 5 5 5 0 5 0 7-10 7-30 16-50 31-50 9 0 13 6 13 19 0 9-1 14-7 36-8 32-15 65-24 97-1 5-3 14-3 17 0 7 6 11 12 11 4 0 12-4 15-12 3-10 5-20 9-30 2-14 6-26 8-38 2-9 5-19 7-28 2-8 4-15 6-21 6-13 29-51 68-51 20 0 23 15 23 30 0 25-20 79-27 97-4 9-4 15-4 19 0 19 14 34 34 34 39 0 55-60 55-64z"><text:p/></draw:path><draw:path draw:style-name="gr4" draw:text-style-name="P40" svg:width="0.1031in" svg:height="0.1232in" svg:x="0.1531in" svg:y="0.0059in" svg:viewBox="0 0 263 314" svg:d="M257 132c7-3 7-13 0-17-82-37-163-76-244-114-11-5-18 11-8 16 77 36 154 70 230 106-76 38-153 74-230 110-10 4-3 20 8 15 81-38 162-77 244-116zM263 306c0-5-4-9-8-9-82 0-163 0-246 0-5 0-8 4-8 9s3 8 8 8c83 0 164 0 246 0 4 0 8-3 8-8z"><text:p/></draw:path><draw:path draw:style-name="gr4" draw:text-style-name="P40" svg:width="0.0685in" svg:height="0.113in" svg:x="0.322in" svg:y="0in" svg:viewBox="0 0 175 288" svg:d="M175 193c0-53-37-92-84-92-29 0-44 21-53 41 0-4 0-8 0-10 0-107 52-121 73-121 11 0 29 2 38 17-6 0-23 0-23 19 0 12 9 19 19 19 7 0 19-5 19-20 0-26-18-46-53-46-53 0-111 54-111 148 0 110 49 140 89 140 46 0 86-40 86-95zM137 192c0 20 0 42-8 56-12 26-31 28-40 28-27 0-40-25-42-31-7-21-7-54-7-61 0-32 13-74 50-74 7 0 26 0 39 27 8 14 8 35 8 55z"><text:p/></draw:path></draw:g></draw:g></text:span><text:span text:style-name="T27">, והוא בוודאי מתקיים.</text:span></text:p>
      <text:p text:style-name="P23">ראינו כי משפט אור מתקיים בגרף כל עוד <draw:g text:anchor-type="as-char" svg:y="-0.111in" draw:z-index="74" draw:name="Shape73" draw:style-name="gr1"><svg:title>TexMaths</svg:title><svg:desc>12§display§n \ge 7§svg§600§FALSE§</svg:desc><draw:g draw:style-name="gr2"><draw:path draw:style-name="gr3" draw:text-style-name="P39" svg:width="0.3831in" svg:height="0.1134in" svg:x="0.0039in" svg:y="0.0083in" svg:viewBox="0 0 974 289" svg:d="M0 0c325 0 649 0 974 0 0 96 0 193 0 289-325 0-649 0-974 0 0-96 0-193 0-289z"><text:p/></draw:path><draw:path draw:style-name="gr4" draw:text-style-name="P40" svg:width="0.0894in" svg:height="0.0736in" svg:x="0.0004in" svg:y="0.0386in" svg:viewBox="0 0 228 188" svg:d="M228 125c0-4-4-4-5-4-3 0-3 1-6 7-8 29-23 52-43 52-7 0-10-5-10-14 0-10 4-20 8-29 8-22 25-69 25-93 0-27-18-44-48-44-37 0-59 26-66 36-1-23-19-36-39-36-19 0-27 16-31 24-7 14-13 38-13 41s4 2 5 3c5 0 5 0 7-9 7-30 16-49 31-49 9 0 13 4 13 19 0 8-1 13-7 34-8 33-15 65-24 97-1 6-3 15-3 17 0 7 6 11 12 11 4 0 12-4 15-12 3-10 5-19 9-29 2-13 6-26 8-38 2-10 6-18 7-28 3-7 4-14 6-21 6-13 29-50 69-50 19 0 22 14 22 28 0 27-20 79-27 97-4 11-4 16-4 21 0 18 15 32 34 32 39 0 55-60 55-63z"><text:p/></draw:path><draw:path draw:style-name="gr4" draw:text-style-name="P40" svg:width="0.1039in" svg:height="0.1232in" svg:x="0.1535in" svg:y="0.0075in" svg:viewBox="0 0 265 314" svg:d="M257 133c8-3 8-14 0-16-81-39-163-77-244-116-11-4-18 10-8 15 77 37 154 73 231 109-77 36-154 72-231 108-10 5-3 20 8 15 81-38 163-76 244-115zM265 306c0-5-5-8-9-8-81 0-164 0-247 0-5 0-8 3-8 8s3 8 8 8c83 0 166 0 247 0 4 0 9-3 9-8z"><text:p/></draw:path><draw:path draw:style-name="gr4" draw:text-style-name="P40" svg:width="0.0709in" svg:height="0.1142in" svg:x="0.3248in" svg:y="0in" svg:viewBox="0 0 181 291" svg:d="M181 13c-33 0-68 0-102 0-51 0-53-5-54-13-3 0-7 0-11 0-4 29-9 57-14 86 4 0 7 0 11 0 1-7 5-33 11-38 2-2 36-2 40-2 29 0 59 0 88 0-16 21-31 43-47 65-38 57-51 114-51 157 0 4 0 23 19 23s19-19 19-23c0-7 0-14 0-21 0-23 1-46 5-69 1-9 7-44 25-70 19-28 38-54 58-80 3-5 3-5 3-15z"><text:p/></draw:path></draw:g></draw:g>, לכן הגרף הוא המילטוני.</text:p>
      <text:h text:style-name="P36" text:outline-level="1">שאלה 2</text:h>
      <text:h text:style-name="P38" text:outline-level="2">סעיף א’</text:h>
      <text:p text:style-name="P24">נשתמש באלגוריתם הבנייה של עץ מסדרת פרופר.</text:p>
      <text:p text:style-name="P24">העץ המייצג את הסדרה <draw:g text:anchor-type="as-char" svg:y="-0.1228in" draw:z-index="75" draw:name="Shape74" draw:style-name="gr1"><svg:title>TexMaths</svg:title><svg:desc>12§display§(5, 5, 6, 6, 7, 7, 8, 8)§svg§600§FALSE§</svg:desc><draw:g draw:style-name="gr2"><draw:path draw:style-name="gr3" draw:text-style-name="P39" svg:width="1.2791in" svg:height="0.1472in" svg:x="0.0004in" svg:y="0.0087in" svg:viewBox="0 0 3250 375" svg:d="M1626 375c-543 0-1084 0-1626 0 0-125 0-250 0-375 1083 0 2167 0 3250 0 0 125 0 250 0 375-541 0-1083 0-1624 0z"><text:p/></draw:path><draw:path draw:style-name="gr4" draw:text-style-name="P40" svg:width="0.0378in" svg:height="0.1642in" svg:x="0.0087in" svg:y="0.0004in" svg:viewBox="0 0 97 418" svg:d="M97 413c0-1-1-2-2-3-43-33-72-116-72-184 0-10 0-22 0-34 0-67 29-151 72-184 1-1 2-2 2-3 0-3-2-5-5-5-1 0-1 1-2 1-46 35-90 119-90 191 0 12 0 24 0 34 0 72 44 156 90 191 1 0 1 1 2 1 3 0 5-2 5-5z"><text:p/></draw:path><draw:path draw:style-name="gr4" draw:text-style-name="P40" svg:width="0.0661in" svg:height="0.113in" svg:x="0.0646in" svg:y="0.0142in" svg:viewBox="0 0 169 288" svg:d="M169 195c0-50-35-92-80-92-21 0-39 7-54 22 0-28 0-54 0-82 8 3 23 5 36 5 51 0 81-38 81-43 0-3-1-5-4-5-2 0-2 0-3 1-8 4-30 12-57 12-17 0-36-2-57-12-3-1-3-1-5-1-4 0-4 4-4 11 0 42 0 82 0 124 0 8 0 11 6 11 3 0 3-1 6-3 4-8 20-30 54-30 21 0 32 19 36 27 7 16 7 31 7 53 0 14 0 38-10 56-11 17-26 28-45 28-30 0-54-23-62-48 2 1 3 1 8 1 13 0 20-10 20-19 0-11-7-21-20-21-6 0-22 3-22 22 0 35 30 76 77 76 49 0 92-40 92-93z"><text:p/></draw:path><draw:path draw:style-name="gr4" draw:text-style-name="P40" svg:width="0.0189in" svg:height="0.0488in" svg:x="0.1539in" svg:y="0.1063in" svg:viewBox="0 0 49 125" svg:d="M49 43c0-27-11-43-27-43-14 0-22 10-22 22s8 22 22 22c6 0 10-2 15-6 1-1 1-1 1-1 0 3 2 0 2 6 0 31-15 56-29 71-5 5-5 6-5 7 0 2 2 4 5 4 5 0 38-33 38-82z"><text:p/></draw:path><draw:path draw:style-name="gr4" draw:text-style-name="P40" svg:width="0.0657in" svg:height="0.113in" svg:x="0.2213in" svg:y="0.0142in" svg:viewBox="0 0 168 288" svg:d="M168 195c0-50-34-92-79-92-21 0-39 7-54 22 0-28 0-54 0-82 8 3 23 5 36 5 51 0 81-38 81-43 0-3-1-5-4-5-2 0-2 0-4 1-8 4-29 12-56 12-17 0-38-2-57-12-3-1-3-1-5-1-4 0-4 4-4 11 0 42 0 82 0 124 0 8 0 11 6 11 3 0 3-1 6-3 4-8 20-30 54-30 21 0 32 19 36 27 6 16 7 31 7 53 0 14 0 38-10 56-11 17-26 28-45 28-30 0-54-23-62-48 2 1 3 1 8 1 13 0 20-10 20-19 0-11-7-21-20-21-6 0-22 3-22 22 0 35 30 76 77 76 49 0 91-40 91-93z"><text:p/></draw:path><draw:path draw:style-name="gr4" draw:text-style-name="P40" svg:width="0.0189in" svg:height="0.0488in" svg:x="0.3106in" svg:y="0.1063in" svg:viewBox="0 0 49 125" svg:d="M49 43c0-27-11-43-27-43-14 0-22 10-22 22s8 22 22 22c4 0 10-2 14-6 2-1 1-1 2-1 0 3 2 0 2 6 0 31-15 56-29 71-5 5-5 6-5 7 0 2 2 4 5 4 5 0 38-33 38-82z"><text:p/></draw:path><draw:path draw:style-name="gr4" draw:text-style-name="P40" svg:width="0.0685in" svg:height="0.113in" svg:x="0.3768in" svg:y="0.0142in" svg:viewBox="0 0 175 288" svg:d="M175 194c0-53-37-93-84-93-29 0-44 21-53 42 0-4 0-8 0-11 0-107 53-121 74-121 10 0 28 2 37 17-6 0-23 0-23 19 0 12 10 19 19 19 7 0 19-4 19-20 0-26-18-46-52-46-54 0-112 54-112 147 0 112 49 141 89 141 47 0 86-40 86-94zM137 194c0 20 0 40-6 55-13 25-33 28-42 28-27 0-40-25-42-33-7-19-7-51-7-60 0-32 13-74 51-74 6 0 25 0 39 27 7 15 7 37 7 57z"><text:p/></draw:path><draw:path draw:style-name="gr4" draw:text-style-name="P40" svg:width="0.0193in" svg:height="0.0488in" svg:x="0.4669in" svg:y="0.1063in" svg:viewBox="0 0 50 125" svg:d="M50 43c0-27-10-43-27-43-15 0-23 10-23 22s8 22 23 22c5 0 11-2 14-6 1-1 1-1 3-1 0 3 1 0 1 6 0 31-15 56-29 71-5 5-5 6-5 7 0 2 3 4 5 4 4 0 38-33 38-82z"><text:p/></draw:path><draw:path draw:style-name="gr4" draw:text-style-name="P40" svg:width="0.0685in" svg:height="0.113in" svg:x="0.5339in" svg:y="0.0142in" svg:viewBox="0 0 175 288" svg:d="M175 194c0-53-37-93-84-93-29 0-44 21-53 42 0-4 0-8 0-11 0-107 52-121 74-121 10 0 27 2 37 17-6 0-23 0-23 19 0 12 10 19 19 19 7 0 19-4 19-20 0-26-18-46-52-46-54 0-112 54-112 147 0 112 49 141 89 141 47 0 86-40 86-94zM137 194c0 20 0 40-7 55-12 25-32 28-41 28-28 0-40-25-42-33-9-19-9-51-9-60 0-32 15-74 52-74 7 0 26 0 40 27 7 15 7 37 7 57z"><text:p/></draw:path><draw:path draw:style-name="gr4" draw:text-style-name="P40" svg:width="0.0189in" svg:height="0.0488in" svg:x="0.624in" svg:y="0.1063in" svg:viewBox="0 0 49 125" svg:d="M49 43c0-27-9-43-26-43-15 0-23 10-23 22s8 22 23 22c5 0 11-2 14-6 1-1 1-1 3-1 0 3 1 0 1 6 0 31-16 56-29 71-5 5-5 6-5 7 0 2 3 4 4 4 5 0 38-33 38-82z"><text:p/></draw:path><draw:path draw:style-name="gr4" draw:text-style-name="P40" svg:width="0.0709in" svg:height="0.1146in" svg:x="0.6925in" svg:y="0.0122in" svg:viewBox="0 0 181 292" svg:d="M181 14c-35 0-68 0-103 0-52 0-52-6-54-14-4 0-6 0-10 0-4 29-9 59-14 87 4 0 7 0 11 0 1-7 5-33 11-38 2-2 34-2 40-2 29 0 59 0 88 0-16 21-32 43-48 66-37 57-52 113-52 157 0 4 0 22 20 22 19 0 19-18 19-22 0-8 0-15 0-22 0-23 1-44 5-67 2-10 8-47 26-72 19-28 37-54 56-80 5-5 5-6 5-15z"><text:p/></draw:path><draw:path draw:style-name="gr4" draw:text-style-name="P40" svg:width="0.0189in" svg:height="0.0488in" svg:x="0.7827in" svg:y="0.1063in" svg:viewBox="0 0 49 125" svg:d="M49 43c0-27-11-43-27-43-14 0-22 10-22 22s8 22 22 22c6 0 10-2 15-6 1-1 1-1 1-1 0 3 2 0 2 6 0 31-15 56-29 71-5 5-5 6-5 7 0 2 2 4 5 4 5 0 38-33 38-82z"><text:p/></draw:path><draw:path draw:style-name="gr4" draw:text-style-name="P40" svg:width="0.0709in" svg:height="0.1146in" svg:x="0.8512in" svg:y="0.0122in" svg:viewBox="0 0 181 292" svg:d="M181 14c-33 0-68 0-102 0-51 0-53-6-54-14-3 0-7 0-11 0-4 29-9 59-14 87 4 0 7 0 11 0 1-7 5-33 11-38 2-2 36-2 40-2 29 0 59 0 88 0-16 21-31 43-47 66-38 57-51 113-51 157 0 4 0 22 19 22s19-18 19-22c0-8 0-15 0-22 0-23 1-44 5-67 1-10 7-47 25-72 19-28 38-54 58-80 3-5 3-6 3-15z"><text:p/></draw:path><draw:path draw:style-name="gr4" draw:text-style-name="P40" svg:width="0.0189in" svg:height="0.0488in" svg:x="0.9413in" svg:y="0.1063in" svg:viewBox="0 0 49 125" svg:d="M49 43c0-27-11-43-26-43s-23 10-23 22 8 22 23 22c5 0 11-2 14-6 1-1 1-1 3-1 0 3 0 0 0 6 0 31-15 56-28 71-5 5-5 6-5 7 0 2 1 4 4 4 5 0 38-33 38-82z"><text:p/></draw:path><draw:path draw:style-name="gr4" draw:text-style-name="P40" svg:width="0.0685in" svg:height="0.113in" svg:x="1.0079in" svg:y="0.0142in" svg:viewBox="0 0 175 288" svg:d="M175 210c0-16-5-35-21-52-8-9-15-13-41-30 30-15 50-38 50-66 0-38-37-62-75-62-42 0-77 31-77 71 0 7 1 26 19 45 5 5 20 16 30 23-24 12-60 36-60 78 0 43 43 71 88 71 46 0 87-35 87-78zM145 62c0 24-17 45-42 59-18-12-35-23-53-34-19-12-20-26-20-33 0-25 28-43 58-43s57 21 57 51zM154 224c0 30-32 53-66 53-36 0-68-27-68-60 0-25 15-52 51-72 17 11 35 22 51 33 12 8 32 21 32 46z"><text:p/></draw:path><draw:path draw:style-name="gr4" draw:text-style-name="P40" svg:width="0.0189in" svg:height="0.0488in" svg:x="1.098in" svg:y="0.1063in" svg:viewBox="0 0 49 125" svg:d="M49 43c0-27-11-43-26-43s-23 10-23 22 8 22 23 22c5 0 9-2 14-6 1-1 1-1 3-1 0 3 0 0 0 6 0 31-15 55-29 71-4 3-4 6-4 7 0 2 1 4 4 4 5 0 38-33 38-82z"><text:p/></draw:path><draw:path draw:style-name="gr4" draw:text-style-name="P40" svg:width="0.0685in" svg:height="0.113in" svg:x="1.165in" svg:y="0.0142in" svg:viewBox="0 0 175 288" svg:d="M175 210c0-16-5-35-21-52-8-9-15-13-41-30 30-15 50-38 50-66 0-38-37-62-75-62-42 0-77 31-77 71 0 7 1 26 19 45 5 5 20 16 30 23-24 12-60 36-60 78 0 43 43 71 86 71 48 0 89-35 89-78zM145 62c0 24-17 45-42 59-18-12-35-23-53-34-19-12-20-26-20-33 0-25 26-43 56-43 32 0 59 21 59 51zM154 224c0 30-32 53-66 53-36 0-68-27-68-60 0-25 15-52 50-72 18 11 34 22 52 33 11 8 32 21 32 46z"><text:p/></draw:path><draw:path draw:style-name="gr4" draw:text-style-name="P40" svg:width="0.0378in" svg:height="0.1642in" svg:x="1.2504in" svg:y="0.0004in" svg:viewBox="0 0 97 418" svg:d="M97 226c0-10 0-22 0-34 0-72-44-156-91-191-1 0-1-1-2-1-3 0-4 2-4 5 0 1 0 2 1 3 45 33 73 117 73 184 0 12 0 24 0 34 0 68-28 151-73 184-1 1-1 2-1 3 0 3 1 5 4 5 1 0 1-1 2-1 47-35 91-119 91-191z"><text:p/></draw:path></draw:g></draw:g><text:s/>הוא:</text:p>
      <text:p text:style-name="P24"><draw:g text:anchor-type="paragraph" draw:z-index="80" draw:name="Group object 1" draw:style-name="gr5"><draw:custom-shape draw:style-name="gr6" draw:text-style-name="P42" xml:id="id20" draw:id="id20" svg:width="0.2835in" svg:height="0.2697in" svg:x="0.226in" svg:y="1.4941in"><text:p text:style-name="P41"><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xml:id="id19" draw:id="id19" svg:width="0.2835in" svg:height="0.2697in" svg:x="0.7917in" svg:y="1.4941in"><text:p text:style-name="P41"><text:span text:style-name="T4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xml:id="id18" draw:id="id18" svg:width="0.2835in" svg:height="0.2697in" svg:x="1.2157in" svg:y="1.4941in"><text:p text:style-name="P41"><text:span text:style-name="T4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xml:id="id17" draw:id="id17" svg:width="0.2835in" svg:height="0.2697in" svg:x="1.7831in" svg:y="1.4941in"><text:p text:style-name="P41"><text:span text:style-name="T4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xml:id="id16" draw:id="id16" svg:width="0.2835in" svg:height="0.2697in" svg:x="0.5075in" svg:y="0.9551in"><text:p text:style-name="P41"><text:span text:style-name="T4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2" xml:id="id15" draw:id="id15" svg:width="0.2843in" svg:height="0.2697in" svg:x="1.4992in" svg:y="0.9551in"><text:p text:style-name="P41"><text:span text:style-name="T4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xml:id="id14" draw:id="id14" svg:width="0.2835in" svg:height="0.2697in" svg:x="1.076in" svg:y="0.5516in"><text:p text:style-name="P41"><text:span text:style-name="T43">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42" xml:id="id11" draw:id="id11" svg:width="0.2835in" svg:height="0.2689in" svg:x="1.6417in" svg:y="0.0134in"><text:p text:style-name="P41"><text:span text:style-name="T43">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42" xml:id="id13" draw:id="id13" svg:width="0.2835in" svg:height="0.2697in" svg:x="2.0075in" svg:y="0.5232in"><text:p text:style-name="P41"><text:span text:style-name="T4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42" xml:id="id12" draw:id="id12" svg:width="0.5343in" svg:height="0.2697in" svg:x="2.4402in" svg:y="0.5232in"><text:p text:style-name="P41"><text:span text:style-name="T4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44" draw:type="line" svg:x1="1.9248in" svg:y1="0.148in" svg:x2="2.7075in" svg:y2="0.5228in" draw:start-shape="id11" draw:start-glue-point="10" draw:end-shape="id12" draw:end-glue-point="4" svg:d="M4889 376l1988 952" svg:viewBox="0 0 1990 954"><text:p/></draw:connector><draw:connector draw:style-name="gr9" draw:text-style-name="P44" draw:type="line" svg:x1="1.8839in" svg:y1="0.2433in" svg:x2="2.0484in" svg:y2="0.5622in" draw:start-shape="id11" draw:start-glue-point="9" draw:end-shape="id13" draw:end-glue-point="5" svg:d="M4785 618l418 810" svg:viewBox="0 0 420 811"><text:p/></draw:connector><draw:connector draw:style-name="gr9" draw:text-style-name="P44" draw:type="line" svg:x1="1.6827in" svg:y1="0.2433in" svg:x2="1.3181in" svg:y2="0.5906in" draw:start-shape="id11" draw:start-glue-point="7" draw:end-shape="id14" draw:end-glue-point="11" svg:d="M4274 618l-926 882" svg:viewBox="0 0 928 884"><text:p/></draw:connector><draw:connector draw:style-name="gr9" draw:text-style-name="P44" draw:type="line" svg:x1="1.3181in" svg:y1="0.7823in" svg:x2="1.5409in" svg:y2="0.9941in" draw:start-shape="id14" draw:start-glue-point="9" draw:end-shape="id15" draw:end-glue-point="5" svg:d="M3348 1987l566 538" svg:viewBox="0 0 568 540"><text:p/></draw:connector><draw:connector draw:style-name="gr9" draw:text-style-name="P44" draw:type="line" svg:x1="1.1169in" svg:y1="0.7823in" svg:x2="0.75in" svg:y2="0.9941in" draw:start-shape="id14" draw:start-glue-point="7" draw:end-shape="id16" draw:end-glue-point="11" svg:d="M2837 1987l-932 538" svg:viewBox="0 0 933 540"><text:p/></draw:connector><draw:connector draw:style-name="gr9" draw:text-style-name="P44" draw:type="line" svg:x1="1.7417in" svg:y1="1.1854in" svg:x2="1.9252in" svg:y2="1.4937in" draw:start-shape="id15" draw:start-glue-point="9" draw:end-shape="id17" draw:end-glue-point="4" svg:d="M4424 3011l466 783" svg:viewBox="0 0 467 785"><text:p/></draw:connector><draw:connector draw:style-name="gr9" draw:text-style-name="P44" draw:type="line" svg:x1="1.5406in" svg:y1="1.1854in" svg:x2="1.3575in" svg:y2="1.4937in" draw:start-shape="id15" draw:start-glue-point="7" draw:end-shape="id18" draw:end-glue-point="4" svg:d="M3913 3011l-465 783" svg:viewBox="0 0 467 785"><text:p/></draw:connector><draw:connector draw:style-name="gr9" draw:text-style-name="P44" draw:type="line" svg:x1="0.75in" svg:y1="1.1854in" svg:x2="0.9335in" svg:y2="1.4937in" draw:start-shape="id16" draw:start-glue-point="9" draw:end-shape="id19" draw:end-glue-point="4" svg:d="M1905 3011l466 783" svg:viewBox="0 0 467 785"><text:p/></draw:connector><draw:connector draw:style-name="gr9" draw:text-style-name="P44" draw:type="line" svg:x1="0.5488in" svg:y1="1.1854in" svg:x2="0.3673in" svg:y2="1.4937in" draw:start-shape="id16" draw:start-glue-point="7" draw:end-shape="id20" draw:end-glue-point="4" svg:d="M1394 3011l-461 783" svg:viewBox="0 0 462 785"><text:p/></draw:connector></draw:g></text:p>
      <text:p text:style-name="P24">העץ המייצג את הסדרה <draw:g text:anchor-type="as-char" svg:y="-0.1228in" draw:z-index="76" draw:name="Shape75" draw:style-name="gr1"><svg:title>TexMaths</svg:title><svg:desc>12§display§(5, 6, 7, 8, 9, 10, 9, 8)§svg§600§FALSE§</svg:desc><draw:g draw:style-name="gr2"><draw:path draw:style-name="gr3" draw:text-style-name="P39" svg:width="1.361in" svg:height="0.1472in" svg:x="0.0004in" svg:y="0.0087in" svg:viewBox="0 0 3458 375" svg:d="M1730 375c-578 0-1154 0-1730 0 0-125 0-250 0-375 1152 0 2306 0 3458 0 0 125 0 250 0 375-576 0-1152 0-1728 0z"><text:p/></draw:path><draw:path draw:style-name="gr4" draw:text-style-name="P40" svg:width="0.0378in" svg:height="0.1642in" svg:x="0.0087in" svg:y="0.0004in" svg:viewBox="0 0 97 418" svg:d="M97 413c0-1-1-2-2-3-43-33-72-116-72-184 0-10 0-22 0-34 0-67 29-151 72-184 1-1 2-2 2-3 0-3-2-5-5-5-1 0-1 1-2 1-46 35-90 119-90 191 0 12 0 24 0 34 0 72 44 156 90 191 1 0 1 1 2 1 3 0 5-2 5-5z"><text:p/></draw:path><draw:path draw:style-name="gr4" draw:text-style-name="P40" svg:width="0.0661in" svg:height="0.113in" svg:x="0.0646in" svg:y="0.0142in" svg:viewBox="0 0 169 288" svg:d="M169 195c0-50-35-92-80-92-21 0-39 7-54 22 0-28 0-54 0-82 8 3 23 5 36 5 51 0 81-38 81-43 0-3-1-5-4-5-2 0-2 0-3 1-8 4-30 12-57 12-17 0-36-2-57-12-3-1-3-1-5-1-4 0-4 4-4 11 0 42 0 82 0 124 0 8 0 11 6 11 3 0 3-1 6-3 4-8 20-30 54-30 22 0 32 19 36 27 7 16 7 31 7 53 0 14 0 38-10 56-9 17-25 28-45 28-30 0-54-23-62-48 2 1 3 1 8 1 13 0 20-10 20-19 0-11-7-21-20-21-6 0-22 3-22 22 0 35 30 76 77 76 49 0 92-40 92-93z"><text:p/></draw:path><draw:path draw:style-name="gr4" draw:text-style-name="P40" svg:width="0.0189in" svg:height="0.0488in" svg:x="0.1539in" svg:y="0.1063in" svg:viewBox="0 0 49 125" svg:d="M49 43c0-27-11-43-27-43-14 0-22 10-22 22s8 22 22 22c6 0 10-2 15-6 1-1 1-1 3-1 0 3 0 0 0 6 0 31-15 56-29 71-5 5-5 6-5 7 0 2 2 4 5 4 5 0 38-33 38-82z"><text:p/></draw:path><draw:path draw:style-name="gr4" draw:text-style-name="P40" svg:width="0.0681in" svg:height="0.113in" svg:x="0.2205in" svg:y="0.0142in" svg:viewBox="0 0 174 288" svg:d="M174 194c0-53-37-93-84-93-29 0-44 21-53 42 0-4 0-8 0-11 0-107 53-121 75-121 9 0 27 2 37 17-7 0-24 0-24 19 0 12 11 19 20 19 6 0 19-4 19-20 0-26-19-46-54-46-54 0-110 54-110 147 0 112 48 141 88 141 46 0 86-40 86-94zM137 194c0 20 0 40-7 55-14 25-33 28-42 28-27 0-40-25-42-33-8-19-8-51-8-60 0-32 14-74 52-74 6 0 26 0 40 27 7 15 7 37 7 57z"><text:p/></draw:path><draw:path draw:style-name="gr4" draw:text-style-name="P40" svg:width="0.0189in" svg:height="0.0488in" svg:x="0.3106in" svg:y="0.1063in" svg:viewBox="0 0 49 125" svg:d="M49 43c0-27-11-43-27-43-14 0-22 10-22 22s8 22 22 22c6 0 10-2 15-6 1-1 1-1 1-1 0 3 2 0 2 6 0 31-15 56-29 71-5 5-5 6-5 7 0 2 2 4 5 4 5 0 38-33 38-82z"><text:p/></draw:path><draw:path draw:style-name="gr4" draw:text-style-name="P40" svg:width="0.0705in" svg:height="0.1146in" svg:x="0.3799in" svg:y="0.0122in" svg:viewBox="0 0 180 292" svg:d="M180 14c-34 0-68 0-102 0-52 0-53-6-54-14-4 0-7 0-11 0-5 29-8 59-13 87 4 0 6 0 10 0 1-7 6-33 10-38 4-2 36-2 42-2 29 0 58 0 87 0-16 21-31 43-47 66-38 57-52 113-52 157 0 4 0 22 20 22 19 0 19-18 19-22 0-8 0-15 0-22 0-23 1-44 5-67 1-10 7-47 26-72 19-28 37-54 56-80 4-5 4-6 4-15z"><text:p/></draw:path><draw:path draw:style-name="gr4" draw:text-style-name="P40" svg:width="0.0189in" svg:height="0.0488in" svg:x="0.4697in" svg:y="0.1063in" svg:viewBox="0 0 49 125" svg:d="M49 43c0-27-9-43-26-43-15 0-23 10-23 22s8 22 23 22c5 0 11-2 14-6 1-1 1-1 3-1 0 3 1 0 1 6 0 31-16 56-29 71-5 5-5 6-5 7 0 2 3 4 4 4 5 0 38-33 38-82z"><text:p/></draw:path><draw:path draw:style-name="gr4" draw:text-style-name="P40" svg:width="0.0685in" svg:height="0.113in" svg:x="0.5362in" svg:y="0.0142in" svg:viewBox="0 0 175 288" svg:d="M175 210c0-16-5-35-20-52-9-9-16-13-42-30 30-15 50-38 50-66 0-38-37-62-75-62-42 0-76 31-76 71 0 7 0 26 18 45 5 5 20 16 31 23-25 12-61 36-61 78 0 43 43 71 88 71 48 0 87-35 87-78zM145 62c0 24-17 45-42 59-17-12-35-23-51-34-21-12-22-26-22-33 0-25 28-43 58-43 31 0 57 21 57 51zM154 224c0 30-32 53-66 53-36 0-66-27-66-60 0-25 13-52 49-72 17 11 35 22 51 33 12 8 32 21 32 46z"><text:p/></draw:path><draw:path draw:style-name="gr4" draw:text-style-name="P40" svg:width="0.0189in" svg:height="0.0488in" svg:x="0.6264in" svg:y="0.1063in" svg:viewBox="0 0 49 125" svg:d="M49 43c0-27-9-43-26-43-15 0-23 10-23 22s8 22 23 22c5 0 11-2 14-6 1-1 1-1 3-1 0 3 1 0 1 6 0 31-16 56-29 71-5 5-5 6-5 7 0 2 3 4 4 4 5 0 38-33 38-82z"><text:p/></draw:path><draw:path draw:style-name="gr4" draw:text-style-name="P40" svg:width="0.0685in" svg:height="0.113in" svg:x="0.6925in" svg:y="0.0142in" svg:viewBox="0 0 175 288" svg:d="M175 141c0-112-49-141-86-141-23 0-43 7-61 26-18 20-28 37-28 69 0 52 37 93 84 93 26 0 43-18 53-42 0 4 0 9 0 13 0 97-43 118-69 118-7 0-30-1-40-16 18 0 21-12 21-19 0-13-9-18-19-18-7 0-19 2-19 19 0 28 23 45 59 45 54 0 105-57 105-147zM137 103c0 35-15 75-52 75-7 0-26 0-39-26-8-15-8-36-8-57 0-23 0-42 9-58 12-21 27-26 42-26 19 0 33 14 41 32 4 15 7 41 7 60z"><text:p/></draw:path><draw:path draw:style-name="gr4" draw:text-style-name="P40" svg:width="0.0189in" svg:height="0.0488in" svg:x="0.7827in" svg:y="0.1063in" svg:viewBox="0 0 49 125" svg:d="M49 43c0-27-9-43-26-43-15 0-23 10-23 22s8 22 23 22c5 0 11-2 14-6 1-1 1-1 3-1 0 3 1 0 1 6 0 31-16 56-29 71-5 5-5 6-5 7 0 2 3 4 4 4 5 0 38-33 38-82z"><text:p/></draw:path><draw:path draw:style-name="gr4" draw:text-style-name="P40" svg:width="0.0543in" svg:height="0.1094in" svg:x="0.8575in" svg:y="0.0142in" svg:viewBox="0 0 139 279" svg:d="M139 279c0-3 0-8 0-13-5 0-9 0-14 0-37 0-39-5-39-20 0-78 0-157 0-235 0-10 0-11-10-11-26 26-63 26-76 26 0 5 0 9 0 14 8 0 32 0 55-11 0 72 0 145 0 217 0 15-1 20-39 20-5 0-9 0-14 0 0 5 0 10 0 13 15-1 52-1 69-1s53 0 68 1z"><text:p/></draw:path><draw:path draw:style-name="gr4" draw:text-style-name="P40" svg:width="0.0697in" svg:height="0.113in" svg:x="0.9323in" svg:y="0.0142in" svg:viewBox="0 0 178 288" svg:d="M178 145c0-34-3-67-17-98-21-40-54-47-72-47-25 0-57 11-73 50-15 29-16 61-16 95 0 32 1 69 18 101 19 33 49 42 70 42 22 0 55-9 74-48 13-28 16-62 16-95zM142 140c0 33 0 60-4 86-7 40-31 53-50 53-16 0-41-11-48-51-5-24-5-63-5-88 0-26 0-54 3-77 8-50 40-53 50-53 14 0 42 7 50 49 4 22 4 55 4 81z"><text:p/></draw:path><draw:path draw:style-name="gr4" draw:text-style-name="P40" svg:width="0.0189in" svg:height="0.0488in" svg:x="1.0228in" svg:y="0.1063in" svg:viewBox="0 0 49 125" svg:d="M49 43c0-27-11-43-26-43s-23 10-23 22 8 22 23 22c5 0 9-2 14-6 1-1 1-1 3-1 0 3 0 0 0 6 0 31-15 55-29 71-4 3-4 6-4 7 0 2 1 4 4 4 5 0 38-33 38-82z"><text:p/></draw:path><draw:path draw:style-name="gr4" draw:text-style-name="P40" svg:width="0.0685in" svg:height="0.113in" svg:x="1.0894in" svg:y="0.0142in" svg:viewBox="0 0 175 288" svg:d="M175 141c0-112-49-141-86-141-24 0-45 7-63 26-16 20-26 37-26 69 0 52 37 93 84 93 25 0 43-18 53-42 0 4 0 9 0 13 0 97-45 118-69 118-7 0-30-1-40-16 18 0 21-12 21-19 0-13-11-18-19-18-7 0-20 2-20 19 0 28 22 45 58 45 56 0 107-57 107-147zM136 103c0 35-15 75-52 75-6 0-25 0-38-26-9-15-9-36-9-57 0-23 0-42 10-58 11-21 27-26 42-26 19 0 33 14 41 32 4 15 6 41 6 60z"><text:p/></draw:path><draw:path draw:style-name="gr4" draw:text-style-name="P40" svg:width="0.0189in" svg:height="0.0488in" svg:x="1.1799in" svg:y="0.1063in" svg:viewBox="0 0 49 125" svg:d="M49 43c0-27-11-43-27-43-14 0-22 10-22 22s8 22 22 22c6 0 10-2 15-6 1-1 1-1 3-1 0 3 0 0 0 6 0 31-15 56-29 71-5 5-5 6-5 7 0 2 2 4 5 4 5 0 38-33 38-82z"><text:p/></draw:path><draw:path draw:style-name="gr4" draw:text-style-name="P40" svg:width="0.0681in" svg:height="0.113in" svg:x="1.2465in" svg:y="0.0142in" svg:viewBox="0 0 174 288" svg:d="M174 210c0-16-4-35-20-52-8-9-15-13-42-30 31-15 51-38 51-66 0-38-37-62-75-62-42 0-77 31-77 71 0 7 1 26 19 45 4 5 19 16 30 23-24 12-60 36-60 78 0 43 42 71 86 71 48 0 88-35 88-78zM145 62c0 24-17 45-42 59-18-12-35-23-53-34-19-12-20-26-20-33 0-25 26-43 56-43 32 0 59 21 59 51zM154 224c0 30-32 53-66 53-36 0-68-27-68-60 0-25 14-52 50-72 18 11 34 22 52 33 11 8 32 21 32 46z"><text:p/></draw:path><draw:path draw:style-name="gr4" draw:text-style-name="P40" svg:width="0.0378in" svg:height="0.1642in" svg:x="1.3319in" svg:y="0.0004in" svg:viewBox="0 0 97 418" svg:d="M97 226c0-10 0-22 0-34 0-72-44-156-91-191-1 0-1-1-2-1-3 0-4 2-4 5 0 1 0 2 1 3 45 33 73 117 73 184 0 12 0 24 0 34 0 68-28 151-73 184-1 1-1 2-1 3 0 3 1 5 4 5 1 0 1-1 2-1 47-35 91-119 91-191z"><text:p/></draw:path></draw:g></draw:g><text:s/>הוא:</text:p>
      <text:p text:style-name="P24"><draw:g text:anchor-type="paragraph" draw:z-index="81" draw:name="Group object 2" draw:style-name="gr5"><draw:custom-shape draw:style-name="gr6" draw:text-style-name="P42" xml:id="id10" draw:id="id10" svg:width="0.2835in" svg:height="0.2697in" svg:x="0.563in" svg:y="1.4224in"><text:p text:style-name="P41"><text:span text:style-name="T4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xml:id="id6" draw:id="id6" svg:width="0.2835in" svg:height="0.2697in" svg:x="2.3882in" svg:y="1.0638in"><text:p text:style-name="P41"><text:span text:style-name="T4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xml:id="id3" draw:id="id3" svg:width="0.2835in" svg:height="0.2697in" svg:x="1.7583in" svg:y="1.461in"><text:p text:style-name="P41"><text:span text:style-name="T4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 xml:id="id8" draw:id="id8" svg:width="0.2835in" svg:height="0.2689in" svg:x="0.4728in" svg:y="0.0799in"><text:p text:style-name="P41"><text:span text:style-name="T43">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42" xml:id="id9" draw:id="id9" svg:width="0.2835in" svg:height="0.2697in" svg:x="0.8409in" svg:y="1.1134in"><text:p text:style-name="P41"><text:span text:style-name="T4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 xml:id="id5" draw:id="id5" svg:width="0.2835in" svg:height="0.2689in" svg:x="2.0654in" svg:y="0.7354in"><text:p text:style-name="P41"><text:span text:style-name="T4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 xml:id="id2" draw:id="id2" svg:width="0.2835in" svg:height="0.2697in" svg:x="1.4354in" svg:y="1.1327in"><text:p text:style-name="P41"><text:span text:style-name="T43">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42" xml:id="id7" draw:id="id7" svg:width="0.2835in" svg:height="0.2697in" svg:x="0.7756in" svg:y="0.4028in"><text:p text:style-name="P41"><text:span text:style-name="T43">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42" xml:id="id1" draw:id="id1" svg:width="0.2835in" svg:height="0.2689in" svg:x="1.1244in" svg:y="0.8244in"><text:p text:style-name="P41"><text:span text:style-name="T43">9</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42" xml:id="id4" draw:id="id4" svg:width="0.5335in" svg:height="0.2697in" svg:x="1.5319in" svg:y="0.4083in"><text:p text:style-name="P41"><text:span text:style-name="T4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43" draw:type="line" svg:x1="1.3665in" svg:y1="1.0543in" svg:x2="1.476in" svg:y2="1.1717in" draw:start-shape="id1" draw:start-glue-point="9" draw:end-shape="id2" draw:end-glue-point="5" svg:d="M3471 2678l278 298" svg:viewBox="0 0 280 300"><text:p/></draw:connector><draw:connector draw:style-name="gr9" draw:text-style-name="P43" draw:type="line" svg:x1="1.6776in" svg:y1="1.3634in" svg:x2="1.7992in" svg:y2="1.5in" draw:start-shape="id2" draw:start-glue-point="9" draw:end-shape="id3" draw:end-glue-point="5" svg:d="M4261 3463l309 347" svg:viewBox="0 0 310 349"><text:p/></draw:connector><draw:connector draw:style-name="gr9" draw:text-style-name="P43" draw:type="line" svg:x1="1.9874in" svg:y1="0.639in" svg:x2="2.1059in" svg:y2="0.7744in" draw:start-shape="id4" draw:start-glue-point="9" draw:end-shape="id5" draw:end-glue-point="5" svg:d="M5048 1623l301 344" svg:viewBox="0 0 303 346"><text:p/></draw:connector><draw:connector draw:style-name="gr9" draw:text-style-name="P43" draw:type="line" svg:x1="2.3075in" svg:y1="0.9654in" svg:x2="2.4287in" svg:y2="1.1028in" draw:start-shape="id5" draw:start-glue-point="9" draw:end-shape="id6" draw:end-glue-point="5" svg:d="M5861 2452l308 349" svg:viewBox="0 0 310 351"><text:p/></draw:connector><draw:connector draw:style-name="gr9" draw:text-style-name="P43" draw:type="line" svg:x1="1.1654in" svg:y1="0.8634in" svg:x2="1.0181in" svg:y2="0.6335in" draw:start-shape="id1" draw:start-glue-point="5" draw:end-shape="id7" draw:end-glue-point="9" svg:d="M2960 2193l-374-584" svg:viewBox="0 0 376 586"><text:p/></draw:connector><draw:connector draw:style-name="gr9" draw:text-style-name="P43" draw:type="line" svg:x1="0.8169in" svg:y1="0.4417in" svg:x2="0.7154in" svg:y2="0.3098in" draw:start-shape="id7" draw:start-glue-point="5" draw:end-shape="id8" draw:end-glue-point="9" svg:d="M2075 1122l-258-335" svg:viewBox="0 0 259 337"><text:p/></draw:connector><draw:connector draw:style-name="gr9" draw:text-style-name="P43" draw:type="line" svg:x1="1.5319in" svg:y1="0.5429in" svg:x2="1.0591in" svg:y2="0.5374in" draw:start-shape="id4" draw:start-glue-point="6" draw:end-shape="id7" draw:end-glue-point="10" svg:d="M3891 1379l-1201-14" svg:viewBox="0 0 1203 16"><text:p/></draw:connector><draw:connector draw:style-name="gr9" draw:text-style-name="P43" draw:type="line" svg:x1="1.0831in" svg:y1="1.152in" svg:x2="1.165in" svg:y2="1.0543in" draw:start-shape="id9" draw:start-glue-point="11" draw:end-shape="id1" draw:end-glue-point="7" svg:d="M2751 2926l208-248" svg:viewBox="0 0 210 250"><text:p/></draw:connector><draw:connector draw:style-name="gr9" draw:text-style-name="P43" draw:type="line" svg:x1="0.8819in" svg:y1="1.3437in" svg:x2="0.8055in" svg:y2="1.461in" draw:start-shape="id9" draw:start-glue-point="7" draw:end-shape="id10" draw:end-glue-point="11" svg:d="M2240 3413l-194 298" svg:viewBox="0 0 196 300"><text:p/></draw:connector></draw:g></text:p>
      <text:h text:style-name="P38" text:outline-level="2">סעיף ב’</text:h>
      <text:p text:style-name="P25">נחשב את מספר העצים המתויגים להם בדיוק עשרה צמתים המתויגים במספרים 1 עד 10, שבהם 4 עלים המתויגים 1 עד 4. ארבעת הצמתים בתיוג 1 עד 4 הם עלים, לכן לא יופיעו בסדרת פרופר של אף־אחד מהעצים העומדים בתנאים. בסדרות פרופר של עצים כאלה יהיו תמיד בדיוק 8 איברים לפי ההגדרה של סדרת פרופר, ואיברים אלה יכולים להיות המספרים <draw:g text:anchor-type="as-char" svg:y="-0.111in" draw:z-index="77" draw:name="Shape76" draw:style-name="gr1"><svg:title>TexMaths</svg:title><svg:desc>12§display§5, 6, 7, 8, 9, 10§svg§600§FALSE§</svg:desc><draw:g draw:style-name="gr2"><draw:path draw:style-name="gr3" draw:text-style-name="P39" svg:width="0.9276in" svg:height="0.1256in" svg:x="0.0004in" svg:y="0.0083in" svg:viewBox="0 0 2357 320" svg:d="M0 0c786 0 1571 0 2357 0 0 107 0 213 0 320-786 0-1571 0-2357 0 0-107 0-213 0-320z"><text:p/></draw:path><draw:path draw:style-name="gr4" draw:text-style-name="P40" svg:width="0.0657in" svg:height="0.1126in" svg:x="0.0004in" svg:y="0.002in" svg:viewBox="0 0 168 287" svg:d="M168 194c0-48-35-90-80-90-21 0-39 6-54 21 0-28 0-56 0-82 8 3 22 6 36 6 51 0 81-38 81-44 0-3-1-5-3-5-2 1-3 0-4 2-8 4-30 12-58 12-16 0-36-3-56-12-4-1-4-1-5-1-5 0-5 4-5 10 0 42 0 82 0 124 0 8 0 11 6 11 4 0 5-1 6-3 5-8 21-30 54-30 23 0 33 19 36 27 8 16 8 31 8 52 0 14 0 39-10 57-10 16-25 26-46 26-30 0-54-21-61-46 1 1 3 1 7 1 14 0 21-10 21-20s-7-21-21-21c-6 0-20 3-20 22 0 36 29 76 76 76 49 0 92-39 92-93z"><text:p/></draw:path><draw:path draw:style-name="gr4" draw:text-style-name="P40" svg:width="0.0189in" svg:height="0.0492in" svg:x="0.0894in" svg:y="0.0933in" svg:viewBox="0 0 49 126" svg:d="M49 44c0-27-11-44-27-44-14 0-22 11-22 23 0 11 8 21 22 21 6 0 10-1 15-4 1-2 1-2 3-2 0 3 0 0 0 6 0 31-15 57-29 71-5 4-5 5-5 6 0 4 2 5 5 5 5 0 38-33 38-82z"><text:p/></draw:path><draw:path draw:style-name="gr4" draw:text-style-name="P40" svg:width="0.0681in" svg:height="0.1126in" svg:x="0.1559in" svg:y="0.002in" svg:viewBox="0 0 174 287" svg:d="M174 193c0-52-37-92-84-92-29 0-44 21-53 42 0-4 0-8 0-11 0-106 53-121 75-121 9 0 27 2 37 17-7 0-24 0-24 19 0 13 11 19 19 19 7 0 20-4 20-20 0-26-19-46-54-46-54 0-110 55-110 147 0 110 48 140 88 140 46 0 86-39 86-94zM137 193c0 20 0 41-7 56-14 25-33 26-42 26-27 0-40-25-42-31-8-19-8-52-8-61 0-31 14-73 52-73 6 0 26 0 38 27 9 15 9 37 9 56z"><text:p/></draw:path><draw:path draw:style-name="gr4" draw:text-style-name="P40" svg:width="0.0189in" svg:height="0.0492in" svg:x="0.2461in" svg:y="0.0933in" svg:viewBox="0 0 49 126" svg:d="M49 44c0-27-11-44-27-44-14 0-22 11-22 23 0 11 8 21 22 21 6 0 10-1 15-4 1-2 1-2 1-2 0 3 2 0 2 6 0 31-15 57-29 71-5 4-5 5-5 6 0 4 2 5 5 5 5 0 38-33 38-82z"><text:p/></draw:path><draw:path draw:style-name="gr4" draw:text-style-name="P40" svg:width="0.0709in" svg:height="0.1142in" svg:x="0.3146in" svg:y="0in" svg:viewBox="0 0 181 291" svg:d="M181 13c-33 0-68 0-102 0-51 0-53-5-54-13-3 0-7 0-11 0-4 29-9 57-14 86 4 0 7 0 11 0 1-7 5-33 11-38 2-2 36-2 40-2 29 0 59 0 88 0-16 21-31 43-47 65-38 58-51 114-51 157 0 4 0 23 19 23s19-19 19-23c0-7 0-14 0-21 0-23 1-46 5-67 1-10 7-46 25-72 19-28 38-54 58-80 3-5 3-5 3-15z"><text:p/></draw:path><draw:path draw:style-name="gr4" draw:text-style-name="P40" svg:width="0.0189in" svg:height="0.0492in" svg:x="0.4047in" svg:y="0.0933in" svg:viewBox="0 0 49 126" svg:d="M49 44c0-27-11-44-26-44s-23 11-23 23c0 11 8 21 23 21 5 0 9-1 14-4 1-2 1-2 3-2 0 3 0 0 0 6 0 31-14 57-28 71-5 4-5 5-5 6 0 4 1 5 4 5 5 0 38-33 38-82z"><text:p/></draw:path><draw:path draw:style-name="gr4" draw:text-style-name="P40" svg:width="0.0685in" svg:height="0.1126in" svg:x="0.4709in" svg:y="0.002in" svg:viewBox="0 0 175 287" svg:d="M175 208c0-15-5-33-21-50-8-9-15-13-41-30 30-15 50-37 50-65 0-39-37-63-75-63-42 0-77 31-77 71 0 7 1 26 19 45 5 6 20 16 30 23-24 12-60 36-60 77 0 44 43 71 88 71 46 0 87-34 87-79zM145 63c0 24-17 44-42 59-18-12-35-23-53-33-19-14-20-28-20-35 0-25 28-43 58-43s57 21 57 52zM154 223c0 31-32 52-66 52-36 0-68-25-68-59 0-26 15-51 51-70 17 11 35 22 51 32 12 6 32 20 32 45z"><text:p/></draw:path><draw:path draw:style-name="gr4" draw:text-style-name="P40" svg:width="0.0189in" svg:height="0.0492in" svg:x="0.5614in" svg:y="0.0933in" svg:viewBox="0 0 49 126" svg:d="M49 44c0-27-11-44-26-44s-23 11-23 23c0 11 8 21 23 21 5 0 9-1 14-4 1-2 1-2 3-2 0 3 0 0 0 6 0 31-15 57-29 71-4 4-4 5-4 6 0 4 1 5 4 5 5 0 38-33 38-82z"><text:p/></draw:path><draw:path draw:style-name="gr4" draw:text-style-name="P40" svg:width="0.0681in" svg:height="0.1126in" svg:x="0.628in" svg:y="0.002in" svg:viewBox="0 0 174 287" svg:d="M174 141c0-112-48-141-85-141-24 0-45 8-63 28-16 18-26 35-26 67 0 52 37 92 84 92 25 0 43-16 53-41 0 4 0 8 0 13 0 97-45 116-69 116-7 0-30 0-40-14 18 0 21-12 21-19 0-13-11-19-19-19-7 0-20 3-20 19 0 29 22 45 58 45 56 0 106-56 106-146zM136 103c0 35-15 75-52 75-6 0-25 0-38-26-9-15-9-36-9-56 0-23 0-43 10-59 11-20 27-26 42-26 19 0 33 14 41 33 4 13 6 40 6 59z"><text:p/></draw:path><draw:path draw:style-name="gr4" draw:text-style-name="P40" svg:width="0.0189in" svg:height="0.0492in" svg:x="0.7181in" svg:y="0.0933in" svg:viewBox="0 0 49 126" svg:d="M49 44c0-27-11-44-27-44-14 0-22 11-22 23 0 11 8 21 22 21 6 0 10-1 15-4 1-2 1-2 1-2 0 3 2 0 2 6 0 31-15 57-29 71-5 4-5 5-5 6 0 4 2 5 5 5 5 0 38-33 38-82z"><text:p/></draw:path><draw:path draw:style-name="gr4" draw:text-style-name="P40" svg:width="0.0543in" svg:height="0.1091in" svg:x="0.7925in" svg:y="0.002in" svg:viewBox="0 0 139 278" svg:d="M139 278c0-4 0-7 0-12-5 0-8 0-13 0-38 0-40-5-40-20 0-78 0-156 0-234 0-11 0-12-9-12-27 28-64 28-77 28 0 4 0 8 0 13 8 0 34 0 55-11 0 72 0 144 0 216 0 14-1 20-39 20-5 0-9 0-14 0 0 5 0 8 0 12 15-1 52-1 69-1s54 0 68 1z"><text:p/></draw:path><draw:path draw:style-name="gr4" draw:text-style-name="P40" svg:width="0.0697in" svg:height="0.1126in" svg:x="0.8669in" svg:y="0.002in" svg:viewBox="0 0 178 287" svg:d="M178 146c0-33-3-67-17-98-19-41-54-48-72-48-25 0-55 12-73 50-14 29-16 63-16 96 0 31 2 67 19 100 18 33 49 41 70 41 23 0 55-8 73-47 13-30 16-62 16-94zM143 140c0 32 0 59-5 86-6 40-30 52-49 52-17 0-42-10-49-50-5-26-5-63-5-88 0-26 0-54 3-77 9-50 40-53 51-53 13 0 42 7 49 49 5 24 5 55 5 81z"><text:p/></draw:path></draw:g></draw:g>, עם חזרות. נשתמש בנוסחה לחישוב בחירת קבוצה עם חשיבות לסדר וחזרות מנוסחות קומבינטוריקה פרק 2. כמות העצים העומדים בתנאים היא <draw:g text:anchor-type="as-char" svg:y="-0.1362in" draw:z-index="78" draw:name="Shape77" draw:style-name="gr1"><svg:title>TexMaths</svg:title><svg:desc>12§display§6^8§svg§600§FALSE§</svg:desc><draw:g draw:style-name="gr2"><draw:path draw:style-name="gr3" draw:text-style-name="P39" svg:width="0.124in" svg:height="0.1224in" svg:x="0.0016in" svg:y="0.0087in" svg:viewBox="0 0 316 312" svg:d="M0 0c105 0 211 0 316 0 0 104 0 208 0 312-105 0-211 0-316 0 0-104 0-208 0-312z"><text:p/></draw:path><draw:path draw:style-name="gr4" draw:text-style-name="P40" svg:width="0.0681in" svg:height="0.1126in" svg:x="0.0004in" svg:y="0.0268in" svg:viewBox="0 0 174 287" svg:d="M174 193c0-53-37-92-84-92-29 0-44 20-53 40 0-3 0-7 0-9 0-107 53-121 73-121 11 0 29 2 37 17-6 0-22 0-22 17 0 14 9 20 19 20 7 0 19-4 19-20 0-25-18-45-53-45-54 0-110 54-110 146 0 111 48 141 88 141 46 0 86-39 86-94zM135 191c0 21 0 42-6 57-13 25-32 27-41 27-27 0-40-25-42-31-8-20-8-54-8-61 0-31 14-73 52-73 6 0 25 0 38 25 7 16 7 37 7 56z"><text:p/></draw:path><draw:path draw:style-name="gr4" draw:text-style-name="P40" svg:width="0.0528in" svg:height="0.0783in" svg:x="0.0815in" svg:y="0in" svg:viewBox="0 0 135 200" svg:d="M135 146c0-20-12-36-28-47-6-3-12-7-18-10 22-11 37-24 37-45 0-28-29-44-58-44-32 0-58 22-58 49 0 14 6 24 12 30 4 6 7 7 24 18-16 6-46 23-46 53 0 32 34 50 67 50 38 0 68-23 68-54zM110 44c0 25-21 25-31 39-1-2-1 0-2-2-12-7-24-14-36-20-7-5-16-12-16-23 0-19 22-30 42-30 24 0 43 15 43 36zM117 156c0 22-23 34-49 34-27 0-50-15-50-40 0-22 16-39 37-48 17 9 17 9 41 24 7 3 21 13 21 30z"><text:p/></draw:path></draw:g></draw:g>, לכן ישנם <draw:g text:anchor-type="as-char" svg:y="-0.111in" draw:z-index="79" draw:name="Shape78" draw:style-name="gr1"><svg:title>TexMaths</svg:title><svg:desc>12§display§1679616§svg§600§FALSE§</svg:desc><draw:g draw:style-name="gr2"><draw:path draw:style-name="gr3" draw:text-style-name="P39" svg:width="0.5579in" svg:height="0.098in" svg:x="0.0004in" svg:y="0.0087in" svg:viewBox="0 0 1418 250" svg:d="M710 250c-237 0-474 0-710 0 0-83 0-167 0-250 473 0 946 0 1418 0 0 83 0 167 0 250-236 0-472 0-708 0z"><text:p/></draw:path><draw:path draw:style-name="gr4" draw:text-style-name="P40" svg:width="0.0543in" svg:height="0.1094in" svg:x="0.0063in" svg:y="0.0024in" svg:viewBox="0 0 139 279" svg:d="M139 279c0-5 0-8 0-13-5 0-8 0-13 0-37 0-40-5-40-21 0-78 0-156 0-234 0-11 0-11-9-11-25 26-63 26-77 26 0 5 0 9 0 14 8 0 34 0 55-11 0 72 0 144 0 216 0 16-1 21-38 21-5 0-9 0-13 0 0 5 0 8 0 13 14-1 49-1 67-1 17 0 54 0 68 1z"><text:p/></draw:path><draw:path draw:style-name="gr4" draw:text-style-name="P40" svg:width="0.0681in" svg:height="0.1134in" svg:x="0.0819in" svg:y="0.0024in" svg:viewBox="0 0 174 289" svg:d="M174 194c0-53-37-94-84-94-29 0-44 21-53 42 0-4 0-7 0-10 0-107 53-122 75-122 9 0 27 3 37 16-7 0-24 0-24 20 0 13 11 19 19 19 7 0 20-4 20-19 0-26-19-46-54-46-54 0-110 54-110 147 0 112 48 142 88 142 46 0 86-40 86-95zM137 192c0 21 0 43-7 57-14 25-33 28-42 28-27 0-40-26-42-32-8-20-8-54-8-61 0-31 14-73 52-73 6 0 25 0 38 25 9 16 9 36 9 56z"><text:p/></draw:path><draw:path draw:style-name="gr4" draw:text-style-name="P40" svg:width="0.0709in" svg:height="0.1154in" svg:x="0.1669in" svg:y="0.0004in" svg:viewBox="0 0 181 294" svg:d="M181 13c-35 0-68 0-103 0-50 0-52-5-54-13-4 0-6 0-10 0-4 29-9 58-14 87 4 0 7 0 11 0 1-6 5-33 11-39 2-2 34-2 40-2 29 0 59 0 88 0-16 21-32 44-48 67-37 55-52 114-52 158 0 3-1 23 20 23 19 0 20-20 20-23 0-8 0-15 0-22 0-24 1-47 4-70 2-9 8-44 26-71 19-26 38-53 58-79 3-6 3-6 3-16z"><text:p/></draw:path><draw:path draw:style-name="gr4" draw:text-style-name="P40" svg:width="0.0685in" svg:height="0.1134in" svg:x="0.2496in" svg:y="0.0024in" svg:viewBox="0 0 175 289" svg:d="M175 142c0-113-48-142-86-142-23 0-43 7-61 26-18 20-28 37-28 69 0 52 37 93 85 93 25 0 42-18 52-41 0 3 0 8 0 13 0 97-43 117-67 117-8 0-30-2-42-16 19 0 21-12 21-19 0-13-9-19-19-19-6 0-19 3-19 20 0 28 23 46 59 46 54 0 105-58 105-147zM137 103c0 35-15 75-52 75-7 0-26 0-39-25-8-16-8-38-8-58 0-23 0-42 9-58 12-21 27-27 42-27 20 0 33 14 41 33 4 14 7 40 7 60z"><text:p/></draw:path><draw:path draw:style-name="gr4" draw:text-style-name="P40" svg:width="0.0685in" svg:height="0.1134in" svg:x="0.3323in" svg:y="0.0024in" svg:viewBox="0 0 175 289" svg:d="M175 194c0-53-38-94-85-94-29 0-43 21-53 42 0-4 0-7 0-10 0-107 53-122 75-122 9 0 27 3 37 16-6 0-23 0-23 20 0 13 10 19 19 19 6 0 19-4 19-19 0-26-19-46-54-46-54 0-110 54-110 147 0 112 49 142 88 142 46 0 87-40 87-95zM137 192c0 21 0 43-7 57-12 25-33 28-42 28-27 0-39-26-41-32-9-20-9-54-9-61 0-31 14-73 52-73 7 0 26 0 40 25 7 16 7 36 7 56z"><text:p/></draw:path><draw:path draw:style-name="gr4" draw:text-style-name="P40" svg:width="0.0543in" svg:height="0.1094in" svg:x="0.4232in" svg:y="0.0024in" svg:viewBox="0 0 139 279" svg:d="M139 279c0-5 0-8 0-13-5 0-8 0-13 0-38 0-40-5-40-21 0-78 0-156 0-234 0-11 0-11-9-11-27 26-64 26-77 26 0 5 0 9 0 14 8 0 34 0 55-11 0 72 0 144 0 216 0 16-1 21-39 21-5 0-9 0-14 0 0 5 0 8 0 13 15-1 52-1 69-1s54 0 68 1z"><text:p/></draw:path><draw:path draw:style-name="gr4" draw:text-style-name="P40" svg:width="0.0685in" svg:height="0.1134in" svg:x="0.4984in" svg:y="0.0024in" svg:viewBox="0 0 175 289" svg:d="M175 194c0-53-37-94-84-94-29 0-44 21-53 42 0-4 0-7 0-10 0-107 52-122 74-122 10 0 27 3 37 16-6 0-23 0-23 20 0 13 10 19 19 19 6 0 19-4 19-19 0-26-18-46-54-46-54 0-110 54-110 147 0 112 49 142 88 142 46 0 87-40 87-95zM137 192c0 21 0 43-7 57-12 25-32 28-42 28-27 0-39-26-41-32-9-20-9-54-9-61 0-31 15-73 52-73 7 0 26 0 40 25 7 16 7 36 7 56z"><text:p/></draw:path></draw:g></draw:g><text:s/>עצים כאלה.</text:p>
      <text:h text:style-name="P38" text:outline-level="2">סעיף ג’</text:h>
      <text:p text:style-name="P34">נמצא את מספר העצים העומדים בתנאי השאלה ושבהם העלים הם <draw:g text:anchor-type="as-char" svg:y="-0.111in" draw:z-index="82" draw:name="Shape79" draw:style-name="gr1"><svg:title>TexMaths</svg:title><svg:desc>12§display§1, 2, 3, 4§svg§600§FALSE§</svg:desc><draw:g draw:style-name="gr2"><draw:path draw:style-name="gr3" draw:text-style-name="P39" svg:width="0.5303in" svg:height="0.126in" svg:x="0.0004in" svg:y="0.0083in" svg:viewBox="0 0 1348 321" svg:d="M0 0c450 0 898 0 1348 0 0 107 0 214 0 321-450 0-898 0-1348 0 0-107 0-214 0-321z"><text:p/></draw:path><draw:path draw:style-name="gr4" draw:text-style-name="P40" svg:width="0.0543in" svg:height="0.1091in" svg:x="0.0063in" svg:y="0.002in" svg:viewBox="0 0 139 278" svg:d="M139 278c0-4 0-9 0-13-5 0-8 0-13 0-38 0-40-4-40-19 0-78 0-157 0-235 0-10 0-11-9-11-27 26-63 26-77 26 0 5 0 9 0 14 8 0 34 0 55-11 0 72 0 145 0 217 0 14-1 19-38 19-5 0-10 0-15 0 0 4 0 9 0 13 16-1 52-1 69-1s54 0 68 1z"><text:p/></draw:path><draw:path draw:style-name="gr4" draw:text-style-name="P40" svg:width="0.0189in" svg:height="0.0492in" svg:x="0.089in" svg:y="0.0937in" svg:viewBox="0 0 49 126" svg:d="M49 44c0-27-11-44-27-44-14 0-22 11-22 23 0 11 8 21 22 21 6 0 10-1 15-4 1-2 1-2 3-2 0 3 0 0 0 6 0 31-15 57-29 71-5 4-5 5-5 6 0 4 2 5 5 5 5 0 38-33 38-82z"><text:p/></draw:path><draw:path draw:style-name="gr4" draw:text-style-name="P40" svg:width="0.0661in" svg:height="0.1091in" svg:x="0.1567in" svg:y="0.002in" svg:viewBox="0 0 169 278" svg:d="M169 205c-3 0-7 0-11 0-2 13-4 31-9 38-3 3-31 3-40 3-25 0-51 0-77 0 16-15 30-29 46-44 65-56 91-79 91-121 0-47-38-81-90-81-48 0-79 38-79 75 0 24 22 24 23 24 7 0 21-4 21-22 0-11-7-22-21-22-4 0-5 0-6 0 9-26 32-42 57-42 39 0 57 34 57 68s-22 68-45 93c-27 28-54 58-81 88-5 5-5 6-5 16 53 0 104 0 157 0 4-24 9-48 12-73z"><text:p/></draw:path><draw:path draw:style-name="gr4" draw:text-style-name="P40" svg:width="0.0189in" svg:height="0.0492in" svg:x="0.2461in" svg:y="0.0937in" svg:viewBox="0 0 49 126" svg:d="M49 44c0-27-11-44-27-44-14 0-22 11-22 23 0 11 8 21 22 21 6 0 10-1 15-4 1-2 1-2 1-2 0 3 2 0 2 6 0 31-15 57-29 71-5 4-5 5-5 6 0 4 2 5 5 5 5 0 38-33 38-82z"><text:p/></draw:path><draw:path draw:style-name="gr4" draw:text-style-name="P40" svg:width="0.0685in" svg:height="0.1126in" svg:x="0.3114in" svg:y="0.002in" svg:viewBox="0 0 175 287" svg:d="M175 206c0-32-26-66-69-74 33-12 58-41 58-75s-37-57-78-57c-42 0-74 25-74 57 0 14 10 22 22 22 13 0 21-10 21-22 0-21-20-21-26-21 13-20 41-25 56-25 17 0 40 8 40 46 0 5 0 29-11 48-13 21-28 22-38 22-3 0-14 1-16 1-4 0-7 1-7 5 0 5 3 5 11 5 6 0 12 0 18 0 34 0 50 28 50 68 0 57-29 69-48 69-18 0-49-7-64-31 15 2 28-7 28-24 0-14-12-22-24-22-10 0-24 6-24 24 0 38 40 65 85 65 52 0 90-38 90-81z"><text:p/></draw:path><draw:path draw:style-name="gr4" draw:text-style-name="P40" svg:width="0.0189in" svg:height="0.0492in" svg:x="0.4024in" svg:y="0.0937in" svg:viewBox="0 0 49 126" svg:d="M49 44c0-27-11-44-27-44-14 0-22 11-22 23 0 11 8 21 22 21 4 0 10-1 14-4 2-2 1-2 2-2 0 3 2 0 2 6 0 31-15 57-29 71-5 4-5 5-5 6 0 4 2 5 5 5 5 0 38-33 38-82z"><text:p/></draw:path><draw:path draw:style-name="gr4" draw:text-style-name="P40" svg:width="0.0732in" svg:height="0.111in" svg:x="0.4657in" svg:y="0in" svg:viewBox="0 0 187 283" svg:d="M187 213c0-3 0-7 0-12-14 0-27 0-42 0 0-63 0-127 0-190 0-9 0-11-7-11-4 0-5 0-8 5-44 66-87 132-130 196 0 5 0 9 0 12 37 0 76 0 113 0 0 13 0 25 0 37 0 16-1 19-33 19-2 0-6 0-8 0 0 5 0 10 0 14 17-2 38-2 56-2s41 0 58 2c0-4 0-9 0-14-2 0-6 0-8 0-32 0-33-3-33-19 0-12 0-24 0-37 15 0 28 0 42 0zM115 201c-35 0-68 0-103 0 35-51 68-104 103-155 0 51 0 104 0 155z"><text:p/></draw:path></draw:g></draw:g><text:s/>בלבד. <text:span text:style-name="T28">על־פי הגדרת סדרת פרופר, עלה יהיה צומת שלא מופיע כלל בסדרת פרופר, לכן הכמות שקולה לכמות סדרות פרופר שבהן מופיעים כל המספרים מ־5 עד 10 לפחות פעם אחת. </text:span><text:span text:style-name="T39">נראה שיש שני מקרים אפשריים: כאשר כל </text:span><text:soft-page-break/><text:span text:style-name="T39">מספר מופיע פעם אחת להוציא מספר אחד שמופיע שלוש פעמים, ומקרה נוסף שבו כל מספר מופיע פעם אחת להוציא שני איברים שמופיעים פעמיים כל אחד. </text:span><text:span text:style-name="T40">כל מקרה כזה שקול לבחירת כלל החליפות עם חזרת איברים </text:span><text:span text:style-name="T40"><draw:g text:anchor-type="as-char" svg:y="-0.1228in" draw:z-index="101" draw:name="Shape80" draw:style-name="gr1"><svg:title>TexMaths</svg:title><svg:desc>12§display§P(n; k_1, k_2..)§svg§600§FALSE§</svg:desc><draw:g draw:style-name="gr2"><draw:path draw:style-name="gr3" draw:text-style-name="P39" svg:width="0.8854in" svg:height="0.1472in" svg:x="0.0016in" svg:y="0.0079in" svg:viewBox="0 0 2250 375" svg:d="M1126 375c-376 0-750 0-1126 0 0-125 0-250 0-375 750 0 1500 0 2250 0 0 125 0 250 0 375-374 0-750 0-1124 0z"><text:p/></draw:path><draw:path draw:style-name="gr4" draw:text-style-name="P40" svg:width="0.1181in" svg:height="0.1122in" svg:x="-0.0004in" svg:y="0.0102in" svg:viewBox="0 0 301 286" svg:d="M301 63c0-32-27-63-83-63-45 0-91 0-136 0-9 0-12 0-12 8 0 5 3 5 12 5 4 0 13 0 18 1 6 0 9 2 9 6 0 3-1 4-2 9-19 74-37 149-57 224-3 17-4 20-38 20-7 0-12 0-12 9 0 4 5 4 7 4 18 0 35 0 53-1 10 0 18 0 28 0 8 0 18 1 26 1 4 0 8 0 8-8 0-5-3-5-10-5-16 0-28 0-28-7 0-4 1-5 1-7 9-35 18-70 27-104 24 0 46 0 70 0 60 0 119-45 119-92zM262 54c0 15-9 51-24 67-22 19-47 23-65 23-21 0-40 0-60 0 9-39 19-77 29-115 3-15 4-16 22-16 14 0 28 0 41 0 35 0 57 11 57 41z"><text:p/></draw:path><draw:path draw:style-name="gr4" draw:text-style-name="P40" svg:width="0.0378in" svg:height="0.1642in" svg:x="0.1394in" svg:y="-0.0004in" svg:viewBox="0 0 97 418" svg:d="M97 413c0-1 0-2-1-3-43-33-73-116-73-184 0-10 0-22 0-34 0-67 30-151 73-184 1-1 1-2 1-3 0-3-1-5-3-5s-2 1-3 1c-47 35-91 119-91 191 0 12 0 24 0 34 0 72 44 156 91 191 1 0 1 1 3 1s3-2 3-5z"><text:p/></draw:path><draw:path draw:style-name="gr4" draw:text-style-name="P40" svg:width="0.0894in" svg:height="0.0744in" svg:x="0.1921in" svg:y="0.0508in" svg:viewBox="0 0 228 190" svg:d="M228 126c0-5-4-5-5-5-5 0-5 1-6 7-8 29-23 53-43 53-7 0-11-5-11-14 0-10 4-21 9-30 7-22 25-69 25-93 0-27-18-44-48-44-39 0-59 26-66 36-3-24-19-36-39-36s-27 16-32 24c-6 14-12 38-12 41s4 2 5 3c3 0 5 0 7-9 7-30 16-51 30-51 10 0 13 6 13 20 0 9-1 14-6 35-8 33-17 65-25 98-1 6-4 15-4 17 0 8 6 12 12 12s14-3 16-12c1-1 6-20 8-31 4-13 6-26 10-38 2-10 5-18 7-28 1-7 4-14 5-21 7-13 29-52 70-52 18 0 22 16 22 30 0 27-21 81-27 99-4 9-5 14-5 19 0 19 14 34 35 34 39 0 55-62 55-64z"><text:p/></draw:path><draw:path draw:style-name="gr4" draw:text-style-name="P40" svg:width="0.0181in" svg:height="0.1024in" svg:x="0.3008in" svg:y="0.052in" svg:viewBox="0 0 47 261" svg:d="M46 23c0-12-11-23-23-23s-23 11-23 23 11 23 23 23 23-11 23-23zM47 181c0-12-1-43-24-43-15 0-23 11-23 21 0 11 7 23 23 23 2 0 2-1 3-1 3 0 8-1 11-4 0 12 0 45-27 75-3 3-3 4-3 6s3 3 5 3c4 0 35-33 35-80z"><text:p/></draw:path><draw:path draw:style-name="gr4" draw:text-style-name="P40" svg:width="0.0748in" svg:height="0.1161in" svg:x="0.3701in" svg:y="0.0083in" svg:viewBox="0 0 191 296" svg:d="M191 133c0-13-10-26-29-26-12 0-31 2-61 36-15 16-31 33-47 39 14-60 29-119 43-177-1-1 0-5-5-5-9 0-40 4-51 5-4 0-9 0-9 8 0 5 4 5 11 5 19 0 21 2 21 7 0 3-2 6-2 9-20 80-40 160-61 240-1 6-1 8-1 10 0 10 8 12 12 12 5 0 12-5 14-10 3-3 21-80 23-91 15 1 49 9 49 35 0 4 0 5-1 10-1 4-1 9-1 14 0 25 17 42 38 42 14 0 24-7 34-23 11-18 10-27 14-42 0-5-3-5-4-5-4 0-5 2-6 8-9 31-18 52-36 52-9 0-14-4-14-20 0-7 2-17 3-23 2-7 2-9 2-13 0-26-26-38-62-43 13-7 26-22 36-31 20-23 39-41 60-41 2 0 3 0 3 1 6 0 6 0 10 3 0 1 0 1 1 2-20 1-24 18-24 23 0 6 5 14 16 14 12 0 24-9 24-25z"><text:p/></draw:path><draw:path draw:style-name="gr4" draw:text-style-name="P40" svg:width="0.0421in" svg:height="0.0764in" svg:x="0.4591in" svg:y="0.0866in" svg:viewBox="0 0 108 195" svg:d="M108 195c0-3 0-7 0-9-4 0-8 0-12 0-29 0-29-5-29-15 0-55 0-109 0-163 0-7-1-8-9-8-18 19-46 19-58 19 0 4 0 7 0 11 7 0 26 0 43-8 0 50 0 99 0 149 0 10 0 15-30 15-3 0-7 0-11 0 0 2 0 6 0 9 18-1 35-1 53-1s35 0 53 1z"><text:p/></draw:path><draw:path draw:style-name="gr4" draw:text-style-name="P40" svg:width="0.0189in" svg:height="0.0488in" svg:x="0.5354in" svg:y="0.1055in" svg:viewBox="0 0 49 125" svg:d="M49 43c0-27-11-43-26-43s-23 10-23 22 8 22 23 22c5 0 9-2 14-6 1-1 1-1 3-1 0 3 0 0 0 6 0 31-15 55-29 71-4 3-4 6-4 7 0 2 1 4 4 4 5 0 38-33 38-82z"><text:p/></draw:path><draw:path draw:style-name="gr4" draw:text-style-name="P40" svg:width="0.0748in" svg:height="0.1161in" svg:x="0.6039in" svg:y="0.0083in" svg:viewBox="0 0 191 296" svg:d="M191 133c0-13-10-26-29-26-11 0-31 2-61 36-15 16-30 33-47 39 14-60 30-119 44-177-2-1 0-5-6-5-9 0-40 4-51 5-3 0-7 0-7 8 0 5 3 5 9 5 21 0 22 2 22 7 0 3-1 6-1 9-21 80-41 160-62 240-2 6-2 8-2 10 0 10 8 12 12 12 6 0 12-5 14-10 3-3 22-80 24-91 15 1 50 9 50 35 0 4 0 5-2 10-1 4-2 9-2 14 0 25 17 42 40 42 12 0 24-7 32-23 11-18 11-27 16-42 0-5-4-5-5-5-5 0-5 2-6 8-9 31-18 52-37 52-8 0-14-4-14-20 0-7 3-17 4-23 1-7 1-9 1-13 0-26-26-38-62-43 13-7 26-22 37-31 19-23 40-41 60-41 2 0 2 0 4 1 4 0 6 0 8 3 1 1 1 1 2 2-20 1-24 18-24 23 0 6 5 14 16 14s23-9 23-25z"><text:p/></draw:path><draw:path draw:style-name="gr4" draw:text-style-name="P40" svg:width="0.0512in" svg:height="0.0764in" svg:x="0.6882in" svg:y="0.0866in" svg:viewBox="0 0 131 195" svg:d="M131 143c-4 0-6 0-10 0-1 6-3 24-8 26-3 2-25 2-29 2-18 0-36 0-54 0 31-27 41-36 59-50 21-17 42-35 42-63 0-36-31-58-69-58-37 0-62 26-62 53 0 15 13 16 16 16 7 0 15-4 15-15 0-5-1-16-17-16 10-20 29-27 44-27 28 0 44 23 44 47 0 26-18 46-28 56-24 23-46 47-70 70-4 3-4 4-4 11 41 0 82 0 122 0 3-18 6-36 9-52z"><text:p/></draw:path><draw:path draw:style-name="gr4" draw:text-style-name="P40" svg:width="0.0169in" svg:height="0.0169in" svg:x="0.7701in" svg:y="0.1055in" svg:viewBox="0 0 44 44" svg:d="M44 22c0-12-10-22-22-22s-22 10-22 22 10 22 22 22 22-10 22-22z"><text:p/></draw:path><draw:path draw:style-name="gr4" draw:text-style-name="P40" svg:width="0.0169in" svg:height="0.0169in" svg:x="0.8157in" svg:y="0.1055in" svg:viewBox="0 0 44 44" svg:d="M44 22c0-12-9-22-21-22s-23 10-23 22 11 22 23 22 21-10 21-22z"><text:p/></draw:path><draw:path draw:style-name="gr4" draw:text-style-name="P40" svg:width="0.0378in" svg:height="0.1642in" svg:x="0.8575in" svg:y="-0.0004in" svg:viewBox="0 0 97 418" svg:d="M97 226c0-10 0-22 0-34 0-72-44-156-91-191-1 0-1-1-2-1-3 0-4 2-4 5 0 1 0 2 1 3 45 33 73 117 73 184 0 12 0 24 0 34 0 68-28 151-73 184-1 1-1 2-1 3 0 3 1 5 4 5 1 0 1-1 2-1 47-35 91-119 91-191z"><text:p/></draw:path></draw:g></draw:g></text:span><text:span text:style-name="T40"><text:s/>כפי שהיא מוגדרת בשאלה 2.41 בספר קומבינטוריקה, </text:span><text:span text:style-name="T41">עבור כל איבר שיכול לחזור על עצמו </text:span><text:span text:style-name="T42">מבין ששת הצמתים שאינם עלים</text:span><text:span text:style-name="T41">. כל קבוצת איברים שנבחרת לכפילות מובילה ל־</text:span><text:span text:style-name="T41"><draw:g text:anchor-type="as-char" svg:y="-0.1236in" draw:z-index="102" draw:name="Shape81" draw:style-name="gr1"><svg:title>TexMaths</svg:title><svg:desc>12§display§P(n; k_1, k_2, ..., k_m)§svg§600§FALSE§</svg:desc><draw:g draw:style-name="gr2"><draw:path draw:style-name="gr3" draw:text-style-name="P39" svg:width="1.2917in" svg:height="0.1484in" svg:x="0.0016in" svg:y="0.0079in" svg:viewBox="0 0 3282 378" svg:d="M1641 378c-547 0-1094 0-1641 0 0-126 0-252 0-378 1094 0 2188 0 3282 0 0 126 0 252 0 378-547 0-1094 0-1641 0z"><text:p/></draw:path><draw:path draw:style-name="gr4" draw:text-style-name="P40" svg:width="0.1181in" svg:height="0.1126in" svg:x="-0.0004in" svg:y="0.0102in" svg:viewBox="0 0 301 287" svg:d="M301 64c0-33-27-64-83-64-45 0-91 0-136 0-9 0-12 0-12 8 0 5 3 5 12 5 4 0 13 0 18 1 6 0 9 2 9 6 0 3-1 4-2 9-19 74-37 150-57 224-3 17-4 21-38 21-7 0-12 0-12 7 0 6 5 6 7 6 18 0 35 0 53-1 10 0 18 0 28 0 8 0 18 1 26 1 4 0 10 0 10-8 0-5-5-5-12-5-16 0-28 0-28-9 0-2 1-3 1-6 9-34 18-69 27-104 24 0 46 0 70 0 60 0 119-45 119-91zM262 54c0 16-9 52-24 67-22 20-47 23-65 23-21 0-40 0-60 0 9-38 19-77 29-115 3-15 4-16 22-16 14 0 28 0 41 0 35 0 57 11 57 41z"><text:p/></draw:path><draw:path draw:style-name="gr4" draw:text-style-name="P40" svg:width="0.0382in" svg:height="0.1646in" svg:x="0.1394in" svg:y="-0.0004in" svg:viewBox="0 0 98 419" svg:d="M98 414c0-1-1-2-2-3-43-33-73-117-73-184 0-11 0-23 0-35 0-67 30-151 73-184 1-1 2-2 2-3 0-3-2-5-4-5s-2 1-3 1c-47 35-91 119-91 191 0 12 0 24 0 35 0 72 44 156 91 191 1 0 1 1 3 1s4-2 4-5z"><text:p/></draw:path><draw:path draw:style-name="gr4" draw:text-style-name="P40" svg:width="0.0894in" svg:height="0.0748in" svg:x="0.1921in" svg:y="0.0508in" svg:viewBox="0 0 228 191" svg:d="M228 125c0-4-4-4-5-4-3 0-3 2-6 8-8 28-23 52-43 52-7 0-10-4-10-14 0-11 4-20 8-30 8-22 25-69 25-93 0-27-18-44-48-44-39 0-59 26-66 36-3-24-19-36-39-36-19 0-27 16-32 24-6 14-12 38-12 41s4 2 5 3c5 0 5 0 7-9 7-30 16-51 31-51 9 0 13 6 13 20 0 9-1 14-7 36-8 32-15 65-24 97-1 6-5 16-5 18 0 7 6 12 14 12 4 0 12-4 15-12 0-1 5-20 7-31 4-13 6-27 10-39 2-9 5-18 7-27 3-8 4-15 6-22 6-13 28-52 69-52 19 0 22 16 22 30 0 27-20 81-27 99-4 10-5 14-5 19 0 19 16 35 35 35 39 0 55-62 55-66z"><text:p/></draw:path><draw:path draw:style-name="gr4" draw:text-style-name="P40" svg:width="0.0177in" svg:height="0.1028in" svg:x="0.3012in" svg:y="0.052in" svg:viewBox="0 0 46 262" svg:d="M44 23c0-12-10-23-22-23s-22 11-22 23 10 23 22 23 22-11 22-23zM46 181c0-13-2-44-24-44-15 0-22 12-22 23s7 23 22 23c2 0 2-2 3-2 4 0 7-1 11-3 0 12 0 44-26 74-4 4-4 4-4 6 0 3 2 4 5 4 5 0 35-34 35-81z"><text:p/></draw:path><draw:path draw:style-name="gr4" draw:text-style-name="P40" svg:width="0.0748in" svg:height="0.1165in" svg:x="0.3697in" svg:y="0.0087in" svg:viewBox="0 0 191 297" svg:d="M191 133c0-13-10-26-29-26-12 0-31 2-61 36-15 17-31 34-47 40 14-60 30-119 44-178-2-1 0-5-6-5-9 0-40 4-51 5-4 0-9 0-9 8 0 5 5 5 11 5 21 0 21 2 21 7 0 3-2 6-2 9-20 80-40 161-61 241-1 6-1 7-1 10 0 9 8 12 12 12 6 0 12-5 14-10 3-4 22-80 24-91 15 1 50 8 50 35 0 3 0 4-2 9-1 5-2 10-2 15 0 24 17 42 38 42 14 0 24-8 34-23 11-19 11-29 16-43 0-4-4-4-5-4-5 0-5 1-6 7-9 31-18 53-37 53-9 0-14-5-14-20 0-8 2-17 4-23 1-7 1-10 1-13 0-27-26-39-62-44 13-7 26-21 36-31 20-23 39-41 61-41 2 0 2 0 4 1 4 0 4 0 8 3 1 1 1 1 2 2-20 2-24 18-24 23 0 6 4 15 16 15 11 0 23-10 23-26z"><text:p/></draw:path><draw:path draw:style-name="gr4" draw:text-style-name="P40" svg:width="0.0417in" svg:height="0.0768in" svg:x="0.4598in" svg:y="0.0866in" svg:viewBox="0 0 107 196" svg:d="M107 196c0-4 0-7 0-11-4 0-7 0-11 0-30 0-30-4-30-13 0-56 0-110 0-164 0-8 0-8-8-8-20 19-46 19-58 19 0 4 0 7 0 11 6 0 26 0 42-8 0 50 0 99 0 150 0 9 0 13-29 13-3 0-8 0-12 0 0 4 0 7 0 11 18-1 35-1 53-1s35 0 53 1z"><text:p/></draw:path><draw:path draw:style-name="gr4" draw:text-style-name="P40" svg:width="0.0193in" svg:height="0.0492in" svg:x="0.5354in" svg:y="0.1055in" svg:viewBox="0 0 50 126" svg:d="M50 44c0-27-10-44-27-44-13 0-23 11-23 23s10 23 23 23c5 0 11-3 14-6 1-2 1-2 3-2 0 3 1 0 1 6 0 32-15 57-29 71-5 5-5 5-5 8 0 2 3 3 5 3 4 0 38-32 38-82z"><text:p/></draw:path><draw:path draw:style-name="gr4" draw:text-style-name="P40" svg:width="0.0748in" svg:height="0.1165in" svg:x="0.6047in" svg:y="0.0087in" svg:viewBox="0 0 191 297" svg:d="M191 133c0-13-10-26-29-26-12 0-31 2-61 36-15 17-31 34-47 40 14-60 29-119 43-178-1-1 0-5-5-5-9 0-40 4-51 5-4 0-9 0-9 8 0 5 4 5 11 5 21 0 21 2 21 7 0 3-2 6-2 9-20 80-40 161-61 241-1 6-1 7-1 10 0 9 8 12 12 12 6 0 12-5 14-10 3-4 22-80 24-91 15 1 48 8 48 35 0 3 0 4-1 9 0 5-1 10-1 15 0 24 17 42 38 42 14 0 24-8 34-23 11-19 11-29 16-43 0-4-4-4-6-4-4 0-4 1-5 7-9 31-19 53-37 53-9 0-14-5-14-20 0-8 2-17 4-23 1-7 1-10 1-13 0-27-26-39-62-44 13-7 26-21 36-31 20-23 39-41 60-41 3 0 3 0 5 1 4 0 4 0 8 3 1 1 1 1 1 2-20 2-24 18-24 23 0 6 5 15 17 15 11 0 23-10 23-26z"><text:p/></draw:path><draw:path draw:style-name="gr4" draw:text-style-name="P40" svg:width="0.0512in" svg:height="0.0768in" svg:x="0.6886in" svg:y="0.0866in" svg:viewBox="0 0 131 196" svg:d="M131 143c-4 0-7 0-11 0 0 6-4 24-7 26s-25 2-29 2c-18 0-37 0-55 0 31-27 42-35 60-50 21-17 42-36 42-63 0-36-31-58-70-58-36 0-61 26-61 53 0 15 13 17 16 17 7 0 15-5 15-16 0-5-2-16-17-16 9-21 29-27 44-27 28 0 44 23 44 47 0 26-18 45-28 56-24 23-46 47-70 71-4 2-4 2-4 11 41 0 80 0 121 0 4-18 6-36 10-53z"><text:p/></draw:path><draw:path draw:style-name="gr4" draw:text-style-name="P40" svg:width="0.0189in" svg:height="0.0492in" svg:x="0.7697in" svg:y="0.1055in" svg:viewBox="0 0 49 126" svg:d="M49 44c0-27-9-44-26-44-15 0-23 11-23 23s8 23 23 23c5 0 11-3 14-6 1-2 1-2 3-2 0 3 1 0 1 6 0 32-16 57-29 71-5 5-5 5-5 8 0 2 3 3 4 3 5 0 38-32 38-82z"><text:p/></draw:path><draw:path draw:style-name="gr4" draw:text-style-name="P40" svg:width="0.0169in" svg:height="0.0177in" svg:x="0.8441in" svg:y="0.1055in" svg:viewBox="0 0 44 46" svg:d="M44 23c0-12-10-23-22-23s-22 11-22 23 10 23 22 23 22-11 22-23z"><text:p/></draw:path><draw:path draw:style-name="gr4" draw:text-style-name="P40" svg:width="0.0169in" svg:height="0.0177in" svg:x="0.8898in" svg:y="0.1055in" svg:viewBox="0 0 44 46" svg:d="M44 23c0-12-9-23-21-23s-23 11-23 23 11 23 23 23 21-11 21-23z"><text:p/></draw:path><draw:path draw:style-name="gr4" draw:text-style-name="P40" svg:width="0.0169in" svg:height="0.0177in" svg:x="0.9362in" svg:y="0.1055in" svg:viewBox="0 0 44 46" svg:d="M44 23c0-12-10-23-22-23-14 0-22 11-22 23s8 23 22 23c12 0 22-11 22-23z"><text:p/></draw:path><draw:path draw:style-name="gr4" draw:text-style-name="P40" svg:width="0.0189in" svg:height="0.0492in" svg:x="0.9823in" svg:y="0.1055in" svg:viewBox="0 0 49 126" svg:d="M49 44c0-27-11-44-27-44-14 0-22 11-22 23s8 23 22 23c4 0 10-3 14-6 2-2 1-2 2-2 0 3 2 0 2 6 0 32-15 57-29 71-5 5-5 5-5 8 0 2 2 3 5 3 5 0 38-32 38-82z"><text:p/></draw:path><draw:path draw:style-name="gr4" draw:text-style-name="P40" svg:width="0.0748in" svg:height="0.1165in" svg:x="1.0508in" svg:y="0.0087in" svg:viewBox="0 0 191 297" svg:d="M191 133c0-13-10-26-29-26-12 0-31 2-61 36-15 17-31 34-47 40 14-60 29-119 43-178-1-1 0-5-5-5-9 0-40 4-51 5-4 0-9 0-9 8 0 5 4 5 11 5 21 0 21 2 21 7 0 3-2 6-2 9-20 80-40 161-61 241-1 6-1 7-1 10 0 9 8 12 12 12 6 0 12-5 14-10 3-4 22-80 24-91 15 1 48 8 48 35 0 3 0 4-1 9 0 5-1 10-1 15 0 24 17 42 38 42 14 0 24-8 34-23 11-19 11-29 16-43 0-4-4-4-5-4-5 0-5 1-6 7-9 31-19 53-37 53-9 0-14-5-14-20 0-8 2-17 4-23 1-7 1-10 1-13 0-27-26-39-62-44 13-7 26-21 36-31 20-23 39-41 60-41 3 0 3 0 5 1 4 0 4 0 8 3 1 1 1 1 1 2-19 2-24 18-24 23 0 6 5 15 17 15 11 0 23-10 23-26z"><text:p/></draw:path><draw:path draw:style-name="gr4" draw:text-style-name="P40" svg:width="0.1063in" svg:height="0.052in" svg:x="1.1335in" svg:y="0.113in" svg:viewBox="0 0 271 133" svg:d="M271 88c0-4-3-4-5-4-3 0-4 1-6 5-6 24-19 36-31 36-6 0-7-5-7-11s1-11 7-24c4-8 16-40 16-56 0-5 0-17-11-26-5-4-14-8-28-8-26 0-43 18-52 30-3-25-23-30-39-30-24 0-41 16-49 26-2-20-19-26-32-26-12 0-20 10-23 16-6 10-11 27-11 30s4 2 5 3c5 0 5-1 7-9 4-17 10-32 22-32 7 0 9 6 9 15 0 6-2 17-5 24-2 8-3 18-6 26-3 12-6 25-9 39-1 3-4 11-4 12 0 6 6 9 11 9s10-4 11-7 3-12 6-18c2-10 3-18 6-26 1-6 3-14 5-20 3-12 3-14 12-27 8-11 22-27 44-27 18 0 18 15 18 21 0 7-1 11-5 27-5 17-8 33-13 50-1 6-4 17-4 18 0 6 5 9 10 9 6 0 11-4 12-7s4-12 5-18c2-10 5-18 7-26 1-6 4-14 5-20 3-13 3-13 9-22 9-15 24-32 47-32 17 0 17 14 17 21 0 18-12 50-17 62-3 9-5 11-5 17 0 16 14 25 29 25 29 0 42-41 42-45z"><text:p/></draw:path><draw:path draw:style-name="gr4" draw:text-style-name="P40" svg:width="0.0378in" svg:height="0.1646in" svg:x="1.2638in" svg:y="-0.0004in" svg:viewBox="0 0 97 419" svg:d="M97 227c0-11 0-23 0-35 0-72-44-156-91-191-1 0-1-1-2-1-3 0-4 2-4 5 0 1 0 2 1 3 45 33 73 117 73 184 0 12 0 24 0 35 0 67-28 151-73 184-1 1-1 2-1 3 0 3 1 5 4 5 1 0 1-1 2-1 47-35 91-119 91-191z"><text:p/></draw:path></draw:g></draw:g></text:span><text:span text:style-name="T41"> כאשר </text:span><text:span text:style-name="T41"><draw:g text:anchor-type="as-char" svg:y="-0.072in" draw:z-index="103" draw:name="Shape82" draw:style-name="gr1"><svg:title>TexMaths</svg:title><svg:desc>12§display§m§svg§600§FALSE§</svg:desc><draw:g draw:style-name="gr2"><draw:path draw:style-name="gr3" draw:text-style-name="P39" svg:width="0.122in" svg:height="0.0567in" svg:x="0.0031in" svg:y="0.0083in" svg:viewBox="0 0 311 145" svg:d="M0 0c104 0 207 0 311 0 0 48 0 97 0 145-104 0-207 0-311 0 0-48 0-97 0-145z"><text:p/></draw:path><draw:path draw:style-name="gr4" draw:text-style-name="P40" svg:width="0.1343in" svg:height="0.074in" svg:x="-0.0004in" svg:y="0in" svg:viewBox="0 0 342 189" svg:d="M342 124c0-4-3-4-4-4-5 0-5 1-6 7-7 23-21 52-43 52-8 0-11-3-11-13 0-11 5-21 8-30 7-22 25-67 25-92 0-26-16-44-48-44-31 0-52 18-68 41-1-6-2-21-13-30-10-9-23-11-34-11-38 0-58 26-65 36-3-24-20-36-39-36s-27 17-31 24c-7 14-13 40-13 41 0 4 4 2 5 4 5 0 5 0 7-10 7-30 16-49 31-49 6 0 13 2 13 19 0 8-1 13-7 35-8 31-15 63-24 96-1 6-3 16-3 18 0 7 6 11 12 11 4 0 12-4 15-12 2-11 5-21 7-32 4-12 6-24 10-37 2-9 5-17 7-26 1-7 4-15 6-22 6-13 28-50 68-50 18 0 23 15 23 28 0 11-4 23-7 35-4 16-7 32-11 47-5 16-5 18-8 33-3 8-6 23-6 25 0 7 6 11 12 11 13 0 15-11 19-24 8-34 15-68 24-100 1-5 24-55 69-55 18 0 23 14 23 28 0 25-18 71-26 93-4 11-6 14-6 23 0 20 15 35 34 35 40 0 55-62 55-65z"><text:p/></draw:path></draw:g></draw:g></text:span><text:span text:style-name="T41"><text:s/>מספר האיברים שחוזרים על עצמם, לכן לפי כלל המכפלה יש לכל כמות איברים שחוזרים על עצמם ללא בחירת האיברים בדיוק </text:span><text:span text:style-name="T41"><draw:g text:anchor-type="as-char" svg:y="-0.2398in" draw:z-index="104" draw:name="Shape83" draw:style-name="gr1"><svg:title>TexMaths</svg:title><svg:desc>12§display§\binom{6}{m} P(n; k_1, k_2, ..., k_m)§svg§600§FALSE§</svg:desc><draw:g draw:style-name="gr2"><draw:path draw:style-name="gr3" draw:text-style-name="P39" svg:width="1.6827in" svg:height="0.3791in" svg:x="-0.0004in" svg:y="0.0083in" svg:viewBox="0 0 4275 964" svg:d="M2137 964c-712 0-1424 0-2137 0 0-322 0-642 0-964 1425 0 2850 0 4275 0 0 322 0 642 0 964-713 0-1426 0-2138 0z"><text:p/></draw:path><draw:path draw:style-name="gr4" draw:text-style-name="P40" svg:width="0.0752in" svg:height="0.3961in" svg:x="0.0287in" svg:y="0in" svg:viewBox="0 0 192 1007" svg:d="M192 998c0-2-1-3-4-4-88-69-151-255-151-413 0-52 0-103 0-155 0-158 63-344 151-413 3-1 4-2 4-5 0-4-4-8-7-8s-4 1-5 2c-94 70-180 258-180 424 0 52 0 103 0 155 0 165 86 354 180 423 1 2 2 3 5 3s7-4 7-9z"><text:p/></draw:path><draw:path draw:style-name="gr4" draw:text-style-name="P40" svg:width="0.0685in" svg:height="0.1138in" svg:x="0.1516in" svg:y="0.0165in" svg:viewBox="0 0 175 290" svg:d="M175 196c0-54-37-95-84-95-29 0-44 21-53 42 0-4 0-6 0-10 0-107 52-122 74-122 10 0 27 2 37 17-6 0-23 0-23 19 0 13 10 19 19 19 7 0 19-4 19-20 0-26-18-46-54-46-54 0-110 55-110 148 0 112 49 142 88 142 46 0 87-39 87-94zM137 194c0 21 0 42-7 57-12 25-32 27-42 27-27 0-39-25-41-31-9-20-9-54-9-61 0-34 15-76 52-76 7 0 26 0 40 27 7 15 7 37 7 57z"><text:p/></draw:path><draw:path draw:style-name="gr4" draw:text-style-name="P40" svg:width="0.1358in" svg:height="0.0748in" svg:x="0.1181in" svg:y="0.2799in" svg:viewBox="0 0 346 191" svg:d="M346 126c0-4-4-4-5-4-5 0-5 2-7 8-6 22-20 52-44 52-6 0-9-4-9-14 0-11 3-20 7-30 8-22 26-68 26-92 0-28-18-46-49-46-32 0-53 19-68 41 0-5-1-19-13-29-11-10-24-12-35-12-39 0-59 28-66 37-3-24-19-37-39-37-19 0-27 17-31 24-7 16-13 40-13 41 0 5 4 3 5 5 5 0 5 0 7-10 7-30 16-50 31-50 6 0 13 3 13 19 0 9-1 14-7 36-8 32-15 65-24 97-1 6-3 16-3 18 0 7 6 11 12 11 4 0 12-3 15-11 0-1 5-22 7-31 4-13 6-25 10-39 2-9 5-18 7-27 3-7 4-15 6-22 6-13 29-51 69-51 19 0 22 15 22 30 0 9-2 21-6 34-3 17-8 33-12 50-4 15-4 18-8 31-2 8-6 23-6 25 0 7 6 11 12 11 13 0 16-10 19-24 9-34 17-67 25-101 2-6 24-56 70-56 18 0 23 14 23 30 0 24-17 72-25 93-5 11-6 16-6 24 0 19 14 34 34 34 40 0 56-61 56-65z"><text:p/></draw:path><draw:path draw:style-name="gr4" draw:text-style-name="P40" svg:width="0.0756in" svg:height="0.3961in" svg:x="0.2681in" svg:y="0in" svg:viewBox="0 0 193 1007" svg:d="M193 581c0-52 0-103 0-155 0-166-86-354-180-424-2-1-3-2-5-2-4 0-8 4-8 8 0 3 1 4 4 5 90 69 152 255 152 413 0 52 0 103 0 155 0 158-62 344-152 413-3 1-4 2-4 4 0 5 4 9 8 9 2 0 3-1 5-3 94-69 180-258 180-423z"><text:p/></draw:path><draw:path draw:style-name="gr4" draw:text-style-name="P40" svg:width="0.1181in" svg:height="0.113in" svg:x="0.3878in" svg:y="0.1268in" svg:viewBox="0 0 301 288" svg:d="M301 64c0-33-27-64-83-64-45 0-91 0-136 0-9 0-14 0-14 8 0 5 4 5 12 5 6 0 14 0 20 1 6 0 8 2 8 6 0 3 0 4-1 9-19 75-37 150-57 225-4 17-4 21-38 21-7 0-12 0-12 8 0 5 5 5 6 5 18-1 36-1 54-1 8 0 18 0 26 0 10 0 20 1 28 1 4 0 8 0 8-8 0-5-3-5-12-5-15 0-26 0-26-7 0-4 0-5 1-8 9-36 17-70 25-105 24 0 48 0 72 0 60 0 119-45 119-91zM262 54c0 16-9 52-24 67-22 19-47 23-66 23-20 0-40 0-59 0 9-38 19-77 29-115 3-15 4-16 22-16 14 0 27 0 40 0 36 0 58 11 58 41z"><text:p/></draw:path><draw:path draw:style-name="gr4" draw:text-style-name="P40" svg:width="0.0378in" svg:height="0.165in" svg:x="0.528in" svg:y="0.1157in" svg:viewBox="0 0 97 420" svg:d="M97 415c0-1 0-2-1-3-44-33-73-117-73-184 0-12 0-24 0-36 0-67 29-151 73-184 1-1 1-2 1-3 0-3-1-5-3-5s-2 1-3 1c-47 35-91 119-91 191 0 12 0 24 0 36 0 72 44 156 91 191 1 0 1 1 3 1s3-2 3-5z"><text:p/></draw:path><draw:path draw:style-name="gr4" draw:text-style-name="P40" svg:width="0.0894in" svg:height="0.0748in" svg:x="0.5807in" svg:y="0.1665in" svg:viewBox="0 0 228 191" svg:d="M228 126c0-5-4-5-5-5-5 0-5 1-6 7-8 29-23 53-43 53-7 0-11-5-11-14 0-10 4-21 9-30 7-22 25-69 25-93 0-27-18-44-48-44-39 0-59 26-66 36-3-24-19-36-39-36s-27 16-32 24c-6 14-12 38-12 41s4 2 5 3c3 0 5 0 7-9 7-30 16-51 30-51 10 0 13 6 13 20 0 9-1 14-6 36-8 32-17 64-25 97-1 6-4 15-4 18 0 7 6 12 12 12s14-4 16-12c1-1 6-21 8-31 4-14 6-26 10-39 2-8 5-18 7-27 1-8 4-15 5-22 7-13 29-52 70-52 18 0 22 16 22 30 0 27-21 81-27 99-4 9-5 14-5 19 0 19 16 35 35 35 39 0 55-63 55-65z"><text:p/></draw:path><draw:path draw:style-name="gr4" draw:text-style-name="P40" svg:width="0.0181in" svg:height="0.1031in" svg:x="0.6894in" svg:y="0.1685in" svg:viewBox="0 0 47 263" svg:d="M46 23c0-12-11-23-23-23s-23 11-23 23 11 23 23 23 23-11 23-23zM47 181c0-12-1-43-24-43-15 0-23 11-23 22 0 10 7 22 23 22 2 0 2-1 3-1 3 0 8-1 11-3 0 12 0 44-26 75-4 4-4 5-4 6 0 3 3 4 5 4 4 0 35-34 35-82z"><text:p/></draw:path><draw:path draw:style-name="gr4" draw:text-style-name="P40" svg:width="0.0748in" svg:height="0.1169in" svg:x="0.7583in" svg:y="0.1248in" svg:viewBox="0 0 191 298" svg:d="M191 133c0-13-10-26-29-26-12 0-31 2-61 37-15 16-31 32-47 38 14-58 29-118 43-177-1-1 0-5-5-5-9 0-40 4-51 5-4 0-9 0-9 8 0 5 4 5 11 5 21 0 21 2 21 7 0 3-2 6-2 9-20 80-40 160-61 242-1 6-1 7-1 10 0 9 8 12 12 12 6 0 12-5 14-10 3-4 22-82 24-92 15 1 48 8 48 36 0 3 0 4-1 9 0 5-1 10-1 15 0 25 17 42 38 42 14 0 24-8 34-23 11-18 11-29 16-42 0-5-4-5-6-5-4 0-4 1-5 7-9 31-19 53-37 53-9 0-14-5-14-20 0-8 2-17 4-23 1-7 1-10 1-13 0-28-26-40-62-45 13-7 26-21 36-31 20-23 39-41 60-41 3 0 3 0 5 1 4 0 4 0 8 3 1 1 1 1 1 2-19 1-24 18-24 23 0 6 5 14 17 14 11 0 23-9 23-25z"><text:p/></draw:path><draw:path draw:style-name="gr4" draw:text-style-name="P40" svg:width="0.0421in" svg:height="0.0768in" svg:x="0.8476in" svg:y="0.2028in" svg:viewBox="0 0 108 196" svg:d="M108 196c0-4 0-8 0-10-4 0-7 0-11 0-30 0-30-5-30-14 0-54 0-110 0-164 0-7 0-8-8-8-19 19-47 19-59 19 0 4 0 7 0 11 7 0 28 0 43-8 0 50 0 99 0 150 0 9 0 14-30 14-3 0-7 0-11 0 0 2 0 6 0 10 18-2 35-2 53-2s35 0 53 2z"><text:p/></draw:path><draw:path draw:style-name="gr4" draw:text-style-name="P40" svg:width="0.0189in" svg:height="0.0488in" svg:x="0.9236in" svg:y="0.2217in" svg:viewBox="0 0 49 125" svg:d="M49 43c0-27-9-43-26-43-15 0-23 10-23 22s8 22 23 22c5 0 11-2 14-6 1-1 1-1 3-1 0 3 1 0 1 6 0 31-16 57-29 71-5 5-5 6-5 7 0 3 3 4 4 4 5 0 38-33 38-82z"><text:p/></draw:path><draw:path draw:style-name="gr4" draw:text-style-name="P40" svg:width="0.0748in" svg:height="0.1169in" svg:x="0.9925in" svg:y="0.1248in" svg:viewBox="0 0 191 298" svg:d="M191 133c0-13-10-26-29-26-12 0-31 2-61 37-15 16-31 32-47 38 14-58 29-118 43-177-1-1 0-5-5-5-9 0-40 4-51 5-4 0-9 0-9 8 0 5 4 5 11 5 19 0 21 2 21 7 0 3-2 6-2 9-20 80-40 160-61 242-1 6-1 7-1 10 0 9 8 12 12 12 5 0 12-5 14-10 3-4 21-82 24-92 14 1 48 8 48 36 0 3 0 4-1 9 0 5-1 10-1 15 0 25 17 42 38 42 14 0 24-8 34-23 11-18 11-29 16-42 0-5-5-5-6-5-4 0-5 1-6 7-9 31-18 53-36 53-9 0-14-5-14-20 0-8 2-17 3-23 2-7 2-10 2-13 0-28-26-40-62-45 13-7 26-21 36-31 20-23 39-41 60-41 2 0 3 0 3 1 6 0 6 0 10 3 1 1 1 1 1 2-20 1-24 18-24 23 0 6 5 14 17 14 11 0 23-9 23-25z"><text:p/></draw:path><draw:path draw:style-name="gr4" draw:text-style-name="P40" svg:width="0.0512in" svg:height="0.0768in" svg:x="1.0772in" svg:y="0.2028in" svg:viewBox="0 0 131 196" svg:d="M131 143c-4 0-7 0-11 0 0 6-4 24-7 26-3 3-25 3-29 3-18 0-37 0-55 0 31-28 42-36 59-51 22-17 43-35 43-63 0-35-31-58-70-58-36 0-61 26-61 53 0 15 13 17 16 17 7 0 15-5 15-16 0-5-2-16-18-16 10-20 30-27 43-27 30 0 46 23 46 47 0 26-18 46-28 56-24 24-48 47-72 71-2 2-2 3-2 11 41 0 80 0 121 0 4-18 6-35 10-53z"><text:p/></draw:path><draw:path draw:style-name="gr4" draw:text-style-name="P40" svg:width="0.0189in" svg:height="0.0488in" svg:x="1.1587in" svg:y="0.2217in" svg:viewBox="0 0 49 125" svg:d="M49 43c0-27-9-43-26-43-15 0-23 10-23 22s8 22 23 22c5 0 11-2 14-6 1-1 1-1 3-1 0 3 1 0 1 6 0 31-16 57-29 71-5 5-5 6-5 7 0 3 3 4 4 4 5 0 38-33 38-82z"><text:p/></draw:path><draw:path draw:style-name="gr4" draw:text-style-name="P40" svg:width="0.0177in" svg:height="0.0169in" svg:x="1.2323in" svg:y="0.2217in" svg:viewBox="0 0 46 44" svg:d="M46 22c0-12-11-22-23-22s-23 10-23 22 11 22 23 22 23-10 23-22z"><text:p/></draw:path><draw:path draw:style-name="gr4" draw:text-style-name="P40" svg:width="0.0169in" svg:height="0.0169in" svg:x="1.2787in" svg:y="0.2217in" svg:viewBox="0 0 44 44" svg:d="M44 22c0-12-9-22-21-22s-23 10-23 22 11 22 23 22 21-10 21-22z"><text:p/></draw:path><draw:path draw:style-name="gr4" draw:text-style-name="P40" svg:width="0.0169in" svg:height="0.0169in" svg:x="1.3248in" svg:y="0.2217in" svg:viewBox="0 0 44 44" svg:d="M44 22c0-12-10-22-22-22-14 0-22 10-22 22s8 22 22 22c12 0 22-10 22-22z"><text:p/></draw:path><draw:path draw:style-name="gr4" draw:text-style-name="P40" svg:width="0.0193in" svg:height="0.0488in" svg:x="1.3709in" svg:y="0.2217in" svg:viewBox="0 0 50 125" svg:d="M50 43c0-27-10-43-27-43-13 0-23 10-23 22s10 22 23 22c5 0 11-2 14-6 1-1 1-1 3-1 0 3 1 0 1 6 0 31-15 57-29 71-5 5-5 6-5 7 0 3 3 4 5 4 4 0 38-33 38-82z"><text:p/></draw:path><draw:path draw:style-name="gr4" draw:text-style-name="P40" svg:width="0.0748in" svg:height="0.1169in" svg:x="1.4398in" svg:y="0.1248in" svg:viewBox="0 0 191 298" svg:d="M191 133c0-13-10-26-29-26-12 0-31 2-61 37-15 16-31 32-47 38 14-58 29-118 43-177-1-1 0-5-5-5-9 0-40 4-51 5-4 0-9 0-9 8 0 5 4 5 11 5 21 0 21 2 21 7 0 3-2 6-2 9-20 80-40 160-61 242-1 6-1 7-1 10 0 9 8 12 12 12 6 0 12-5 14-10 3-4 22-82 24-92 15 1 48 8 48 36 0 3 0 4-1 9 0 5-1 10-1 15 0 25 17 42 38 42 14 0 24-8 34-23 11-18 11-29 16-42 0-5-4-5-6-5-4 0-4 1-5 7-9 31-19 53-37 53-9 0-14-5-14-20 0-8 2-17 4-23 1-7 1-10 1-13 0-28-26-40-62-45 13-7 26-21 36-31 20-23 39-41 60-41 3 0 3 0 5 1 4 0 4 0 8 3 1 1 1 1 1 2-19 1-24 18-24 23 0 6 5 14 17 14 11 0 23-9 23-25z"><text:p/></draw:path><draw:path draw:style-name="gr4" draw:text-style-name="P40" svg:width="0.1063in" svg:height="0.052in" svg:x="1.5224in" svg:y="0.2283in" svg:viewBox="0 0 271 133" svg:d="M271 88c0-4-3-4-5-4-3 0-4 2-6 5-6 24-19 36-31 36-6 0-7-4-7-11 0-6 1-10 7-23 4-9 16-41 16-57 0-5 0-17-11-26-5-3-14-8-28-8-26 0-43 18-52 30-3-25-23-30-39-30-24 0-41 16-49 26-2-19-19-26-32-26-12 0-20 10-23 16-6 10-11 27-11 30s4 2 5 3c5 0 5-1 7-8 4-18 10-33 22-33 7 0 9 6 9 15 0 6-2 17-5 24-2 9-4 18-7 27-2 12-6 26-8 38-1 3-4 10-4 12 0 6 6 9 11 9s10-3 11-6 3-13 6-19c2-8 3-18 6-26 1-6 3-14 5-20 3-12 3-14 12-26 8-12 22-28 44-28 18 0 18 16 18 21 0 7-1 12-5 27-5 17-8 34-13 51-1 5-4 15-4 17 0 6 5 9 10 9 6 0 11-3 12-6s4-13 5-19c2-8 5-18 7-26 1-6 4-14 5-20 3-13 3-13 9-22 9-15 24-32 47-32 17 0 17 14 17 21 0 18-12 50-17 63-3 8-5 11-5 16 0 16 14 25 29 25 29 0 42-41 42-45z"><text:p/></draw:path><draw:path draw:style-name="gr4" draw:text-style-name="P40" svg:width="0.0378in" svg:height="0.165in" svg:x="1.6528in" svg:y="0.1157in" svg:viewBox="0 0 97 420" svg:d="M97 228c0-12 0-24 0-36 0-72-44-156-91-191-1 0-1-1-2-1-3 0-4 2-4 5 0 1 0 2 1 3 45 33 73 117 73 184 0 12 0 24 0 36 0 67-28 151-73 184-1 1-1 2-1 3 0 3 1 5 4 5 1 0 1-1 2-1 47-35 91-119 91-191z"><text:p/></draw:path></draw:g></draw:g></text:span><text:span text:style-name="T41"><text:s/>אפשרויות. נציב עבור שני המקרים:</text:span></text:p>
      <text:p text:style-name="P13"><text:span text:style-name="T41">כאשר איבר חוזר שלוש פעמים: </text:span><text:span text:style-name="T41"><draw:g text:anchor-type="as-char" svg:y="-0.2398in" draw:z-index="105" draw:name="Shape84" draw:style-name="gr1"><svg:title>TexMaths</svg:title><svg:desc>12§display§\binom{6}{1} P(8; 3) = 6{8! \over 3!}§svg§600§FALSE§</svg:desc><draw:g draw:style-name="gr2"><draw:path draw:style-name="gr3" draw:text-style-name="P39" svg:width="1.2618in" svg:height="0.3791in" svg:x="-0.0004in" svg:y="0.0083in" svg:viewBox="0 0 3206 964" svg:d="M1603 964c-535 0-1069 0-1603 0 0-322 0-642 0-964 1069 0 2137 0 3206 0 0 322 0 642 0 964-534 0-1069 0-1603 0z"><text:p/></draw:path><draw:path draw:style-name="gr4" draw:text-style-name="P40" svg:width="0.0752in" svg:height="0.3961in" svg:x="0.0287in" svg:y="0in" svg:viewBox="0 0 192 1007" svg:d="M192 998c0-2-1-3-4-4-88-69-151-255-151-413 0-52 0-103 0-155 0-158 63-344 151-413 3-1 4-2 4-5 0-4-4-8-7-8s-4 1-5 2c-94 70-180 258-180 424 0 52 0 103 0 155 0 165 86 354 180 423 1 2 2 3 5 3s7-4 7-9z"><text:p/></draw:path><draw:path draw:style-name="gr4" draw:text-style-name="P40" svg:width="0.0681in" svg:height="0.1138in" svg:x="0.1205in" svg:y="0.0165in" svg:viewBox="0 0 174 290" svg:d="M174 196c0-54-37-95-84-95-29 0-44 21-53 42 0-4 0-6 0-10 0-107 53-122 75-122 9 0 27 2 37 17-7 0-24 0-24 19 0 13 11 19 19 19 7 0 20-4 20-20 0-26-19-46-54-46-54 0-110 55-110 148 0 112 48 142 88 142 46 0 86-39 86-94zM137 194c0 21 0 42-7 57-14 25-33 27-42 27-27 0-40-25-42-31-8-20-8-54-8-61 0-34 14-76 52-76 6 0 26 0 38 27 9 15 9 37 9 57z"><text:p/></draw:path><draw:path draw:style-name="gr4" draw:text-style-name="P40" svg:width="0.0543in" svg:height="0.1102in" svg:x="0.128in" svg:y="0.2425in" svg:viewBox="0 0 139 281" svg:d="M139 281c0-5 0-10 0-13-5 0-8 0-13 0-38 0-40-5-40-21 0-79 0-157 0-236 0-10 0-11-9-11-27 26-64 26-77 26 0 5 0 9 0 14 8 0 34 0 55-11 0 73 0 145 0 218 0 15-1 21-39 21-5 0-9 0-14 0 0 3 0 8 0 13 16-1 52-1 69-1s54 0 68 1z"><text:p/></draw:path><draw:path draw:style-name="gr4" draw:text-style-name="P40" svg:width="0.0752in" svg:height="0.3961in" svg:x="0.2055in" svg:y="0in" svg:viewBox="0 0 192 1007" svg:d="M192 581c0-52 0-103 0-155 0-166-86-354-180-424-1-1-4-2-5-2-5 0-7 4-7 8 0 3 1 4 2 5 90 69 153 255 153 413 0 52 0 103 0 155 0 158-63 344-153 413-1 1-2 2-2 4 0 5 2 9 7 9 1 0 4-1 5-3 94-69 180-258 180-423z"><text:p/></draw:path><draw:path draw:style-name="gr4" draw:text-style-name="P40" svg:width="0.1181in" svg:height="0.113in" svg:x="0.3252in" svg:y="0.1268in" svg:viewBox="0 0 301 288" svg:d="M301 64c0-33-27-64-83-64-45 0-91 0-136 0-9 0-14 0-14 8 0 5 5 5 14 5 4 0 13 0 18 1 6 0 9 2 9 6 0 3-1 4-2 9-19 75-37 150-57 225-3 17-4 21-38 21-7 0-12 0-12 8 0 5 5 5 6 5 18-1 36-1 54-1 10 0 18 0 28 0 8 0 18 1 26 1 4 0 8 0 8-8 0-5-3-5-10-5-16 0-28 0-28-7 0-4 0-5 1-8 9-36 18-70 27-105 24 0 46 0 70 0 60 0 119-45 119-91zM262 54c0 16-9 52-24 67-22 19-47 23-65 23-21 0-40 0-60 0 9-38 19-77 29-115 3-15 4-16 22-16 14 0 28 0 41 0 35 0 57 11 57 41z"><text:p/></draw:path><draw:path draw:style-name="gr4" draw:text-style-name="P40" svg:width="0.0382in" svg:height="0.165in" svg:x="0.465in" svg:y="0.1157in" svg:viewBox="0 0 98 420" svg:d="M98 415c0-1-1-2-2-3-43-33-73-117-73-184 0-12 0-24 0-36 0-67 30-151 73-184 1-1 2-2 2-3 0-3-2-5-4-5s-2 1-3 1c-47 35-91 119-91 191 0 12 0 24 0 36 0 72 44 156 91 191 1 0 1 1 3 1s4-2 4-5z"><text:p/></draw:path><draw:path draw:style-name="gr4" draw:text-style-name="P40" svg:width="0.0685in" svg:height="0.1134in" svg:x="0.5197in" svg:y="0.1291in" svg:viewBox="0 0 175 289" svg:d="M175 210c0-16-5-35-20-52-9-9-15-13-42-30 30-15 51-38 51-66 0-38-38-62-76-62-42 0-76 31-76 71 0 7 1 26 18 45 5 5 20 16 31 23-24 12-61 36-61 78 0 45 43 72 88 72 48 0 87-35 87-79zM145 62c0 24-15 45-42 59-17-11-35-23-51-33-20-12-22-27-22-34 0-25 28-43 58-43 31 0 57 21 57 51zM155 224c0 32-33 54-67 54-36 0-66-26-66-61 0-25 13-51 49-72 17 11 35 23 51 34 12 7 33 20 33 45z"><text:p/></draw:path><draw:path draw:style-name="gr4" draw:text-style-name="P40" svg:width="0.0177in" svg:height="0.1031in" svg:x="0.6102in" svg:y="0.1685in" svg:viewBox="0 0 46 263" svg:d="M44 23c0-12-10-23-22-23s-22 11-22 23 10 23 22 23 22-11 22-23zM46 181c0-12-2-43-24-43-15 0-22 11-22 22 0 10 7 22 22 22 2 0 2-1 3-1 3 0 7-1 11-3 0 12 0 44-26 75-4 4-4 5-4 6 0 3 2 4 5 4 5 0 35-34 35-82z"><text:p/></draw:path><draw:path draw:style-name="gr4" draw:text-style-name="P40" svg:width="0.0685in" svg:height="0.1134in" svg:x="0.676in" svg:y="0.1291in" svg:viewBox="0 0 175 289" svg:d="M175 209c0-35-26-67-71-77 35-11 60-41 60-74 0-34-37-58-78-58-42 0-74 25-74 58 0 13 10 21 22 21 13 0 21-9 21-21 0-21-20-21-26-21 13-21 41-26 56-26 17 0 40 8 40 47 0 4 0 30-12 48-12 20-27 21-37 21-4 1-14 1-16 1-4 2-7 2-7 6s3 4 11 4c6 0 12 0 18 0 34 0 50 29 50 71 0 56-29 69-48 69-18 0-49-7-65-32 16 2 29-7 29-23 0-15-12-24-24-24-10 0-24 6-24 24 0 39 40 66 85 66 52 0 90-37 90-80z"><text:p/></draw:path><draw:path draw:style-name="gr4" draw:text-style-name="P40" svg:width="0.0378in" svg:height="0.165in" svg:x="0.7614in" svg:y="0.1157in" svg:viewBox="0 0 97 420" svg:d="M97 228c0-12 0-24 0-36 0-72-43-156-90-191-1 0-1-1-2-1-3 0-5 2-5 5 0 1 1 2 2 3 44 33 72 117 72 184 0 12 0 24 0 36 0 67-28 151-72 184-1 1-2 2-2 3 0 3 2 5 5 5 1-1 1-1 2-1 47-35 90-119 90-191z"><text:p/></draw:path><draw:path draw:style-name="gr4" draw:text-style-name="P40" svg:width="0.1102in" svg:height="0.0382in" svg:x="0.872in" svg:y="0.1783in" svg:viewBox="0 0 281 98" svg:d="M281 8c0-4-4-8-9-8-87 0-176 0-264 0-4 0-8 4-8 8 0 5 4 9 8 9 88 0 177 0 264 0 5 0 9-4 9-9zM281 90c0-5-4-8-9-8-87 0-176 0-264 0-4 0-8 3-8 8s4 8 8 8c88 0 177 0 264 0 5 0 9-3 9-8z"><text:p/></draw:path><draw:path draw:style-name="gr4" draw:text-style-name="P40" svg:width="0.0685in" svg:height="0.1134in" svg:x="1.0449in" svg:y="0.1291in" svg:viewBox="0 0 175 289" svg:d="M175 194c0-52-37-93-84-93-29 0-44 21-53 42 0-4 0-7 0-11 0-107 52-121 74-121 10 0 28 2 37 17-6 0-23 0-23 19 0 12 10 19 19 19 7 0 19-4 19-20 0-26-18-46-52-46-54 0-112 54-112 148 0 112 49 141 89 141 47 0 86-39 86-95zM137 194c0 21 0 41-6 57-13 25-33 27-42 27-27 0-40-25-42-32-7-19-7-53-7-61 0-33 13-75 50-75 7 0 26 0 40 27 7 15 7 37 7 57z"><text:p/></draw:path><draw:path draw:style-name="gr4" draw:text-style-name="P40" svg:width="0.0685in" svg:height="0.1138in" svg:x="1.148in" svg:y="0.0165in" svg:viewBox="0 0 175 290" svg:d="M175 210c0-14-5-34-20-52-9-8-16-13-42-30 30-15 50-37 50-64 0-40-37-64-75-64-42 0-76 31-76 71 0 7 0 26 18 47 5 4 20 15 31 22-25 12-61 35-61 77 0 45 43 73 88 73 48 0 87-34 87-80zM145 64c0 24-17 44-42 58-17-10-35-22-51-33-20-13-22-28-22-35 0-25 28-43 58-43 31 0 57 21 57 53zM154 226c0 31-32 52-66 52-36 0-66-26-66-61 0-24 13-51 49-71 17 11 35 22 51 33 12 8 32 20 32 47z"><text:p/></draw:path><draw:path draw:style-name="gr4" draw:text-style-name="P40" svg:width="0.0177in" svg:height="0.1181in" svg:x="1.2382in" svg:y="0.0091in" svg:viewBox="0 0 46 301" svg:d="M46 22c0-15-12-22-23-22s-23 7-23 22c6 63 11 127 17 190 0 8 1 10 6 10 3 0 5-1 6-8 6-64 11-129 17-192zM46 280c0-14-11-23-23-23s-23 9-23 23c0 12 11 21 23 21s23-9 23-21z"><text:p/></draw:path><draw:path draw:style-name="gr4" draw:text-style-name="P40" svg:width="0.1291in" svg:height="0.0063in" svg:x="1.1409in" svg:y="0.1953in" svg:viewBox="0 0 329 17" svg:d="M164 17c-55 0-109 0-164 0 0-6 0-11 0-17 109 0 220 0 329 0 0 6 0 11 0 17-55 0-109 0-165 0z"><text:p/></draw:path><draw:path draw:style-name="gr4" draw:text-style-name="P40" svg:width="0.0685in" svg:height="0.1134in" svg:x="1.148in" svg:y="0.2425in" svg:viewBox="0 0 175 289" svg:d="M175 209c0-35-26-69-71-77 35-11 59-41 59-74 0-35-36-58-77-58-43 0-74 25-74 58 0 13 8 21 22 21 12 0 20-9 20-21 0-22-19-22-25-22 13-20 41-25 55-25 18 0 41 8 41 47 0 4-1 28-12 48-12 20-27 21-37 21-4 1-14 1-17 1-3 2-6 2-6 5 0 5 3 5 11 5 6 0 12 0 18 0 34 0 50 29 50 71 0 56-29 68-48 68-18 0-49-7-65-31 16 2 29-7 29-24 0-14-12-23-24-23-11 0-24 6-24 24 0 39 40 66 85 66 52 0 90-38 90-80z"><text:p/></draw:path><draw:path draw:style-name="gr4" draw:text-style-name="P40" svg:width="0.0177in" svg:height="0.1185in" svg:x="1.2382in" svg:y="0.2339in" svg:viewBox="0 0 46 302" svg:d="M46 22c0-14-12-22-23-22s-23 8-23 22c6 63 11 128 17 192 0 6 1 9 6 9 3 0 5-2 6-9 6-64 11-129 17-192zM46 280c0-12-11-23-23-23s-23 11-23 23 11 22 23 22 23-10 23-22z"><text:p/></draw:path></draw:g></draw:g></text:span><text:span text:style-name="T41">, כאשר שני איברים חוזרים פעמיים: </text:span><text:span text:style-name="T41"><draw:g text:anchor-type="as-char" svg:y="-0.2398in" draw:z-index="106" draw:name="Shape85" draw:style-name="gr1"><svg:title>TexMaths</svg:title><svg:desc>12§display§\binom{6}{2} P(8; 2, 2) = 15 {8! \over 2!2!}§svg§600§FALSE§</svg:desc><draw:g draw:style-name="gr2"><draw:path draw:style-name="gr3" draw:text-style-name="P39" svg:width="1.6307in" svg:height="0.3787in" svg:x="-0.0004in" svg:y="0.0079in" svg:viewBox="0 0 4143 963" svg:d="M0 0c1382 0 2762 0 4143 0 0 321 0 642 0 963-1381 0-2761 0-4143 0 0-321 0-642 0-963z"><text:p/></draw:path><draw:path draw:style-name="gr4" draw:text-style-name="P40" svg:width="0.0756in" svg:height="0.3957in" svg:x="0.0283in" svg:y="0in" svg:viewBox="0 0 193 1006" svg:d="M193 999c0-2-1-5-3-6-90-67-153-254-153-412 0-52 0-104 0-155 0-158 63-346 153-413 2-1 3-3 3-6s-3-7-8-7c-1 0-4 1-5 1-94 71-180 259-180 425 0 51 0 103 0 155 0 165 86 353 180 424 1 0 4 1 5 1 5 0 8-3 8-7z"><text:p/></draw:path><draw:path draw:style-name="gr4" draw:text-style-name="P40" svg:width="0.0685in" svg:height="0.1138in" svg:x="0.1201in" svg:y="0.0165in" svg:viewBox="0 0 175 290" svg:d="M175 194c0-52-37-93-84-93-29 0-44 21-53 42 0-4 0-7 0-11 0-106 53-121 74-121 10 0 28 2 37 17-6 0-23 0-23 19 0 13 10 19 19 19 7 0 19-4 19-20 0-26-18-46-52-46-54 0-112 54-112 148 0 112 49 142 89 142 47 0 86-39 86-96zM138 194c0 21 0 41-7 57-13 25-33 27-42 27-27 0-40-25-42-31-7-20-7-54-7-61 0-34 13-76 51-76 6 0 25 0 39 27 8 15 8 37 8 57z"><text:p/></draw:path><draw:path draw:style-name="gr4" draw:text-style-name="P40" svg:width="0.0657in" svg:height="0.1102in" svg:x="0.1217in" svg:y="0.2425in" svg:viewBox="0 0 168 281" svg:d="M168 208c-4 0-6 0-10 0-2 12-6 31-9 37-4 3-31 3-41 3-25 0-50 0-76 0 15-14 30-28 45-43 66-59 91-81 91-123 0-48-37-82-89-82-48 0-79 38-79 76 0 24 22 24 23 24 7 0 21-5 21-23 0-11-7-22-22-22-3 0-4 0-5 1 9-27 32-43 56-43 39 0 57 34 57 69 0 33-21 67-45 93-26 30-54 60-80 90-5 5-5 5-5 16 52 0 104 0 156 0 4-25 8-49 12-73z"><text:p/></draw:path><draw:path draw:style-name="gr4" draw:text-style-name="P40" svg:width="0.0752in" svg:height="0.3957in" svg:x="0.2051in" svg:y="0in" svg:viewBox="0 0 192 1006" svg:d="M192 581c0-52 0-104 0-155 0-166-86-354-180-425-1 0-2-1-4-1-4 0-8 4-8 7s1 5 4 6c90 67 151 255 151 413 0 51 0 103 0 155 0 158-61 345-151 412-3 1-4 4-4 6 0 4 4 7 8 7 2 0 3-1 4-1 94-71 180-259 180-424z"><text:p/></draw:path><draw:path draw:style-name="gr4" draw:text-style-name="P40" svg:width="0.1181in" svg:height="0.113in" svg:x="0.3252in" svg:y="0.1268in" svg:viewBox="0 0 301 288" svg:d="M301 64c0-33-27-64-83-64-45 0-91 0-136 0-9 0-14 0-14 8 0 5 4 5 12 5 6 0 14 0 18 1 8 0 10 2 10 6 0 3 0 4-1 9-19 75-37 150-57 225-4 17-6 21-38 21-7 0-12 0-12 8 0 5 5 5 6 5 18-1 36-1 54-1 8 0 18 0 26 0 10 0 20 1 28 1 4 0 8 0 8-8 0-5-3-5-12-5-15 0-27 0-27-7 0-4 1-5 1-8 8-36 18-70 26-105 24 0 48 0 72 0 60 0 119-45 119-91zM262 54c0 16-9 52-26 67-20 19-45 23-64 23-20 0-40 0-59 0 9-38 19-77 29-115 3-15 3-16 22-16 14 0 27 0 40 0 35 0 58 11 58 41z"><text:p/></draw:path><draw:path draw:style-name="gr4" draw:text-style-name="P40" svg:width="0.0378in" svg:height="0.165in" svg:x="0.465in" svg:y="0.1157in" svg:viewBox="0 0 97 420" svg:d="M97 415c0-1-1-2-1-2-44-34-73-118-73-185 0-12 0-24 0-36 0-67 29-151 73-185 0-1 1-1 1-2 0-3-2-5-3-5-2 0-3 0-3 1-47 35-91 119-91 191 0 12 0 24 0 36 0 72 44 156 91 191 0 1 1 1 3 1 1 0 3-3 3-5z"><text:p/></draw:path><draw:path draw:style-name="gr4" draw:text-style-name="P40" svg:width="0.0685in" svg:height="0.1138in" svg:x="0.5197in" svg:y="0.1287in" svg:viewBox="0 0 175 290" svg:d="M175 210c0-16-5-35-20-52-9-9-16-13-42-30 30-15 50-38 50-66 0-38-37-62-75-62-42 0-77 31-77 71 0 7 1 26 19 45 5 5 20 16 31 23-25 12-61 36-61 78 0 45 43 73 88 73 46 0 87-36 87-80zM145 62c0 24-17 45-42 59-18-11-35-23-53-33-19-12-20-27-20-34 0-26 28-43 58-43s57 21 57 51zM154 224c0 32-32 54-66 54-36 0-66-26-66-61 0-25 13-51 49-72 17 11 35 23 51 34 12 7 32 20 32 45z"><text:p/></draw:path><draw:path draw:style-name="gr4" draw:text-style-name="P40" svg:width="0.0177in" svg:height="0.1035in" svg:x="0.6102in" svg:y="0.1685in" svg:viewBox="0 0 46 264" svg:d="M44 23c0-12-9-23-21-23s-23 11-23 23 11 23 23 23 21-11 21-23zM46 181c0-12 0-43-23-43-16 0-23 11-23 22 0 10 7 22 23 22 1 0 2-1 3-1 3 0 8-1 11-3 0 12 0 44-27 75-3 4-3 5-3 6 0 3 1 5 4 5 5 0 35-35 35-83z"><text:p/></draw:path><draw:path draw:style-name="gr4" draw:text-style-name="P40" svg:width="0.0657in" svg:height="0.1102in" svg:x="0.678in" svg:y="0.1287in" svg:viewBox="0 0 168 281" svg:d="M168 208c-4 0-7 0-11 0-2 12-5 31-9 37-3 3-30 3-40 3-25 0-50 0-76 0 15-14 30-28 45-43 66-59 91-81 91-123 0-48-38-82-90-82-47 0-78 38-78 76 0 24 20 24 22 24 7 0 22-5 22-22 0-12-8-23-22-23-4 0-5 0-6 1 9-27 32-43 57-43 39 0 57 34 57 69 0 33-22 67-45 93-26 30-54 60-80 90-5 5-5 5-5 16 52 0 104 0 156 0 4-25 8-49 12-73z"><text:p/></draw:path><draw:path draw:style-name="gr4" draw:text-style-name="P40" svg:width="0.0189in" svg:height="0.0492in" svg:x="0.7669in" svg:y="0.2217in" svg:viewBox="0 0 49 126" svg:d="M49 43c0-27-11-43-26-43s-23 10-23 22 8 22 23 22c5 0 9-2 14-6 1 0 1-1 3-1 0 3 0 1 0 6 0 31-15 58-29 71-4 5-4 6-4 7 0 3 1 5 4 5 5 0 38-32 38-83z"><text:p/></draw:path><draw:path draw:style-name="gr4" draw:text-style-name="P40" svg:width="0.0657in" svg:height="0.1102in" svg:x="0.8346in" svg:y="0.1287in" svg:viewBox="0 0 168 281" svg:d="M168 208c-4 0-7 0-11 0-2 12-5 31-9 37-3 3-30 3-40 3-25 0-50 0-76 0 15-14 30-28 45-43 66-59 91-81 91-123 0-48-38-82-90-82-47 0-78 38-78 76 0 24 20 24 22 24 7 0 21-5 21-22 0-12-7-23-21-23-4 0-5 0-6 1 9-27 32-43 57-43 39 0 57 34 57 69 0 33-22 67-45 93-27 30-54 60-81 90-4 5-4 5-4 16 52 0 104 0 156 0 4-25 8-49 12-73z"><text:p/></draw:path><draw:path draw:style-name="gr4" draw:text-style-name="P40" svg:width="0.0378in" svg:height="0.165in" svg:x="0.9185in" svg:y="0.1157in" svg:viewBox="0 0 97 420" svg:d="M97 228c0-12 0-24 0-36 0-72-44-156-91-191 0-1-1-1-2-1-3 0-4 2-4 5 0 1 0 2 1 2 45 34 73 118 73 185 0 12 0 24 0 36 0 67-28 151-73 185-1 0-1 1-1 2 0 2 1 5 4 5 1 0 2 0 2-1 47-35 91-119 91-191z"><text:p/></draw:path><draw:path draw:style-name="gr4" draw:text-style-name="P40" svg:width="0.1102in" svg:height="0.0382in" svg:x="1.0291in" svg:y="0.1783in" svg:viewBox="0 0 281 98" svg:d="M281 8c0-4-5-8-9-8-87 0-176 0-264 0-4 0-8 4-8 8 0 5 4 9 8 9 88 0 177 0 264 0 4 0 9-4 9-9zM281 90c0-5-5-8-9-8-87 0-176 0-264 0-4 0-8 3-8 8s4 8 8 8c88 0 177 0 264 0 4 0 9-3 9-8z"><text:p/></draw:path><draw:path draw:style-name="gr4" draw:text-style-name="P40" svg:width="0.0543in" svg:height="0.1102in" svg:x="1.2098in" svg:y="0.1287in" svg:viewBox="0 0 139 281" svg:d="M139 281c0-5 0-10 0-13-5 0-8 0-13 0-38 0-40-5-40-21 0-79 0-157 0-236 0-10 0-11-9-11-27 26-64 26-77 26 0 5 0 9 0 14 8 0 34 0 55-11 0 73 0 145 0 218 0 16-1 21-39 21-5 0-9 0-14 0 0 3 0 8 0 13 16-1 52-1 69-1s54 0 68 1z"><text:p/></draw:path><draw:path draw:style-name="gr4" draw:text-style-name="P40" svg:width="0.0657in" svg:height="0.1138in" svg:x="1.2862in" svg:y="0.1287in" svg:viewBox="0 0 168 290" svg:d="M168 196c0-51-35-93-79-93-21 0-39 7-54 22 0-28 0-54 0-82 8 3 23 5 36 5 51 0 81-38 81-43 0-3-1-5-4-5-2 0-2 0-4 1-8 4-29 12-58 12-16 0-36-2-55-12-3-1-3-1-5-1-4 0-4 4-4 11 0 42 0 83 0 125 0 7 0 10 6 10 2 0 3-1 4-3 5-7 21-30 56-30 21 0 32 19 36 27 6 16 7 32 7 53 0 15 0 40-10 58-11 17-26 27-45 27-32 0-56-22-63-48 1 2 3 2 7 2 15 0 22-11 22-21 0-11-7-20-22-20-6 0-20 2-20 21 0 36 29 78 77 78s91-40 91-94z"><text:p/></draw:path><draw:path draw:style-name="gr4" draw:text-style-name="P40" svg:width="0.0685in" svg:height="0.1138in" svg:x="1.4528in" svg:y="0.0165in" svg:viewBox="0 0 175 290" svg:d="M175 210c0-16-5-34-21-52-8-9-15-13-41-30 30-15 50-37 50-66 0-38-37-62-75-62-42 0-77 31-77 71 0 7 1 26 19 45 5 6 20 16 30 23-24 13-60 36-60 78 0 45 43 73 86 73 48 0 89-34 89-80zM145 62c0 24-17 45-42 60-18-10-35-22-53-33-19-13-20-28-20-35 0-25 28-43 56-43 32 0 59 21 59 51zM154 226c0 31-32 52-66 52-36 0-68-26-68-61 0-24 15-51 50-71 18 11 34 22 52 33 11 8 32 20 32 47z"><text:p/></draw:path><draw:path draw:style-name="gr4" draw:text-style-name="P40" svg:width="0.0169in" svg:height="0.1181in" svg:x="1.5429in" svg:y="0.0091in" svg:viewBox="0 0 44 301" svg:d="M44 22c0-15-10-22-21-22-12 0-23 7-23 22 6 63 11 127 17 190 0 8 0 10 6 10 3 0 5-1 5-8 6-64 10-129 16-192zM44 278c0-12-9-21-21-21-13 0-23 8-23 21 0 12 10 23 23 23 12 0 21-10 21-23z"><text:p/></draw:path><draw:path draw:style-name="gr4" draw:text-style-name="P40" svg:width="0.2583in" svg:height="0.0063in" svg:x="1.3807in" svg:y="0.1953in" svg:viewBox="0 0 657 17" svg:d="M0 0c218 0 438 0 657 0 0 6 0 11 0 17-219 0-439 0-657 0 0-6 0-11 0-17z"><text:p/></draw:path><draw:path draw:style-name="gr4" draw:text-style-name="P40" svg:width="0.0657in" svg:height="0.1102in" svg:x="1.3894in" svg:y="0.2425in" svg:viewBox="0 0 168 281" svg:d="M168 208c-4 0-7 0-11 0-1 12-5 31-8 37-4 3-31 3-41 3-25 0-50 0-76 0 15-14 30-28 45-43 66-59 91-81 91-123 0-48-38-82-89-82-48 0-79 38-79 76 0 24 20 24 23 24 6 0 21-5 21-23 0-11-8-22-22-22-4 0-4 0-5 1 9-27 32-43 56-43 39 0 57 34 57 69 0 33-21 67-45 93-26 30-54 60-80 90-5 5-5 5-5 16 52 0 104 0 156 0 4-25 8-49 12-73z"><text:p/></draw:path><draw:path draw:style-name="gr4" draw:text-style-name="P40" svg:width="0.0169in" svg:height="0.1185in" svg:x="1.4783in" svg:y="0.2335in" svg:viewBox="0 0 44 302" svg:d="M44 22c0-14-10-22-21-22s-23 8-23 22c6 63 11 128 17 192 0 6 1 9 6 9 3 0 5-2 6-9 5-64 11-129 15-192zM44 280c0-12-9-22-21-22s-23 10-23 22c0 11 11 22 23 22s21-11 21-22z"><text:p/></draw:path><draw:path draw:style-name="gr4" draw:text-style-name="P40" svg:width="0.0657in" svg:height="0.1102in" svg:x="1.5185in" svg:y="0.2425in" svg:viewBox="0 0 168 281" svg:d="M168 208c-4 0-6 0-10 0-2 12-6 31-9 37-4 3-31 3-40 3-25 0-51 0-77 0 16-14 30-28 46-43 65-59 90-81 90-123 0-48-37-82-89-82-48 0-79 38-79 76 0 24 22 24 23 24 7 0 21-5 21-23 0-11-7-22-21-22-4 0-5 0-6 1 9-27 32-43 56-43 39 0 57 34 57 69 0 33-21 67-44 93-27 30-54 60-81 90-5 5-5 5-5 16 53 0 104 0 157 0 4-25 7-49 11-73z"><text:p/></draw:path><draw:path draw:style-name="gr4" draw:text-style-name="P40" svg:width="0.0169in" svg:height="0.1185in" svg:x="1.6075in" svg:y="0.2335in" svg:viewBox="0 0 44 302" svg:d="M44 22c0-14-12-22-22-22-11 0-22 8-22 22 5 63 11 128 16 192 1 6 1 9 6 9 4 0 6-2 6-9 6-64 10-129 16-192zM44 280c0-12-10-22-22-22s-22 10-22 22c0 11 10 22 22 22s22-11 22-22z"><text:p/></draw:path></draw:g></draw:g></text:span><text:span text:style-name="T41">, </text:span><text:span text:style-name="T42">נחבר את האפשרויות ונקבל שיש 191520 עצים העומדים בתנאי השאלה.</text:span></text:p>
      <text:h text:style-name="P38" text:outline-level="2">סעיף ד’</text:h>
      <text:p text:style-name="P26">נוכיח שלעץ <draw:g text:anchor-type="as-char" svg:y="-0.111in" draw:z-index="83" draw:name="Shape83" draw:style-name="gr1"><svg:title>TexMaths</svg:title><svg:desc>12§display§T§svg§600§FALSE§</svg:desc><draw:g draw:style-name="gr2"><draw:path draw:style-name="gr3" draw:text-style-name="P39" svg:width="0.098in" svg:height="0.0937in" svg:x="0.0051in" svg:y="0.0083in" svg:viewBox="0 0 250 239" svg:d="M0 0c84 0 166 0 250 0 0 80 0 159 0 239-84 0-166 0-250 0 0-80 0-159 0-239z"><text:p/></draw:path><draw:path draw:style-name="gr4" draw:text-style-name="P40" svg:width="0.111in" svg:height="0.1106in" svg:x="0.0004in" svg:y="0in" svg:viewBox="0 0 283 282" svg:d="M283 5c0-5-4-5-11-5-76 0-154 0-230 0-11 0-11 0-15 8-8 25-16 49-25 74-1 3-1 5-2 8 0 2 2 4 6 4s4-2 7-9c22-65 32-72 94-72 5 0 11 0 17 0 12 0 12 1 12 5 0 2-1 7-2 8-19 74-38 148-56 222-4 16-5 21-49 21-16 0-18 0-18 8 0 5 5 5 7 5 11 0 23-1 35-1 10 0 22 0 34 0 11 0 23 0 35 0 13 0 25 1 36 1 3 0 9 0 9-9 0-4-3-4-14-4-10 0-16 0-26-2-12-1-16-2-16-8 0-3 0-2 2-9 18-73 36-147 54-220 4-12 5-14 10-16 3-1 18-1 26-1 43 0 61 1 61 35 0 6-1 21-4 33 0 1-1 6-1 7 0 3 1 6 6 6 4 0 5-3 6-9 4-25 7-49 11-73 1-2 1-6 1-7z"><text:p/></draw:path></draw:g></draw:g><text:s/>בעל סדרת פרופר <draw:g text:anchor-type="as-char" svg:y="-0.1228in" draw:z-index="84" draw:name="Shape84" draw:style-name="gr1"><svg:title>TexMaths</svg:title><svg:desc>12§display§(5, 5, 6, 6, 7, 7, 8, 8)§svg§600§FALSE§</svg:desc><draw:g draw:style-name="gr2"><draw:path draw:style-name="gr3" draw:text-style-name="P39" svg:width="1.2791in" svg:height="0.1472in" svg:x="0.0004in" svg:y="0.0087in" svg:viewBox="0 0 3250 375" svg:d="M1626 375c-543 0-1084 0-1626 0 0-125 0-250 0-375 1083 0 2167 0 3250 0 0 125 0 250 0 375-541 0-1083 0-1624 0z"><text:p/></draw:path><draw:path draw:style-name="gr4" draw:text-style-name="P40" svg:width="0.0378in" svg:height="0.1642in" svg:x="0.0087in" svg:y="0.0004in" svg:viewBox="0 0 97 418" svg:d="M97 413c0-1-1-2-2-3-43-33-72-116-72-184 0-10 0-22 0-34 0-67 29-151 72-184 1-1 2-2 2-3 0-3-2-5-5-5-1 0-1 1-2 1-46 35-90 119-90 191 0 12 0 24 0 34 0 72 44 156 90 191 1 0 1 1 2 1 3 0 5-2 5-5z"><text:p/></draw:path><draw:path draw:style-name="gr4" draw:text-style-name="P40" svg:width="0.0661in" svg:height="0.113in" svg:x="0.0646in" svg:y="0.0142in" svg:viewBox="0 0 169 288" svg:d="M169 195c0-50-35-92-80-92-21 0-39 7-54 22 0-28 0-54 0-82 8 3 23 5 36 5 51 0 81-38 81-43 0-3-1-5-4-5-2 0-2 0-3 1-8 4-30 12-57 12-17 0-36-2-57-12-3-1-3-1-5-1-4 0-4 4-4 11 0 42 0 82 0 124 0 8 0 11 6 11 3 0 3-1 6-3 4-8 20-30 54-30 21 0 32 19 36 27 7 16 7 31 7 53 0 14 0 38-10 56-11 17-26 28-45 28-30 0-54-23-62-48 2 1 3 1 8 1 13 0 20-10 20-19 0-11-7-21-20-21-6 0-22 3-22 22 0 35 30 76 77 76 49 0 92-40 92-93z"><text:p/></draw:path><draw:path draw:style-name="gr4" draw:text-style-name="P40" svg:width="0.0189in" svg:height="0.0488in" svg:x="0.1539in" svg:y="0.1063in" svg:viewBox="0 0 49 125" svg:d="M49 43c0-27-11-43-27-43-14 0-22 10-22 22s8 22 22 22c6 0 10-2 15-6 1-1 1-1 1-1 0 3 2 0 2 6 0 31-15 56-29 71-5 5-5 6-5 7 0 2 2 4 5 4 5 0 38-33 38-82z"><text:p/></draw:path><draw:path draw:style-name="gr4" draw:text-style-name="P40" svg:width="0.0657in" svg:height="0.113in" svg:x="0.2213in" svg:y="0.0142in" svg:viewBox="0 0 168 288" svg:d="M168 195c0-50-34-92-79-92-21 0-39 7-54 22 0-28 0-54 0-82 8 3 23 5 36 5 51 0 81-38 81-43 0-3-1-5-4-5-2 0-2 0-4 1-8 4-29 12-56 12-17 0-38-2-57-12-3-1-3-1-5-1-4 0-4 4-4 11 0 42 0 82 0 124 0 8 0 11 6 11 3 0 3-1 6-3 4-8 20-30 54-30 21 0 32 19 36 27 6 16 7 31 7 53 0 14 0 38-10 56-11 17-26 28-45 28-30 0-54-23-62-48 2 1 3 1 8 1 13 0 20-10 20-19 0-11-7-21-20-21-6 0-22 3-22 22 0 35 30 76 77 76 49 0 91-40 91-93z"><text:p/></draw:path><draw:path draw:style-name="gr4" draw:text-style-name="P40" svg:width="0.0189in" svg:height="0.0488in" svg:x="0.3106in" svg:y="0.1063in" svg:viewBox="0 0 49 125" svg:d="M49 43c0-27-11-43-27-43-14 0-22 10-22 22s8 22 22 22c4 0 10-2 14-6 2-1 1-1 2-1 0 3 2 0 2 6 0 31-15 56-29 71-5 5-5 6-5 7 0 2 2 4 5 4 5 0 38-33 38-82z"><text:p/></draw:path><draw:path draw:style-name="gr4" draw:text-style-name="P40" svg:width="0.0685in" svg:height="0.113in" svg:x="0.3768in" svg:y="0.0142in" svg:viewBox="0 0 175 288" svg:d="M175 194c0-53-37-93-84-93-29 0-44 21-53 42 0-4 0-8 0-11 0-107 53-121 74-121 10 0 28 2 37 17-6 0-23 0-23 19 0 12 10 19 19 19 7 0 19-4 19-20 0-26-18-46-52-46-54 0-112 54-112 147 0 112 49 141 89 141 47 0 86-40 86-94zM137 194c0 20 0 40-6 55-13 25-33 28-42 28-27 0-40-25-42-33-7-19-7-51-7-60 0-32 13-74 51-74 6 0 25 0 39 27 7 15 7 37 7 57z"><text:p/></draw:path><draw:path draw:style-name="gr4" draw:text-style-name="P40" svg:width="0.0193in" svg:height="0.0488in" svg:x="0.4669in" svg:y="0.1063in" svg:viewBox="0 0 50 125" svg:d="M50 43c0-27-10-43-27-43-15 0-23 10-23 22s8 22 23 22c5 0 11-2 14-6 1-1 1-1 3-1 0 3 1 0 1 6 0 31-15 56-29 71-5 5-5 6-5 7 0 2 3 4 5 4 4 0 38-33 38-82z"><text:p/></draw:path><draw:path draw:style-name="gr4" draw:text-style-name="P40" svg:width="0.0685in" svg:height="0.113in" svg:x="0.5339in" svg:y="0.0142in" svg:viewBox="0 0 175 288" svg:d="M175 194c0-53-37-93-84-93-29 0-44 21-53 42 0-4 0-8 0-11 0-107 52-121 74-121 10 0 27 2 37 17-6 0-23 0-23 19 0 12 10 19 19 19 7 0 19-4 19-20 0-26-18-46-52-46-54 0-112 54-112 147 0 112 49 141 89 141 47 0 86-40 86-94zM137 194c0 20 0 40-7 55-12 25-32 28-41 28-28 0-40-25-42-33-9-19-9-51-9-60 0-32 15-74 52-74 7 0 26 0 40 27 7 15 7 37 7 57z"><text:p/></draw:path><draw:path draw:style-name="gr4" draw:text-style-name="P40" svg:width="0.0189in" svg:height="0.0488in" svg:x="0.624in" svg:y="0.1063in" svg:viewBox="0 0 49 125" svg:d="M49 43c0-27-9-43-26-43-15 0-23 10-23 22s8 22 23 22c5 0 11-2 14-6 1-1 1-1 3-1 0 3 1 0 1 6 0 31-16 56-29 71-5 5-5 6-5 7 0 2 3 4 4 4 5 0 38-33 38-82z"><text:p/></draw:path><draw:path draw:style-name="gr4" draw:text-style-name="P40" svg:width="0.0709in" svg:height="0.1146in" svg:x="0.6925in" svg:y="0.0122in" svg:viewBox="0 0 181 292" svg:d="M181 14c-35 0-68 0-103 0-52 0-52-6-54-14-4 0-6 0-10 0-4 29-9 59-14 87 4 0 7 0 11 0 1-7 5-33 11-38 2-2 34-2 40-2 29 0 59 0 88 0-16 21-32 43-48 66-37 57-52 113-52 157 0 4 0 22 20 22 19 0 19-18 19-22 0-8 0-15 0-22 0-23 1-44 5-67 2-10 8-47 26-72 19-28 37-54 56-80 5-5 5-6 5-15z"><text:p/></draw:path><draw:path draw:style-name="gr4" draw:text-style-name="P40" svg:width="0.0189in" svg:height="0.0488in" svg:x="0.7827in" svg:y="0.1063in" svg:viewBox="0 0 49 125" svg:d="M49 43c0-27-11-43-27-43-14 0-22 10-22 22s8 22 22 22c6 0 10-2 15-6 1-1 1-1 1-1 0 3 2 0 2 6 0 31-15 56-29 71-5 5-5 6-5 7 0 2 2 4 5 4 5 0 38-33 38-82z"><text:p/></draw:path><draw:path draw:style-name="gr4" draw:text-style-name="P40" svg:width="0.0709in" svg:height="0.1146in" svg:x="0.8512in" svg:y="0.0122in" svg:viewBox="0 0 181 292" svg:d="M181 14c-33 0-68 0-102 0-51 0-53-6-54-14-3 0-7 0-11 0-4 29-9 59-14 87 4 0 7 0 11 0 1-7 5-33 11-38 2-2 36-2 40-2 29 0 59 0 88 0-16 21-31 43-47 66-38 57-51 113-51 157 0 4 0 22 19 22s19-18 19-22c0-8 0-15 0-22 0-23 1-44 5-67 1-10 7-47 25-72 19-28 38-54 58-80 3-5 3-6 3-15z"><text:p/></draw:path><draw:path draw:style-name="gr4" draw:text-style-name="P40" svg:width="0.0189in" svg:height="0.0488in" svg:x="0.9413in" svg:y="0.1063in" svg:viewBox="0 0 49 125" svg:d="M49 43c0-27-11-43-26-43s-23 10-23 22 8 22 23 22c5 0 11-2 14-6 1-1 1-1 3-1 0 3 0 0 0 6 0 31-15 56-28 71-5 5-5 6-5 7 0 2 1 4 4 4 5 0 38-33 38-82z"><text:p/></draw:path><draw:path draw:style-name="gr4" draw:text-style-name="P40" svg:width="0.0685in" svg:height="0.113in" svg:x="1.0079in" svg:y="0.0142in" svg:viewBox="0 0 175 288" svg:d="M175 210c0-16-5-35-21-52-8-9-15-13-41-30 30-15 50-38 50-66 0-38-37-62-75-62-42 0-77 31-77 71 0 7 1 26 19 45 5 5 20 16 30 23-24 12-60 36-60 78 0 43 43 71 88 71 46 0 87-35 87-78zM145 62c0 24-17 45-42 59-18-12-35-23-53-34-19-12-20-26-20-33 0-25 28-43 58-43s57 21 57 51zM154 224c0 30-32 53-66 53-36 0-68-27-68-60 0-25 15-52 51-72 17 11 35 22 51 33 12 8 32 21 32 46z"><text:p/></draw:path><draw:path draw:style-name="gr4" draw:text-style-name="P40" svg:width="0.0189in" svg:height="0.0488in" svg:x="1.098in" svg:y="0.1063in" svg:viewBox="0 0 49 125" svg:d="M49 43c0-27-11-43-26-43s-23 10-23 22 8 22 23 22c5 0 9-2 14-6 1-1 1-1 3-1 0 3 0 0 0 6 0 31-15 55-29 71-4 3-4 6-4 7 0 2 1 4 4 4 5 0 38-33 38-82z"><text:p/></draw:path><draw:path draw:style-name="gr4" draw:text-style-name="P40" svg:width="0.0685in" svg:height="0.113in" svg:x="1.165in" svg:y="0.0142in" svg:viewBox="0 0 175 288" svg:d="M175 210c0-16-5-35-21-52-8-9-15-13-41-30 30-15 50-38 50-66 0-38-37-62-75-62-42 0-77 31-77 71 0 7 1 26 19 45 5 5 20 16 30 23-24 12-60 36-60 78 0 43 43 71 86 71 48 0 89-35 89-78zM145 62c0 24-17 45-42 59-18-12-35-23-53-34-19-12-20-26-20-33 0-25 26-43 56-43 32 0 59 21 59 51zM154 224c0 30-32 53-66 53-36 0-68-27-68-60 0-25 15-52 50-72 18 11 34 22 52 33 11 8 32 21 32 46z"><text:p/></draw:path><draw:path draw:style-name="gr4" draw:text-style-name="P40" svg:width="0.0378in" svg:height="0.1642in" svg:x="1.2504in" svg:y="0.0004in" svg:viewBox="0 0 97 418" svg:d="M97 226c0-10 0-22 0-34 0-72-44-156-91-191-1 0-1-1-2-1-3 0-4 2-4 5 0 1 0 2 1 3 45 33 73 117 73 184 0 12 0 24 0 34 0 68-28 151-73 184-1 1-1 2-1 3 0 3 1 5 4 5 1 0 1-1 2-1 47-35 91-119 91-191z"><text:p/></draw:path></draw:g></draw:g><text:s/>אין זיווג מושלם. <text:span text:style-name="T29">נסתכל על תת העץ על הצמתים בעלי הדרגות 1, 2 ו־5. </text:span><text:span text:style-name="T30">אם יש זיווג בין 2 ל־5 אז לא יכול להיות זיווג עבור 1, ואם יש זיווג בין 1 ל־5 אז אין זיווג ל־2. 1 ו־2 שניהם בעלי שכן בודד והוא 5, לכן לא יכול להיות זיווג בתת־עץ זה שבו לשניהם יש זיווג. </text:span><text:span text:style-name="T38">תת־עץ זה כולל את כל השכנים של 1 ו־2, </text:span><text:span text:style-name="T30">לכן גם ב־</text:span><text:span text:style-name="T30"><draw:g text:anchor-type="as-char" svg:y="-0.111in" draw:z-index="85" draw:name="Shape85" draw:style-name="gr1"><svg:title>TexMaths</svg:title><svg:desc>12§display§T§svg§600§FALSE§</svg:desc><draw:g draw:style-name="gr2"><draw:path draw:style-name="gr3" draw:text-style-name="P39" svg:width="0.098in" svg:height="0.0937in" svg:x="0.0051in" svg:y="0.0083in" svg:viewBox="0 0 250 239" svg:d="M0 0c84 0 166 0 250 0 0 80 0 159 0 239-84 0-166 0-250 0 0-80 0-159 0-239z"><text:p/></draw:path><draw:path draw:style-name="gr4" draw:text-style-name="P40" svg:width="0.111in" svg:height="0.1106in" svg:x="0.0004in" svg:y="0in" svg:viewBox="0 0 283 282" svg:d="M283 5c0-5-4-5-11-5-76 0-154 0-230 0-11 0-11 0-15 8-8 25-16 49-25 74-1 3-1 5-2 8 0 2 2 4 6 4s4-2 7-9c22-65 32-72 94-72 5 0 11 0 17 0 12 0 12 1 12 5 0 2-1 7-2 8-19 74-38 148-56 222-4 16-5 21-49 21-16 0-18 0-18 8 0 5 5 5 7 5 11 0 23-1 35-1 10 0 22 0 34 0 11 0 23 0 35 0 13 0 25 1 36 1 3 0 9 0 9-9 0-4-3-4-14-4-10 0-16 0-26-2-12-1-16-2-16-8 0-3 0-2 2-9 18-73 36-147 54-220 4-12 5-14 10-16 3-1 18-1 26-1 43 0 61 1 61 35 0 6-1 21-4 33 0 1-1 6-1 7 0 3 1 6 6 6 4 0 5-3 6-9 4-25 7-49 11-73 1-2 1-6 1-7z"><text:p/></draw:path></draw:g></draw:g></text:span><text:span text:style-name="T30"> אין זיווג מושלם.</text:span></text:p>
      <text:h text:style-name="P36" text:outline-level="1">שאלה 3</text:h>
      <text:h text:style-name="P38" text:outline-level="2">סעיף א’</text:h>
      <text:p text:style-name="P12"><draw:g text:anchor-type="as-char" svg:y="-0.1165in" draw:z-index="86" draw:name="Shape86" draw:style-name="gr1"><svg:title>TexMaths</svg:title><svg:desc>12§display§G§svg§600§FALSE§</svg:desc><draw:g draw:style-name="gr2"><draw:path draw:style-name="gr3" draw:text-style-name="P39" svg:width="0.1079in" svg:height="0.1028in" svg:x="0.0004in" svg:y="0.0083in" svg:viewBox="0 0 275 262" svg:d="M0 0c91 0 184 0 275 0 0 88 0 174 0 262-91 0-184 0-275 0 0-88 0-174 0-262z"><text:p/></draw:path><draw:path draw:style-name="gr4" draw:text-style-name="P40" svg:width="0.1161in" svg:height="0.1197in" svg:x="0.0004in" svg:y="0in" svg:viewBox="0 0 296 305" svg:d="M296 5c0-3-1-5-4-5-2 0-2 0-6 5-10 11-20 21-30 32-4-6-23-37-70-37-92 0-186 94-186 190 0 67 46 115 114 115 18 0 37-3 52-9 20-9 28-18 36-27 3 11 15 27 19 27 2 0 2-2 2-2 1-1 6-18 7-26 4-11 6-22 9-33 1-7 3-14 6-21 3-19 5-19 29-21 1 0 6 0 6-8 0-2-2-4-5-4-10 0-35 2-45 2-19 0-38 0-58-2-4 0-9 0-9 9 0 3 4 3 12 3 9 2 13 0 23 2 11 1 13 2 13 8 0 4-5 23-9 38-12 46-65 51-80 51-40 0-85-24-85-89 0-12 5-80 49-136 22-29 63-54 104-54 43 0 67 33 67 82 0 17-1 16-1 20s4 5 7 5c5 0 5-1 7-8 8-36 18-71 26-107z"><text:p/></draw:path></draw:g></draw:g><text:s/><text:span text:style-name="T31">הוא גרף דו־צדדי מלא על 7 צמתים, בו יש מסלול אוילר. נמצא את כמות הקשתות </text:span><text:span text:style-name="T32">בגרף.</text:span></text:p>
      <text:p text:style-name="P27">יש שלוש דרכים לסדר את הגרף <draw:g text:anchor-type="as-char" svg:y="-0.1165in" draw:z-index="87" draw:name="Shape87" draw:style-name="gr1"><svg:title>TexMaths</svg:title><svg:desc>12§display§G§svg§600§FALSE§</svg:desc><draw:g draw:style-name="gr2"><draw:path draw:style-name="gr3" draw:text-style-name="P39" svg:width="0.1079in" svg:height="0.1028in" svg:x="0.0004in" svg:y="0.0083in" svg:viewBox="0 0 275 262" svg:d="M0 0c91 0 184 0 275 0 0 88 0 174 0 262-91 0-184 0-275 0 0-88 0-174 0-262z"><text:p/></draw:path><draw:path draw:style-name="gr4" draw:text-style-name="P40" svg:width="0.1161in" svg:height="0.1197in" svg:x="0.0004in" svg:y="0in" svg:viewBox="0 0 296 305" svg:d="M296 5c0-3-1-5-4-5-2 0-2 0-6 5-10 11-20 21-30 32-4-6-23-37-70-37-92 0-186 94-186 190 0 67 46 115 114 115 18 0 37-3 52-9 20-9 28-18 36-27 3 11 15 27 19 27 2 0 2-2 2-2 1-1 6-18 7-26 4-11 6-22 9-33 1-7 3-14 6-21 3-19 5-19 29-21 1 0 6 0 6-8 0-2-2-4-5-4-10 0-35 2-45 2-19 0-38 0-58-2-4 0-9 0-9 9 0 3 4 3 12 3 9 2 13 0 23 2 11 1 13 2 13 8 0 4-5 23-9 38-12 46-65 51-80 51-40 0-85-24-85-89 0-12 5-80 49-136 22-29 63-54 104-54 43 0 67 33 67 82 0 17-1 16-1 20s4 5 7 5c5 0 5-1 7-8 8-36 18-71 26-107z"><text:p/></draw:path></draw:g></draw:g>: כאשר חלוקת הצמתים היא 1 6, 2 5 ו־3 4. שאר החלוקות נמצאות בחלוקות האלה כאשר הופכים את קבוצות הצדדים. <text:span text:style-name="T33">כאשר חלוקת הצמתים היא 1 6, יהיו שישה צמתים עם קשת אחת בלבד, כמות אי־זוגית, לכן חלוקה זו לא אפשרית. </text:span><text:span text:style-name="T34">כאשר החלוקה היא 3 4, יהיו ארבעה צמתים עם 3 קשתות כל אחד, גם זה מצב לא אפשרי בגלל מסלול האוילר. לכן הגרף הדו־צדדי מחולק לקבוצה של 2 צמתים ושל 5 צמתים.</text:span></text:p>
      <text:p text:style-name="P28">לכל צומת בקבוצת 2 הצמתים יש חמש קשתות, קשתות אלה כוללות את סך הקשתות בגרף שכן אלו הן כל הקשתות שהצמתים בקבוצה הנגדית מוגדרים עליהן, לכן יש בגרף בדיוק 10 קשתות.</text:p>
      <text:h text:style-name="P38" text:outline-level="2">סעיף ב’</text:h>
      <text:p text:style-name="P29">נמצא את מספר הפאות בשיכון המישורי של <draw:g text:anchor-type="as-char" svg:y="-0.1165in" draw:z-index="88" draw:name="Shape88" draw:style-name="gr1"><svg:title>TexMaths</svg:title><svg:desc>12§display§G§svg§600§FALSE§</svg:desc><draw:g draw:style-name="gr2"><draw:path draw:style-name="gr3" draw:text-style-name="P39" svg:width="0.1079in" svg:height="0.1028in" svg:x="0.0004in" svg:y="0.0083in" svg:viewBox="0 0 275 262" svg:d="M0 0c91 0 184 0 275 0 0 88 0 174 0 262-91 0-184 0-275 0 0-88 0-174 0-262z"><text:p/></draw:path><draw:path draw:style-name="gr4" draw:text-style-name="P40" svg:width="0.1161in" svg:height="0.1197in" svg:x="0.0004in" svg:y="0in" svg:viewBox="0 0 296 305" svg:d="M296 5c0-3-1-5-4-5-2 0-2 0-6 5-10 11-20 21-30 32-4-6-23-37-70-37-92 0-186 94-186 190 0 67 46 115 114 115 18 0 37-3 52-9 20-9 28-18 36-27 3 11 15 27 19 27 2 0 2-2 2-2 1-1 6-18 7-26 4-11 6-22 9-33 1-7 3-14 6-21 3-19 5-19 29-21 1 0 6 0 6-8 0-2-2-4-5-4-10 0-35 2-45 2-19 0-38 0-58-2-4 0-9 0-9 9 0 3 4 3 12 3 9 2 13 0 23 2 11 1 13 2 13 8 0 4-5 23-9 38-12 46-65 51-80 51-40 0-85-24-85-89 0-12 5-80 49-136 22-29 63-54 104-54 43 0 67 33 67 82 0 17-1 16-1 20s4 5 7 5c5 0 5-1 7-8 8-36 18-71 26-107z"><text:p/></draw:path></draw:g></draw:g>. <text:span text:style-name="T35">תחילה נראה שהגרף </text:span><text:span text:style-name="T35"><draw:g text:anchor-type="as-char" svg:y="-0.1165in" draw:z-index="93" draw:name="Shape89" draw:style-name="gr1"><svg:title>TexMaths</svg:title><svg:desc>12§display§G§svg§600§FALSE§</svg:desc><draw:g draw:style-name="gr2"><draw:path draw:style-name="gr3" draw:text-style-name="P39" svg:width="0.1079in" svg:height="0.1028in" svg:x="0.0004in" svg:y="0.0083in" svg:viewBox="0 0 275 262" svg:d="M0 0c91 0 184 0 275 0 0 88 0 174 0 262-91 0-184 0-275 0 0-88 0-174 0-262z"><text:p/></draw:path><draw:path draw:style-name="gr4" draw:text-style-name="P40" svg:width="0.1161in" svg:height="0.1197in" svg:x="0.0004in" svg:y="0in" svg:viewBox="0 0 296 305" svg:d="M296 5c0-3-1-5-4-5-2 0-2 0-6 5-10 11-20 21-30 32-4-6-23-37-70-37-92 0-186 94-186 190 0 67 46 115 114 115 18 0 37-3 52-9 20-9 28-18 36-27 3 11 15 27 19 27 2 0 2-2 2-2 1-1 6-18 7-26 4-11 6-22 9-33 1-7 3-14 6-21 3-19 5-19 29-21 1 0 6 0 6-8 0-2-2-4-5-4-10 0-35 2-45 2-19 0-38 0-58-2-4 0-9 0-9 9 0 3 4 3 12 3 9 2 13 0 23 2 11 1 13 2 13 8 0 4-5 23-9 38-12 46-65 51-80 51-40 0-85-24-85-89 0-12 5-80 49-136 22-29 63-54 104-54 43 0 67 33 67 82 0 17-1 16-1 20s4 5 7 5c5 0 5-1 7-8 8-36 18-71 26-107z"><text:p/></draw:path></draw:g></draw:g></text:span><text:span text:style-name="T35"><text:s/>הוא אכן מישורי, שהרי על־פי משפט קורטובסקי (5.8) גרף הוא מישורי אם ורק אם הוא לא מכיל העדנה של </text:span><text:span text:style-name="T35"><draw:g text:anchor-type="as-char" svg:y="-0.1134in" draw:z-index="94" draw:name="Shape90" draw:style-name="gr1"><svg:title>TexMaths</svg:title><svg:desc>12§display§K_5§svg§600§FALSE§</svg:desc><draw:g draw:style-name="gr2"><draw:path draw:style-name="gr3" draw:text-style-name="P39" svg:width="0.1815in" svg:height="0.139in" svg:x="0.0024in" svg:y="0.0079in" svg:viewBox="0 0 462 354" svg:d="M232 354c-78 0-155 0-232 0 0-118 0-236 0-354 154 0 308 0 462 0 0 118 0 236 0 354-77 0-154 0-230 0z"><text:p/></draw:path><draw:path draw:style-name="gr4" draw:text-style-name="P40" svg:width="0.1398in" svg:height="0.1122in" svg:x="0.0004in" svg:y="0in" svg:viewBox="0 0 356 286" svg:d="M356 5c0-1-1-5-4-5-10 0-20 1-30 1-15 0-32-1-47-1-3 0-6 0-6 8 0 4 0 5 3 5 9 1 14 3 14 9 0 8-14 18-16 20-54 42-109 84-163 126 11-45 21-91 33-136 4-14 5-19 36-19 11 0 15 0 15-8 0-4-4-5-6-5-18 0-36 1-54 1s-36-1-54-1c-4 0-9 0-9 8 0 5 4 5 12 5 5 0 14 0 18 1 8 0 10 2 10 6 0 3-1 4-2 9-20 74-38 150-57 225-3 17-5 20-38 20-7 0-11 0-11 8 0 4 5 4 6 4 18 0 35 0 53-1 9 1 18 1 27 1s18 0 28 0c2 0 8 0 8-8 0-4-4-4-12-4-15 0-27 0-27-8 0-2 2-12 3-18 5-22 11-43 17-65 21-17 41-34 63-49 15 37 32 74 49 111 5 12 5 14 5 16 0 12-18 13-22 13-5 0-10 0-10 9 0 3 4 2 6 3 17 0 35-1 52-1 10 0 31 1 40 1 2 0 8 0 8-8 0-4-5-4-8-4-17-1-22-4-29-19-21-46-40-91-59-137-1-1-2-5-2-6 3-4 7-6 12-10 24-19 48-37 72-56 39-30 56-32 69-33 3 0 7-1 7-8z"><text:p/></draw:path><draw:path draw:style-name="gr4" draw:text-style-name="P40" svg:width="0.0512in" svg:height="0.0791in" svg:x="0.1409in" svg:y="0.0772in" svg:viewBox="0 0 131 202" svg:d="M131 137c0-34-25-65-63-65-13 0-27 4-40 15 0-18 0-38 0-56 14 4 24 4 28 4 39 0 62-27 62-30 0-4-2-5-4-5-1 0-1 0-2 1-8 3-23 9-45 9-8 0-24-2-43-9-2-1-2-1-4-1-3 0-3 4-3 8 0 29 0 58 0 87 0 5 0 8 5 8 2 0 2 0 6-3 12-17 30-19 40-19 18 0 26 14 28 16 5 10 6 21 6 39 0 8 0 25-8 38-8 11-21 19-35 19-19 0-39-11-46-31 11 2 17-6 17-14 0-13-11-16-14-16-5 5-16 0-16 17 0 27 24 53 60 53 37 0 71-28 71-65z"><text:p/></draw:path></draw:g></draw:g></text:span><text:span text:style-name="T35"><text:s/>או </text:span><text:span text:style-name="T35"><draw:g text:anchor-type="as-char" svg:y="-0.1126in" draw:z-index="95" draw:name="Shape91" draw:style-name="gr1"><svg:title>TexMaths</svg:title><svg:desc>12§display§K_{3, 3}§svg§600§FALSE§</svg:desc><draw:g draw:style-name="gr2"><draw:path draw:style-name="gr3" draw:text-style-name="P39" svg:width="0.2878in" svg:height="0.1587in" svg:x="0.0024in" svg:y="0.0091in" svg:viewBox="0 0 732 404" svg:d="M367 404c-123 0-245 0-367 0 0-134 0-270 0-404 244 0 488 0 732 0 0 134 0 270 0 404-122 0-244 0-365 0z"><text:p/></draw:path><draw:path draw:style-name="gr4" draw:text-style-name="P40" svg:width="0.1402in" svg:height="0.1126in" svg:x="0.0004in" svg:y="0.0004in" svg:viewBox="0 0 357 287" svg:d="M357 5c0-1-1-5-5-5-8 0-19 1-28 1-16 0-33-1-47-1-4 0-9 0-9 8 0 4 3 5 5 5 10 1 13 4 13 9 0 8-13 18-15 20-55 42-110 84-164 126 12-46 22-90 34-136 4-14 4-19 35-19 11 0 15 0 15-8 0-4-4-5-6-5-18 0-36 1-54 1s-36-1-54-1c-4 0-9 0-9 8 0 5 4 5 12 5 6 0 13 0 18 1 7 0 10 3 10 6s-1 4-3 9c-19 74-37 150-56 224-3 17-5 20-38 20-7 0-11 0-11 9 0 5 5 5 6 5 18 0 35 0 53-2 9 0 18 0 27 0 10 0 18 2 28 2 2 0 8 0 8-9 0-5-3-5-12-5-15 0-27 0-27-7 0-3 2-13 3-19 6-22 11-43 17-65 22-17 42-33 64-49 15 37 31 76 48 113 5 11 5 12 5 14 0 13-19 13-22 13-5 0-9 0-9 9 0 5 3 3 5 5 18 0 35-2 52-2 9 0 32 2 42 2 1 0 7 0 7-9 0-5-5-5-9-5-16 0-22-4-28-19-21-45-41-91-60-136 0-2-3-5-3-6 4-4 8-6 12-10 24-19 49-37 75-56 39-29 55-32 68-33 4 0 7-1 7-8z"><text:p/></draw:path><draw:path draw:style-name="gr4" draw:text-style-name="P40" svg:width="0.0528in" svg:height="0.0787in" svg:x="0.1409in" svg:y="0.0776in" svg:viewBox="0 0 135 201" svg:d="M135 145c0-23-19-45-51-53 31-10 42-33 42-51 0-23-28-41-60-41-34 0-58 17-58 40 0 10 8 15 16 15 10 0 16-6 16-14 0-9-6-16-16-16 11-13 31-15 42-15 13 0 31 6 31 31 0 13-4 26-12 35-10 12-18 12-32 13-7 1-9 1-10 1-1 1-2 0-2 4 0 3 2 3 7 3s11 0 16 0c23 0 39 17 39 48 0 36-20 47-38 47-11 0-37-3-49-21 13 0 16-9 16-15 0-10-7-17-16-17s-16 5-16 17c0 27 30 45 66 45 41 0 69-27 69-56z"><text:p/></draw:path><draw:path draw:style-name="gr4" draw:text-style-name="P40" svg:width="0.0142in" svg:height="0.0354in" svg:x="0.213in" svg:y="0.1398in" svg:viewBox="0 0 37 91" svg:d="M37 32c0-18-7-32-20-32-10 0-17 8-17 17s6 17 17 17c7 0 8-4 12-5 0 17-3 36-23 54-1 1-2 2-2 3 0 3 2 5 4 5 4 0 29-24 29-59z"><text:p/></draw:path><draw:path draw:style-name="gr4" draw:text-style-name="P40" svg:width="0.0528in" svg:height="0.0787in" svg:x="0.2457in" svg:y="0.0776in" svg:viewBox="0 0 135 201" svg:d="M135 145c0-23-19-45-51-53 31-10 42-33 42-51 0-23-27-41-59-41-33 0-59 17-59 40 0 10 8 15 16 15 10 0 16-6 16-14 0-9-6-16-16-16 11-13 31-15 42-15 13 0 31 6 31 31 0 13-4 26-12 35-10 12-17 12-32 13-7 1-7 1-10 1-1 1-2 0-2 4 0 3 2 3 7 3 6 0 11 0 17 0 22 0 38 17 38 48 0 36-20 47-37 47-12 0-38-3-50-21 13 0 16-9 16-15 0-10-7-17-16-17-8 0-16 5-16 17 0 27 30 45 66 45 41 0 69-27 69-56z"><text:p/></draw:path></draw:g></draw:g></text:span><text:span text:style-name="T35">, אך הגרף לא כולל כלל העדנות, שכן כל החלפה של צומת בדרגה שתיים (אלו הן כל הצמתים מהקבוצה בת חמישה הצמתים) בקשת תביא אותנו לקשת בין שני הצמתים בקבוצה בת 2 הצמתים בלבד.</text:span></text:p>
      <text:p text:style-name="P29">על־פי נוסחת אוילר (משפט 5.3) מספר הפאות בשיכון המישורי של גרף שכמות צמתיו <draw:g text:anchor-type="as-char" svg:y="-0.072in" draw:z-index="89" draw:name="Shape92" draw:style-name="gr1"><svg:title>TexMaths</svg:title><svg:desc>12§display§n§svg§600§FALSE§</svg:desc><draw:g draw:style-name="gr2"><draw:path draw:style-name="gr3" draw:text-style-name="P39" svg:width="0.0772in" svg:height="0.0567in" svg:x="0.0039in" svg:y="0.0083in" svg:viewBox="0 0 197 145" svg:d="M0 0c65 0 131 0 197 0 0 48 0 97 0 145-66 0-132 0-197 0 0-48 0-97 0-145z"><text:p/></draw:path><draw:path draw:style-name="gr4" draw:text-style-name="P40" svg:width="0.0894in" svg:height="0.074in" svg:x="0.0004in" svg:y="0in" svg:viewBox="0 0 228 189" svg:d="M228 124c0-4-4-4-5-4-5 0-5 1-6 7-8 29-23 52-43 52-8 0-11-3-11-13 0-11 5-21 8-30 7-22 26-67 26-92 0-27-19-44-49-44-37 0-58 26-65 36-2-23-19-36-38-36-20 0-28 17-32 24-7 14-13 39-13 41 0 4 4 2 5 4 5 0 5 0 7-10 7-30 16-49 31-49 9 0 14 4 14 19 0 8-2 13-8 35-8 31-15 63-24 96-1 6-3 16-3 18 0 7 6 11 12 11 5 0 12-4 15-12 3-11 5-21 8-32 2-12 6-24 9-37 3-9 5-17 8-26 1-7 3-15 6-22 6-13 27-50 67-50 19 0 23 15 23 28 0 27-21 79-28 97-3 9-5 15-5 19 0 20 16 35 35 35 40 0 56-62 56-65z"><text:p/></draw:path></draw:g></draw:g><text:s/>וכמות הקשתות בו <draw:g text:anchor-type="as-char" svg:y="-0.072in" draw:z-index="90" draw:name="Shape93" draw:style-name="gr1"><svg:title>TexMaths</svg:title><svg:desc>12§display§m§svg§600§FALSE§</svg:desc><draw:g draw:style-name="gr2"><draw:path draw:style-name="gr3" draw:text-style-name="P39" svg:width="0.122in" svg:height="0.0567in" svg:x="0.0039in" svg:y="0.0083in" svg:viewBox="0 0 311 145" svg:d="M0 0c104 0 207 0 311 0 0 48 0 97 0 145-104 0-207 0-311 0 0-48 0-97 0-145z"><text:p/></draw:path><draw:path draw:style-name="gr4" draw:text-style-name="P40" svg:width="0.1343in" svg:height="0.074in" svg:x="0.0004in" svg:y="0in" svg:viewBox="0 0 342 189" svg:d="M342 124c0-4-3-4-4-4-5 0-5 1-6 7-7 23-21 52-43 52-8 0-11-3-11-13 0-11 5-21 8-30 7-22 25-67 25-92 0-26-16-44-48-44-31 0-52 18-68 41-1-6-2-21-13-30-10-9-23-11-34-11-38 0-58 26-65 36-3-24-20-36-39-36s-27 17-31 24c-7 14-13 40-13 41 0 4 4 2 5 4 5 0 5 0 7-10 7-30 16-49 31-49 6 0 13 2 13 19 0 8-1 13-7 35-8 31-15 63-24 96-1 6-3 16-3 18 0 7 6 11 12 11 4 0 12-4 15-12 2-11 5-21 7-32 4-12 6-24 10-37 2-9 5-17 7-26 1-7 4-15 6-22 6-13 28-50 68-50 18 0 23 15 23 28 0 11-4 23-7 35-4 16-7 32-11 47-5 16-5 18-8 33-3 8-6 23-6 25 0 7 6 11 12 11 13 0 15-11 19-24 8-34 15-68 24-100 1-5 24-55 69-55 18 0 23 14 23 28 0 25-18 71-26 93-4 11-6 14-6 23 0 20 15 35 34 35 40 0 55-62 55-65z"><text:p/></draw:path></draw:g></draw:g><text:s/>היא <draw:g text:anchor-type="as-char" svg:y="-0.1165in" draw:z-index="91" draw:name="Shape94" draw:style-name="gr1"><svg:title>TexMaths</svg:title><svg:desc>12§display§f = m - n + 2§svg§600§FALSE§</svg:desc><draw:g draw:style-name="gr2"><draw:path draw:style-name="gr3" draw:text-style-name="P39" svg:width="1.0256in" svg:height="0.1331in" svg:x="0in" svg:y="0.0083in" svg:viewBox="0 0 2606 339" svg:d="M0 0c869 0 1737 0 2606 0 0 113 0 227 0 339-869 0-1737 0-2606 0 0-112 0-226 0-339z"><text:p/></draw:path><draw:path draw:style-name="gr4" draw:text-style-name="P40" svg:width="0.0823in" svg:height="0.15in" svg:x="0.0004in" svg:y="0in" svg:viewBox="0 0 210 382" svg:d="M210 29c0-19-19-29-37-29-15 0-41 7-53 49-2 9-4 13-14 66-10 0-20 0-29 0s-13 0-13 8c0 5 4 5 12 5 9 0 18 0 27 0-11 55-20 111-31 166-7 40-14 79-37 79-1 0-12 0-19-7 19-2 22-17 22-23 0-10-7-15-15-15-11 0-23 9-23 26 0 19 18 28 35 28 24 0 41-25 48-40 13-27 23-78 24-81 8-44 17-88 25-133 12 0 24 0 36 0 8 0 13 0 13-8 0-5-5-5-12-5-12 0-23 0-35 0 5-24 5-24 9-48 2-8 8-38 11-43 3-8 10-14 19-14 2 0 13 0 21 7-19 1-22 17-22 23 0 9 7 14 15 14 11 0 23-8 23-25z"><text:p/></draw:path><draw:path draw:style-name="gr4" draw:text-style-name="P40" svg:width="0.1102in" svg:height="0.039in" svg:x="0.1433in" svg:y="0.0555in" svg:viewBox="0 0 281 100" svg:d="M281 8c0-3-4-8-9-8-87 0-176 0-264 0-4 0-8 5-8 8 0 5 4 10 8 10 88 0 177 0 264 0 5 0 9-5 9-10zM281 91c0-5-4-9-9-9-87 0-176 0-264 0-4 0-8 6-8 9 0 5 4 9 8 9 88 0 177 0 264 0 5 0 9-5 9-9z"><text:p/></draw:path><draw:path draw:style-name="gr4" draw:text-style-name="P40" svg:width="0.1358in" svg:height="0.0748in" svg:x="0.3138in" svg:y="0.0433in" svg:viewBox="0 0 346 191" svg:d="M346 126c0-4-4-4-5-4-5 0-5 1-6 7-7 22-21 52-43 52-8 0-11-4-11-13 0-11 5-21 8-30 7-22 25-68 25-92 0-28-15-46-48-46-31 0-54 19-69 41 0-5-1-19-13-30-11-9-24-11-35-11-37 0-58 28-65 37-2-24-20-37-40-37-19 0-27 17-31 24-7 14-13 40-13 41 0 5 4 3 6 5 4 0 4-2 7-10 7-30 16-50 30-50 7 0 13 3 13 19 0 8-1 13-7 35-8 32-15 64-24 97-1 7-3 16-3 19 0 7 6 11 12 11 4 0 13-4 15-12 0-2 6-21 9-32 3-12 6-25 9-37 3-9 5-19 7-28 2-8 4-14 5-21 6-13 29-51 69-51 19 0 22 15 22 28 0 11-2 23-6 36-3 16-8 33-12 48-3 16-4 18-8 33-1 8-5 22-5 25 0 7 6 11 12 11 13 0 16-11 19-24 9-34 17-67 26-101 1-6 22-56 69-56 18 0 23 14 23 28 0 24-18 72-26 95-4 10-6 14-6 23 0 20 15 35 34 35 40 0 56-62 56-65z"><text:p/></draw:path><draw:path draw:style-name="gr4" draw:text-style-name="P40" svg:width="0.1102in" svg:height="0.0067in" svg:x="0.5008in" svg:y="0.072in" svg:viewBox="0 0 281 18" svg:d="M281 10c0-5-4-10-9-10-87 0-176 0-264 0-3 0-8 6-8 10s5 8 8 8c88 0 177 0 264 0 5 0 9-5 9-8z"><text:p/></draw:path><draw:path draw:style-name="gr4" draw:text-style-name="P40" svg:width="0.0898in" svg:height="0.0748in" svg:x="0.6622in" svg:y="0.0433in" svg:viewBox="0 0 229 191" svg:d="M229 126c0-4-5-4-6-4-3 0-3 1-6 7-8 29-21 52-43 52-7 0-10-4-10-13 0-11 4-21 8-30 8-23 26-68 26-92 0-29-18-46-49-46-37 0-59 28-66 37-1-24-19-37-39-37-19 0-27 17-31 24-7 14-13 40-13 41 0 5 4 3 5 5 5 0 5-2 7-10 7-30 16-50 31-50 9 0 13 4 13 19 0 8-1 13-7 35-8 32-15 64-24 97-1 7-3 16-3 19 0 7 6 11 12 11 4 0 13-4 15-12 0-2 6-21 9-32 2-12 6-25 8-37 4-9 6-19 7-28 3-8 4-14 6-21 6-13 29-51 69-51 19 0 22 15 22 28 0 27-20 81-27 99-4 9-4 14-4 19 0 20 15 35 35 35 40 0 55-62 55-65z"><text:p/></draw:path><draw:path draw:style-name="gr4" draw:text-style-name="P40" svg:width="0.1102in" svg:height="0.1094in" svg:x="0.8035in" svg:y="0.0201in" svg:viewBox="0 0 281 279" svg:d="M281 140c0-5-5-9-9-9-40 0-82 0-123 0 0-41 0-82 0-123 0-4-4-8-9-8-3 0-8 4-8 8 0 41 0 82 0 123-41 0-83 0-124 0-4 0-8 6-8 9 0 5 4 9 8 9 41 0 83 0 124 0 0 40 0 81 0 122 0 5 5 8 8 8 5 0 9-3 9-8 0-41 0-82 0-122 41 0 83 0 123 0 4 0 9-5 9-9z"><text:p/></draw:path><draw:path draw:style-name="gr4" draw:text-style-name="P40" svg:width="0.0657in" svg:height="0.1094in" svg:x="0.9681in" svg:y="0.0075in" svg:viewBox="0 0 168 279" svg:d="M168 206c-4 0-7 0-11 0-2 13-5 31-9 37-3 4-30 4-40 4-25 0-50 0-76 0 15-14 30-29 45-43 66-58 91-81 91-122 0-48-38-82-89-82-48 0-79 38-79 76 0 24 20 24 22 24 7 0 22-5 22-23 0-11-8-22-22-22-4 0-4 0-5 0 9-26 32-42 56-42 39 0 57 34 57 69 0 33-22 65-45 92-26 30-54 60-80 90-5 5-5 6-5 15 52 0 104 0 156 0 4-24 8-49 12-73z"><text:p/></draw:path></draw:g></draw:g>. נציב ונקבל שיש 5 פאות בגרף <draw:g text:anchor-type="as-char" svg:y="-0.1165in" draw:z-index="92" draw:name="Shape95" draw:style-name="gr1"><svg:title>TexMaths</svg:title><svg:desc>12§display§G§svg§600§FALSE§</svg:desc><draw:g draw:style-name="gr2"><draw:path draw:style-name="gr3" draw:text-style-name="P39" svg:width="0.1079in" svg:height="0.1028in" svg:x="0.0004in" svg:y="0.0083in" svg:viewBox="0 0 275 262" svg:d="M0 0c91 0 184 0 275 0 0 88 0 174 0 262-91 0-184 0-275 0 0-88 0-174 0-262z"><text:p/></draw:path><draw:path draw:style-name="gr4" draw:text-style-name="P40" svg:width="0.1161in" svg:height="0.1197in" svg:x="0.0004in" svg:y="0in" svg:viewBox="0 0 296 305" svg:d="M296 5c0-3-1-5-4-5-2 0-2 0-6 5-10 11-20 21-30 32-4-6-23-37-70-37-92 0-186 94-186 190 0 67 46 115 114 115 18 0 37-3 52-9 20-9 28-18 36-27 3 11 15 27 19 27 2 0 2-2 2-2 1-1 6-18 7-26 4-11 6-22 9-33 1-7 3-14 6-21 3-19 5-19 29-21 1 0 6 0 6-8 0-2-2-4-5-4-10 0-35 2-45 2-19 0-38 0-58-2-4 0-9 0-9 9 0 3 4 3 12 3 9 2 13 0 23 2 11 1 13 2 13 8 0 4-5 23-9 38-12 46-65 51-80 51-40 0-85-24-85-89 0-12 5-80 49-136 22-29 63-54 104-54 43 0 67 33 67 82 0 17-1 16-1 20s4 5 7 5c5 0 5-1 7-8 8-36 18-71 26-107z"><text:p/></draw:path></draw:g></draw:g>.</text:p>
      <text:h text:style-name="P38" text:outline-level="2">סעיף ג’</text:h>
      <text:p text:style-name="P30">מספר הצביעה של הגרף <draw:g text:anchor-type="as-char" svg:y="-0.1165in" draw:z-index="96" draw:name="Shape96" draw:style-name="gr1"><svg:title>TexMaths</svg:title><svg:desc>12§display§G§svg§600§FALSE§</svg:desc><draw:g draw:style-name="gr2"><draw:path draw:style-name="gr3" draw:text-style-name="P39" svg:width="0.1079in" svg:height="0.1028in" svg:x="0.0004in" svg:y="0.0083in" svg:viewBox="0 0 275 262" svg:d="M0 0c91 0 184 0 275 0 0 88 0 174 0 262-91 0-184 0-275 0 0-88 0-174 0-262z"><text:p/></draw:path><draw:path draw:style-name="gr4" draw:text-style-name="P40" svg:width="0.1161in" svg:height="0.1197in" svg:x="0.0004in" svg:y="0in" svg:viewBox="0 0 296 305" svg:d="M296 5c0-3-1-5-4-5-2 0-2 0-6 5-10 11-20 21-30 32-4-6-23-37-70-37-92 0-186 94-186 190 0 67 46 115 114 115 18 0 37-3 52-9 20-9 28-18 36-27 3 11 15 27 19 27 2 0 2-2 2-2 1-1 6-18 7-26 4-11 6-22 9-33 1-7 3-14 6-21 3-19 5-19 29-21 1 0 6 0 6-8 0-2-2-4-5-4-10 0-35 2-45 2-19 0-38 0-58-2-4 0-9 0-9 9 0 3 4 3 12 3 9 2 13 0 23 2 11 1 13 2 13 8 0 4-5 23-9 38-12 46-65 51-80 51-40 0-85-24-85-89 0-12 5-80 49-136 22-29 63-54 104-54 43 0 67 33 67 82 0 17-1 16-1 20s4 5 7 5c5 0 5-1 7-8 8-36 18-71 26-107z"><text:p/></draw:path></draw:g></draw:g><text:s/>הוא 2. אנו יודעים כי הגרף הוא דו־צדדי, הוא מחולק לשתי קבוצות כך שכל צומת מחוברת בקשתות רק לצמתים מהקבוצה השנייה. אם נצבע בצבע שונה על אחת מהקבוצות, לא יהיו שני צמתים בעלי אותו צבע שמחוברים ביניהם.</text:p>
      <text:h text:style-name="P36" text:outline-level="1">שאלה 4</text:h>
      <text:h text:style-name="P38" text:outline-level="2">סעיף א’</text:h>
      <text:p text:style-name="P31">קיים גרף על 5 צמתים המקיים את תנאי השאלה. גרף זה הוא הגרף המושלם על חמישה צמתים <draw:g text:anchor-type="as-char" svg:y="-0.1134in" draw:z-index="97" draw:name="Shape97" draw:style-name="gr1"><svg:title>TexMaths</svg:title><svg:desc>12§display§K_5§svg§600§FALSE§</svg:desc><draw:g draw:style-name="gr2"><draw:path draw:style-name="gr3" draw:text-style-name="P39" svg:width="0.1815in" svg:height="0.139in" svg:x="0.0024in" svg:y="0.0079in" svg:viewBox="0 0 462 354" svg:d="M232 354c-78 0-155 0-232 0 0-118 0-236 0-354 154 0 308 0 462 0 0 118 0 236 0 354-77 0-154 0-230 0z"><text:p/></draw:path><draw:path draw:style-name="gr4" draw:text-style-name="P40" svg:width="0.1398in" svg:height="0.1122in" svg:x="0.0004in" svg:y="0in" svg:viewBox="0 0 356 286" svg:d="M356 5c0-1-1-5-4-5-10 0-20 1-30 1-15 0-32-1-47-1-3 0-6 0-6 8 0 4 0 5 3 5 9 1 14 3 14 9 0 8-14 18-16 20-54 42-109 84-163 126 11-45 21-91 33-136 4-14 5-19 36-19 11 0 15 0 15-8 0-4-4-5-6-5-18 0-36 1-54 1s-36-1-54-1c-4 0-9 0-9 8 0 5 4 5 12 5 5 0 14 0 18 1 8 0 10 2 10 6 0 3-1 4-2 9-20 74-38 150-57 225-3 17-5 20-38 20-7 0-11 0-11 8 0 4 5 4 6 4 18 0 35 0 53-1 9 1 18 1 27 1s18 0 28 0c2 0 8 0 8-8 0-4-4-4-12-4-15 0-27 0-27-8 0-2 2-12 3-18 5-22 11-43 17-65 21-17 41-34 63-49 15 37 32 74 49 111 5 12 5 14 5 16 0 12-18 13-22 13-5 0-10 0-10 9 0 3 4 2 6 3 17 0 35-1 52-1 10 0 31 1 40 1 2 0 8 0 8-8 0-4-5-4-8-4-17-1-22-4-29-19-21-46-40-91-59-137-1-1-2-5-2-6 3-4 7-6 12-10 24-19 48-37 72-56 39-30 56-32 69-33 3 0 7-1 7-8z"><text:p/></draw:path><draw:path draw:style-name="gr4" draw:text-style-name="P40" svg:width="0.0512in" svg:height="0.0791in" svg:x="0.1409in" svg:y="0.0772in" svg:viewBox="0 0 131 202" svg:d="M131 137c0-34-25-65-63-65-13 0-27 4-40 15 0-18 0-38 0-56 14 4 24 4 28 4 39 0 62-27 62-30 0-4-2-5-4-5-1 0-1 0-2 1-8 3-23 9-45 9-8 0-24-2-43-9-2-1-2-1-4-1-3 0-3 4-3 8 0 29 0 58 0 87 0 5 0 8 5 8 2 0 2 0 6-3 12-17 30-19 40-19 18 0 26 14 28 16 5 10 6 21 6 39 0 8 0 25-8 38-8 11-21 19-35 19-19 0-39-11-46-31 11 2 17-6 17-14 0-13-11-16-14-16-5 5-16 0-16 17 0 27 24 53 60 53 37 0 71-28 71-65z"><text:p/></draw:path></draw:g></draw:g>, כאשר מסירים את אחת הקשתות. <text:span text:style-name="T36">לגרף זה חמישה צמתים, לכל צומת בו קשת לכל ארבע הצמתים האחרים, מלבד שניים להם יש קשת לצומת אחת, כך שיש מסלול אוילר בינהם על הגרף. סכום הדרגות שלהם הוא 18 ולכן יש בגרף 9 קשתות, כך שמסלול האוילר הוא באורך 9.</text:span></text:p>
      <text:p text:style-name="P31">גרף זה מישורי לפי משפט קורטובסקי, ואם נוסיף את הקשת שהוסרה בתהליך יצירת הגרף, אז הוא יהיה הגרף המושלם <draw:g text:anchor-type="as-char" svg:y="-0.1134in" draw:z-index="98" draw:name="Shape98" draw:style-name="gr1"><svg:title>TexMaths</svg:title><svg:desc>12§display§K_5§svg§600§FALSE§</svg:desc><draw:g draw:style-name="gr2"><draw:path draw:style-name="gr3" draw:text-style-name="P39" svg:width="0.1815in" svg:height="0.139in" svg:x="0.0024in" svg:y="0.0079in" svg:viewBox="0 0 462 354" svg:d="M232 354c-78 0-155 0-232 0 0-118 0-236 0-354 154 0 308 0 462 0 0 118 0 236 0 354-77 0-154 0-230 0z"><text:p/></draw:path><draw:path draw:style-name="gr4" draw:text-style-name="P40" svg:width="0.1398in" svg:height="0.1122in" svg:x="0.0004in" svg:y="0in" svg:viewBox="0 0 356 286" svg:d="M356 5c0-1-1-5-4-5-10 0-20 1-30 1-15 0-32-1-47-1-3 0-6 0-6 8 0 4 0 5 3 5 9 1 14 3 14 9 0 8-14 18-16 20-54 42-109 84-163 126 11-45 21-91 33-136 4-14 5-19 36-19 11 0 15 0 15-8 0-4-4-5-6-5-18 0-36 1-54 1s-36-1-54-1c-4 0-9 0-9 8 0 5 4 5 12 5 5 0 14 0 18 1 8 0 10 2 10 6 0 3-1 4-2 9-20 74-38 150-57 225-3 17-5 20-38 20-7 0-11 0-11 8 0 4 5 4 6 4 18 0 35 0 53-1 9 1 18 1 27 1s18 0 28 0c2 0 8 0 8-8 0-4-4-4-12-4-15 0-27 0-27-8 0-2 2-12 3-18 5-22 11-43 17-65 21-17 41-34 63-49 15 37 32 74 49 111 5 12 5 14 5 16 0 12-18 13-22 13-5 0-10 0-10 9 0 3 4 2 6 3 17 0 35-1 52-1 10 0 31 1 40 1 2 0 8 0 8-8 0-4-5-4-8-4-17-1-22-4-29-19-21-46-40-91-59-137-1-1-2-5-2-6 3-4 7-6 12-10 24-19 48-37 72-56 39-30 56-32 69-33 3 0 7-1 7-8z"><text:p/></draw:path><draw:path draw:style-name="gr4" draw:text-style-name="P40" svg:width="0.0512in" svg:height="0.0791in" svg:x="0.1409in" svg:y="0.0772in" svg:viewBox="0 0 131 202" svg:d="M131 137c0-34-25-65-63-65-13 0-27 4-40 15 0-18 0-38 0-56 14 4 24 4 28 4 39 0 62-27 62-30 0-4-2-5-4-5-1 0-1 0-2 1-8 3-23 9-45 9-8 0-24-2-43-9-2-1-2-1-4-1-3 0-3 4-3 8 0 29 0 58 0 87 0 5 0 8 5 8 2 0 2 0 6-3 12-17 30-19 40-19 18 0 26 14 28 16 5 10 6 21 6 39 0 8 0 25-8 38-8 11-21 19-35 19-19 0-39-11-46-31 11 2 17-6 17-14 0-13-11-16-14-16-5 5-16 0-16 17 0 27 24 53 60 53 37 0 71-28 71-65z"><text:p/></draw:path></draw:g></draw:g><text:s/>ויהיה לא מישורי לפי <text:span text:style-name="T36">אותו המשפט</text:span>.</text:p>
      <text:h text:style-name="P38" text:outline-level="2">סעיף ב’</text:h>
      <text:p text:style-name="P32">ישנו גרף על 6 צמתים המקיים את תנאי השאלה. הדרך לבנות גרף זה דומה לזו של הסעיף הקודם, נתחיל בגרף המושלם על חמישה צמתים <draw:g text:anchor-type="as-char" svg:y="-0.1134in" draw:z-index="99" draw:name="Shape99" draw:style-name="gr1"><svg:title>TexMaths</svg:title><svg:desc>12§display§K_5§svg§600§FALSE§</svg:desc><draw:g draw:style-name="gr2"><draw:path draw:style-name="gr3" draw:text-style-name="P39" svg:width="0.1815in" svg:height="0.139in" svg:x="0.0024in" svg:y="0.0079in" svg:viewBox="0 0 462 354" svg:d="M232 354c-78 0-155 0-232 0 0-118 0-236 0-354 154 0 308 0 462 0 0 118 0 236 0 354-77 0-154 0-230 0z"><text:p/></draw:path><draw:path draw:style-name="gr4" draw:text-style-name="P40" svg:width="0.1398in" svg:height="0.1122in" svg:x="0.0004in" svg:y="0in" svg:viewBox="0 0 356 286" svg:d="M356 5c0-1-1-5-4-5-10 0-20 1-30 1-15 0-32-1-47-1-3 0-6 0-6 8 0 4 0 5 3 5 9 1 14 3 14 9 0 8-14 18-16 20-54 42-109 84-163 126 11-45 21-91 33-136 4-14 5-19 36-19 11 0 15 0 15-8 0-4-4-5-6-5-18 0-36 1-54 1s-36-1-54-1c-4 0-9 0-9 8 0 5 4 5 12 5 5 0 14 0 18 1 8 0 10 2 10 6 0 3-1 4-2 9-20 74-38 150-57 225-3 17-5 20-38 20-7 0-11 0-11 8 0 4 5 4 6 4 18 0 35 0 53-1 9 1 18 1 27 1s18 0 28 0c2 0 8 0 8-8 0-4-4-4-12-4-15 0-27 0-27-8 0-2 2-12 3-18 5-22 11-43 17-65 21-17 41-34 63-49 15 37 32 74 49 111 5 12 5 14 5 16 0 12-18 13-22 13-5 0-10 0-10 9 0 3 4 2 6 3 17 0 35-1 52-1 10 0 31 1 40 1 2 0 8 0 8-8 0-4-5-4-8-4-17-1-22-4-29-19-21-46-40-91-59-137-1-1-2-5-2-6 3-4 7-6 12-10 24-19 48-37 72-56 39-30 56-32 69-33 3 0 7-1 7-8z"><text:p/></draw:path><draw:path draw:style-name="gr4" draw:text-style-name="P40" svg:width="0.0512in" svg:height="0.0791in" svg:x="0.1409in" svg:y="0.0772in" svg:viewBox="0 0 131 202" svg:d="M131 137c0-34-25-65-63-65-13 0-27 4-40 15 0-18 0-38 0-56 14 4 24 4 28 4 39 0 62-27 62-30 0-4-2-5-4-5-1 0-1 0-2 1-8 3-23 9-45 9-8 0-24-2-43-9-2-1-2-1-4-1-3 0-3 4-3 8 0 29 0 58 0 87 0 5 0 8 5 8 2 0 2 0 6-3 12-17 30-19 40-19 18 0 26 14 28 16 5 10 6 21 6 39 0 8 0 25-8 38-8 11-21 19-35 19-19 0-39-11-46-31 11 2 17-6 17-14 0-13-11-16-14-16-5 5-16 0-16 17 0 27 24 53 60 53 37 0 71-28 71-65z"><text:p/></draw:path></draw:g></draw:g>. עתה נבחר זוג צמתים כלשהו, נעדן אותו, ונמחק את אחת הקשתות החדשות שנוצרו <text:span text:style-name="T36">בתהליך</text:span>. <text:span text:style-name="T36">הגרף שקיבלנו נשאר קשיר, יש לו 6 צמתים, </text:span><text:span text:style-name="T37">ולו אותו מסלול אוילר באורך 9 שיש לגרף מסעיף א’.</text:span></text:p>
      <text:p text:style-name="P33">אם נוסיף את הקשת שמחקנו, אז הגרף הוא עידון של <draw:g text:anchor-type="as-char" svg:y="-0.1134in" draw:z-index="100" draw:name="Shape100" draw:style-name="gr1"><svg:title>TexMaths</svg:title><svg:desc>12§display§K_5§svg§600§FALSE§</svg:desc><draw:g draw:style-name="gr2"><draw:path draw:style-name="gr3" draw:text-style-name="P39" svg:width="0.1815in" svg:height="0.139in" svg:x="0.0024in" svg:y="0.0079in" svg:viewBox="0 0 462 354" svg:d="M232 354c-78 0-155 0-232 0 0-118 0-236 0-354 154 0 308 0 462 0 0 118 0 236 0 354-77 0-154 0-230 0z"><text:p/></draw:path><draw:path draw:style-name="gr4" draw:text-style-name="P40" svg:width="0.1398in" svg:height="0.1122in" svg:x="0.0004in" svg:y="0in" svg:viewBox="0 0 356 286" svg:d="M356 5c0-1-1-5-4-5-10 0-20 1-30 1-15 0-32-1-47-1-3 0-6 0-6 8 0 4 0 5 3 5 9 1 14 3 14 9 0 8-14 18-16 20-54 42-109 84-163 126 11-45 21-91 33-136 4-14 5-19 36-19 11 0 15 0 15-8 0-4-4-5-6-5-18 0-36 1-54 1s-36-1-54-1c-4 0-9 0-9 8 0 5 4 5 12 5 5 0 14 0 18 1 8 0 10 2 10 6 0 3-1 4-2 9-20 74-38 150-57 225-3 17-5 20-38 20-7 0-11 0-11 8 0 4 5 4 6 4 18 0 35 0 53-1 9 1 18 1 27 1s18 0 28 0c2 0 8 0 8-8 0-4-4-4-12-4-15 0-27 0-27-8 0-2 2-12 3-18 5-22 11-43 17-65 21-17 41-34 63-49 15 37 32 74 49 111 5 12 5 14 5 16 0 12-18 13-22 13-5 0-10 0-10 9 0 3 4 2 6 3 17 0 35-1 52-1 10 0 31 1 40 1 2 0 8 0 8-8 0-4-5-4-8-4-17-1-22-4-29-19-21-46-40-91-59-137-1-1-2-5-2-6 3-4 7-6 12-10 24-19 48-37 72-56 39-30 56-32 69-33 3 0 7-1 7-8z"><text:p/></draw:path><draw:path draw:style-name="gr4" draw:text-style-name="P40" svg:width="0.0512in" svg:height="0.0791in" svg:x="0.1409in" svg:y="0.0772in" svg:viewBox="0 0 131 202" svg:d="M131 137c0-34-25-65-63-65-13 0-27 4-40 15 0-18 0-38 0-56 14 4 24 4 28 4 39 0 62-27 62-30 0-4-2-5-4-5-1 0-1 0-2 1-8 3-23 9-45 9-8 0-24-2-43-9-2-1-2-1-4-1-3 0-3 4-3 8 0 29 0 58 0 87 0 5 0 8 5 8 2 0 2 0 6-3 12-17 30-19 40-19 18 0 26 14 28 16 5 10 6 21 6 39 0 8 0 25-8 38-8 11-21 19-35 19-19 0-39-11-46-31 11 2 17-6 17-14 0-13-11-16-14-16-5 5-16 0-16 17 0 27 24 53 60 53 37 0 71-28 71-65z"><text:p/></draw:path></draw:g></draw:g><text:s/>ולכן לא מישורי.</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Noto Serif CJK SC" style:font-size-asian="10.5pt" style:language-asian="zh" style:country-asian="CN" style:font-name-complex="FreeSans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erif CJK SC" style:font-size-asian="10.5pt" style:language-asian="zh" style:country-asian="CN" style:font-name-complex="FreeSans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5T15:30:06.451001647</meta:creation-date>
    <dc:date>2023-02-03T16:59:29.311926620</dc:date>
    <meta:editing-duration>P5DT19H35M17S</meta:editing-duration>
    <meta:editing-cycles>316</meta:editing-cycles>
    <meta:generator>LibreOffice/7.5.0.3$Linux_X86_64 LibreOffice_project/50$Build-3</meta:generator>
    <meta:document-statistic meta:table-count="0" meta:image-count="0" meta:object-count="0" meta:page-count="7" meta:paragraph-count="56" meta:word-count="1570" meta:character-count="7755" meta:non-whitespace-character-count="6186"/>
  </office:meta>
</office:document-meta>
</file>